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272in"/>
    </style:style>
    <style:style style:name="co2" style:family="table-column">
      <style:table-column-properties fo:break-before="auto" style:column-width="3.01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1.6335in"/>
    </style:style>
    <style:style style:name="co6" style:family="table-column">
      <style:table-column-properties fo:break-before="auto" style:column-width="1.5583in"/>
    </style:style>
    <style:style style:name="co7" style:family="table-column">
      <style:table-column-properties fo:break-before="auto" style:column-width="1.9457in"/>
    </style:style>
    <style:style style:name="co8" style:family="table-column">
      <style:table-column-properties fo:break-before="auto" style:column-width="2.6016in"/>
    </style:style>
    <style:style style:name="co9" style:family="table-column">
      <style:table-column-properties fo:break-before="auto" style:column-width="1.8035in"/>
    </style:style>
    <style:style style:name="co10" style:family="table-column">
      <style:table-column-properties fo:break-before="auto" style:column-width="2.1311in"/>
    </style:style>
    <style:style style:name="co11" style:family="table-column">
      <style:table-column-properties fo:break-before="auto" style:column-width="2.2189in"/>
    </style:style>
    <style:style style:name="co12" style:family="table-column">
      <style:table-column-properties fo:break-before="auto" style:column-width="1.5083in"/>
    </style:style>
    <style:style style:name="co13" style:family="table-column">
      <style:table-column-properties fo:break-before="auto" style:column-width="1.5299in"/>
    </style:style>
    <style:style style:name="co14" style:family="table-column">
      <style:table-column-properties fo:break-before="auto" style:column-width="2.4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put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6378" table:default-cell-style-name="ce1"/>
        <table:table-row table:style-name="ro1">
          <table:table-cell table:style-name="Default" office:value-type="float" office:value="0.111109791978521" calcext:value-type="float">
            <text:p>0.111109791978521</text:p>
          </table:table-cell>
          <table:table-cell table:style-name="Default" office:value-type="float" office:value="0.451813130126501" calcext:value-type="float">
            <text:p>0.451813130126501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688599100248087" calcext:value-type="float">
            <text:p>0.688599100248087</text:p>
          </table:table-cell>
          <table:table-cell table:style-name="Default" office:value-type="float" office:value="-0.710104194945701" calcext:value-type="float">
            <text:p>-0.710104194945701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836854142318781" calcext:value-type="float">
            <text:p>0.836854142318781</text:p>
          </table:table-cell>
          <table:table-cell table:style-name="Default" office:value-type="float" office:value="0.125465502028214" calcext:value-type="float">
            <text:p>0.125465502028214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-0.608405497636609" calcext:value-type="float">
            <text:p>-0.608405497636609</text:p>
          </table:table-cell>
          <table:table-cell table:style-name="Default" office:value-type="float" office:value="-0.84091789389624" calcext:value-type="float">
            <text:p>-0.84091789389624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360905446324185" calcext:value-type="float">
            <text:p>0.360905446324185</text:p>
          </table:table-cell>
          <table:table-cell table:style-name="Default" office:value-type="float" office:value="0.114794391863328" calcext:value-type="float">
            <text:p>0.114794391863328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529786158492623" calcext:value-type="float">
            <text:p>0.529786158492623</text:p>
          </table:table-cell>
          <table:table-cell table:style-name="Default" office:value-type="float" office:value="-0.0664146754607276" calcext:value-type="float">
            <text:p>-0.0664146754607276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ights_init" table:style-name="ta1">
        <table:table-column table:style-name="co3" table:number-columns-repeated="3" table:default-cell-style-name="ce1"/>
        <table:table-column table:style-name="co4" table:number-columns-repeated="16381" table:default-cell-style-name="ce1"/>
        <table:table-row table:style-name="ro1">
          <table:table-cell table:style-name="Default" office:value-type="float" office:value="0.29958858853215" calcext:value-type="float">
            <text:p>0.29958858853215</text:p>
          </table:table-cell>
          <table:table-cell table:style-name="Default" office:value-type="float" office:value="0.921384549363679" calcext:value-type="float">
            <text:p>0.921384549363679</text:p>
          </table:table-cell>
          <table:table-cell table:style-name="Default" office:value-type="float" office:value="0.481349445754425" calcext:value-type="float">
            <text:p>0.481349445754425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710126674411187" calcext:value-type="float">
            <text:p>0.710126674411187</text:p>
          </table:table-cell>
          <table:table-cell table:style-name="Default" office:value-type="float" office:value="0.676536175650993" calcext:value-type="float">
            <text:p>0.676536175650993</text:p>
          </table:table-cell>
          <table:table-cell table:style-name="Default" office:value-type="float" office:value="0.458977516738955" calcext:value-type="float">
            <text:p>0.458977516738955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554917690160218" calcext:value-type="float">
            <text:p>0.554917690160218</text:p>
          </table:table-cell>
          <table:table-cell table:style-name="Default" office:value-type="float" office:value="0.300658330304891" calcext:value-type="float">
            <text:p>0.300658330304891</text:p>
          </table:table-cell>
          <table:table-cell table:style-name="Default" office:value-type="float" office:value="0.851414649045376" calcext:value-type="float">
            <text:p>0.851414649045376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846399391320794" calcext:value-type="float">
            <text:p>0.846399391320794</text:p>
          </table:table-cell>
          <table:table-cell table:style-name="Default" office:value-type="float" office:value="0.890238407159074" calcext:value-type="float">
            <text:p>0.890238407159074</text:p>
          </table:table-cell>
          <table:table-cell table:style-name="Default" office:value-type="float" office:value="0.18852743360062" calcext:value-type="float">
            <text:p>0.18852743360062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167332715326401" calcext:value-type="float">
            <text:p>0.167332715326401</text:p>
          </table:table-cell>
          <table:table-cell table:style-name="Default" office:value-type="float" office:value="0.406276430359808" calcext:value-type="float">
            <text:p>0.406276430359808</text:p>
          </table:table-cell>
          <table:table-cell table:style-name="Default" office:value-type="float" office:value="0.598456774228674" calcext:value-type="float">
            <text:p>0.598456774228674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814166145244106" calcext:value-type="float">
            <text:p>0.814166145244106</text:p>
          </table:table-cell>
          <table:table-cell table:style-name="Default" office:value-type="float" office:value="0.920676527086523" calcext:value-type="float">
            <text:p>0.920676527086523</text:p>
          </table:table-cell>
          <table:table-cell table:style-name="Default" office:value-type="float" office:value="0.0809311557634369" calcext:value-type="float">
            <text:p>0.0809311557634369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648263451250989" calcext:value-type="float">
            <text:p>0.648263451250989</text:p>
          </table:table-cell>
          <table:table-cell table:style-name="Default" office:value-type="float" office:value="0.23910093352679" calcext:value-type="float">
            <text:p>0.23910093352679</text:p>
          </table:table-cell>
          <table:table-cell table:style-name="Default" office:value-type="float" office:value="0.570400831049233" calcext:value-type="float">
            <text:p>0.570400831049233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259596034078637" calcext:value-type="float">
            <text:p>0.259596034078637</text:p>
          </table:table-cell>
          <table:table-cell table:style-name="Default" office:value-type="float" office:value="0.977018843637911" calcext:value-type="float">
            <text:p>0.977018843637911</text:p>
          </table:table-cell>
          <table:table-cell table:style-name="Default" office:value-type="float" office:value="0.979356592707453" calcext:value-type="float">
            <text:p>0.979356592707453</text:p>
          </table:table-cell>
          <table:table-cell table:number-columns-repeated="16381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pected_params" table:style-name="ta1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2" table:default-cell-style-name="ce1"/>
        <table:table-column table:style-name="co7" table:default-cell-style-name="ce1"/>
        <table:table-column table:style-name="co4" table:number-columns-repeated="16378" table:default-cell-style-name="ce1"/>
        <table:table-row table:style-name="ro1">
          <table:table-cell office:value-type="float" office:value="0.29958858853215" calcext:value-type="float">
            <text:p>0.29958858853215</text:p>
          </table:table-cell>
          <table:table-cell office:value-type="float" office:value="0.921384549363679" calcext:value-type="float">
            <text:p>0.921384549363679</text:p>
          </table:table-cell>
          <table:table-cell office:value-type="float" office:value="0.481349445754425" calcext:value-type="float">
            <text:p>0.481349445754425</text:p>
          </table:table-cell>
          <table:table-cell table:number-columns-repeated="16381"/>
        </table:table-row>
        <table:table-row table:style-name="ro1">
          <table:table-cell office:value-type="float" office:value="0.710126674411187" calcext:value-type="float">
            <text:p>0.710126674411187</text:p>
          </table:table-cell>
          <table:table-cell office:value-type="float" office:value="0.676536175650993" calcext:value-type="float">
            <text:p>0.676536175650993</text:p>
          </table:table-cell>
          <table:table-cell office:value-type="float" office:value="0.458977516738955" calcext:value-type="float">
            <text:p>0.45897751673895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54917690160218" calcext:value-type="float">
            <text:p>0.554917690160218</text:p>
          </table:table-cell>
          <table:table-cell office:value-type="float" office:value="0.300658330304891" calcext:value-type="float">
            <text:p>0.300658330304891</text:p>
          </table:table-cell>
          <table:table-cell office:value-type="float" office:value="0.851414649045376" calcext:value-type="float">
            <text:p>0.851414649045376</text:p>
          </table:table-cell>
          <table:table-cell table:number-columns-repeated="16381"/>
        </table:table-row>
        <table:table-row table:style-name="ro1">
          <table:table-cell office:value-type="float" office:value="0.846399391320794" calcext:value-type="float">
            <text:p>0.846399391320794</text:p>
          </table:table-cell>
          <table:table-cell office:value-type="float" office:value="0.890238407159074" calcext:value-type="float">
            <text:p>0.890238407159074</text:p>
          </table:table-cell>
          <table:table-cell office:value-type="float" office:value="0.18852743360062" calcext:value-type="float">
            <text:p>0.18852743360062</text:p>
          </table:table-cell>
          <table:table-cell table:number-columns-repeated="16381"/>
        </table:table-row>
        <table:table-row table:style-name="ro1">
          <table:table-cell office:value-type="float" office:value="0.167332715326401" calcext:value-type="float">
            <text:p>0.167332715326401</text:p>
          </table:table-cell>
          <table:table-cell office:value-type="float" office:value="0.406276430359808" calcext:value-type="float">
            <text:p>0.406276430359808</text:p>
          </table:table-cell>
          <table:table-cell office:value-type="float" office:value="0.598456774228674" calcext:value-type="float">
            <text:p>0.5984567742286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14166145244106" calcext:value-type="float">
            <text:p>0.814166145244106</text:p>
          </table:table-cell>
          <table:table-cell office:value-type="float" office:value="0.920676527086523" calcext:value-type="float">
            <text:p>0.920676527086523</text:p>
          </table:table-cell>
          <table:table-cell office:value-type="float" office:value="0.0809311557634369" calcext:value-type="float">
            <text:p>0.0809311557634369</text:p>
          </table:table-cell>
          <table:table-cell table:number-columns-repeated="16381"/>
        </table:table-row>
        <table:table-row table:style-name="ro1">
          <table:table-cell office:value-type="float" office:value="0.648263451250989" calcext:value-type="float">
            <text:p>0.648263451250989</text:p>
          </table:table-cell>
          <table:table-cell office:value-type="float" office:value="0.23910093352679" calcext:value-type="float">
            <text:p>0.23910093352679</text:p>
          </table:table-cell>
          <table:table-cell office:value-type="float" office:value="0.570400831049233" calcext:value-type="float">
            <text:p>0.570400831049233</text:p>
          </table:table-cell>
          <table:table-cell table:number-columns-repeated="16381"/>
        </table:table-row>
        <table:table-row table:style-name="ro1">
          <table:table-cell office:value-type="float" office:value="0.259596034078637" calcext:value-type="float">
            <text:p>0.259596034078637</text:p>
          </table:table-cell>
          <table:table-cell office:value-type="float" office:value="0.977018843637911" calcext:value-type="float">
            <text:p>0.977018843637911</text:p>
          </table:table-cell>
          <table:table-cell office:value-type="float" office:value="0.979356592707453" calcext:value-type="float">
            <text:p>0.97935659270745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54131781302987" calcext:value-type="float">
            <text:p>0.354131781302987</text:p>
          </table:table-cell>
          <table:table-cell office:value-type="float" office:value="0.408042772776709" calcext:value-type="float">
            <text:p>0.408042772776709</text:p>
          </table:table-cell>
          <table:table-cell office:value-type="float" office:value="0.260854705282266" calcext:value-type="float">
            <text:p>0.260854705282266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4053395312027" calcext:value-type="float">
            <text:p>0.154053395312027</text:p>
          </table:table-cell>
          <table:table-cell office:value-type="float" office:value="0.0055349352293198" calcext:value-type="float">
            <text:p>0.0055349352293198</text:p>
          </table:table-cell>
          <table:table-cell table:number-columns-repeated="16381"/>
        </table:table-row>
        <table:table-row table:style-name="ro1">
          <table:table-cell office:value-type="float" office:value="0.339808351013192" calcext:value-type="float">
            <text:p>0.339808351013192</text:p>
          </table:table-cell>
          <table:table-cell office:value-type="float" office:value="0.855946427721818" calcext:value-type="float">
            <text:p>0.855946427721818</text:p>
          </table:table-cell>
          <table:table-cell office:value-type="float" office:value="0.460405122139756" calcext:value-type="float">
            <text:p>0.460405122139756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89641712992788" calcext:value-type="float">
            <text:p>0.189641712992788</text:p>
          </table:table-cell>
          <table:table-cell office:value-type="float" office:value="0.410195260881704" calcext:value-type="float">
            <text:p>0.410195260881704</text:p>
          </table:table-cell>
          <table:table-cell office:value-type="float" office:value="0.226409681470889" calcext:value-type="float">
            <text:p>0.226409681470889</text:p>
          </table:table-cell>
          <table:table-cell table:number-columns-repeated="16381"/>
        </table:table-row>
        <table:table-row table:style-name="ro1">
          <table:table-cell office:value-type="float" office:value="0.11155505482965" calcext:value-type="float">
            <text:p>0.11155505482965</text:p>
          </table:table-cell>
          <table:table-cell office:value-type="float" office:value="0.443204850358538" calcext:value-type="float">
            <text:p>0.443204850358538</text:p>
          </table:table-cell>
          <table:table-cell office:value-type="float" office:value="0.224529430940802" calcext:value-type="float">
            <text:p>0.22452943094080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85530670744582" calcext:value-type="float">
            <text:p>0.585530670744582</text:p>
          </table:table-cell>
          <table:table-cell office:value-type="float" office:value="0.575707136668601" calcext:value-type="float">
            <text:p>0.575707136668601</text:p>
          </table:table-cell>
          <table:table-cell office:value-type="float" office:value="0.534550508510367" calcext:value-type="float">
            <text:p>0.534550508510367</text:p>
          </table:table-cell>
          <table:table-cell table:number-columns-repeated="16381"/>
        </table:table-row>
        <table:table-row table:style-name="ro1">
          <table:table-cell office:value-type="float" office:value="0.131316875764079" calcext:value-type="float">
            <text:p>0.131316875764079</text:p>
          </table:table-cell>
          <table:table-cell office:value-type="float" office:value="0.139392962987267" calcext:value-type="float">
            <text:p>0.139392962987267</text:p>
          </table:table-cell>
          <table:table-cell office:value-type="float" office:value="0.0323557107385416" calcext:value-type="float">
            <text:p>0.0323557107385416</text:p>
          </table:table-cell>
          <table:table-cell table:number-columns-repeated="16381"/>
        </table:table-row>
        <table:table-row table:style-name="ro1">
          <table:table-cell office:value-type="float" office:value="0.990079039906177" calcext:value-type="float">
            <text:p>0.990079039906177</text:p>
          </table:table-cell>
          <table:table-cell office:value-type="float" office:value="1.05121434541017" calcext:value-type="float">
            <text:p>1.05121434541017</text:p>
          </table:table-cell>
          <table:table-cell office:value-type="float" office:value="0.726219755472715" calcext:value-type="float">
            <text:p>0.726219755472715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490310307241643" calcext:value-type="float">
            <text:p>0.490310307241643</text:p>
          </table:table-cell>
          <table:table-cell office:value-type="float" office:value="0.514173853642994" calcext:value-type="float">
            <text:p>0.514173853642994</text:p>
          </table:table-cell>
          <table:table-cell office:value-type="float" office:value="0.374293199948493" calcext:value-type="float">
            <text:p>0.374293199948493</text:p>
          </table:table-cell>
          <table:table-cell table:number-columns-repeated="16381"/>
        </table:table-row>
        <table:table-row table:style-name="ro1">
          <table:table-cell office:value-type="float" office:value="0.474603308275672" calcext:value-type="float">
            <text:p>0.474603308275672</text:p>
          </table:table-cell>
          <table:table-cell office:value-type="float" office:value="0.519318952263861" calcext:value-type="float">
            <text:p>0.519318952263861</text:p>
          </table:table-cell>
          <table:table-cell office:value-type="float" office:value="0.312907039814698" calcext:value-type="float">
            <text:p>0.31290703981469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988696336472935" calcext:value-type="float">
            <text:p>0.988696336472935</text:p>
          </table:table-cell>
          <table:table-cell office:value-type="float" office:value="1.19900237795012" calcext:value-type="float">
            <text:p>1.19900237795012</text:p>
          </table:table-cell>
          <table:table-cell office:value-type="float" office:value="0.899287067759793" calcext:value-type="float">
            <text:p>0.899287067759793</text:p>
          </table:table-cell>
          <table:table-cell table:number-columns-repeated="16381"/>
        </table:table-row>
        <table:table-row table:style-name="ro1">
          <table:table-cell office:value-type="float" office:value="0.205676532000087" calcext:value-type="float">
            <text:p>0.205676532000087</text:p>
          </table:table-cell>
          <table:table-cell office:value-type="float" office:value="0.185841491794498" calcext:value-type="float">
            <text:p>0.185841491794498</text:p>
          </table:table-cell>
          <table:table-cell office:value-type="float" office:value="0.121825267080708" calcext:value-type="float">
            <text:p>0.121825267080708</text:p>
          </table:table-cell>
          <table:table-cell table:number-columns-repeated="16381"/>
        </table:table-row>
        <table:table-row table:style-name="ro1">
          <table:table-cell office:value-type="float" office:value="1.67607644335782" calcext:value-type="float">
            <text:p>1.67607644335782</text:p>
          </table:table-cell>
          <table:table-cell office:value-type="float" office:value="1.87241924904526" calcext:value-type="float">
            <text:p>1.87241924904526</text:p>
          </table:table-cell>
          <table:table-cell office:value-type="float" office:value="1.39096988250619" calcext:value-type="float">
            <text:p>1.39096988250619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829679200015241" calcext:value-type="float">
            <text:p>0.829679200015241</text:p>
          </table:table-cell>
          <table:table-cell office:value-type="float" office:value="0.940048148662278" calcext:value-type="float">
            <text:p>0.940048148662278</text:p>
          </table:table-cell>
          <table:table-cell office:value-type="float" office:value="0.699533086244667" calcext:value-type="float">
            <text:p>0.699533086244667</text:p>
          </table:table-cell>
          <table:table-cell table:number-columns-repeated="16381"/>
        </table:table-row>
        <table:table-row table:style-name="ro1">
          <table:table-cell office:value-type="float" office:value="0.804290868884704" calcext:value-type="float">
            <text:p>0.804290868884704</text:p>
          </table:table-cell>
          <table:table-cell office:value-type="float" office:value="0.866841846097382" calcext:value-type="float">
            <text:p>0.866841846097382</text:p>
          </table:table-cell>
          <table:table-cell office:value-type="float" office:value="0.641077728565922" calcext:value-type="float">
            <text:p>0.6410777285659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13241582062849" calcext:value-type="float">
            <text:p>0.413241582062849</text:p>
          </table:table-cell>
          <table:table-cell office:value-type="float" office:value="0.509963119239582" calcext:value-type="float">
            <text:p>0.509963119239582</text:p>
          </table:table-cell>
          <table:table-cell office:value-type="float" office:value="0.377897538874264" calcext:value-type="float">
            <text:p>0.377897538874264</text:p>
          </table:table-cell>
          <table:table-cell table:number-columns-repeated="16381"/>
        </table:table-row>
        <table:table-row table:style-name="ro1">
          <table:table-cell office:value-type="float" office:value="0.188861239322658" calcext:value-type="float">
            <text:p>0.188861239322658</text:p>
          </table:table-cell>
          <table:table-cell office:value-type="float" office:value="0.185152076352573" calcext:value-type="float">
            <text:p>0.185152076352573</text:p>
          </table:table-cell>
          <table:table-cell office:value-type="float" office:value="0.173670755511048" calcext:value-type="float">
            <text:p>0.173670755511048</text:p>
          </table:table-cell>
          <table:table-cell table:number-columns-repeated="16381"/>
        </table:table-row>
        <table:table-row table:style-name="ro1">
          <table:table-cell office:value-type="float" office:value="0.821730492503159" calcext:value-type="float">
            <text:p>0.821730492503159</text:p>
          </table:table-cell>
          <table:table-cell office:value-type="float" office:value="1" calcext:value-type="float">
            <text:p>1</text:p>
          </table:table-cell>
          <table:table-cell office:value-type="float" office:value="0.617887197477047" calcext:value-type="float">
            <text:p>0.617887197477047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.390609027603588" calcext:value-type="float">
            <text:p>0.390609027603588</text:p>
          </table:table-cell>
          <table:table-cell table:number-columns-repeated="16381"/>
        </table:table-row>
        <table:table-row table:style-name="ro1">
          <table:table-cell office:value-type="float" office:value="0.843394212343319" calcext:value-type="float">
            <text:p>0.843394212343319</text:p>
          </table:table-cell>
          <table:table-cell office:value-type="float" office:value="0.941809879378383" calcext:value-type="float">
            <text:p>0.941809879378383</text:p>
          </table:table-cell>
          <table:table-cell office:value-type="float" office:value="0.740472403204032" calcext:value-type="float">
            <text:p>0.740472403204032</text:p>
          </table:table-cell>
          <table:table-cell table:number-columns-repeated="16381"/>
        </table:table-row>
        <table:table-row table:style-name="ro1">
          <table:table-cell office:value-type="float" office:value="0.822251367236525" calcext:value-type="float">
            <text:p>0.822251367236525</text:p>
          </table:table-cell>
          <table:table-cell office:value-type="float" office:value="0.875326644836125" calcext:value-type="float">
            <text:p>0.875326644836125</text:p>
          </table:table-cell>
          <table:table-cell office:value-type="float" office:value="0.69842863709813" calcext:value-type="float">
            <text:p>0.6984286370981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17608846793415" calcext:value-type="float">
            <text:p>0.317608846793415</text:p>
          </table:table-cell>
          <table:table-cell office:value-type="float" office:value="0.391946999622664" calcext:value-type="float">
            <text:p>0.391946999622664</text:p>
          </table:table-cell>
          <table:table-cell office:value-type="float" office:value="0.290444153583921" calcext:value-type="float">
            <text:p>0.290444153583921</text:p>
          </table:table-cell>
          <table:table-cell table:number-columns-repeated="16381"/>
        </table:table-row>
        <table:table-row table:style-name="ro1">
          <table:table-cell office:value-type="float" office:value="0.344836100333512" calcext:value-type="float">
            <text:p>0.344836100333512</text:p>
          </table:table-cell>
          <table:table-cell office:value-type="float" office:value="0.33806365036605" calcext:value-type="float">
            <text:p>0.33806365036605</text:p>
          </table:table-cell>
          <table:table-cell office:value-type="float" office:value="0.317100249300438" calcext:value-type="float">
            <text:p>0.317100249300438</text:p>
          </table:table-cell>
          <table:table-cell table:number-columns-repeated="16381"/>
        </table:table-row>
        <table:table-row table:style-name="ro1">
          <table:table-cell office:value-type="float" office:value="0.336827567646399" calcext:value-type="float">
            <text:p>0.336827567646399</text:p>
          </table:table-cell>
          <table:table-cell office:value-type="float" office:value="0.409900290568935" calcext:value-type="float">
            <text:p>0.409900290568935</text:p>
          </table:table-cell>
          <table:table-cell office:value-type="float" office:value="0.253272141784666" calcext:value-type="float">
            <text:p>0.253272141784666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.333333333333333" calcext:value-type="float">
            <text:p>0.333333333333333</text:p>
          </table:table-cell>
          <table:table-cell table:number-columns-repeated="16381"/>
        </table:table-row>
        <table:table-row table:style-name="ro1">
          <table:table-cell office:value-type="float" office:value="0.333928044243892" calcext:value-type="float">
            <text:p>0.333928044243892</text:p>
          </table:table-cell>
          <table:table-cell office:value-type="float" office:value="0.372894106300054" calcext:value-type="float">
            <text:p>0.372894106300054</text:p>
          </table:table-cell>
          <table:table-cell office:value-type="float" office:value="0.293177849456054" calcext:value-type="float">
            <text:p>0.293177849456054</text:p>
          </table:table-cell>
          <table:table-cell table:number-columns-repeated="16381"/>
        </table:table-row>
        <table:table-row table:style-name="ro1">
          <table:table-cell office:value-type="float" office:value="0.343175745159594" calcext:value-type="float">
            <text:p>0.343175745159594</text:p>
          </table:table-cell>
          <table:table-cell office:value-type="float" office:value="0.365327302050293" calcext:value-type="float">
            <text:p>0.365327302050293</text:p>
          </table:table-cell>
          <table:table-cell office:value-type="float" office:value="0.291496952790112" calcext:value-type="float">
            <text:p>0.29149695279011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17608846793415" calcext:value-type="float">
            <text:p>0.317608846793415</text:p>
          </table:table-cell>
          <table:table-cell office:value-type="float" office:value="-0.608053000377336" calcext:value-type="float">
            <text:p>-0.608053000377336</text:p>
          </table:table-cell>
          <table:table-cell office:value-type="float" office:value="0.290444153583921" calcext:value-type="float">
            <text:p>0.290444153583921</text:p>
          </table:table-cell>
          <table:table-cell table:number-columns-repeated="16381"/>
        </table:table-row>
        <table:table-row table:style-name="ro1">
          <table:table-cell office:value-type="float" office:value="-0.655163899666488" calcext:value-type="float">
            <text:p>-0.655163899666488</text:p>
          </table:table-cell>
          <table:table-cell office:value-type="float" office:value="0.33806365036605" calcext:value-type="float">
            <text:p>0.33806365036605</text:p>
          </table:table-cell>
          <table:table-cell office:value-type="float" office:value="0.317100249300438" calcext:value-type="float">
            <text:p>0.317100249300438</text:p>
          </table:table-cell>
          <table:table-cell table:number-columns-repeated="16381"/>
        </table:table-row>
        <table:table-row table:style-name="ro1">
          <table:table-cell office:value-type="float" office:value="-0.663172432353601" calcext:value-type="float">
            <text:p>-0.663172432353601</text:p>
          </table:table-cell>
          <table:table-cell office:value-type="float" office:value="0.409900290568935" calcext:value-type="float">
            <text:p>0.409900290568935</text:p>
          </table:table-cell>
          <table:table-cell office:value-type="float" office:value="0.253272141784666" calcext:value-type="float">
            <text:p>0.253272141784666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0.333333333333333" calcext:value-type="float">
            <text:p>0.333333333333333</text:p>
          </table:table-cell>
          <table:table-cell office:value-type="float" office:value="-0.666666666666667" calcext:value-type="float">
            <text:p>-0.666666666666667</text:p>
          </table:table-cell>
          <table:table-cell table:number-columns-repeated="16381"/>
        </table:table-row>
        <table:table-row table:style-name="ro1">
          <table:table-cell office:value-type="float" office:value="0.333928044243892" calcext:value-type="float">
            <text:p>0.333928044243892</text:p>
          </table:table-cell>
          <table:table-cell office:value-type="float" office:value="0.372894106300054" calcext:value-type="float">
            <text:p>0.372894106300054</text:p>
          </table:table-cell>
          <table:table-cell office:value-type="float" office:value="-0.706822150543946" calcext:value-type="float">
            <text:p>-0.706822150543946</text:p>
          </table:table-cell>
          <table:table-cell table:number-columns-repeated="16381"/>
        </table:table-row>
        <table:table-row table:style-name="ro1">
          <table:table-cell office:value-type="float" office:value="0.343175745159594" calcext:value-type="float">
            <text:p>0.343175745159594</text:p>
          </table:table-cell>
          <table:table-cell office:value-type="float" office:value="-0.634672697949707" calcext:value-type="float">
            <text:p>-0.634672697949707</text:p>
          </table:table-cell>
          <table:table-cell office:value-type="float" office:value="0.291496952790112" calcext:value-type="float">
            <text:p>0.29149695279011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29242608349369" calcext:value-type="float">
            <text:p>-0.229242608349369</text:p>
          </table:table-cell>
          <table:table-cell office:value-type="float" office:value="-0.0232697944034872" calcext:value-type="float">
            <text:p>-0.0232697944034872</text:p>
          </table:table-cell>
          <table:table-cell office:value-type="float" office:value="0.254328176580951" calcext:value-type="float">
            <text:p>0.254328176580951</text:p>
          </table:table-cell>
          <table:table-cell table:number-columns-repeated="16381"/>
        </table:table-row>
        <table:table-row table:style-name="ro1">
          <table:table-cell office:value-type="float" office:value="-0.255048930601158" calcext:value-type="float">
            <text:p>-0.255048930601158</text:p>
          </table:table-cell>
          <table:table-cell office:value-type="float" office:value="-0.00966975221244741" calcext:value-type="float">
            <text:p>-0.00966975221244741</text:p>
          </table:table-cell>
          <table:table-cell office:value-type="float" office:value="0.266176448029432" calcext:value-type="float">
            <text:p>0.266176448029432</text:p>
          </table:table-cell>
          <table:table-cell table:number-columns-repeated="16381"/>
        </table:table-row>
        <table:table-row table:style-name="ro1">
          <table:table-cell office:value-type="float" office:value="-0.100400545902452" calcext:value-type="float">
            <text:p>-0.100400545902452</text:p>
          </table:table-cell>
          <table:table-cell office:value-type="float" office:value="-0.0744638701193658" calcext:value-type="float">
            <text:p>-0.0744638701193658</text:p>
          </table:table-cell>
          <table:table-cell office:value-type="float" office:value="0.177080387492241" calcext:value-type="float">
            <text:p>0.17708038749224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0970963751014531" calcext:value-type="float">
            <text:p>0.00970963751014531</text:p>
          </table:table-cell>
          <table:table-cell office:value-type="float" office:value="0.211465682241329" calcext:value-type="float">
            <text:p>0.211465682241329</text:p>
          </table:table-cell>
          <table:table-cell office:value-type="float" office:value="-0.221175319751474" calcext:value-type="float">
            <text:p>-0.2211753197514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77727773148446" calcext:value-type="float">
            <text:p>-0.277727773148446</text:p>
          </table:table-cell>
          <table:table-cell office:value-type="float" office:value="0.226177753723819" calcext:value-type="float">
            <text:p>0.226177753723819</text:p>
          </table:table-cell>
          <table:table-cell office:value-type="float" office:value="-0.227180845657618" calcext:value-type="float">
            <text:p>-0.227180845657618</text:p>
          </table:table-cell>
          <table:table-cell table:number-columns-repeated="16381"/>
        </table:table-row>
        <table:table-row table:style-name="ro1">
          <table:table-cell office:value-type="float" office:value="-0.196501709472595" calcext:value-type="float">
            <text:p>-0.196501709472595</text:p>
          </table:table-cell>
          <table:table-cell office:value-type="float" office:value="-0.163013230611968" calcext:value-type="float">
            <text:p>-0.163013230611968</text:p>
          </table:table-cell>
          <table:table-cell office:value-type="float" office:value="0.470770826433296" calcext:value-type="float">
            <text:p>0.470770826433296</text:p>
          </table:table-cell>
          <table:table-cell table:number-columns-repeated="16381"/>
        </table:table-row>
        <table:table-row table:style-name="ro1">
          <table:table-cell office:value-type="float" office:value="-0.142049359751411" calcext:value-type="float">
            <text:p>-0.142049359751411</text:p>
          </table:table-cell>
          <table:table-cell office:value-type="float" office:value="-0.187436267488531" calcext:value-type="float">
            <text:p>-0.187436267488531</text:p>
          </table:table-cell>
          <table:table-cell office:value-type="float" office:value="0.476367116355176" calcext:value-type="float">
            <text:p>0.476367116355176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57983825767599" calcext:value-type="float">
            <text:p>0.557983825767599</text:p>
          </table:table-cell>
          <table:table-cell office:value-type="float" office:value="-0.0975392667202534" calcext:value-type="float">
            <text:p>-0.0975392667202534</text:p>
          </table:table-cell>
          <table:table-cell office:value-type="float" office:value="-0.241219968516852" calcext:value-type="float">
            <text:p>-0.241219968516852</text:p>
          </table:table-cell>
          <table:table-cell table:number-columns-repeated="16381"/>
        </table:table-row>
        <table:table-row table:style-name="ro1">
          <table:table-cell office:value-type="float" office:value="-0.281334996516285" calcext:value-type="float">
            <text:p>-0.281334996516285</text:p>
          </table:table-cell>
          <table:table-cell office:value-type="float" office:value="0.236987562498846" calcext:value-type="float">
            <text:p>0.236987562498846</text:p>
          </table:table-cell>
          <table:table-cell office:value-type="float" office:value="-0.245520660534834" calcext:value-type="float">
            <text:p>-0.24552066053483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716342044528543" calcext:value-type="float">
            <text:p>-0.0716342044528543</text:p>
          </table:table-cell>
          <table:table-cell office:value-type="float" office:value="0.0246446270758985" calcext:value-type="float">
            <text:p>0.0246446270758985</text:p>
          </table:table-cell>
          <table:table-cell office:value-type="float" office:value="0.00913854259857835" calcext:value-type="float">
            <text:p>0.00913854259857835</text:p>
          </table:table-cell>
          <table:table-cell table:number-columns-repeated="16381"/>
        </table:table-row>
        <table:table-row table:style-name="ro1">
          <table:table-cell office:value-type="float" office:value="-0.160143522862643" calcext:value-type="float">
            <text:p>-0.160143522862643</text:p>
          </table:table-cell>
          <table:table-cell office:value-type="float" office:value="-0.0273438168462302" calcext:value-type="float">
            <text:p>-0.0273438168462302</text:p>
          </table:table-cell>
          <table:table-cell office:value-type="float" office:value="0.179994365476046" calcext:value-type="float">
            <text:p>0.179994365476046</text:p>
          </table:table-cell>
          <table:table-cell table:number-columns-repeated="16381"/>
        </table:table-row>
        <table:table-row table:style-name="ro1">
          <table:table-cell office:value-type="float" office:value="-0.0756021871721996" calcext:value-type="float">
            <text:p>-0.0756021871721996</text:p>
          </table:table-cell>
          <table:table-cell office:value-type="float" office:value="0.00333377065883214" calcext:value-type="float">
            <text:p>0.00333377065883214</text:p>
          </table:table-cell>
          <table:table-cell office:value-type="float" office:value="0.0535236602250501" calcext:value-type="float">
            <text:p>0.053523660225050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339630013121138" calcext:value-type="float">
            <text:p>-0.339630013121138</text:p>
          </table:table-cell>
          <table:table-cell office:value-type="float" office:value="0.0151765514019125" calcext:value-type="float">
            <text:p>0.0151765514019125</text:p>
          </table:table-cell>
          <table:table-cell office:value-type="float" office:value="0.233216468079167" calcext:value-type="float">
            <text:p>0.23321646807916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79538928557575" calcext:value-type="float">
            <text:p>-0.279538928557575</text:p>
          </table:table-cell>
          <table:table-cell office:value-type="float" office:value="-0.0765463167308634" calcext:value-type="float">
            <text:p>-0.0765463167308634</text:p>
          </table:table-cell>
          <table:table-cell office:value-type="float" office:value="-0.0905401680515717" calcext:value-type="float">
            <text:p>-0.0905401680515717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22686350335441" calcext:value-type="float">
            <text:p>-0.222686350335441</text:p>
          </table:table-cell>
          <table:table-cell office:value-type="float" office:value="0.182626392141458" calcext:value-type="float">
            <text:p>0.182626392141458</text:p>
          </table:table-cell>
          <table:table-cell table:number-columns-repeated="16381"/>
        </table:table-row>
        <table:table-row table:style-name="ro1">
          <table:table-cell office:value-type="float" office:value="0.270405963364626" calcext:value-type="float">
            <text:p>0.270405963364626</text:p>
          </table:table-cell>
          <table:table-cell office:value-type="float" office:value="-0.197285185945766" calcext:value-type="float">
            <text:p>-0.197285185945766</text:p>
          </table:table-cell>
          <table:table-cell office:value-type="float" office:value="0.185164685049747" calcext:value-type="float">
            <text:p>0.185164685049747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749308878329304" calcext:value-type="float">
            <text:p>0.0749308878329304</text:p>
          </table:table-cell>
          <table:table-cell office:value-type="float" office:value="0.339967387458337" calcext:value-type="float">
            <text:p>0.339967387458337</text:p>
          </table:table-cell>
          <table:table-cell office:value-type="float" office:value="-0.0906186806672497" calcext:value-type="float">
            <text:p>-0.0906186806672497</text:p>
          </table:table-cell>
          <table:table-cell table:number-columns-repeated="16381"/>
        </table:table-row>
        <table:table-row table:style-name="ro1">
          <table:table-cell office:value-type="float" office:value="-0.293905368606776" calcext:value-type="float">
            <text:p>-0.293905368606776</text:p>
          </table:table-cell>
          <table:table-cell office:value-type="float" office:value="-0.0734337196796986" calcext:value-type="float">
            <text:p>-0.0734337196796986</text:p>
          </table:table-cell>
          <table:table-cell office:value-type="float" office:value="-0.0977275904618806" calcext:value-type="float">
            <text:p>-0.097727590461880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668663962582587" calcext:value-type="float">
            <text:p>0.0668663962582587</text:p>
          </table:table-cell>
          <table:table-cell office:value-type="float" office:value="-0.242232292881298" calcext:value-type="float">
            <text:p>-0.242232292881298</text:p>
          </table:table-cell>
          <table:table-cell office:value-type="float" office:value="0.186654153091977" calcext:value-type="float">
            <text:p>0.186654153091977</text:p>
          </table:table-cell>
          <table:table-cell table:number-columns-repeated="16381"/>
        </table:table-row>
        <table:table-row table:style-name="ro1">
          <table:table-cell office:value-type="float" office:value="-0.0635413363116844" calcext:value-type="float">
            <text:p>-0.0635413363116844</text:p>
          </table:table-cell>
          <table:table-cell office:value-type="float" office:value="0.1433733580038" calcext:value-type="float">
            <text:p>0.1433733580038</text:p>
          </table:table-cell>
          <table:table-cell office:value-type="float" office:value="-0.150812216347175" calcext:value-type="float">
            <text:p>-0.1508122163471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28107445966794" calcext:value-type="float">
            <text:p>-0.228107445966794</text:p>
          </table:table-cell>
          <table:table-cell office:value-type="float" office:value="-0.229984185233432" calcext:value-type="float">
            <text:p>-0.229984185233432</text:p>
          </table:table-cell>
          <table:table-cell office:value-type="float" office:value="0.0889046380105029" calcext:value-type="float">
            <text:p>0.088904638010502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7034143421722" calcext:value-type="float">
            <text:p>1.07034143421722</text:p>
          </table:table-cell>
          <table:table-cell office:value-type="float" office:value="0.00493143825795766" calcext:value-type="float">
            <text:p>0.00493143825795766</text:p>
          </table:table-cell>
          <table:table-cell office:value-type="float" office:value="1.07527287247517" calcext:value-type="float">
            <text:p>1.0752728724751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92901948906324" calcext:value-type="float">
            <text:p>0.292901948906324</text:p>
          </table:table-cell>
          <table:table-cell office:value-type="float" office:value="0.945607778651809" calcext:value-type="float">
            <text:p>0.945607778651809</text:p>
          </table:table-cell>
          <table:table-cell office:value-type="float" office:value="0.462684030445227" calcext:value-type="float">
            <text:p>0.462684030445227</text:p>
          </table:table-cell>
          <table:table-cell table:number-columns-repeated="16381"/>
        </table:table-row>
        <table:table-row table:style-name="ro1">
          <table:table-cell office:value-type="float" office:value="0.716480808042356" calcext:value-type="float">
            <text:p>0.716480808042356</text:p>
          </table:table-cell>
          <table:table-cell office:value-type="float" office:value="0.662198839850613" calcext:value-type="float">
            <text:p>0.662198839850613</text:p>
          </table:table-cell>
          <table:table-cell office:value-type="float" office:value="0.474058738373673" calcext:value-type="float">
            <text:p>0.47405873837367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228107445966794" calcext:value-type="float">
            <text:p>0.0228107445966794</text:p>
          </table:table-cell>
          <table:table-cell office:value-type="float" office:value="0.0229984185233432" calcext:value-type="float">
            <text:p>0.0229984185233432</text:p>
          </table:table-cell>
          <table:table-cell office:value-type="float" office:value="-0.00889046380105029" calcext:value-type="float">
            <text:p>-0.0088904638010502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62081110605503" calcext:value-type="float">
            <text:p>0.562081110605503</text:p>
          </table:table-cell>
          <table:table-cell office:value-type="float" office:value="0.298193867597301" calcext:value-type="float">
            <text:p>0.298193867597301</text:p>
          </table:table-cell>
          <table:table-cell office:value-type="float" office:value="0.850500794785518" calcext:value-type="float">
            <text:p>0.850500794785518</text:p>
          </table:table-cell>
          <table:table-cell table:number-columns-repeated="16381"/>
        </table:table-row>
        <table:table-row table:style-name="ro1">
          <table:table-cell office:value-type="float" office:value="0.862413743607058" calcext:value-type="float">
            <text:p>0.862413743607058</text:p>
          </table:table-cell>
          <table:table-cell office:value-type="float" office:value="0.892972788843697" calcext:value-type="float">
            <text:p>0.892972788843697</text:p>
          </table:table-cell>
          <table:table-cell office:value-type="float" office:value="0.170527997053015" calcext:value-type="float">
            <text:p>0.170527997053015</text:p>
          </table:table-cell>
          <table:table-cell table:number-columns-repeated="16381"/>
        </table:table-row>
        <table:table-row table:style-name="ro1">
          <table:table-cell office:value-type="float" office:value="0.174892934043621" calcext:value-type="float">
            <text:p>0.174892934043621</text:p>
          </table:table-cell>
          <table:table-cell office:value-type="float" office:value="0.405943053293925" calcext:value-type="float">
            <text:p>0.405943053293925</text:p>
          </table:table-cell>
          <table:table-cell office:value-type="float" office:value="0.593104408206169" calcext:value-type="float">
            <text:p>0.5931044082061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339630013121138" calcext:value-type="float">
            <text:p>0.0339630013121138</text:p>
          </table:table-cell>
          <table:table-cell office:value-type="float" office:value="-0.00151765514019125" calcext:value-type="float">
            <text:p>-0.00151765514019125</text:p>
          </table:table-cell>
          <table:table-cell office:value-type="float" office:value="-0.0233216468079167" calcext:value-type="float">
            <text:p>-0.023321646807916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37090406079043" calcext:value-type="float">
            <text:p>0.837090406079043</text:p>
          </table:table-cell>
          <table:table-cell office:value-type="float" office:value="0.923003506526872" calcext:value-type="float">
            <text:p>0.923003506526872</text:p>
          </table:table-cell>
          <table:table-cell office:value-type="float" office:value="0.0554983381053418" calcext:value-type="float">
            <text:p>0.0554983381053418</text:p>
          </table:table-cell>
          <table:table-cell table:number-columns-repeated="16381"/>
        </table:table-row>
        <table:table-row table:style-name="ro1">
          <table:table-cell office:value-type="float" office:value="0.673768344311105" calcext:value-type="float">
            <text:p>0.673768344311105</text:p>
          </table:table-cell>
          <table:table-cell office:value-type="float" office:value="0.240067908748035" calcext:value-type="float">
            <text:p>0.240067908748035</text:p>
          </table:table-cell>
          <table:table-cell office:value-type="float" office:value="0.54378318624629" calcext:value-type="float">
            <text:p>0.54378318624629</text:p>
          </table:table-cell>
          <table:table-cell table:number-columns-repeated="16381"/>
        </table:table-row>
        <table:table-row table:style-name="ro1">
          <table:table-cell office:value-type="float" office:value="0.269636088668882" calcext:value-type="float">
            <text:p>0.269636088668882</text:p>
          </table:table-cell>
          <table:table-cell office:value-type="float" office:value="0.984465230649848" calcext:value-type="float">
            <text:p>0.984465230649848</text:p>
          </table:table-cell>
          <table:table-cell office:value-type="float" office:value="0.961648553958229" calcext:value-type="float">
            <text:p>0.96164855395822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00970963751014531" calcext:value-type="float">
            <text:p>-0.000970963751014531</text:p>
          </table:table-cell>
          <table:table-cell office:value-type="float" office:value="-0.0211465682241329" calcext:value-type="float">
            <text:p>-0.0211465682241329</text:p>
          </table:table-cell>
          <table:table-cell office:value-type="float" office:value="0.0221175319751474" calcext:value-type="float">
            <text:p>0.02211753197514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79070455766946" calcext:value-type="float">
            <text:p>0.379070455766946</text:p>
          </table:table-cell>
          <table:table-cell office:value-type="float" office:value="0.42725483270166" calcext:value-type="float">
            <text:p>0.42725483270166</text:p>
          </table:table-cell>
          <table:table-cell office:value-type="float" office:value="0.256704225021932" calcext:value-type="float">
            <text:p>0.256704225021932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3912910024474" calcext:value-type="float">
            <text:p>0.20391291002447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7820578106795" calcext:value-type="float">
            <text:p>0.357820578106795</text:p>
          </table:table-cell>
          <table:table-cell office:value-type="float" office:value="0.897417314981328" calcext:value-type="float">
            <text:p>0.897417314981328</text:p>
          </table:table-cell>
          <table:table-cell office:value-type="float" office:value="0.437786601262702" calcext:value-type="float">
            <text:p>0.437786601262702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0768631836908" calcext:value-type="float">
            <text:p>0.210768631836908</text:p>
          </table:table-cell>
          <table:table-cell office:value-type="float" office:value="0.440290129038548" calcext:value-type="float">
            <text:p>0.440290129038548</text:p>
          </table:table-cell>
          <table:table-cell office:value-type="float" office:value="0.21251400729296" calcext:value-type="float">
            <text:p>0.21251400729296</text:p>
          </table:table-cell>
          <table:table-cell table:number-columns-repeated="16381"/>
        </table:table-row>
        <table:table-row table:style-name="ro1">
          <table:table-cell office:value-type="float" office:value="0.13040130258279" calcext:value-type="float">
            <text:p>0.13040130258279</text:p>
          </table:table-cell>
          <table:table-cell office:value-type="float" office:value="0.479988609976879" calcext:value-type="float">
            <text:p>0.479988609976879</text:p>
          </table:table-cell>
          <table:table-cell office:value-type="float" office:value="0.204748674026001" calcext:value-type="float">
            <text:p>0.20474867402600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660397538927259" calcext:value-type="float">
            <text:p>0.660397538927259</text:p>
          </table:table-cell>
          <table:table-cell office:value-type="float" office:value="0.597253066560228" calcext:value-type="float">
            <text:p>0.597253066560228</text:p>
          </table:table-cell>
          <table:table-cell office:value-type="float" office:value="0.524189395419071" calcext:value-type="float">
            <text:p>0.524189395419071</text:p>
          </table:table-cell>
          <table:table-cell table:number-columns-repeated="16381"/>
        </table:table-row>
        <table:table-row table:style-name="ro1">
          <table:table-cell office:value-type="float" office:value="0.20982029741613" calcext:value-type="float">
            <text:p>0.20982029741613</text:p>
          </table:table-cell>
          <table:table-cell office:value-type="float" office:value="0.180571024805597" calcext:value-type="float">
            <text:p>0.180571024805597</text:p>
          </table:table-cell>
          <table:table-cell office:value-type="float" office:value="0.0114512133118086" calcext:value-type="float">
            <text:p>0.0114512133118086</text:p>
          </table:table-cell>
          <table:table-cell table:number-columns-repeated="16381"/>
        </table:table-row>
        <table:table-row table:style-name="ro1">
          <table:table-cell office:value-type="float" office:value="1.08559799862255" calcext:value-type="float">
            <text:p>1.08559799862255</text:p>
          </table:table-cell>
          <table:table-cell office:value-type="float" office:value="1.08426791907463" calcext:value-type="float">
            <text:p>1.08426791907463</text:p>
          </table:table-cell>
          <table:table-cell office:value-type="float" office:value="0.693692979569492" calcext:value-type="float">
            <text:p>0.693692979569492</text:p>
          </table:table-cell>
          <table:table-cell table:number-columns-repeated="16381"/>
        </table:table-row>
        <table:table-row table:style-name="ro1">
          <table:table-cell office:value-type="float" office:value="0.0339630013121138" calcext:value-type="float">
            <text:p>0.0339630013121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69311524694007" calcext:value-type="float">
            <text:p>0.569311524694007</text:p>
          </table:table-cell>
          <table:table-cell office:value-type="float" office:value="0.540767947771583" calcext:value-type="float">
            <text:p>0.540767947771583</text:p>
          </table:table-cell>
          <table:table-cell office:value-type="float" office:value="0.357062030443399" calcext:value-type="float">
            <text:p>0.357062030443399</text:p>
          </table:table-cell>
          <table:table-cell table:number-columns-repeated="16381"/>
        </table:table-row>
        <table:table-row table:style-name="ro1">
          <table:table-cell office:value-type="float" office:value="0.557016980653109" calcext:value-type="float">
            <text:p>0.557016980653109</text:p>
          </table:table-cell>
          <table:table-cell office:value-type="float" office:value="0.549100283172957" calcext:value-type="float">
            <text:p>0.549100283172957</text:p>
          </table:table-cell>
          <table:table-cell office:value-type="float" office:value="0.290873602086621" calcext:value-type="float">
            <text:p>0.29087360208662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9559206837672" calcext:value-type="float">
            <text:p>1.09559206837672</text:p>
          </table:table-cell>
          <table:table-cell office:value-type="float" office:value="1.24783020465535" calcext:value-type="float">
            <text:p>1.24783020465535</text:p>
          </table:table-cell>
          <table:table-cell office:value-type="float" office:value="0.887630647508944" calcext:value-type="float">
            <text:p>0.887630647508944</text:p>
          </table:table-cell>
          <table:table-cell table:number-columns-repeated="16381"/>
        </table:table-row>
        <table:table-row table:style-name="ro1">
          <table:table-cell office:value-type="float" office:value="0.299418294998415" calcext:value-type="float">
            <text:p>0.299418294998415</text:p>
          </table:table-cell>
          <table:table-cell office:value-type="float" office:value="0.227140931691266" calcext:value-type="float">
            <text:p>0.227140931691266</text:p>
          </table:table-cell>
          <table:table-cell office:value-type="float" office:value="0.142965739717425" calcext:value-type="float">
            <text:p>0.142965739717425</text:p>
          </table:table-cell>
          <table:table-cell table:number-columns-repeated="16381"/>
        </table:table-row>
        <table:table-row table:style-name="ro1">
          <table:table-cell office:value-type="float" office:value="1.82536276812727" calcext:value-type="float">
            <text:p>1.82536276812727</text:p>
          </table:table-cell>
          <table:table-cell office:value-type="float" office:value="1.92407874216992" calcext:value-type="float">
            <text:p>1.92407874216992</text:p>
          </table:table-cell>
          <table:table-cell office:value-type="float" office:value="1.3390619312222" calcext:value-type="float">
            <text:p>1.3390619312222</text:p>
          </table:table-cell>
          <table:table-cell table:number-columns-repeated="16381"/>
        </table:table-row>
        <table:table-row table:style-name="ro1">
          <table:table-cell office:value-type="float" office:value="0.0274591388090059" calcext:value-type="float">
            <text:p>0.0274591388090059</text:p>
          </table:table-cell>
          <table:table-cell office:value-type="float" office:value="0.0102014010791249" calcext:value-type="float">
            <text:p>0.0102014010791249</text:p>
          </table:table-cell>
          <table:table-cell office:value-type="float" office:value="0.0240024221050393" calcext:value-type="float">
            <text:p>0.0240024221050393</text:p>
          </table:table-cell>
          <table:table-cell table:number-columns-repeated="16381"/>
        </table:table-row>
        <table:table-row table:style-name="ro1">
          <table:table-cell office:value-type="float" office:value="0.936223385768072" calcext:value-type="float">
            <text:p>0.936223385768072</text:p>
          </table:table-cell>
          <table:table-cell office:value-type="float" office:value="0.98566614987085" calcext:value-type="float">
            <text:p>0.98566614987085</text:p>
          </table:table-cell>
          <table:table-cell office:value-type="float" office:value="0.691142078368266" calcext:value-type="float">
            <text:p>0.691142078368266</text:p>
          </table:table-cell>
          <table:table-cell table:number-columns-repeated="16381"/>
        </table:table-row>
        <table:table-row table:style-name="ro1">
          <table:table-cell office:value-type="float" office:value="0.913699015794687" calcext:value-type="float">
            <text:p>0.913699015794687</text:p>
          </table:table-cell>
          <table:table-cell office:value-type="float" office:value="0.91115836255614" calcext:value-type="float">
            <text:p>0.91115836255614</text:p>
          </table:table-cell>
          <table:table-cell office:value-type="float" office:value="0.631340729081601" calcext:value-type="float">
            <text:p>0.63134072908160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36709670696443" calcext:value-type="float">
            <text:p>0.436709670696443</text:p>
          </table:table-cell>
          <table:table-cell office:value-type="float" office:value="0.508521116398733" calcext:value-type="float">
            <text:p>0.508521116398733</text:p>
          </table:table-cell>
          <table:table-cell office:value-type="float" office:value="0.354712351770559" calcext:value-type="float">
            <text:p>0.354712351770559</text:p>
          </table:table-cell>
          <table:table-cell table:number-columns-repeated="16381"/>
        </table:table-row>
        <table:table-row table:style-name="ro1">
          <table:table-cell office:value-type="float" office:value="0.196978548473335" calcext:value-type="float">
            <text:p>0.196978548473335</text:p>
          </table:table-cell>
          <table:table-cell office:value-type="float" office:value="0.183243793012877" calcext:value-type="float">
            <text:p>0.183243793012877</text:p>
          </table:table-cell>
          <table:table-cell office:value-type="float" office:value="0.168450557010675" calcext:value-type="float">
            <text:p>0.168450557010675</text:p>
          </table:table-cell>
          <table:table-cell table:number-columns-repeated="16381"/>
        </table:table-row>
        <table:table-row table:style-name="ro1">
          <table:table-cell office:value-type="float" office:value="0.905999999000234" calcext:value-type="float">
            <text:p>0.905999999000234</text:p>
          </table:table-cell>
          <table:table-cell office:value-type="float" office:value="1" calcext:value-type="float">
            <text:p>1</text:p>
          </table:table-cell>
          <table:table-cell office:value-type="float" office:value="0.557096496413375" calcext:value-type="float">
            <text:p>0.557096496413375</text:p>
          </table:table-cell>
          <table:table-cell table:number-columns-repeated="16381"/>
        </table:table-row>
        <table:table-row table:style-name="ro1">
          <table:table-cell office:value-type="float" office:value="0.150075076010503" calcext:value-type="float">
            <text:p>0.150075076010503</text:p>
          </table:table-cell>
          <table:table-cell office:value-type="float" office:value="0.147507340094069" calcext:value-type="float">
            <text:p>0.147507340094069</text:p>
          </table:table-cell>
          <table:table-cell office:value-type="float" office:value="0.149557204571501" calcext:value-type="float">
            <text:p>0.149557204571501</text:p>
          </table:table-cell>
          <table:table-cell table:number-columns-repeated="16381"/>
        </table:table-row>
        <table:table-row table:style-name="ro1">
          <table:table-cell office:value-type="float" office:value="0.372374445737668" calcext:value-type="float">
            <text:p>0.372374445737668</text:p>
          </table:table-cell>
          <table:table-cell office:value-type="float" office:value="0.391248413417448" calcext:value-type="float">
            <text:p>0.391248413417448</text:p>
          </table:table-cell>
          <table:table-cell office:value-type="float" office:value="0.291435471780401" calcext:value-type="float">
            <text:p>0.291435471780401</text:p>
          </table:table-cell>
          <table:table-cell table:number-columns-repeated="16381"/>
        </table:table-row>
        <table:table-row table:style-name="ro1">
          <table:table-cell office:value-type="float" office:value="0.36408070227405" calcext:value-type="float">
            <text:p>0.36408070227405</text:p>
          </table:table-cell>
          <table:table-cell office:value-type="float" office:value="0.36315687351992" calcext:value-type="float">
            <text:p>0.36315687351992</text:p>
          </table:table-cell>
          <table:table-cell office:value-type="float" office:value="0.274518118955156" calcext:value-type="float">
            <text:p>0.27451811895515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35945209940101" calcext:value-type="float">
            <text:p>0.335945209940101</text:p>
          </table:table-cell>
          <table:table-cell office:value-type="float" office:value="0.391187199805095" calcext:value-type="float">
            <text:p>0.391187199805095</text:p>
          </table:table-cell>
          <table:table-cell office:value-type="float" office:value="0.272867590254804" calcext:value-type="float">
            <text:p>0.272867590254804</text:p>
          </table:table-cell>
          <table:table-cell table:number-columns-repeated="16381"/>
        </table:table-row>
        <table:table-row table:style-name="ro1">
          <table:table-cell office:value-type="float" office:value="0.359009072642308" calcext:value-type="float">
            <text:p>0.359009072642308</text:p>
          </table:table-cell>
          <table:table-cell office:value-type="float" office:value="0.333976388326964" calcext:value-type="float">
            <text:p>0.333976388326964</text:p>
          </table:table-cell>
          <table:table-cell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office:value-type="float" office:value="0.367829681332926" calcext:value-type="float">
            <text:p>0.367829681332926</text:p>
          </table:table-cell>
          <table:table-cell office:value-type="float" office:value="0.405993026201792" calcext:value-type="float">
            <text:p>0.405993026201792</text:p>
          </table:table-cell>
          <table:table-cell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office:value-type="float" office:value="0.335633589757915" calcext:value-type="float">
            <text:p>0.335633589757915</text:p>
          </table:table-cell>
          <table:table-cell office:value-type="float" office:value="0.329891007804316" calcext:value-type="float">
            <text:p>0.329891007804316</text:p>
          </table:table-cell>
          <table:table-cell office:value-type="float" office:value="0.334475402437769" calcext:value-type="float">
            <text:p>0.334475402437769</text:p>
          </table:table-cell>
          <table:table-cell table:number-columns-repeated="16381"/>
        </table:table-row>
        <table:table-row table:style-name="ro1">
          <table:table-cell office:value-type="float" office:value="0.352942045780052" calcext:value-type="float">
            <text:p>0.352942045780052</text:p>
          </table:table-cell>
          <table:table-cell office:value-type="float" office:value="0.370831073454042" calcext:value-type="float">
            <text:p>0.370831073454042</text:p>
          </table:table-cell>
          <table:table-cell office:value-type="float" office:value="0.276226880765906" calcext:value-type="float">
            <text:p>0.276226880765906</text:p>
          </table:table-cell>
          <table:table-cell table:number-columns-repeated="16381"/>
        </table:table-row>
        <table:table-row table:style-name="ro1">
          <table:table-cell office:value-type="float" office:value="0.363442607995584" calcext:value-type="float">
            <text:p>0.363442607995584</text:p>
          </table:table-cell>
          <table:table-cell office:value-type="float" office:value="0.362520398360068" calcext:value-type="float">
            <text:p>0.362520398360068</text:p>
          </table:table-cell>
          <table:table-cell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35945209940101" calcext:value-type="float">
            <text:p>0.335945209940101</text:p>
          </table:table-cell>
          <table:table-cell office:value-type="float" office:value="-0.608812800194905" calcext:value-type="float">
            <text:p>-0.608812800194905</text:p>
          </table:table-cell>
          <table:table-cell office:value-type="float" office:value="0.272867590254804" calcext:value-type="float">
            <text:p>0.272867590254804</text:p>
          </table:table-cell>
          <table:table-cell table:number-columns-repeated="16381"/>
        </table:table-row>
        <table:table-row table:style-name="ro1">
          <table:table-cell office:value-type="float" office:value="-0.640990927357692" calcext:value-type="float">
            <text:p>-0.640990927357692</text:p>
          </table:table-cell>
          <table:table-cell office:value-type="float" office:value="0.333976388326964" calcext:value-type="float">
            <text:p>0.333976388326964</text:p>
          </table:table-cell>
          <table:table-cell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office:value-type="float" office:value="-0.632170318667074" calcext:value-type="float">
            <text:p>-0.632170318667074</text:p>
          </table:table-cell>
          <table:table-cell office:value-type="float" office:value="0.405993026201792" calcext:value-type="float">
            <text:p>0.405993026201792</text:p>
          </table:table-cell>
          <table:table-cell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office:value-type="float" office:value="0.335633589757915" calcext:value-type="float">
            <text:p>0.335633589757915</text:p>
          </table:table-cell>
          <table:table-cell office:value-type="float" office:value="0.329891007804316" calcext:value-type="float">
            <text:p>0.329891007804316</text:p>
          </table:table-cell>
          <table:table-cell office:value-type="float" office:value="-0.665524597562231" calcext:value-type="float">
            <text:p>-0.665524597562231</text:p>
          </table:table-cell>
          <table:table-cell table:number-columns-repeated="16381"/>
        </table:table-row>
        <table:table-row table:style-name="ro1">
          <table:table-cell office:value-type="float" office:value="0.352942045780052" calcext:value-type="float">
            <text:p>0.352942045780052</text:p>
          </table:table-cell>
          <table:table-cell office:value-type="float" office:value="0.370831073454042" calcext:value-type="float">
            <text:p>0.370831073454042</text:p>
          </table:table-cell>
          <table:table-cell office:value-type="float" office:value="-0.723773119234094" calcext:value-type="float">
            <text:p>-0.723773119234094</text:p>
          </table:table-cell>
          <table:table-cell table:number-columns-repeated="16381"/>
        </table:table-row>
        <table:table-row table:style-name="ro1">
          <table:table-cell office:value-type="float" office:value="0.363442607995584" calcext:value-type="float">
            <text:p>0.363442607995584</text:p>
          </table:table-cell>
          <table:table-cell office:value-type="float" office:value="-0.637479601639932" calcext:value-type="float">
            <text:p>-0.637479601639932</text:p>
          </table:table-cell>
          <table:table-cell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83304457080469" calcext:value-type="float">
            <text:p>-0.183304457080469</text:p>
          </table:table-cell>
          <table:table-cell office:value-type="float" office:value="-0.0230796999519698" calcext:value-type="float">
            <text:p>-0.0230796999519698</text:p>
          </table:table-cell>
          <table:table-cell office:value-type="float" office:value="0.20819974928315" calcext:value-type="float">
            <text:p>0.20819974928315</text:p>
          </table:table-cell>
          <table:table-cell table:number-columns-repeated="16381"/>
        </table:table-row>
        <table:table-row table:style-name="ro1">
          <table:table-cell office:value-type="float" office:value="-0.209442124642429" calcext:value-type="float">
            <text:p>-0.209442124642429</text:p>
          </table:table-cell>
          <table:table-cell office:value-type="float" office:value="-0.0123702428048741" calcext:value-type="float">
            <text:p>-0.0123702428048741</text:p>
          </table:table-cell>
          <table:table-cell office:value-type="float" office:value="0.223269986886609" calcext:value-type="float">
            <text:p>0.223269986886609</text:p>
          </table:table-cell>
          <table:table-cell table:number-columns-repeated="16381"/>
        </table:table-row>
        <table:table-row table:style-name="ro1">
          <table:table-cell office:value-type="float" office:value="-0.0377656191760584" calcext:value-type="float">
            <text:p>-0.0377656191760584</text:p>
          </table:table-cell>
          <table:table-cell office:value-type="float" office:value="-0.0857060934794588" calcext:value-type="float">
            <text:p>-0.0857060934794588</text:p>
          </table:table-cell>
          <table:table-cell office:value-type="float" office:value="0.125687462528794" calcext:value-type="float">
            <text:p>0.12568746252879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114802207448885" calcext:value-type="float">
            <text:p>0.114802207448885</text:p>
          </table:table-cell>
          <table:table-cell office:value-type="float" office:value="0.194399093952277" calcext:value-type="float">
            <text:p>0.194399093952277</text:p>
          </table:table-cell>
          <table:table-cell office:value-type="float" office:value="-0.309201301401163" calcext:value-type="float">
            <text:p>-0.30920130140116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65576139407322" calcext:value-type="float">
            <text:p>-0.265576139407322</text:p>
          </table:table-cell>
          <table:table-cell office:value-type="float" office:value="0.228573639770867" calcext:value-type="float">
            <text:p>0.228573639770867</text:p>
          </table:table-cell>
          <table:table-cell office:value-type="float" office:value="-0.246369357760563" calcext:value-type="float">
            <text:p>-0.246369357760563</text:p>
          </table:table-cell>
          <table:table-cell table:number-columns-repeated="16381"/>
        </table:table-row>
        <table:table-row table:style-name="ro1">
          <table:table-cell office:value-type="float" office:value="-0.211267181461482" calcext:value-type="float">
            <text:p>-0.211267181461482</text:p>
          </table:table-cell>
          <table:table-cell office:value-type="float" office:value="-0.184753038469291" calcext:value-type="float">
            <text:p>-0.184753038469291</text:p>
          </table:table-cell>
          <table:table-cell office:value-type="float" office:value="0.451193943143992" calcext:value-type="float">
            <text:p>0.451193943143992</text:p>
          </table:table-cell>
          <table:table-cell table:number-columns-repeated="16381"/>
        </table:table-row>
        <table:table-row table:style-name="ro1">
          <table:table-cell office:value-type="float" office:value="-0.14189825810544" calcext:value-type="float">
            <text:p>-0.14189825810544</text:p>
          </table:table-cell>
          <table:table-cell office:value-type="float" office:value="-0.205479043411058" calcext:value-type="float">
            <text:p>-0.205479043411058</text:p>
          </table:table-cell>
          <table:table-cell office:value-type="float" office:value="0.446733152321452" calcext:value-type="float">
            <text:p>0.446733152321452</text:p>
          </table:table-cell>
          <table:table-cell table:number-columns-repeated="16381"/>
        </table:table-row>
        <table:table-row table:style-name="ro1">
          <table:table-cell office:value-type="float" office:value="0.548510705786357" calcext:value-type="float">
            <text:p>0.5485107057863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97554576268785" calcext:value-type="float">
            <text:p>0.597554576268785</text:p>
          </table:table-cell>
          <table:table-cell office:value-type="float" office:value="-0.0667498347706309" calcext:value-type="float">
            <text:p>-0.0667498347706309</text:p>
          </table:table-cell>
          <table:table-cell office:value-type="float" office:value="-0.235779162494312" calcext:value-type="float">
            <text:p>-0.235779162494312</text:p>
          </table:table-cell>
          <table:table-cell table:number-columns-repeated="16381"/>
        </table:table-row>
        <table:table-row table:style-name="ro1">
          <table:table-cell office:value-type="float" office:value="-0.268952989612916" calcext:value-type="float">
            <text:p>-0.268952989612916</text:p>
          </table:table-cell>
          <table:table-cell office:value-type="float" office:value="0.240854438959343" calcext:value-type="float">
            <text:p>0.240854438959343</text:p>
          </table:table-cell>
          <table:table-cell office:value-type="float" office:value="-0.266051981118334" calcext:value-type="float">
            <text:p>-0.26605198111833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600101635339945" calcext:value-type="float">
            <text:p>-0.0600101635339945</text:p>
          </table:table-cell>
          <table:table-cell office:value-type="float" office:value="0.0307580387928734" calcext:value-type="float">
            <text:p>0.0307580387928734</text:p>
          </table:table-cell>
          <table:table-cell office:value-type="float" office:value="-0.0170789055025286" calcext:value-type="float">
            <text:p>-0.0170789055025286</text:p>
          </table:table-cell>
          <table:table-cell table:number-columns-repeated="16381"/>
        </table:table-row>
        <table:table-row table:style-name="ro1">
          <table:table-cell office:value-type="float" office:value="-0.149025324962883" calcext:value-type="float">
            <text:p>-0.149025324962883</text:p>
          </table:table-cell>
          <table:table-cell office:value-type="float" office:value="-0.0373037221254719" calcext:value-type="float">
            <text:p>-0.0373037221254719</text:p>
          </table:table-cell>
          <table:table-cell office:value-type="float" office:value="0.156305206787814" calcext:value-type="float">
            <text:p>0.156305206787814</text:p>
          </table:table-cell>
          <table:table-cell table:number-columns-repeated="16381"/>
        </table:table-row>
        <table:table-row table:style-name="ro1">
          <table:table-cell office:value-type="float" office:value="-0.058199830677355" calcext:value-type="float">
            <text:p>-0.058199830677355</text:p>
          </table:table-cell>
          <table:table-cell office:value-type="float" office:value="0.00425514220243049" calcext:value-type="float">
            <text:p>0.00425514220243049</text:p>
          </table:table-cell>
          <table:table-cell office:value-type="float" office:value="0.0283426727674976" calcext:value-type="float">
            <text:p>0.028342672767497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58370713467983" calcext:value-type="float">
            <text:p>0.258370713467983</text:p>
          </table:table-cell>
          <table:table-cell office:value-type="float" office:value="0.0124461620792304" calcext:value-type="float">
            <text:p>0.0124461620792304</text:p>
          </table:table-cell>
          <table:table-cell office:value-type="float" office:value="0.149726594092235" calcext:value-type="float">
            <text:p>0.14972659409223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90653408300479" calcext:value-type="float">
            <text:p>-0.290653408300479</text:p>
          </table:table-cell>
          <table:table-cell office:value-type="float" office:value="-0.0669393451507794" calcext:value-type="float">
            <text:p>-0.0669393451507794</text:p>
          </table:table-cell>
          <table:table-cell office:value-type="float" office:value="-0.0997822611365453" calcext:value-type="float">
            <text:p>-0.0997822611365453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70237957467981" calcext:value-type="float">
            <text:p>-0.27023795746798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38915979932606" calcext:value-type="float">
            <text:p>0.238915979932606</text:p>
          </table:table-cell>
          <table:table-cell office:value-type="float" office:value="-0.229681692745184" calcext:value-type="float">
            <text:p>-0.229681692745184</text:p>
          </table:table-cell>
          <table:table-cell office:value-type="float" office:value="0.156729608967752" calcext:value-type="float">
            <text:p>0.156729608967752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15439383389548" calcext:value-type="float">
            <text:p>0.115439383389548</text:p>
          </table:table-cell>
          <table:table-cell office:value-type="float" office:value="0.415526544692513" calcext:value-type="float">
            <text:p>0.415526544692513</text:p>
          </table:table-cell>
          <table:table-cell office:value-type="float" office:value="-0.0624302192773498" calcext:value-type="float">
            <text:p>-0.0624302192773498</text:p>
          </table:table-cell>
          <table:table-cell table:number-columns-repeated="16381"/>
        </table:table-row>
        <table:table-row table:style-name="ro1">
          <table:table-cell office:value-type="float" office:value="-0.305629499816438" calcext:value-type="float">
            <text:p>-0.305629499816438</text:p>
          </table:table-cell>
          <table:table-cell office:value-type="float" office:value="-0.0622416060155722" calcext:value-type="float">
            <text:p>-0.0622416060155722</text:p>
          </table:table-cell>
          <table:table-cell office:value-type="float" office:value="-0.107061393935923" calcext:value-type="float">
            <text:p>-0.1070613939359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476807132433649" calcext:value-type="float">
            <text:p>0.0476807132433649</text:p>
          </table:table-cell>
          <table:table-cell office:value-type="float" office:value="-0.267796647567762" calcext:value-type="float">
            <text:p>-0.267796647567762</text:p>
          </table:table-cell>
          <table:table-cell office:value-type="float" office:value="0.0412846694724964" calcext:value-type="float">
            <text:p>0.0412846694724964</text:p>
          </table:table-cell>
          <table:table-cell table:number-columns-repeated="16381"/>
        </table:table-row>
        <table:table-row table:style-name="ro1">
          <table:table-cell office:value-type="float" office:value="-0.0670787541585118" calcext:value-type="float">
            <text:p>-0.0670787541585118</text:p>
          </table:table-cell>
          <table:table-cell office:value-type="float" office:value="0.185331975187991" calcext:value-type="float">
            <text:p>0.185331975187991</text:p>
          </table:table-cell>
          <table:table-cell office:value-type="float" office:value="-0.0250009092482142" calcext:value-type="float">
            <text:p>-0.025000909248214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41927544794763" calcext:value-type="float">
            <text:p>-0.241927544794763</text:p>
          </table:table-cell>
          <table:table-cell office:value-type="float" office:value="-0.213574056687003" calcext:value-type="float">
            <text:p>-0.213574056687003</text:p>
          </table:table-cell>
          <table:table-cell office:value-type="float" office:value="-0.112544265382066" calcext:value-type="float">
            <text:p>-0.11254426538206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5991852374745" calcext:value-type="float">
            <text:p>1.05991852374745</text:p>
          </table:table-cell>
          <table:table-cell office:value-type="float" office:value="0.00497294790637677" calcext:value-type="float">
            <text:p>0.00497294790637677</text:p>
          </table:table-cell>
          <table:table-cell office:value-type="float" office:value="1.06489147165383" calcext:value-type="float">
            <text:p>1.0648914716538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88133877581988" calcext:value-type="float">
            <text:p>0.288133877581988</text:p>
          </table:table-cell>
          <table:table-cell office:value-type="float" office:value="0.972387443408585" calcext:value-type="float">
            <text:p>0.972387443408585</text:p>
          </table:table-cell>
          <table:table-cell office:value-type="float" office:value="0.458555563497978" calcext:value-type="float">
            <text:p>0.458555563497978</text:p>
          </table:table-cell>
          <table:table-cell table:number-columns-repeated="16381"/>
        </table:table-row>
        <table:table-row table:style-name="ro1">
          <table:table-cell office:value-type="float" office:value="0.723188683458207" calcext:value-type="float">
            <text:p>0.723188683458207</text:p>
          </table:table-cell>
          <table:table-cell office:value-type="float" office:value="0.643665642331814" calcext:value-type="float">
            <text:p>0.643665642331814</text:p>
          </table:table-cell>
          <table:table-cell office:value-type="float" office:value="0.476558829298494" calcext:value-type="float">
            <text:p>0.47655882929849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470034990761557" calcext:value-type="float">
            <text:p>0.0470034990761557</text:p>
          </table:table-cell>
          <table:table-cell office:value-type="float" office:value="0.0443558241920434" calcext:value-type="float">
            <text:p>0.0443558241920434</text:p>
          </table:table-cell>
          <table:table-cell office:value-type="float" office:value="0.00236396273715635" calcext:value-type="float">
            <text:p>0.0023639627371563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68082126958903" calcext:value-type="float">
            <text:p>0.568082126958903</text:p>
          </table:table-cell>
          <table:table-cell office:value-type="float" office:value="0.295118063718014" calcext:value-type="float">
            <text:p>0.295118063718014</text:p>
          </table:table-cell>
          <table:table-cell office:value-type="float" office:value="0.852208685335771" calcext:value-type="float">
            <text:p>0.852208685335771</text:p>
          </table:table-cell>
          <table:table-cell table:number-columns-repeated="16381"/>
        </table:table-row>
        <table:table-row table:style-name="ro1">
          <table:table-cell office:value-type="float" office:value="0.877316276103347" calcext:value-type="float">
            <text:p>0.877316276103347</text:p>
          </table:table-cell>
          <table:table-cell office:value-type="float" office:value="0.896703161056244" calcext:value-type="float">
            <text:p>0.896703161056244</text:p>
          </table:table-cell>
          <table:table-cell office:value-type="float" office:value="0.154897476374234" calcext:value-type="float">
            <text:p>0.154897476374234</text:p>
          </table:table-cell>
          <table:table-cell table:number-columns-repeated="16381"/>
        </table:table-row>
        <table:table-row table:style-name="ro1">
          <table:table-cell office:value-type="float" office:value="0.180712917111356" calcext:value-type="float">
            <text:p>0.180712917111356</text:p>
          </table:table-cell>
          <table:table-cell office:value-type="float" office:value="0.405517539073682" calcext:value-type="float">
            <text:p>0.405517539073682</text:p>
          </table:table-cell>
          <table:table-cell office:value-type="float" office:value="0.590270140929419" calcext:value-type="float">
            <text:p>0.5902701409294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0812592996531552" calcext:value-type="float">
            <text:p>0.00812592996531552</text:p>
          </table:table-cell>
          <table:table-cell office:value-type="float" office:value="-0.00276227134811429" calcext:value-type="float">
            <text:p>-0.00276227134811429</text:p>
          </table:table-cell>
          <table:table-cell office:value-type="float" office:value="-0.0382943062171402" calcext:value-type="float">
            <text:p>-0.038294306217140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5542085178709" calcext:value-type="float">
            <text:p>0.85542085178709</text:p>
          </table:table-cell>
          <table:table-cell office:value-type="float" office:value="0.925311476522069" calcext:value-type="float">
            <text:p>0.925311476522069</text:p>
          </table:table-cell>
          <table:table-cell office:value-type="float" office:value="0.0346783631770269" calcext:value-type="float">
            <text:p>0.0346783631770269</text:p>
          </table:table-cell>
          <table:table-cell table:number-columns-repeated="16381"/>
        </table:table-row>
        <table:table-row table:style-name="ro1">
          <table:table-cell office:value-type="float" office:value="0.694712556775348" calcext:value-type="float">
            <text:p>0.694712556775348</text:p>
          </table:table-cell>
          <table:table-cell office:value-type="float" office:value="0.241304933028522" calcext:value-type="float">
            <text:p>0.241304933028522</text:p>
          </table:table-cell>
          <table:table-cell office:value-type="float" office:value="0.521456187557629" calcext:value-type="float">
            <text:p>0.521456187557629</text:p>
          </table:table-cell>
          <table:table-cell table:number-columns-repeated="16381"/>
        </table:table-row>
        <table:table-row table:style-name="ro1">
          <table:table-cell office:value-type="float" office:value="0.273412650586488" calcext:value-type="float">
            <text:p>0.273412650586488</text:p>
          </table:table-cell>
          <table:table-cell office:value-type="float" office:value="0.993035839997793" calcext:value-type="float">
            <text:p>0.993035839997793</text:p>
          </table:table-cell>
          <table:table-cell office:value-type="float" office:value="0.94907980770535" calcext:value-type="float">
            <text:p>0.9490798077053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124511844959031" calcext:value-type="float">
            <text:p>-0.0124511844959031</text:p>
          </table:table-cell>
          <table:table-cell office:value-type="float" office:value="-0.0405864776193606" calcext:value-type="float">
            <text:p>-0.0405864776193606</text:p>
          </table:table-cell>
          <table:table-cell office:value-type="float" office:value="0.0530376621152637" calcext:value-type="float">
            <text:p>0.053037662115263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05764137021571" calcext:value-type="float">
            <text:p>0.405764137021571</text:p>
          </table:table-cell>
          <table:table-cell office:value-type="float" office:value="0.443214179368519" calcext:value-type="float">
            <text:p>0.443214179368519</text:p>
          </table:table-cell>
          <table:table-cell office:value-type="float" office:value="0.268629512362784" calcext:value-type="float">
            <text:p>0.268629512362784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871270053492" calcext:value-type="float">
            <text:p>0.25687127005349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78864759304222" calcext:value-type="float">
            <text:p>0.378864759304222</text:p>
          </table:table-cell>
          <table:table-cell office:value-type="float" office:value="0.938860117100761" calcext:value-type="float">
            <text:p>0.938860117100761</text:p>
          </table:table-cell>
          <table:table-cell office:value-type="float" office:value="0.445899778297675" calcext:value-type="float">
            <text:p>0.445899778297675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34010589886027" calcext:value-type="float">
            <text:p>0.234010589886027</text:p>
          </table:table-cell>
          <table:table-cell office:value-type="float" office:value="0.469184954430251" calcext:value-type="float">
            <text:p>0.469184954430251</text:p>
          </table:table-cell>
          <table:table-cell office:value-type="float" office:value="0.222565444042252" calcext:value-type="float">
            <text:p>0.222565444042252</text:p>
          </table:table-cell>
          <table:table-cell table:number-columns-repeated="16381"/>
        </table:table-row>
        <table:table-row table:style-name="ro1">
          <table:table-cell office:value-type="float" office:value="0.151622497503153" calcext:value-type="float">
            <text:p>0.151622497503153</text:p>
          </table:table-cell>
          <table:table-cell office:value-type="float" office:value="0.516764387661252" calcext:value-type="float">
            <text:p>0.516764387661252</text:p>
          </table:table-cell>
          <table:table-cell office:value-type="float" office:value="0.213649853192366" calcext:value-type="float">
            <text:p>0.21364985319236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676017120129242" calcext:value-type="float">
            <text:p>0.676017120129242</text:p>
          </table:table-cell>
          <table:table-cell office:value-type="float" office:value="0.623351589536522" calcext:value-type="float">
            <text:p>0.623351589536522</text:p>
          </table:table-cell>
          <table:table-cell office:value-type="float" office:value="0.534718153548058" calcext:value-type="float">
            <text:p>0.534718153548058</text:p>
          </table:table-cell>
          <table:table-cell table:number-columns-repeated="16381"/>
        </table:table-row>
        <table:table-row table:style-name="ro1">
          <table:table-cell office:value-type="float" office:value="0.233483276046583" calcext:value-type="float">
            <text:p>0.233483276046583</text:p>
          </table:table-cell>
          <table:table-cell office:value-type="float" office:value="0.227575008493385" calcext:value-type="float">
            <text:p>0.227575008493385</text:p>
          </table:table-cell>
          <table:table-cell office:value-type="float" office:value="0.00149440526719008" calcext:value-type="float">
            <text:p>0.00149440526719008</text:p>
          </table:table-cell>
          <table:table-cell table:number-columns-repeated="16381"/>
        </table:table-row>
        <table:table-row table:style-name="ro1">
          <table:table-cell office:value-type="float" office:value="1.1276093396529" calcext:value-type="float">
            <text:p>1.1276093396529</text:p>
          </table:table-cell>
          <table:table-cell office:value-type="float" office:value="1.1317465783914" calcext:value-type="float">
            <text:p>1.1317465783914</text:p>
          </table:table-cell>
          <table:table-cell office:value-type="float" office:value="0.693205920013055" calcext:value-type="float">
            <text:p>0.693205920013055</text:p>
          </table:table-cell>
          <table:table-cell table:number-columns-repeated="16381"/>
        </table:table-row>
        <table:table-row table:style-name="ro1">
          <table:table-cell office:value-type="float" office:value="0.00812592996531552" calcext:value-type="float">
            <text:p>0.00812592996531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92907211264203" calcext:value-type="float">
            <text:p>0.592907211264203</text:p>
          </table:table-cell>
          <table:table-cell office:value-type="float" office:value="0.577272303737051" calcext:value-type="float">
            <text:p>0.577272303737051</text:p>
          </table:table-cell>
          <table:table-cell office:value-type="float" office:value="0.365180852359124" calcext:value-type="float">
            <text:p>0.365180852359124</text:p>
          </table:table-cell>
          <table:table-cell table:number-columns-repeated="16381"/>
        </table:table-row>
        <table:table-row table:style-name="ro1">
          <table:table-cell office:value-type="float" office:value="0.586235057258329" calcext:value-type="float">
            <text:p>0.586235057258329</text:p>
          </table:table-cell>
          <table:table-cell office:value-type="float" office:value="0.592007289158267" calcext:value-type="float">
            <text:p>0.592007289158267</text:p>
          </table:table-cell>
          <table:table-cell office:value-type="float" office:value="0.29707633152956" calcext:value-type="float">
            <text:p>0.2970763315295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14507684044289" calcext:value-type="float">
            <text:p>1.14507684044289</text:p>
          </table:table-cell>
          <table:table-cell office:value-type="float" office:value="1.26635202629862" calcext:value-type="float">
            <text:p>1.26635202629862</text:p>
          </table:table-cell>
          <table:table-cell office:value-type="float" office:value="0.909021575054647" calcext:value-type="float">
            <text:p>0.909021575054647</text:p>
          </table:table-cell>
          <table:table-cell table:number-columns-repeated="16381"/>
        </table:table-row>
        <table:table-row table:style-name="ro1">
          <table:table-cell office:value-type="float" office:value="0.345783083691668" calcext:value-type="float">
            <text:p>0.345783083691668</text:p>
          </table:table-cell>
          <table:table-cell office:value-type="float" office:value="0.231857247455775" calcext:value-type="float">
            <text:p>0.231857247455775</text:p>
          </table:table-cell>
          <table:table-cell office:value-type="float" office:value="0.181223186133743" calcext:value-type="float">
            <text:p>0.181223186133743</text:p>
          </table:table-cell>
          <table:table-cell table:number-columns-repeated="16381"/>
        </table:table-row>
        <table:table-row table:style-name="ro1">
          <table:table-cell office:value-type="float" office:value="1.92789918440212" calcext:value-type="float">
            <text:p>1.92789918440212</text:p>
          </table:table-cell>
          <table:table-cell office:value-type="float" office:value="1.96427774077054" calcext:value-type="float">
            <text:p>1.96427774077054</text:p>
          </table:table-cell>
          <table:table-cell office:value-type="float" office:value="1.34020530563313" calcext:value-type="float">
            <text:p>1.34020530563313</text:p>
          </table:table-cell>
          <table:table-cell table:number-columns-repeated="16381"/>
        </table:table-row>
        <table:table-row table:style-name="ro1">
          <table:table-cell office:value-type="float" office:value="-0.00550009456341062" calcext:value-type="float">
            <text:p>-0.00550009456341062</text:p>
          </table:table-cell>
          <table:table-cell office:value-type="float" office:value="-0.0330674613650396" calcext:value-type="float">
            <text:p>-0.0330674613650396</text:p>
          </table:table-cell>
          <table:table-cell office:value-type="float" office:value="0.053319456065752" calcext:value-type="float">
            <text:p>0.053319456065752</text:p>
          </table:table-cell>
          <table:table-cell table:number-columns-repeated="16381"/>
        </table:table-row>
        <table:table-row table:style-name="ro1">
          <table:table-cell office:value-type="float" office:value="0.995617390066132" calcext:value-type="float">
            <text:p>0.995617390066132</text:p>
          </table:table-cell>
          <table:table-cell office:value-type="float" office:value="1.00997369854214" calcext:value-type="float">
            <text:p>1.00997369854214</text:p>
          </table:table-cell>
          <table:table-cell office:value-type="float" office:value="0.721206701541767" calcext:value-type="float">
            <text:p>0.721206701541767</text:p>
          </table:table-cell>
          <table:table-cell table:number-columns-repeated="16381"/>
        </table:table-row>
        <table:table-row table:style-name="ro1">
          <table:table-cell office:value-type="float" office:value="0.98152583224226" calcext:value-type="float">
            <text:p>0.98152583224226</text:p>
          </table:table-cell>
          <table:table-cell office:value-type="float" office:value="0.939725272487996" calcext:value-type="float">
            <text:p>0.939725272487996</text:p>
          </table:table-cell>
          <table:table-cell office:value-type="float" office:value="0.664022345950655" calcext:value-type="float">
            <text:p>0.66402234595065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40783743955352" calcext:value-type="float">
            <text:p>0.440783743955352</text:p>
          </table:table-cell>
          <table:table-cell office:value-type="float" office:value="0.497616432558544" calcext:value-type="float">
            <text:p>0.497616432558544</text:p>
          </table:table-cell>
          <table:table-cell office:value-type="float" office:value="0.348103243767157" calcext:value-type="float">
            <text:p>0.348103243767157</text:p>
          </table:table-cell>
          <table:table-cell table:number-columns-repeated="16381"/>
        </table:table-row>
        <table:table-row table:style-name="ro1">
          <table:table-cell office:value-type="float" office:value="0.198196828826831" calcext:value-type="float">
            <text:p>0.198196828826831</text:p>
          </table:table-cell>
          <table:table-cell office:value-type="float" office:value="0.176855813157847" calcext:value-type="float">
            <text:p>0.176855813157847</text:p>
          </table:table-cell>
          <table:table-cell office:value-type="float" office:value="0.168123818756089" calcext:value-type="float">
            <text:p>0.168123818756089</text:p>
          </table:table-cell>
          <table:table-cell table:number-columns-repeated="16381"/>
        </table:table-row>
        <table:table-row table:style-name="ro1">
          <table:table-cell office:value-type="float" office:value="0.964275191866913" calcext:value-type="float">
            <text:p>0.964275191866913</text:p>
          </table:table-cell>
          <table:table-cell office:value-type="float" office:value="1" calcext:value-type="float">
            <text:p>1</text:p>
          </table:table-cell>
          <table:table-cell office:value-type="float" office:value="0.535758148546788" calcext:value-type="float">
            <text:p>0.535758148546788</text:p>
          </table:table-cell>
          <table:table-cell table:number-columns-repeated="16381"/>
        </table:table-row>
        <table:table-row table:style-name="ro1">
          <table:table-cell office:value-type="float" office:value="0.13948784204279" calcext:value-type="float">
            <text:p>0.13948784204279</text:p>
          </table:table-cell>
          <table:table-cell office:value-type="float" office:value="0.13569504839812" calcext:value-type="float">
            <text:p>0.13569504839812</text:p>
          </table:table-cell>
          <table:table-cell office:value-type="float" office:value="0.147938551396013" calcext:value-type="float">
            <text:p>0.147938551396013</text:p>
          </table:table-cell>
          <table:table-cell table:number-columns-repeated="16381"/>
        </table:table-row>
        <table:table-row table:style-name="ro1">
          <table:table-cell office:value-type="float" office:value="0.379591216742941" calcext:value-type="float">
            <text:p>0.379591216742941</text:p>
          </table:table-cell>
          <table:table-cell office:value-type="float" office:value="0.38508005077048" calcext:value-type="float">
            <text:p>0.38508005077048</text:p>
          </table:table-cell>
          <table:table-cell office:value-type="float" office:value="0.288496870889771" calcext:value-type="float">
            <text:p>0.288496870889771</text:p>
          </table:table-cell>
          <table:table-cell table:number-columns-repeated="16381"/>
        </table:table-row>
        <table:table-row table:style-name="ro1">
          <table:table-cell office:value-type="float" office:value="0.374279696850592" calcext:value-type="float">
            <text:p>0.374279696850592</text:p>
          </table:table-cell>
          <table:table-cell office:value-type="float" office:value="0.358957074140401" calcext:value-type="float">
            <text:p>0.358957074140401</text:p>
          </table:table-cell>
          <table:table-cell office:value-type="float" office:value="0.27246219871321" calcext:value-type="float">
            <text:p>0.2724621987132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2621509594632" calcext:value-type="float">
            <text:p>0.342621509594632</text:p>
          </table:table-cell>
          <table:table-cell office:value-type="float" office:value="0.386797597825145" calcext:value-type="float">
            <text:p>0.386797597825145</text:p>
          </table:table-cell>
          <table:table-cell office:value-type="float" office:value="0.270580892580223" calcext:value-type="float">
            <text:p>0.270580892580223</text:p>
          </table:table-cell>
          <table:table-cell table:number-columns-repeated="16381"/>
        </table:table-row>
        <table:table-row table:style-name="ro1">
          <table:table-cell office:value-type="float" office:value="0.364884790030364" calcext:value-type="float">
            <text:p>0.364884790030364</text:p>
          </table:table-cell>
          <table:table-cell office:value-type="float" office:value="0.325595503377772" calcext:value-type="float">
            <text:p>0.325595503377772</text:p>
          </table:table-cell>
          <table:table-cell office:value-type="float" office:value="0.309519706591864" calcext:value-type="float">
            <text:p>0.309519706591864</text:p>
          </table:table-cell>
          <table:table-cell table:number-columns-repeated="16381"/>
        </table:table-row>
        <table:table-row table:style-name="ro1">
          <table:table-cell office:value-type="float" office:value="0.385704932921953" calcext:value-type="float">
            <text:p>0.385704932921953</text:p>
          </table:table-cell>
          <table:table-cell office:value-type="float" office:value="0.399994665604948" calcext:value-type="float">
            <text:p>0.399994665604948</text:p>
          </table:table-cell>
          <table:table-cell office:value-type="float" office:value="0.214300401473099" calcext:value-type="float">
            <text:p>0.214300401473099</text:p>
          </table:table-cell>
          <table:table-cell table:number-columns-repeated="16381"/>
        </table:table-row>
        <table:table-row table:style-name="ro1">
          <table:table-cell office:value-type="float" office:value="0.329663846476848" calcext:value-type="float">
            <text:p>0.329663846476848</text:p>
          </table:table-cell>
          <table:table-cell office:value-type="float" office:value="0.320700004729183" calcext:value-type="float">
            <text:p>0.320700004729183</text:p>
          </table:table-cell>
          <table:table-cell office:value-type="float" office:value="0.349636148793969" calcext:value-type="float">
            <text:p>0.349636148793969</text:p>
          </table:table-cell>
          <table:table-cell table:number-columns-repeated="16381"/>
        </table:table-row>
        <table:table-row table:style-name="ro1">
          <table:table-cell office:value-type="float" office:value="0.360427934440245" calcext:value-type="float">
            <text:p>0.360427934440245</text:p>
          </table:table-cell>
          <table:table-cell office:value-type="float" office:value="0.365639670180619" calcext:value-type="float">
            <text:p>0.365639670180619</text:p>
          </table:table-cell>
          <table:table-cell office:value-type="float" office:value="0.273932395379136" calcext:value-type="float">
            <text:p>0.273932395379136</text:p>
          </table:table-cell>
          <table:table-cell table:number-columns-repeated="16381"/>
        </table:table-row>
        <table:table-row table:style-name="ro1">
          <table:table-cell office:value-type="float" office:value="0.372158775265203" calcext:value-type="float">
            <text:p>0.372158775265203</text:p>
          </table:table-cell>
          <table:table-cell office:value-type="float" office:value="0.3569229808856" calcext:value-type="float">
            <text:p>0.3569229808856</text:p>
          </table:table-cell>
          <table:table-cell office:value-type="float" office:value="0.270918243849197" calcext:value-type="float">
            <text:p>0.27091824384919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2621509594632" calcext:value-type="float">
            <text:p>0.342621509594632</text:p>
          </table:table-cell>
          <table:table-cell office:value-type="float" office:value="-0.613202402174855" calcext:value-type="float">
            <text:p>-0.613202402174855</text:p>
          </table:table-cell>
          <table:table-cell office:value-type="float" office:value="0.270580892580223" calcext:value-type="float">
            <text:p>0.270580892580223</text:p>
          </table:table-cell>
          <table:table-cell table:number-columns-repeated="16381"/>
        </table:table-row>
        <table:table-row table:style-name="ro1">
          <table:table-cell office:value-type="float" office:value="-0.635115209969636" calcext:value-type="float">
            <text:p>-0.635115209969636</text:p>
          </table:table-cell>
          <table:table-cell office:value-type="float" office:value="0.325595503377772" calcext:value-type="float">
            <text:p>0.325595503377772</text:p>
          </table:table-cell>
          <table:table-cell office:value-type="float" office:value="0.309519706591864" calcext:value-type="float">
            <text:p>0.309519706591864</text:p>
          </table:table-cell>
          <table:table-cell table:number-columns-repeated="16381"/>
        </table:table-row>
        <table:table-row table:style-name="ro1">
          <table:table-cell office:value-type="float" office:value="-0.614295067078047" calcext:value-type="float">
            <text:p>-0.614295067078047</text:p>
          </table:table-cell>
          <table:table-cell office:value-type="float" office:value="0.399994665604948" calcext:value-type="float">
            <text:p>0.399994665604948</text:p>
          </table:table-cell>
          <table:table-cell office:value-type="float" office:value="0.214300401473099" calcext:value-type="float">
            <text:p>0.214300401473099</text:p>
          </table:table-cell>
          <table:table-cell table:number-columns-repeated="16381"/>
        </table:table-row>
        <table:table-row table:style-name="ro1">
          <table:table-cell office:value-type="float" office:value="0.329663846476848" calcext:value-type="float">
            <text:p>0.329663846476848</text:p>
          </table:table-cell>
          <table:table-cell office:value-type="float" office:value="0.320700004729183" calcext:value-type="float">
            <text:p>0.320700004729183</text:p>
          </table:table-cell>
          <table:table-cell office:value-type="float" office:value="-0.650363851206031" calcext:value-type="float">
            <text:p>-0.650363851206031</text:p>
          </table:table-cell>
          <table:table-cell table:number-columns-repeated="16381"/>
        </table:table-row>
        <table:table-row table:style-name="ro1">
          <table:table-cell office:value-type="float" office:value="0.360427934440245" calcext:value-type="float">
            <text:p>0.360427934440245</text:p>
          </table:table-cell>
          <table:table-cell office:value-type="float" office:value="0.365639670180619" calcext:value-type="float">
            <text:p>0.365639670180619</text:p>
          </table:table-cell>
          <table:table-cell office:value-type="float" office:value="-0.726067604620865" calcext:value-type="float">
            <text:p>-0.726067604620865</text:p>
          </table:table-cell>
          <table:table-cell table:number-columns-repeated="16381"/>
        </table:table-row>
        <table:table-row table:style-name="ro1">
          <table:table-cell office:value-type="float" office:value="0.372158775265203" calcext:value-type="float">
            <text:p>0.372158775265203</text:p>
          </table:table-cell>
          <table:table-cell office:value-type="float" office:value="-0.6430770191144" calcext:value-type="float">
            <text:p>-0.6430770191144</text:p>
          </table:table-cell>
          <table:table-cell office:value-type="float" office:value="0.270918243849197" calcext:value-type="float">
            <text:p>0.27091824384919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73948540042315" calcext:value-type="float">
            <text:p>-0.173948540042315</text:p>
          </table:table-cell>
          <table:table-cell office:value-type="float" office:value="-0.0441490951252858" calcext:value-type="float">
            <text:p>-0.0441490951252858</text:p>
          </table:table-cell>
          <table:table-cell office:value-type="float" office:value="0.219913045859087" calcext:value-type="float">
            <text:p>0.219913045859087</text:p>
          </table:table-cell>
          <table:table-cell table:number-columns-repeated="16381"/>
        </table:table-row>
        <table:table-row table:style-name="ro1">
          <table:table-cell office:value-type="float" office:value="-0.1971085426927" calcext:value-type="float">
            <text:p>-0.1971085426927</text:p>
          </table:table-cell>
          <table:table-cell office:value-type="float" office:value="-0.0248420216135371" calcext:value-type="float">
            <text:p>-0.0248420216135371</text:p>
          </table:table-cell>
          <table:table-cell office:value-type="float" office:value="0.223408037983599" calcext:value-type="float">
            <text:p>0.223408037983599</text:p>
          </table:table-cell>
          <table:table-cell table:number-columns-repeated="16381"/>
        </table:table-row>
        <table:table-row table:style-name="ro1">
          <table:table-cell office:value-type="float" office:value="-0.0011217990062459" calcext:value-type="float">
            <text:p>-0.0011217990062459</text:p>
          </table:table-cell>
          <table:table-cell office:value-type="float" office:value="-0.106650533912564" calcext:value-type="float">
            <text:p>-0.106650533912564</text:p>
          </table:table-cell>
          <table:table-cell office:value-type="float" office:value="0.1099878612171" calcext:value-type="float">
            <text:p>0.10998786121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155461788729245" calcext:value-type="float">
            <text:p>0.155461788729245</text:p>
          </table:table-cell>
          <table:table-cell office:value-type="float" office:value="0.155650422603268" calcext:value-type="float">
            <text:p>0.155650422603268</text:p>
          </table:table-cell>
          <table:table-cell office:value-type="float" office:value="-0.311112211332513" calcext:value-type="float">
            <text:p>-0.31111221133251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64934334123615" calcext:value-type="float">
            <text:p>-0.264934334123615</text:p>
          </table:table-cell>
          <table:table-cell office:value-type="float" office:value="0.231150781017807" calcext:value-type="float">
            <text:p>0.231150781017807</text:p>
          </table:table-cell>
          <table:table-cell office:value-type="float" office:value="-0.25845204594738" calcext:value-type="float">
            <text:p>-0.25845204594738</text:p>
          </table:table-cell>
          <table:table-cell table:number-columns-repeated="16381"/>
        </table:table-row>
        <table:table-row table:style-name="ro1">
          <table:table-cell office:value-type="float" office:value="-0.23127990112009" calcext:value-type="float">
            <text:p>-0.23127990112009</text:p>
          </table:table-cell>
          <table:table-cell office:value-type="float" office:value="-0.201253744054607" calcext:value-type="float">
            <text:p>-0.201253744054607</text:p>
          </table:table-cell>
          <table:table-cell office:value-type="float" office:value="0.443438374823881" calcext:value-type="float">
            <text:p>0.443438374823881</text:p>
          </table:table-cell>
          <table:table-cell table:number-columns-repeated="16381"/>
        </table:table-row>
        <table:table-row table:style-name="ro1">
          <table:table-cell office:value-type="float" office:value="-0.147929567745378" calcext:value-type="float">
            <text:p>-0.147929567745378</text:p>
          </table:table-cell>
          <table:table-cell office:value-type="float" office:value="-0.218489540324474" calcext:value-type="float">
            <text:p>-0.218489540324474</text:p>
          </table:table-cell>
          <table:table-cell office:value-type="float" office:value="0.432641180042901" calcext:value-type="float">
            <text:p>0.432641180042901</text:p>
          </table:table-cell>
          <table:table-cell table:number-columns-repeated="16381"/>
        </table:table-row>
        <table:table-row table:style-name="ro1">
          <table:table-cell office:value-type="float" office:value="0.556195169423896" calcext:value-type="float">
            <text:p>0.556195169423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621469317692491" calcext:value-type="float">
            <text:p>0.621469317692491</text:p>
          </table:table-cell>
          <table:table-cell office:value-type="float" office:value="-0.0399879770209503" calcext:value-type="float">
            <text:p>-0.0399879770209503</text:p>
          </table:table-cell>
          <table:table-cell office:value-type="float" office:value="-0.227457248659606" calcext:value-type="float">
            <text:p>-0.227457248659606</text:p>
          </table:table-cell>
          <table:table-cell table:number-columns-repeated="16381"/>
        </table:table-row>
        <table:table-row table:style-name="ro1">
          <table:table-cell office:value-type="float" office:value="-0.267299168285271" calcext:value-type="float">
            <text:p>-0.267299168285271</text:p>
          </table:table-cell>
          <table:table-cell office:value-type="float" office:value="0.244637711838699" calcext:value-type="float">
            <text:p>0.244637711838699</text:p>
          </table:table-cell>
          <table:table-cell office:value-type="float" office:value="-0.279722575898998" calcext:value-type="float">
            <text:p>-0.27972257589899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580762352505662" calcext:value-type="float">
            <text:p>-0.0580762352505662</text:p>
          </table:table-cell>
          <table:table-cell office:value-type="float" office:value="0.0390447989011675" calcext:value-type="float">
            <text:p>0.0390447989011675</text:p>
          </table:table-cell>
          <table:table-cell office:value-type="float" office:value="-0.0357455066564226" calcext:value-type="float">
            <text:p>-0.0357455066564226</text:p>
          </table:table-cell>
          <table:table-cell table:number-columns-repeated="16381"/>
        </table:table-row>
        <table:table-row table:style-name="ro1">
          <table:table-cell office:value-type="float" office:value="-0.161386307963643" calcext:value-type="float">
            <text:p>-0.161386307963643</text:p>
          </table:table-cell>
          <table:table-cell office:value-type="float" office:value="-0.0458231131915559" calcext:value-type="float">
            <text:p>-0.0458231131915559</text:p>
          </table:table-cell>
          <table:table-cell office:value-type="float" office:value="0.154431229018186" calcext:value-type="float">
            <text:p>0.154431229018186</text:p>
          </table:table-cell>
          <table:table-cell table:number-columns-repeated="16381"/>
        </table:table-row>
        <table:table-row table:style-name="ro1">
          <table:table-cell office:value-type="float" office:value="-0.0557410629397339" calcext:value-type="float">
            <text:p>-0.0557410629397339</text:p>
          </table:table-cell>
          <table:table-cell office:value-type="float" office:value="0.00844187089275513" calcext:value-type="float">
            <text:p>0.00844187089275513</text:p>
          </table:table-cell>
          <table:table-cell office:value-type="float" office:value="0.0136902185085293" calcext:value-type="float">
            <text:p>0.013690218508529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66221515842032" calcext:value-type="float">
            <text:p>0.266221515842032</text:p>
          </table:table-cell>
          <table:table-cell office:value-type="float" office:value="0.0160572314564749" calcext:value-type="float">
            <text:p>0.0160572314564749</text:p>
          </table:table-cell>
          <table:table-cell office:value-type="float" office:value="0.110447684360798" calcext:value-type="float">
            <text:p>0.11044768436079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302542767411659" calcext:value-type="float">
            <text:p>-0.302542767411659</text:p>
          </table:table-cell>
          <table:table-cell office:value-type="float" office:value="-0.0651911370869684" calcext:value-type="float">
            <text:p>-0.0651911370869684</text:p>
          </table:table-cell>
          <table:table-cell office:value-type="float" office:value="-0.106697886073989" calcext:value-type="float">
            <text:p>-0.106697886073989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14683004868688" calcext:value-type="float">
            <text:p>-0.314683004868688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20184217698374" calcext:value-type="float">
            <text:p>0.220184217698374</text:p>
          </table:table-cell>
          <table:table-cell office:value-type="float" office:value="-0.258686252002418" calcext:value-type="float">
            <text:p>-0.258686252002418</text:p>
          </table:table-cell>
          <table:table-cell office:value-type="float" office:value="0.140041045895783" calcext:value-type="float">
            <text:p>0.140041045895783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4740339463373" calcext:value-type="float">
            <text:p>0.14740339463373</text:p>
          </table:table-cell>
          <table:table-cell office:value-type="float" office:value="0.474135248311133" calcext:value-type="float">
            <text:p>0.474135248311133</text:p>
          </table:table-cell>
          <table:table-cell office:value-type="float" office:value="-0.0381695149603801" calcext:value-type="float">
            <text:p>-0.0381695149603801</text:p>
          </table:table-cell>
          <table:table-cell table:number-columns-repeated="16381"/>
        </table:table-row>
        <table:table-row table:style-name="ro1">
          <table:table-cell office:value-type="float" office:value="-0.318032880889221" calcext:value-type="float">
            <text:p>-0.318032880889221</text:p>
          </table:table-cell>
          <table:table-cell office:value-type="float" office:value="-0.0584668224978825" calcext:value-type="float">
            <text:p>-0.0584668224978825</text:p>
          </table:table-cell>
          <table:table-cell office:value-type="float" office:value="-0.114211413869867" calcext:value-type="float">
            <text:p>-0.11421141386986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356440142693153" calcext:value-type="float">
            <text:p>0.0356440142693153</text:p>
          </table:table-cell>
          <table:table-cell office:value-type="float" office:value="-0.29930100168292" calcext:value-type="float">
            <text:p>-0.29930100168292</text:p>
          </table:table-cell>
          <table:table-cell office:value-type="float" office:value="0.0315140929469285" calcext:value-type="float">
            <text:p>0.0315140929469285</text:p>
          </table:table-cell>
          <table:table-cell table:number-columns-repeated="16381"/>
        </table:table-row>
        <table:table-row table:style-name="ro1">
          <table:table-cell office:value-type="float" office:value="-0.0703009490300541" calcext:value-type="float">
            <text:p>-0.0703009490300541</text:p>
          </table:table-cell>
          <table:table-cell office:value-type="float" office:value="0.220502097830917" calcext:value-type="float">
            <text:p>0.220502097830917</text:p>
          </table:table-cell>
          <table:table-cell office:value-type="float" office:value="-0.0269569591993177" calcext:value-type="float">
            <text:p>-0.026956959199317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52988035968775" calcext:value-type="float">
            <text:p>-0.252988035968775</text:p>
          </table:table-cell>
          <table:table-cell office:value-type="float" office:value="-0.222891968144824" calcext:value-type="float">
            <text:p>-0.222891968144824</text:p>
          </table:table-cell>
          <table:table-cell office:value-type="float" office:value="-0.119037769008453" calcext:value-type="float">
            <text:p>-0.11903776900845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4778023412154" calcext:value-type="float">
            <text:p>1.04778023412154</text:p>
          </table:table-cell>
          <table:table-cell office:value-type="float" office:value="0.00502306955151661" calcext:value-type="float">
            <text:p>0.00502306955151661</text:p>
          </table:table-cell>
          <table:table-cell office:value-type="float" office:value="1.05280330367306" calcext:value-type="float">
            <text:p>1.0528033036730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84569476155056" calcext:value-type="float">
            <text:p>0.284569476155056</text:p>
          </table:table-cell>
          <table:table-cell office:value-type="float" office:value="1.00231754357688" calcext:value-type="float">
            <text:p>1.00231754357688</text:p>
          </table:table-cell>
          <table:table-cell office:value-type="float" office:value="0.455404154203285" calcext:value-type="float">
            <text:p>0.455404154203285</text:p>
          </table:table-cell>
          <table:table-cell table:number-columns-repeated="16381"/>
        </table:table-row>
        <table:table-row table:style-name="ro1">
          <table:table-cell office:value-type="float" office:value="0.730218778361212" calcext:value-type="float">
            <text:p>0.730218778361212</text:p>
          </table:table-cell>
          <table:table-cell office:value-type="float" office:value="0.621615432548722" calcext:value-type="float">
            <text:p>0.621615432548722</text:p>
          </table:table-cell>
          <table:table-cell office:value-type="float" office:value="0.479254525218426" calcext:value-type="float">
            <text:p>0.47925452521842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723023026730331" calcext:value-type="float">
            <text:p>0.0723023026730331</text:p>
          </table:table-cell>
          <table:table-cell office:value-type="float" office:value="0.0666450210065258" calcext:value-type="float">
            <text:p>0.0666450210065258</text:p>
          </table:table-cell>
          <table:table-cell office:value-type="float" office:value="0.0142677396380016" calcext:value-type="float">
            <text:p>0.014267739638001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73889750483959" calcext:value-type="float">
            <text:p>0.573889750483959</text:p>
          </table:table-cell>
          <table:table-cell office:value-type="float" office:value="0.291213583827897" calcext:value-type="float">
            <text:p>0.291213583827897</text:p>
          </table:table-cell>
          <table:table-cell office:value-type="float" office:value="0.855783236001413" calcext:value-type="float">
            <text:p>0.855783236001413</text:p>
          </table:table-cell>
          <table:table-cell table:number-columns-repeated="16381"/>
        </table:table-row>
        <table:table-row table:style-name="ro1">
          <table:table-cell office:value-type="float" office:value="0.893454906899711" calcext:value-type="float">
            <text:p>0.893454906899711</text:p>
          </table:table-cell>
          <table:table-cell office:value-type="float" office:value="0.9012854723754" calcext:value-type="float">
            <text:p>0.9012854723754</text:p>
          </table:table-cell>
          <table:table-cell office:value-type="float" office:value="0.139454353472415" calcext:value-type="float">
            <text:p>0.139454353472415</text:p>
          </table:table-cell>
          <table:table-cell table:number-columns-repeated="16381"/>
        </table:table-row>
        <table:table-row table:style-name="ro1">
          <table:table-cell office:value-type="float" office:value="0.18628702340533" calcext:value-type="float">
            <text:p>0.18628702340533</text:p>
          </table:table-cell>
          <table:table-cell office:value-type="float" office:value="0.404673351984406" calcext:value-type="float">
            <text:p>0.404673351984406</text:p>
          </table:table-cell>
          <table:table-cell office:value-type="float" office:value="0.588901119078566" calcext:value-type="float">
            <text:p>0.58890111907856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184962216188877" calcext:value-type="float">
            <text:p>-0.0184962216188877</text:p>
          </table:table-cell>
          <table:table-cell office:value-type="float" office:value="-0.00436799449376179" calcext:value-type="float">
            <text:p>-0.00436799449376179</text:p>
          </table:table-cell>
          <table:table-cell office:value-type="float" office:value="-0.04933907465322" calcext:value-type="float">
            <text:p>-0.049339074653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72815705791321" calcext:value-type="float">
            <text:p>0.872815705791321</text:p>
          </table:table-cell>
          <table:table-cell office:value-type="float" office:value="0.929726386034597" calcext:value-type="float">
            <text:p>0.929726386034597</text:p>
          </table:table-cell>
          <table:table-cell office:value-type="float" office:value="0.0126870585911181" calcext:value-type="float">
            <text:p>0.0126870585911181</text:p>
          </table:table-cell>
          <table:table-cell table:number-columns-repeated="16381"/>
        </table:table-row>
        <table:table-row table:style-name="ro1">
          <table:table-cell office:value-type="float" office:value="0.714423411044618" calcext:value-type="float">
            <text:p>0.714423411044618</text:p>
          </table:table-cell>
          <table:table-cell office:value-type="float" office:value="0.243789135189876" calcext:value-type="float">
            <text:p>0.243789135189876</text:p>
          </table:table-cell>
          <table:table-cell office:value-type="float" office:value="0.499115383759269" calcext:value-type="float">
            <text:p>0.499115383759269</text:p>
          </table:table-cell>
          <table:table-cell table:number-columns-repeated="16381"/>
        </table:table-row>
        <table:table-row table:style-name="ro1">
          <table:table-cell office:value-type="float" office:value="0.273524830487113" calcext:value-type="float">
            <text:p>0.273524830487113</text:p>
          </table:table-cell>
          <table:table-cell office:value-type="float" office:value="1.00370089338905" calcext:value-type="float">
            <text:p>1.00370089338905</text:p>
          </table:table-cell>
          <table:table-cell office:value-type="float" office:value="0.93808102158364" calcext:value-type="float">
            <text:p>0.9380810215836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279973633688276" calcext:value-type="float">
            <text:p>-0.0279973633688276</text:p>
          </table:table-cell>
          <table:table-cell office:value-type="float" office:value="-0.0561515198796874" calcext:value-type="float">
            <text:p>-0.0561515198796874</text:p>
          </table:table-cell>
          <table:table-cell office:value-type="float" office:value="0.084148883248515" calcext:value-type="float">
            <text:p>0.08414888324851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33843189900587" calcext:value-type="float">
            <text:p>0.433843189900587</text:p>
          </table:table-cell>
          <table:table-cell office:value-type="float" office:value="0.458866329084552" calcext:value-type="float">
            <text:p>0.458866329084552</text:p>
          </table:table-cell>
          <table:table-cell office:value-type="float" office:value="0.28140108764391" calcext:value-type="float">
            <text:p>0.28140108764391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5428253380602" calcext:value-type="float">
            <text:p>0.31542825338060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402062713188396" calcext:value-type="float">
            <text:p>0.402062713188396</text:p>
          </table:table-cell>
          <table:table-cell office:value-type="float" office:value="0.983429901580831" calcext:value-type="float">
            <text:p>0.983429901580831</text:p>
          </table:table-cell>
          <table:table-cell office:value-type="float" office:value="0.455504502118024" calcext:value-type="float">
            <text:p>0.455504502118024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58829997064171" calcext:value-type="float">
            <text:p>0.258829997064171</text:p>
          </table:table-cell>
          <table:table-cell office:value-type="float" office:value="0.49974484698199" calcext:value-type="float">
            <text:p>0.49974484698199</text:p>
          </table:table-cell>
          <table:table-cell office:value-type="float" office:value="0.233641310938823" calcext:value-type="float">
            <text:p>0.233641310938823</text:p>
          </table:table-cell>
          <table:table-cell table:number-columns-repeated="16381"/>
        </table:table-row>
        <table:table-row table:style-name="ro1">
          <table:table-cell office:value-type="float" office:value="0.17456602908929" calcext:value-type="float">
            <text:p>0.17456602908929</text:p>
          </table:table-cell>
          <table:table-cell office:value-type="float" office:value="0.556374594793779" calcext:value-type="float">
            <text:p>0.556374594793779</text:p>
          </table:table-cell>
          <table:table-cell office:value-type="float" office:value="0.223705023299475" calcext:value-type="float">
            <text:p>0.2237050232994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692879682714182" calcext:value-type="float">
            <text:p>0.692879682714182</text:p>
          </table:table-cell>
          <table:table-cell office:value-type="float" office:value="0.64941811321157" calcext:value-type="float">
            <text:p>0.64941811321157</text:p>
          </table:table-cell>
          <table:table-cell office:value-type="float" office:value="0.551644976993251" calcext:value-type="float">
            <text:p>0.551644976993251</text:p>
          </table:table-cell>
          <table:table-cell table:number-columns-repeated="16381"/>
        </table:table-row>
        <table:table-row table:style-name="ro1">
          <table:table-cell office:value-type="float" office:value="0.263324699138816" calcext:value-type="float">
            <text:p>0.263324699138816</text:p>
          </table:table-cell>
          <table:table-cell office:value-type="float" office:value="0.279922907854921" calcext:value-type="float">
            <text:p>0.27992290785492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.17574829753829" calcext:value-type="float">
            <text:p>1.17574829753829</text:p>
          </table:table-cell>
          <table:table-cell office:value-type="float" office:value="1.18339974624786" calcext:value-type="float">
            <text:p>1.18339974624786</text:p>
          </table:table-cell>
          <table:table-cell office:value-type="float" office:value="0.700130147267679" calcext:value-type="float">
            <text:p>0.700130147267679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620067490907249" calcext:value-type="float">
            <text:p>0.620067490907249</text:p>
          </table:table-cell>
          <table:table-cell office:value-type="float" office:value="0.615967999492438" calcext:value-type="float">
            <text:p>0.615967999492438</text:p>
          </table:table-cell>
          <table:table-cell office:value-type="float" office:value="0.379446521820493" calcext:value-type="float">
            <text:p>0.379446521820493</text:p>
          </table:table-cell>
          <table:table-cell table:number-columns-repeated="16381"/>
        </table:table-row>
        <table:table-row table:style-name="ro1">
          <table:table-cell office:value-type="float" office:value="0.620454387962259" calcext:value-type="float">
            <text:p>0.620454387962259</text:p>
          </table:table-cell>
          <table:table-cell office:value-type="float" office:value="0.638447805572666" calcext:value-type="float">
            <text:p>0.638447805572666</text:p>
          </table:table-cell>
          <table:table-cell office:value-type="float" office:value="0.30938060458673" calcext:value-type="float">
            <text:p>0.3093806045867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19160700838373" calcext:value-type="float">
            <text:p>1.19160700838373</text:p>
          </table:table-cell>
          <table:table-cell office:value-type="float" office:value="1.30004463992516" calcext:value-type="float">
            <text:p>1.30004463992516</text:p>
          </table:table-cell>
          <table:table-cell office:value-type="float" office:value="0.93456174274483" calcext:value-type="float">
            <text:p>0.93456174274483</text:p>
          </table:table-cell>
          <table:table-cell table:number-columns-repeated="16381"/>
        </table:table-row>
        <table:table-row table:style-name="ro1">
          <table:table-cell office:value-type="float" office:value="0.401820048421547" calcext:value-type="float">
            <text:p>0.401820048421547</text:p>
          </table:table-cell>
          <table:table-cell office:value-type="float" office:value="0.256910564630079" calcext:value-type="float">
            <text:p>0.256910564630079</text:p>
          </table:table-cell>
          <table:table-cell office:value-type="float" office:value="0.227203528711997" calcext:value-type="float">
            <text:p>0.227203528711997</text:p>
          </table:table-cell>
          <table:table-cell table:number-columns-repeated="16381"/>
        </table:table-row>
        <table:table-row table:style-name="ro1">
          <table:table-cell office:value-type="float" office:value="2.03516567997404" calcext:value-type="float">
            <text:p>2.03516567997404</text:p>
          </table:table-cell>
          <table:table-cell office:value-type="float" office:value="2.02819395069978" calcext:value-type="float">
            <text:p>2.02819395069978</text:p>
          </table:table-cell>
          <table:table-cell office:value-type="float" office:value="1.34649749306728" calcext:value-type="float">
            <text:p>1.34649749306728</text:p>
          </table:table-cell>
          <table:table-cell table:number-columns-repeated="16381"/>
        </table:table-row>
        <table:table-row table:style-name="ro1">
          <table:table-cell office:value-type="float" office:value="-0.0279973633688276" calcext:value-type="float">
            <text:p>-0.0279973633688276</text:p>
          </table:table-cell>
          <table:table-cell office:value-type="float" office:value="-0.0561515198796874" calcext:value-type="float">
            <text:p>-0.0561515198796874</text:p>
          </table:table-cell>
          <table:table-cell office:value-type="float" office:value="0.084148883248515" calcext:value-type="float">
            <text:p>0.084148883248515</text:p>
          </table:table-cell>
          <table:table-cell table:number-columns-repeated="16381"/>
        </table:table-row>
        <table:table-row table:style-name="ro1">
          <table:table-cell office:value-type="float" office:value="1.05705728619723" calcext:value-type="float">
            <text:p>1.05705728619723</text:p>
          </table:table-cell>
          <table:table-cell office:value-type="float" office:value="1.05135870638455" calcext:value-type="float">
            <text:p>1.05135870638455</text:p>
          </table:table-cell>
          <table:table-cell office:value-type="float" office:value="0.755406401111927" calcext:value-type="float">
            <text:p>0.755406401111927</text:p>
          </table:table-cell>
          <table:table-cell table:number-columns-repeated="16381"/>
        </table:table-row>
        <table:table-row table:style-name="ro1">
          <table:table-cell office:value-type="float" office:value="1.05429030762853" calcext:value-type="float">
            <text:p>1.05429030762853</text:p>
          </table:table-cell>
          <table:table-cell office:value-type="float" office:value="0.986873523545151" calcext:value-type="float">
            <text:p>0.986873523545151</text:p>
          </table:table-cell>
          <table:table-cell office:value-type="float" office:value="0.700903819519257" calcext:value-type="float">
            <text:p>0.70090381951925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30176937836318" calcext:value-type="float">
            <text:p>0.430176937836318</text:p>
          </table:table-cell>
          <table:table-cell office:value-type="float" office:value="0.479447423123105" calcext:value-type="float">
            <text:p>0.479447423123105</text:p>
          </table:table-cell>
          <table:table-cell office:value-type="float" office:value="0.332670111151616" calcext:value-type="float">
            <text:p>0.332670111151616</text:p>
          </table:table-cell>
          <table:table-cell table:number-columns-repeated="16381"/>
        </table:table-row>
        <table:table-row table:style-name="ro1">
          <table:table-cell office:value-type="float" office:value="0.195275161284188" calcext:value-type="float">
            <text:p>0.195275161284188</text:p>
          </table:table-cell>
          <table:table-cell office:value-type="float" office:value="0.168932658253313" calcext:value-type="float">
            <text:p>0.168932658253313</text:p>
          </table:table-cell>
          <table:table-cell office:value-type="float" office:value="0.163987979223494" calcext:value-type="float">
            <text:p>0.16398797922349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3052516851747" calcext:value-type="float">
            <text:p>0.993052516851747</text:p>
          </table:table-cell>
          <table:table-cell office:value-type="float" office:value="0.502244519668922" calcext:value-type="float">
            <text:p>0.502244519668922</text:p>
          </table:table-cell>
          <table:table-cell table:number-columns-repeated="16381"/>
        </table:table-row>
        <table:table-row table:style-name="ro1">
          <table:table-cell office:value-type="float" office:value="0.127051464370616" calcext:value-type="float">
            <text:p>0.127051464370616</text:p>
          </table:table-cell>
          <table:table-cell office:value-type="float" office:value="0.123524322392698" calcext:value-type="float">
            <text:p>0.123524322392698</text:p>
          </table:table-cell>
          <table:table-cell office:value-type="float" office:value="0.14212948129832" calcext:value-type="float">
            <text:p>0.14212948129832</text:p>
          </table:table-cell>
          <table:table-cell table:number-columns-repeated="16381"/>
        </table:table-row>
        <table:table-row table:style-name="ro1">
          <table:table-cell office:value-type="float" office:value="0.376021711549428" calcext:value-type="float">
            <text:p>0.376021711549428</text:p>
          </table:table-cell>
          <table:table-cell office:value-type="float" office:value="0.373885015663102" calcext:value-type="float">
            <text:p>0.373885015663102</text:p>
          </table:table-cell>
          <table:table-cell office:value-type="float" office:value="0.278104237964848" calcext:value-type="float">
            <text:p>0.278104237964848</text:p>
          </table:table-cell>
          <table:table-cell table:number-columns-repeated="16381"/>
        </table:table-row>
        <table:table-row table:style-name="ro1">
          <table:table-cell office:value-type="float" office:value="0.374982705648637" calcext:value-type="float">
            <text:p>0.374982705648637</text:p>
          </table:table-cell>
          <table:table-cell office:value-type="float" office:value="0.350535898673819" calcext:value-type="float">
            <text:p>0.350535898673819</text:p>
          </table:table-cell>
          <table:table-cell office:value-type="float" office:value="0.263352494620486" calcext:value-type="float">
            <text:p>0.26335249462048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6276142648623" calcext:value-type="float">
            <text:p>0.346276142648623</text:p>
          </table:table-cell>
          <table:table-cell office:value-type="float" office:value="0.385937017258378" calcext:value-type="float">
            <text:p>0.385937017258378</text:p>
          </table:table-cell>
          <table:table-cell office:value-type="float" office:value="0.267786840093" calcext:value-type="float">
            <text:p>0.267786840093</text:p>
          </table:table-cell>
          <table:table-cell table:number-columns-repeated="16381"/>
        </table:table-row>
        <table:table-row table:style-name="ro1">
          <table:table-cell office:value-type="float" office:value="0.369702223573627" calcext:value-type="float">
            <text:p>0.369702223573627</text:p>
          </table:table-cell>
          <table:table-cell office:value-type="float" office:value="0.319829613657632" calcext:value-type="float">
            <text:p>0.319829613657632</text:p>
          </table:table-cell>
          <table:table-cell office:value-type="float" office:value="0.310468162768741" calcext:value-type="float">
            <text:p>0.310468162768741</text:p>
          </table:table-cell>
          <table:table-cell table:number-columns-repeated="16381"/>
        </table:table-row>
        <table:table-row table:style-name="ro1">
          <table:table-cell office:value-type="float" office:value="0.400753892368003" calcext:value-type="float">
            <text:p>0.400753892368003</text:p>
          </table:table-cell>
          <table:table-cell office:value-type="float" office:value="0.397969661454179" calcext:value-type="float">
            <text:p>0.397969661454179</text:p>
          </table:table-cell>
          <table:table-cell office:value-type="float" office:value="0.201276446177818" calcext:value-type="float">
            <text:p>0.201276446177818</text:p>
          </table:table-cell>
          <table:table-cell table:number-columns-repeated="16381"/>
        </table:table-row>
        <table:table-row table:style-name="ro1">
          <table:table-cell office:value-type="float" office:value="0.323528800613582" calcext:value-type="float">
            <text:p>0.323528800613582</text:p>
          </table:table-cell>
          <table:table-cell office:value-type="float" office:value="0.314547148813168" calcext:value-type="float">
            <text:p>0.314547148813168</text:p>
          </table:table-cell>
          <table:table-cell office:value-type="float" office:value="0.361924050573249" calcext:value-type="float">
            <text:p>0.361924050573249</text:p>
          </table:table-cell>
          <table:table-cell table:number-columns-repeated="16381"/>
        </table:table-row>
        <table:table-row table:style-name="ro1">
          <table:table-cell office:value-type="float" office:value="0.365775973493189" calcext:value-type="float">
            <text:p>0.365775973493189</text:p>
          </table:table-cell>
          <table:table-cell office:value-type="float" office:value="0.363697497719385" calcext:value-type="float">
            <text:p>0.363697497719385</text:p>
          </table:table-cell>
          <table:table-cell office:value-type="float" office:value="0.270526528787426" calcext:value-type="float">
            <text:p>0.270526528787426</text:p>
          </table:table-cell>
          <table:table-cell table:number-columns-repeated="16381"/>
        </table:table-row>
        <table:table-row table:style-name="ro1">
          <table:table-cell office:value-type="float" office:value="0.37920281627148" calcext:value-type="float">
            <text:p>0.37920281627148</text:p>
          </table:table-cell>
          <table:table-cell office:value-type="float" office:value="0.354480881328745" calcext:value-type="float">
            <text:p>0.354480881328745</text:p>
          </table:table-cell>
          <table:table-cell office:value-type="float" office:value="0.266316302399775" calcext:value-type="float">
            <text:p>0.2663163023997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6276142648623" calcext:value-type="float">
            <text:p>0.346276142648623</text:p>
          </table:table-cell>
          <table:table-cell office:value-type="float" office:value="-0.614062982741622" calcext:value-type="float">
            <text:p>-0.614062982741622</text:p>
          </table:table-cell>
          <table:table-cell office:value-type="float" office:value="0.267786840093" calcext:value-type="float">
            <text:p>0.267786840093</text:p>
          </table:table-cell>
          <table:table-cell table:number-columns-repeated="16381"/>
        </table:table-row>
        <table:table-row table:style-name="ro1">
          <table:table-cell office:value-type="float" office:value="-0.630297776426373" calcext:value-type="float">
            <text:p>-0.630297776426373</text:p>
          </table:table-cell>
          <table:table-cell office:value-type="float" office:value="0.319829613657632" calcext:value-type="float">
            <text:p>0.319829613657632</text:p>
          </table:table-cell>
          <table:table-cell office:value-type="float" office:value="0.310468162768741" calcext:value-type="float">
            <text:p>0.310468162768741</text:p>
          </table:table-cell>
          <table:table-cell table:number-columns-repeated="16381"/>
        </table:table-row>
        <table:table-row table:style-name="ro1">
          <table:table-cell office:value-type="float" office:value="-0.599246107631997" calcext:value-type="float">
            <text:p>-0.599246107631997</text:p>
          </table:table-cell>
          <table:table-cell office:value-type="float" office:value="0.397969661454179" calcext:value-type="float">
            <text:p>0.397969661454179</text:p>
          </table:table-cell>
          <table:table-cell office:value-type="float" office:value="0.201276446177818" calcext:value-type="float">
            <text:p>0.201276446177818</text:p>
          </table:table-cell>
          <table:table-cell table:number-columns-repeated="16381"/>
        </table:table-row>
        <table:table-row table:style-name="ro1">
          <table:table-cell office:value-type="float" office:value="0.323528800613582" calcext:value-type="float">
            <text:p>0.323528800613582</text:p>
          </table:table-cell>
          <table:table-cell office:value-type="float" office:value="0.314547148813168" calcext:value-type="float">
            <text:p>0.314547148813168</text:p>
          </table:table-cell>
          <table:table-cell office:value-type="float" office:value="-0.638075949426751" calcext:value-type="float">
            <text:p>-0.638075949426751</text:p>
          </table:table-cell>
          <table:table-cell table:number-columns-repeated="16381"/>
        </table:table-row>
        <table:table-row table:style-name="ro1">
          <table:table-cell office:value-type="float" office:value="0.365775973493189" calcext:value-type="float">
            <text:p>0.365775973493189</text:p>
          </table:table-cell>
          <table:table-cell office:value-type="float" office:value="0.363697497719385" calcext:value-type="float">
            <text:p>0.363697497719385</text:p>
          </table:table-cell>
          <table:table-cell office:value-type="float" office:value="-0.729473471212574" calcext:value-type="float">
            <text:p>-0.729473471212574</text:p>
          </table:table-cell>
          <table:table-cell table:number-columns-repeated="16381"/>
        </table:table-row>
        <table:table-row table:style-name="ro1">
          <table:table-cell office:value-type="float" office:value="0.37920281627148" calcext:value-type="float">
            <text:p>0.37920281627148</text:p>
          </table:table-cell>
          <table:table-cell office:value-type="float" office:value="-0.645519118671255" calcext:value-type="float">
            <text:p>-0.645519118671255</text:p>
          </table:table-cell>
          <table:table-cell office:value-type="float" office:value="0.266316302399775" calcext:value-type="float">
            <text:p>0.2663163023997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67651202243084" calcext:value-type="float">
            <text:p>-0.167651202243084</text:p>
          </table:table-cell>
          <table:table-cell office:value-type="float" office:value="-0.0474090243767901" calcext:value-type="float">
            <text:p>-0.0474090243767901</text:p>
          </table:table-cell>
          <table:table-cell office:value-type="float" office:value="0.216875455770292" calcext:value-type="float">
            <text:p>0.216875455770292</text:p>
          </table:table-cell>
          <table:table-cell table:number-columns-repeated="16381"/>
        </table:table-row>
        <table:table-row table:style-name="ro1">
          <table:table-cell office:value-type="float" office:value="-0.192582554912892" calcext:value-type="float">
            <text:p>-0.192582554912892</text:p>
          </table:table-cell>
          <table:table-cell office:value-type="float" office:value="-0.0261592473378091" calcext:value-type="float">
            <text:p>-0.0261592473378091</text:p>
          </table:table-cell>
          <table:table-cell office:value-type="float" office:value="0.220199130180695" calcext:value-type="float">
            <text:p>0.220199130180695</text:p>
          </table:table-cell>
          <table:table-cell table:number-columns-repeated="16381"/>
        </table:table-row>
        <table:table-row table:style-name="ro1">
          <table:table-cell office:value-type="float" office:value="0.0278551714557809" calcext:value-type="float">
            <text:p>0.0278551714557809</text:p>
          </table:table-cell>
          <table:table-cell office:value-type="float" office:value="-0.120817846113906" calcext:value-type="float">
            <text:p>-0.120817846113906</text:p>
          </table:table-cell>
          <table:table-cell office:value-type="float" office:value="0.0951779814035851" calcext:value-type="float">
            <text:p>0.095177981403585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185239848968504" calcext:value-type="float">
            <text:p>0.185239848968504</text:p>
          </table:table-cell>
          <table:table-cell office:value-type="float" office:value="0.136461820231487" calcext:value-type="float">
            <text:p>0.136461820231487</text:p>
          </table:table-cell>
          <table:table-cell office:value-type="float" office:value="-0.32170166919999" calcext:value-type="float">
            <text:p>-0.3217016691999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6527787456725" calcext:value-type="float">
            <text:p>-0.26527787456725</text:p>
          </table:table-cell>
          <table:table-cell office:value-type="float" office:value="0.231342430938405" calcext:value-type="float">
            <text:p>0.231342430938405</text:p>
          </table:table-cell>
          <table:table-cell office:value-type="float" office:value="-0.270414688634119" calcext:value-type="float">
            <text:p>-0.270414688634119</text:p>
          </table:table-cell>
          <table:table-cell table:number-columns-repeated="16381"/>
        </table:table-row>
        <table:table-row table:style-name="ro1">
          <table:table-cell office:value-type="float" office:value="-0.24884083996581" calcext:value-type="float">
            <text:p>-0.24884083996581</text:p>
          </table:table-cell>
          <table:table-cell office:value-type="float" office:value="-0.217369066281305" calcext:value-type="float">
            <text:p>-0.21736906628130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-0.150474913214648" calcext:value-type="float">
            <text:p>-0.150474913214648</text:p>
          </table:table-cell>
          <table:table-cell office:value-type="float" office:value="-0.230634597996196" calcext:value-type="float">
            <text:p>-0.230634597996196</text:p>
          </table:table-cell>
          <table:table-cell office:value-type="float" office:value="0.424347428984405" calcext:value-type="float">
            <text:p>0.424347428984405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648139301960495" calcext:value-type="float">
            <text:p>0.648139301960495</text:p>
          </table:table-cell>
          <table:table-cell office:value-type="float" office:value="-0.0141070144255695" calcext:value-type="float">
            <text:p>-0.0141070144255695</text:p>
          </table:table-cell>
          <table:table-cell office:value-type="float" office:value="-0.219212904562963" calcext:value-type="float">
            <text:p>-0.219212904562963</text:p>
          </table:table-cell>
          <table:table-cell table:number-columns-repeated="16381"/>
        </table:table-row>
        <table:table-row table:style-name="ro1">
          <table:table-cell office:value-type="float" office:value="-0.2658032130641" calcext:value-type="float">
            <text:p>-0.2658032130641</text:p>
          </table:table-cell>
          <table:table-cell office:value-type="float" office:value="0.246463385262613" calcext:value-type="float">
            <text:p>0.246463385262613</text:p>
          </table:table-cell>
          <table:table-cell office:value-type="float" office:value="-0.2943604610496" calcext:value-type="float">
            <text:p>-0.294360461049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536577792358549" calcext:value-type="float">
            <text:p>-0.0536577792358549</text:p>
          </table:table-cell>
          <table:table-cell office:value-type="float" office:value="0.0473007955348801" calcext:value-type="float">
            <text:p>0.0473007955348801</text:p>
          </table:table-cell>
          <table:table-cell office:value-type="float" office:value="-0.05397172149579" calcext:value-type="float">
            <text:p>-0.05397172149579</text:p>
          </table:table-cell>
          <table:table-cell table:number-columns-repeated="16381"/>
        </table:table-row>
        <table:table-row table:style-name="ro1">
          <table:table-cell office:value-type="float" office:value="-0.171288468878531" calcext:value-type="float">
            <text:p>-0.171288468878531</text:p>
          </table:table-cell>
          <table:table-cell office:value-type="float" office:value="-0.0582447090645298" calcext:value-type="float">
            <text:p>-0.0582447090645298</text:p>
          </table:table-cell>
          <table:table-cell office:value-type="float" office:value="0.0200460074845281" calcext:value-type="float">
            <text:p>0.0200460074845281</text:p>
          </table:table-cell>
          <table:table-cell table:number-columns-repeated="16381"/>
        </table:table-row>
        <table:table-row table:style-name="ro1">
          <table:table-cell office:value-type="float" office:value="-0.0510345936233305" calcext:value-type="float">
            <text:p>-0.0510345936233305</text:p>
          </table:table-cell>
          <table:table-cell office:value-type="float" office:value="0.0122887033036073" calcext:value-type="float">
            <text:p>0.0122887033036073</text:p>
          </table:table-cell>
          <table:table-cell office:value-type="float" office:value="0.000718973792810569" calcext:value-type="float">
            <text:p>0.0007189737928105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82257538851312" calcext:value-type="float">
            <text:p>-0.282257538851312</text:p>
          </table:table-cell>
          <table:table-cell office:value-type="float" office:value="0.0156951374979477" calcext:value-type="float">
            <text:p>0.0156951374979477</text:p>
          </table:table-cell>
          <table:table-cell office:value-type="float" office:value="-0.359640625262277" calcext:value-type="float">
            <text:p>-0.35964062526227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316286552140905" calcext:value-type="float">
            <text:p>-0.316286552140905</text:p>
          </table:table-cell>
          <table:table-cell office:value-type="float" office:value="-0.0662187521481569" calcext:value-type="float">
            <text:p>-0.0662187521481569</text:p>
          </table:table-cell>
          <table:table-cell office:value-type="float" office:value="-0.115047221396275" calcext:value-type="float">
            <text:p>-0.115047221396275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8239651087645" calcext:value-type="float">
            <text:p>-0.41823965108764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9629477729126" calcext:value-type="float">
            <text:p>0.209629477729126</text:p>
          </table:table-cell>
          <table:table-cell office:value-type="float" office:value="-0.283133065821345" calcext:value-type="float">
            <text:p>-0.283133065821345</text:p>
          </table:table-cell>
          <table:table-cell office:value-type="float" office:value="0.1285354762724" calcext:value-type="float">
            <text:p>0.1285354762724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80253619212813" calcext:value-type="float">
            <text:p>0.180253619212813</text:p>
          </table:table-cell>
          <table:table-cell office:value-type="float" office:value="0.535798598652163" calcext:value-type="float">
            <text:p>0.535798598652163</text:p>
          </table:table-cell>
          <table:table-cell office:value-type="float" office:value="-0.0140635163134506" calcext:value-type="float">
            <text:p>-0.0140635163134506</text:p>
          </table:table-cell>
          <table:table-cell table:number-columns-repeated="16381"/>
        </table:table-row>
        <table:table-row table:style-name="ro1">
          <table:table-cell office:value-type="float" office:value="-0.332677001826404" calcext:value-type="float">
            <text:p>-0.332677001826404</text:p>
          </table:table-cell>
          <table:table-cell office:value-type="float" office:value="-0.0563991641556886" calcext:value-type="float">
            <text:p>-0.0563991641556886</text:p>
          </table:table-cell>
          <table:table-cell office:value-type="float" office:value="-0.12312773004223" calcext:value-type="float">
            <text:p>-0.123127730042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293781753290131" calcext:value-type="float">
            <text:p>0.0293781753290131</text:p>
          </table:table-cell>
          <table:table-cell office:value-type="float" office:value="-0.367802624753522" calcext:value-type="float">
            <text:p>-0.367802624753522</text:p>
          </table:table-cell>
          <table:table-cell office:value-type="float" office:value="0.0249310103356485" calcext:value-type="float">
            <text:p>0.0249310103356485</text:p>
          </table:table-cell>
          <table:table-cell table:number-columns-repeated="16381"/>
        </table:table-row>
        <table:table-row table:style-name="ro1">
          <table:table-cell office:value-type="float" office:value="-0.0730841909898953" calcext:value-type="float">
            <text:p>-0.0730841909898953</text:p>
          </table:table-cell>
          <table:table-cell office:value-type="float" office:value="0.297425818714474" calcext:value-type="float">
            <text:p>0.297425818714474</text:p>
          </table:table-cell>
          <table:table-cell office:value-type="float" office:value="-0.0288107471989286" calcext:value-type="float">
            <text:p>-0.028810747198928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5908045702537" calcext:value-type="float">
            <text:p>-0.25908045702537</text:p>
          </table:table-cell>
          <table:table-cell office:value-type="float" office:value="-0.288192034560672" calcext:value-type="float">
            <text:p>-0.288192034560672</text:p>
          </table:table-cell>
          <table:table-cell office:value-type="float" office:value="-0.123702991479556" calcext:value-type="float">
            <text:p>-0.12370299147955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3705885605207" calcext:value-type="float">
            <text:p>1.03705885605207</text:p>
          </table:table-cell>
          <table:table-cell office:value-type="float" office:value="0.00508583622344907" calcext:value-type="float">
            <text:p>0.00508583622344907</text:p>
          </table:table-cell>
          <table:table-cell office:value-type="float" office:value="1.04214469227552" calcext:value-type="float">
            <text:p>1.0421446922755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float" office:value="0.281631658622155" calcext:value-type="float">
            <text:p>0.281631658622155</text:p>
          </table:table-cell>
          <table:table-cell table:style-name="ce1" office:value-type="float" office:value="1.03909780605223" calcext:value-type="float">
            <text:p>1.03909780605223</text:p>
          </table:table-cell>
          <table:table-cell table:style-name="ce1" office:value-type="float" office:value="0.45291105316972" calcext:value-type="float">
            <text:p>0.45291105316972</text:p>
          </table:table-cell>
          <table:table-cell table:number-columns-repeated="16381"/>
        </table:table-row>
        <table:table-row table:style-name="ro1">
          <table:table-cell table:style-name="ce1" office:value-type="float" office:value="0.737527197460202" calcext:value-type="float">
            <text:p>0.737527197460202</text:p>
          </table:table-cell>
          <table:table-cell table:style-name="ce1" office:value-type="float" office:value="0.591872850677275" calcext:value-type="float">
            <text:p>0.591872850677275</text:p>
          </table:table-cell>
          <table:table-cell table:style-name="ce1" office:value-type="float" office:value="0.482135599938319" calcext:value-type="float">
            <text:p>0.482135599938319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0982103483755702" calcext:value-type="float">
            <text:p>0.0982103483755702</text:p>
          </table:table-cell>
          <table:table-cell table:style-name="ce1" office:value-type="float" office:value="0.095464224462593" calcext:value-type="float">
            <text:p>0.095464224462593</text:p>
          </table:table-cell>
          <table:table-cell table:style-name="ce1" office:value-type="float" office:value="0.0266380387859572" calcext:value-type="float">
            <text:p>0.0266380387859572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579255528407545" calcext:value-type="float">
            <text:p>0.579255528407545</text:p>
          </table:table-cell>
          <table:table-cell table:style-name="ce1" office:value-type="float" office:value="0.286483504274409" calcext:value-type="float">
            <text:p>0.286483504274409</text:p>
          </table:table-cell>
          <table:table-cell table:style-name="ce1" office:value-type="float" office:value="0.861180408150992" calcext:value-type="float">
            <text:p>0.861180408150992</text:p>
          </table:table-cell>
          <table:table-cell table:number-columns-repeated="16381"/>
        </table:table-row>
        <table:table-row table:style-name="ro1">
          <table:table-cell table:style-name="ce1" office:value-type="float" office:value="0.910583753787564" calcext:value-type="float">
            <text:p>0.910583753787564</text:p>
          </table:table-cell>
          <table:table-cell table:style-name="ce1" office:value-type="float" office:value="0.907109943281853" calcext:value-type="float">
            <text:p>0.907109943281853</text:p>
          </table:table-cell>
          <table:table-cell table:style-name="ce1" office:value-type="float" office:value="0.137449752723963" calcext:value-type="float">
            <text:p>0.137449752723963</text:p>
          </table:table-cell>
          <table:table-cell table:number-columns-repeated="16381"/>
        </table:table-row>
        <table:table-row table:style-name="ro1">
          <table:table-cell table:style-name="ce1" office:value-type="float" office:value="0.191390482767663" calcext:value-type="float">
            <text:p>0.191390482767663</text:p>
          </table:table-cell>
          <table:table-cell table:style-name="ce1" office:value-type="float" office:value="0.403444481654045" calcext:value-type="float">
            <text:p>0.403444481654045</text:p>
          </table:table-cell>
          <table:table-cell table:style-name="ce1" office:value-type="float" office:value="0.588829221699285" calcext:value-type="float">
            <text:p>0.588829221699285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00972953226624351" calcext:value-type="float">
            <text:p>0.00972953226624351</text:p>
          </table:table-cell>
          <table:table-cell table:style-name="ce1" office:value-type="float" office:value="-0.00593750824355654" calcext:value-type="float">
            <text:p>-0.00593750824355654</text:p>
          </table:table-cell>
          <table:table-cell table:style-name="ce1" office:value-type="float" office:value="-0.0133750121269923" calcext:value-type="float">
            <text:p>-0.0133750121269923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88958082601563" calcext:value-type="float">
            <text:p>0.88958082601563</text:p>
          </table:table-cell>
          <table:table-cell table:style-name="ce1" office:value-type="float" office:value="0.934467288472276" calcext:value-type="float">
            <text:p>0.934467288472276</text:p>
          </table:table-cell>
          <table:table-cell table:style-name="ce1" office:value-type="float" office:value="-0.00900048698591103" calcext:value-type="float">
            <text:p>-0.00900048698591103</text:p>
          </table:table-cell>
          <table:table-cell table:number-columns-repeated="16381"/>
        </table:table-row>
        <table:table-row table:style-name="ro1">
          <table:table-cell table:style-name="ce1" office:value-type="float" office:value="0.733681666535907" calcext:value-type="float">
            <text:p>0.733681666535907</text:p>
          </table:table-cell>
          <table:table-cell table:style-name="ce1" office:value-type="float" office:value="0.246405059923657" calcext:value-type="float">
            <text:p>0.246405059923657</text:p>
          </table:table-cell>
          <table:table-cell table:style-name="ce1" office:value-type="float" office:value="0.4770954707412" calcext:value-type="float">
            <text:p>0.4770954707412</text:p>
          </table:table-cell>
          <table:table-cell table:number-columns-repeated="16381"/>
        </table:table-row>
        <table:table-row table:style-name="ro1">
          <table:table-cell table:style-name="ce1" office:value-type="float" office:value="0.270739313341535" calcext:value-type="float">
            <text:p>0.270739313341535</text:p>
          </table:table-cell>
          <table:table-cell table:style-name="ce1" office:value-type="float" office:value="1.01578267800044" calcext:value-type="float">
            <text:p>1.01578267800044</text:p>
          </table:table-cell>
          <table:table-cell table:style-name="ce1" office:value-type="float" office:value="0.928563223443281" calcext:value-type="float">
            <text:p>0.928563223443281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-0.0465213482656779" calcext:value-type="float">
            <text:p>-0.0465213482656779</text:p>
          </table:table-cell>
          <table:table-cell table:style-name="ce1" office:value-type="float" office:value="-0.069797701902836" calcext:value-type="float">
            <text:p>-0.069797701902836</text:p>
          </table:table-cell>
          <table:table-cell table:style-name="ce1" office:value-type="float" office:value="0.116319050168514" calcext:value-type="float">
            <text:p>0.116319050168514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462726855017563" calcext:value-type="float">
            <text:p>0.462726855017563</text:p>
          </table:table-cell>
          <table:table-cell table:style-name="ce1" office:value-type="float" office:value="0.478334090839788" calcext:value-type="float">
            <text:p>0.478334090839788</text:p>
          </table:table-cell>
          <table:table-cell table:style-name="ce1" office:value-type="float" office:value="0.294796086241968" calcext:value-type="float">
            <text:p>0.294796086241968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390694644639516" calcext:value-type="float">
            <text:p>0.3906946446395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1" office:value-type="float" office:value="0.426429188590435" calcext:value-type="float">
            <text:p>0.426429188590435</text:p>
          </table:table-cell>
          <table:table-cell table:style-name="ce1" office:value-type="float" office:value="1.03929715207885" calcext:value-type="float">
            <text:p>1.03929715207885</text:p>
          </table:table-cell>
          <table:table-cell table:style-name="ce1" office:value-type="float" office:value="0.466149914824934" calcext:value-type="float">
            <text:p>0.466149914824934</text:p>
          </table:table-cell>
          <table:table-cell table:number-columns-repeated="16381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1" office:value-type="float" office:value="0.284516733944728" calcext:value-type="float">
            <text:p>0.284516733944728</text:p>
          </table:table-cell>
          <table:table-cell table:style-name="ce1" office:value-type="float" office:value="0.538423965884266" calcext:value-type="float">
            <text:p>0.538423965884266</text:p>
          </table:table-cell>
          <table:table-cell table:style-name="ce1" office:value-type="float" office:value="0.245442567565912" calcext:value-type="float">
            <text:p>0.245442567565912</text:p>
          </table:table-cell>
          <table:table-cell table:number-columns-repeated="16381"/>
        </table:table-row>
        <table:table-row table:style-name="ro1">
          <table:table-cell table:style-name="ce1" office:value-type="float" office:value="0.198432273444128" calcext:value-type="float">
            <text:p>0.198432273444128</text:p>
          </table:table-cell>
          <table:table-cell table:style-name="ce1" office:value-type="float" office:value="0.606654816137369" calcext:value-type="float">
            <text:p>0.606654816137369</text:p>
          </table:table-cell>
          <table:table-cell table:style-name="ce1" office:value-type="float" office:value="0.234563166385625" calcext:value-type="float">
            <text:p>0.234563166385625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769751038443127" calcext:value-type="float">
            <text:p>0.769751038443127</text:p>
          </table:table-cell>
          <table:table-cell table:style-name="ce1" office:value-type="float" office:value="0.67946156692274" calcext:value-type="float">
            <text:p>0.67946156692274</text:p>
          </table:table-cell>
          <table:table-cell table:style-name="ce1" office:value-type="float" office:value="0.624447742266682" calcext:value-type="float">
            <text:p>0.624447742266682</text:p>
          </table:table-cell>
          <table:table-cell table:number-columns-repeated="16381"/>
        </table:table-row>
        <table:table-row table:style-name="ro1">
          <table:table-cell table:style-name="ce1" office:value-type="float" office:value="0.365489728366792" calcext:value-type="float">
            <text:p>0.365489728366792</text:p>
          </table:table-cell>
          <table:table-cell table:style-name="ce1" office:value-type="float" office:value="0.348465488695918" calcext:value-type="float">
            <text:p>0.348465488695918</text:p>
          </table:table-cell>
          <table:table-cell table:style-name="ce1" office:value-type="float" office:value="0.0403258701692856" calcext:value-type="float">
            <text:p>0.0403258701692856</text:p>
          </table:table-cell>
          <table:table-cell table:number-columns-repeated="16381"/>
        </table:table-row>
        <table:table-row table:style-name="ro1">
          <table:table-cell table:style-name="ce1" office:value-type="float" office:value="1.29232475651273" calcext:value-type="float">
            <text:p>1.29232475651273</text:p>
          </table:table-cell>
          <table:table-cell table:style-name="ce1" office:value-type="float" office:value="1.24704981146359" calcext:value-type="float">
            <text:p>1.24704981146359</text:p>
          </table:table-cell>
          <table:table-cell table:style-name="ce1" office:value-type="float" office:value="0.771191278652326" calcext:value-type="float">
            <text:p>0.771191278652326</text:p>
          </table:table-cell>
          <table:table-cell table:number-columns-repeated="16381"/>
        </table:table-row>
        <table:table-row table:style-name="ro1">
          <table:table-cell table:style-name="ce1" office:value-type="float" office:value="0.00972953226624351" calcext:value-type="float">
            <text:p>0.009729532266243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1" office:value-type="float" office:value="0.711792910810443" calcext:value-type="float">
            <text:p>0.711792910810443</text:p>
          </table:table-cell>
          <table:table-cell table:style-name="ce1" office:value-type="float" office:value="0.663004025323973" calcext:value-type="float">
            <text:p>0.663004025323973</text:p>
          </table:table-cell>
          <table:table-cell table:style-name="ce1" office:value-type="float" office:value="0.450175221940474" calcext:value-type="float">
            <text:p>0.450175221940474</text:p>
          </table:table-cell>
          <table:table-cell table:number-columns-repeated="16381"/>
        </table:table-row>
        <table:table-row table:style-name="ro1">
          <table:table-cell table:style-name="ce1" office:value-type="float" office:value="0.721975701058959" calcext:value-type="float">
            <text:p>0.721975701058959</text:p>
          </table:table-cell>
          <table:table-cell table:style-name="ce1" office:value-type="float" office:value="0.695845895749467" calcext:value-type="float">
            <text:p>0.695845895749467</text:p>
          </table:table-cell>
          <table:table-cell table:style-name="ce1" office:value-type="float" office:value="0.379013175277001" calcext:value-type="float">
            <text:p>0.379013175277001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1.30580546406488" calcext:value-type="float">
            <text:p>1.30580546406488</text:p>
          </table:table-cell>
          <table:table-cell table:style-name="ce1" office:value-type="float" office:value="1.45123543181423" calcext:value-type="float">
            <text:p>1.45123543181423</text:p>
          </table:table-cell>
          <table:table-cell table:style-name="ce1" office:value-type="float" office:value="1.0133981605172" calcext:value-type="float">
            <text:p>1.0133981605172</text:p>
          </table:table-cell>
          <table:table-cell table:number-columns-repeated="16381"/>
        </table:table-row>
        <table:table-row table:style-name="ro1">
          <table:table-cell table:style-name="ce1" office:value-type="float" office:value="0.545191845071284" calcext:value-type="float">
            <text:p>0.545191845071284</text:p>
          </table:table-cell>
          <table:table-cell table:style-name="ce1" office:value-type="float" office:value="0.398566473545248" calcext:value-type="float">
            <text:p>0.398566473545248</text:p>
          </table:table-cell>
          <table:table-cell table:style-name="ce1" office:value-type="float" office:value="0.316725890983853" calcext:value-type="float">
            <text:p>0.316725890983853</text:p>
          </table:table-cell>
          <table:table-cell table:number-columns-repeated="16381"/>
        </table:table-row>
        <table:table-row table:style-name="ro1">
          <table:table-cell table:style-name="ce1" office:value-type="float" office:value="2.22683535727857" calcext:value-type="float">
            <text:p>2.22683535727857</text:p>
          </table:table-cell>
          <table:table-cell table:style-name="ce1" office:value-type="float" office:value="2.22847963494273" calcext:value-type="float">
            <text:p>2.22847963494273</text:p>
          </table:table-cell>
          <table:table-cell table:style-name="ce1" office:value-type="float" office:value="1.41574917445064" calcext:value-type="float">
            <text:p>1.41574917445064</text:p>
          </table:table-cell>
          <table:table-cell table:number-columns-repeated="16381"/>
        </table:table-row>
        <table:table-row table:style-name="ro1">
          <table:table-cell table:style-name="ce1" office:value-type="float" office:value="-0.0378661429155273" calcext:value-type="float">
            <text:p>-0.0378661429155273</text:p>
          </table:table-cell>
          <table:table-cell table:style-name="ce1" office:value-type="float" office:value="-0.0607057722678959" calcext:value-type="float">
            <text:p>-0.0607057722678959</text:p>
          </table:table-cell>
          <table:table-cell table:style-name="ce1" office:value-type="float" office:value="0.116231479639973" calcext:value-type="float">
            <text:p>0.116231479639973</text:p>
          </table:table-cell>
          <table:table-cell table:number-columns-repeated="16381"/>
        </table:table-row>
        <table:table-row table:style-name="ro1">
          <table:table-cell table:style-name="ce1" office:value-type="float" office:value="1.19499000597639" calcext:value-type="float">
            <text:p>1.19499000597639</text:p>
          </table:table-cell>
          <table:table-cell table:style-name="ce1" office:value-type="float" office:value="1.2159972285177" calcext:value-type="float">
            <text:p>1.2159972285177</text:p>
          </table:table-cell>
          <table:table-cell table:style-name="ce1" office:value-type="float" office:value="0.844244940102692" calcext:value-type="float">
            <text:p>0.844244940102692</text:p>
          </table:table-cell>
          <table:table-cell table:number-columns-repeated="16381"/>
        </table:table-row>
        <table:table-row table:style-name="ro1">
          <table:table-cell table:style-name="ce1" office:value-type="float" office:value="1.20887753551309" calcext:value-type="float">
            <text:p>1.20887753551309</text:p>
          </table:table-cell>
          <table:table-cell table:style-name="ce1" office:value-type="float" office:value="1.1613199416287" calcext:value-type="float">
            <text:p>1.1613199416287</text:p>
          </table:table-cell>
          <table:table-cell table:style-name="ce1" office:value-type="float" office:value="0.793743538225598" calcext:value-type="float">
            <text:p>0.793743538225598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397454756743914" calcext:value-type="float">
            <text:p>0.397454756743914</text:p>
          </table:table-cell>
          <table:table-cell table:style-name="ce1" office:value-type="float" office:value="0.459671027420196" calcext:value-type="float">
            <text:p>0.459671027420196</text:p>
          </table:table-cell>
          <table:table-cell table:style-name="ce1" office:value-type="float" office:value="0.29668584100085" calcext:value-type="float">
            <text:p>0.29668584100085</text:p>
          </table:table-cell>
          <table:table-cell table:number-columns-repeated="16381"/>
        </table:table-row>
        <table:table-row table:style-name="ro1">
          <table:table-cell table:style-name="ce1" office:value-type="float" office:value="0.185762223776199" calcext:value-type="float">
            <text:p>0.185762223776199</text:p>
          </table:table-cell>
          <table:table-cell table:style-name="ce1" office:value-type="float" office:value="0.160427498470076" calcext:value-type="float">
            <text:p>0.160427498470076</text:p>
          </table:table-cell>
          <table:table-cell table:style-name="ce1" office:value-type="float" office:value="0.147820919098323" calcext:value-type="float">
            <text:p>0.147820919098323</text:p>
          </table:table-cell>
          <table:table-cell table:number-columns-repeated="16381"/>
        </table:table-row>
        <table:table-row table:style-name="ro1">
          <table:table-cell table:style-name="ce1" office:value-type="float" office:value="0.998357073419743" calcext:value-type="float">
            <text:p>0.9983570734197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43645055640896" calcext:value-type="float">
            <text:p>0.443645055640896</text:p>
          </table:table-cell>
          <table:table-cell table:number-columns-repeated="16381"/>
        </table:table-row>
        <table:table-row table:style-name="ro1">
          <table:table-cell table:style-name="ce1" office:value-type="float" office:value="0.103690396361351" calcext:value-type="float">
            <text:p>0.103690396361351</text:p>
          </table:table-cell>
          <table:table-cell table:style-name="ce1" office:value-type="float" office:value="0.101348986390899" calcext:value-type="float">
            <text:p>0.101348986390899</text:p>
          </table:table-cell>
          <table:table-cell table:style-name="ce1" office:value-type="float" office:value="0.120965710807384" calcext:value-type="float">
            <text:p>0.120965710807384</text:p>
          </table:table-cell>
          <table:table-cell table:number-columns-repeated="16381"/>
        </table:table-row>
        <table:table-row table:style-name="ro1">
          <table:table-cell table:style-name="ce1" office:value-type="float" office:value="0.355763309940039" calcext:value-type="float">
            <text:p>0.355763309940039</text:p>
          </table:table-cell>
          <table:table-cell table:style-name="ce1" office:value-type="float" office:value="0.363315961329389" calcext:value-type="float">
            <text:p>0.363315961329389</text:p>
          </table:table-cell>
          <table:table-cell table:style-name="ce1" office:value-type="float" office:value="0.250515447212365" calcext:value-type="float">
            <text:p>0.250515447212365</text:p>
          </table:table-cell>
          <table:table-cell table:number-columns-repeated="16381"/>
        </table:table-row>
        <table:table-row table:style-name="ro1">
          <table:table-cell table:style-name="ce1" office:value-type="float" office:value="0.360738449654804" calcext:value-type="float">
            <text:p>0.360738449654804</text:p>
          </table:table-cell>
          <table:table-cell table:style-name="ce1" office:value-type="float" office:value="0.343984151698464" calcext:value-type="float">
            <text:p>0.343984151698464</text:p>
          </table:table-cell>
          <table:table-cell table:style-name="ce1" office:value-type="float" office:value="0.238178211733448" calcext:value-type="float">
            <text:p>0.238178211733448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344471097426402" calcext:value-type="float">
            <text:p>0.344471097426402</text:p>
          </table:table-cell>
          <table:table-cell table:style-name="ce1" office:value-type="float" office:value="0.398393478965405" calcext:value-type="float">
            <text:p>0.398393478965405</text:p>
          </table:table-cell>
          <table:table-cell table:style-name="ce1" office:value-type="float" office:value="0.257135423608193" calcext:value-type="float">
            <text:p>0.257135423608193</text:p>
          </table:table-cell>
          <table:table-cell table:number-columns-repeated="16381"/>
        </table:table-row>
        <table:table-row table:style-name="ro1">
          <table:table-cell table:style-name="ce1" office:value-type="float" office:value="0.37602879013009" calcext:value-type="float">
            <text:p>0.37602879013009</text:p>
          </table:table-cell>
          <table:table-cell table:style-name="ce1" office:value-type="float" office:value="0.324745025802328" calcext:value-type="float">
            <text:p>0.324745025802328</text:p>
          </table:table-cell>
          <table:table-cell table:style-name="ce1" office:value-type="float" office:value="0.299226184067582" calcext:value-type="float">
            <text:p>0.299226184067582</text:p>
          </table:table-cell>
          <table:table-cell table:number-columns-repeated="16381"/>
        </table:table-row>
        <table:table-row table:style-name="ro1">
          <table:table-cell table:style-name="ce1" office:value-type="float" office:value="0.408827273956464" calcext:value-type="float">
            <text:p>0.408827273956464</text:p>
          </table:table-cell>
          <table:table-cell table:style-name="ce1" office:value-type="float" office:value="0.409500052477296" calcext:value-type="float">
            <text:p>0.409500052477296</text:p>
          </table:table-cell>
          <table:table-cell table:style-name="ce1" office:value-type="float" office:value="0.18167267356624" calcext:value-type="float">
            <text:p>0.18167267356624</text:p>
          </table:table-cell>
          <table:table-cell table:number-columns-repeated="16381"/>
        </table:table-row>
        <table:table-row table:style-name="ro1">
          <table:table-cell table:style-name="ce1" office:value-type="float" office:value="0.318063730934877" calcext:value-type="float">
            <text:p>0.318063730934877</text:p>
          </table:table-cell>
          <table:table-cell table:style-name="ce1" office:value-type="float" office:value="0.310881603978251" calcext:value-type="float">
            <text:p>0.310881603978251</text:p>
          </table:table-cell>
          <table:table-cell table:style-name="ce1" office:value-type="float" office:value="0.371054665086871" calcext:value-type="float">
            <text:p>0.371054665086871</text:p>
          </table:table-cell>
          <table:table-cell table:number-columns-repeated="16381"/>
        </table:table-row>
        <table:table-row table:style-name="ro1">
          <table:table-cell table:style-name="ce1" office:value-type="float" office:value="0.366919603787754" calcext:value-type="float">
            <text:p>0.366919603787754</text:p>
          </table:table-cell>
          <table:table-cell table:style-name="ce1" office:value-type="float" office:value="0.374709096908319" calcext:value-type="float">
            <text:p>0.374709096908319</text:p>
          </table:table-cell>
          <table:table-cell table:style-name="ce1" office:value-type="float" office:value="0.258371299303926" calcext:value-type="float">
            <text:p>0.258371299303926</text:p>
          </table:table-cell>
          <table:table-cell table:number-columns-repeated="16381"/>
        </table:table-row>
        <table:table-row table:style-name="ro1">
          <table:table-cell table:style-name="ce1" office:value-type="float" office:value="0.38258366590424" calcext:value-type="float">
            <text:p>0.38258366590424</text:p>
          </table:table-cell>
          <table:table-cell table:style-name="ce1" office:value-type="float" office:value="0.364814778950486" calcext:value-type="float">
            <text:p>0.364814778950486</text:p>
          </table:table-cell>
          <table:table-cell table:style-name="ce1" office:value-type="float" office:value="0.252601555145274" calcext:value-type="float">
            <text:p>0.252601555145274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344471097426402" calcext:value-type="float">
            <text:p>0.344471097426402</text:p>
          </table:table-cell>
          <table:table-cell table:style-name="ce1" office:value-type="float" office:value="-0.601606521034595" calcext:value-type="float">
            <text:p>-0.601606521034595</text:p>
          </table:table-cell>
          <table:table-cell table:style-name="ce1" office:value-type="float" office:value="0.257135423608193" calcext:value-type="float">
            <text:p>0.257135423608193</text:p>
          </table:table-cell>
          <table:table-cell table:number-columns-repeated="16381"/>
        </table:table-row>
        <table:table-row table:style-name="ro1">
          <table:table-cell table:style-name="ce1" office:value-type="float" office:value="-0.62397120986991" calcext:value-type="float">
            <text:p>-0.62397120986991</text:p>
          </table:table-cell>
          <table:table-cell table:style-name="ce1" office:value-type="float" office:value="0.324745025802328" calcext:value-type="float">
            <text:p>0.324745025802328</text:p>
          </table:table-cell>
          <table:table-cell table:style-name="ce1" office:value-type="float" office:value="0.299226184067582" calcext:value-type="float">
            <text:p>0.299226184067582</text:p>
          </table:table-cell>
          <table:table-cell table:number-columns-repeated="16381"/>
        </table:table-row>
        <table:table-row table:style-name="ro1">
          <table:table-cell table:style-name="ce1" office:value-type="float" office:value="-0.591172726043536" calcext:value-type="float">
            <text:p>-0.591172726043536</text:p>
          </table:table-cell>
          <table:table-cell table:style-name="ce1" office:value-type="float" office:value="0.409500052477296" calcext:value-type="float">
            <text:p>0.409500052477296</text:p>
          </table:table-cell>
          <table:table-cell table:style-name="ce1" office:value-type="float" office:value="0.18167267356624" calcext:value-type="float">
            <text:p>0.18167267356624</text:p>
          </table:table-cell>
          <table:table-cell table:number-columns-repeated="16381"/>
        </table:table-row>
        <table:table-row table:style-name="ro1">
          <table:table-cell table:style-name="ce1" office:value-type="float" office:value="0.318063730934877" calcext:value-type="float">
            <text:p>0.318063730934877</text:p>
          </table:table-cell>
          <table:table-cell table:style-name="ce1" office:value-type="float" office:value="0.310881603978251" calcext:value-type="float">
            <text:p>0.310881603978251</text:p>
          </table:table-cell>
          <table:table-cell table:style-name="ce1" office:value-type="float" office:value="-0.628945334913129" calcext:value-type="float">
            <text:p>-0.628945334913129</text:p>
          </table:table-cell>
          <table:table-cell table:number-columns-repeated="16381"/>
        </table:table-row>
        <table:table-row table:style-name="ro1">
          <table:table-cell table:style-name="ce1" office:value-type="float" office:value="0.366919603787754" calcext:value-type="float">
            <text:p>0.366919603787754</text:p>
          </table:table-cell>
          <table:table-cell table:style-name="ce1" office:value-type="float" office:value="0.374709096908319" calcext:value-type="float">
            <text:p>0.374709096908319</text:p>
          </table:table-cell>
          <table:table-cell table:style-name="ce1" office:value-type="float" office:value="-0.741628700696074" calcext:value-type="float">
            <text:p>-0.741628700696074</text:p>
          </table:table-cell>
          <table:table-cell table:number-columns-repeated="16381"/>
        </table:table-row>
        <table:table-row table:style-name="ro1">
          <table:table-cell table:style-name="ce1" office:value-type="float" office:value="0.38258366590424" calcext:value-type="float">
            <text:p>0.38258366590424</text:p>
          </table:table-cell>
          <table:table-cell table:style-name="ce1" office:value-type="float" office:value="-0.635185221049514" calcext:value-type="float">
            <text:p>-0.635185221049514</text:p>
          </table:table-cell>
          <table:table-cell table:style-name="ce1" office:value-type="float" office:value="0.252601555145274" calcext:value-type="float">
            <text:p>0.252601555145274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-0.185514156910328" calcext:value-type="float">
            <text:p>-0.185514156910328</text:p>
          </table:table-cell>
          <table:table-cell table:style-name="ce1" office:value-type="float" office:value="-0.00310303401053182" calcext:value-type="float">
            <text:p>-0.00310303401053182</text:p>
          </table:table-cell>
          <table:table-cell table:style-name="ce1" office:value-type="float" office:value="0.190432238548361" calcext:value-type="float">
            <text:p>0.190432238548361</text:p>
          </table:table-cell>
          <table:table-cell table:number-columns-repeated="16381"/>
        </table:table-row>
        <table:table-row table:style-name="ro1">
          <table:table-cell table:style-name="ce1" office:value-type="float" office:value="-0.210377267869223" calcext:value-type="float">
            <text:p>-0.210377267869223</text:p>
          </table:table-cell>
          <table:table-cell table:style-name="ce1" office:value-type="float" office:value="0.0217499034284408" calcext:value-type="float">
            <text:p>0.0217499034284408</text:p>
          </table:table-cell>
          <table:table-cell table:style-name="ce1" office:value-type="float" office:value="0.190084546637983" calcext:value-type="float">
            <text:p>0.190084546637983</text:p>
          </table:table-cell>
          <table:table-cell table:number-columns-repeated="16381"/>
        </table:table-row>
        <table:table-row table:style-name="ro1">
          <table:table-cell table:style-name="ce1" office:value-type="float" office:value="0.0444878699698469" calcext:value-type="float">
            <text:p>0.0444878699698469</text:p>
          </table:table-cell>
          <table:table-cell table:style-name="ce1" office:value-type="float" office:value="-0.117816372943362" calcext:value-type="float">
            <text:p>-0.117816372943362</text:p>
          </table:table-cell>
          <table:table-cell table:style-name="ce1" office:value-type="float" office:value="0.0755435881883003" calcext:value-type="float">
            <text:p>0.0755435881883003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196894162139828" calcext:value-type="float">
            <text:p>0.196894162139828</text:p>
          </table:table-cell>
          <table:table-cell table:style-name="ce1" office:value-type="float" office:value="0.183044037082086" calcext:value-type="float">
            <text:p>0.183044037082086</text:p>
          </table:table-cell>
          <table:table-cell table:style-name="ce1" office:value-type="float" office:value="-0.379938199221914" calcext:value-type="float">
            <text:p>-0.379938199221914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office:value-type="float" office:value="-0.258061075085151" calcext:value-type="float">
            <text:p>-0.258061075085151</text:p>
          </table:table-cell>
          <table:table-cell office:value-type="float" office:value="0.227171383937852" calcext:value-type="float">
            <text:p>0.227171383937852</text:p>
          </table:table-cell>
          <table:table-cell office:value-type="float" office:value="-0.279073116848743" calcext:value-type="float">
            <text:p>-0.279073116848743</text:p>
          </table:table-cell>
          <table:table-cell table:number-columns-repeated="16381"/>
        </table:table-row>
        <table:table-row table:style-name="ro1">
          <table:table-cell office:value-type="float" office:value="-0.254302401955229" calcext:value-type="float">
            <text:p>-0.254302401955229</text:p>
          </table:table-cell>
          <table:table-cell office:value-type="float" office:value="-0.235017962439234" calcext:value-type="float">
            <text:p>-0.235017962439234</text:p>
          </table:table-cell>
          <table:table-cell office:value-type="float" office:value="0.438787265088171" calcext:value-type="float">
            <text:p>0.438787265088171</text:p>
          </table:table-cell>
          <table:table-cell table:number-columns-repeated="16381"/>
        </table:table-row>
        <table:table-row table:style-name="ro1">
          <table:table-cell office:value-type="float" office:value="-0.144866660818135" calcext:value-type="float">
            <text:p>-0.144866660818135</text:p>
          </table:table-cell>
          <table:table-cell office:value-type="float" office:value="-0.24615449616889" calcext:value-type="float">
            <text:p>-0.24615449616889</text:p>
          </table:table-cell>
          <table:table-cell office:value-type="float" office:value="0.424603925409665" calcext:value-type="float">
            <text:p>0.424603925409665</text:p>
          </table:table-cell>
          <table:table-cell table:number-columns-repeated="16381"/>
        </table:table-row>
        <table:table-row table:style-name="ro1">
          <table:table-cell office:value-type="float" office:value="0.579112900297865" calcext:value-type="float">
            <text:p>0.579112900297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683233057441644" calcext:value-type="float">
            <text:p>0.683233057441644</text:p>
          </table:table-cell>
          <table:table-cell office:value-type="float" office:value="0.00770470979555059" calcext:value-type="float">
            <text:p>0.00770470979555059</text:p>
          </table:table-cell>
          <table:table-cell office:value-type="float" office:value="-0.208686565406695" calcext:value-type="float">
            <text:p>-0.208686565406695</text:p>
          </table:table-cell>
          <table:table-cell table:number-columns-repeated="16381"/>
        </table:table-row>
        <table:table-row table:style-name="ro1">
          <table:table-cell office:value-type="float" office:value="-0.255494254666327" calcext:value-type="float">
            <text:p>-0.255494254666327</text:p>
          </table:table-cell>
          <table:table-cell office:value-type="float" office:value="0.244696826996706" calcext:value-type="float">
            <text:p>0.244696826996706</text:p>
          </table:table-cell>
          <table:table-cell office:value-type="float" office:value="-0.307073191568895" calcext:value-type="float">
            <text:p>-0.307073191568895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-0.0369149745536639" calcext:value-type="float">
            <text:p>-0.0369149745536639</text:p>
          </table:table-cell>
          <table:table-cell table:style-name="ce1" office:value-type="float" office:value="0.0511851880271797" calcext:value-type="float">
            <text:p>0.0511851880271797</text:p>
          </table:table-cell>
          <table:table-cell table:style-name="ce1" office:value-type="float" office:value="-0.0675179894108754" calcext:value-type="float">
            <text:p>-0.0675179894108754</text:p>
          </table:table-cell>
          <table:table-cell table:number-columns-repeated="16381"/>
        </table:table-row>
        <table:table-row table:style-name="ro1">
          <table:table-cell table:style-name="ce1" office:value-type="float" office:value="-0.159570688238334" calcext:value-type="float">
            <text:p>-0.159570688238334</text:p>
          </table:table-cell>
          <table:table-cell table:style-name="ce1" office:value-type="float" office:value="-0.0854820898196292" calcext:value-type="float">
            <text:p>-0.0854820898196292</text:p>
          </table:table-cell>
          <table:table-cell table:style-name="ce1" office:value-type="float" office:value="0.180719470427807" calcext:value-type="float">
            <text:p>0.180719470427807</text:p>
          </table:table-cell>
          <table:table-cell table:number-columns-repeated="16381"/>
        </table:table-row>
        <table:table-row table:style-name="ro1">
          <table:table-cell table:style-name="ce1" office:value-type="float" office:value="-0.0356486515685594" calcext:value-type="float">
            <text:p>-0.0356486515685594</text:p>
          </table:table-cell>
          <table:table-cell table:style-name="ce1" office:value-type="float" office:value="0.0119157082492344" calcext:value-type="float">
            <text:p>0.0119157082492344</text:p>
          </table:table-cell>
          <table:table-cell table:style-name="ce1" office:value-type="float" office:value="-0.00700037629307953" calcext:value-type="float">
            <text:p>-0.00700037629307953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349621565214666" calcext:value-type="float">
            <text:p>0.349621565214666</text:p>
          </table:table-cell>
          <table:table-cell table:style-name="ce1" office:value-type="float" office:value="-0.0015995378780153" calcext:value-type="float">
            <text:p>-0.0015995378780153</text:p>
          </table:table-cell>
          <table:table-cell table:style-name="ce1" office:value-type="float" office:value="0.0685583166735038" calcext:value-type="float">
            <text:p>0.0685583166735038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office:value-type="float" office:value="-0.324734750940255" calcext:value-type="float">
            <text:p>-0.324734750940255</text:p>
          </table:table-cell>
          <table:table-cell office:value-type="float" office:value="-0.0672753321611314" calcext:value-type="float">
            <text:p>-0.0672753321611314</text:p>
          </table:table-cell>
          <table:table-cell office:value-type="float" office:value="-0.122065798695889" calcext:value-type="float">
            <text:p>-0.122065798695889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84439565263264" calcext:value-type="float">
            <text:p>-0.38443956526326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1226564970598" calcext:value-type="float">
            <text:p>0.211226564970598</text:p>
          </table:table-cell>
          <table:table-cell office:value-type="float" office:value="-0.2968407143116" calcext:value-type="float">
            <text:p>-0.2968407143116</text:p>
          </table:table-cell>
          <table:table-cell office:value-type="float" office:value="0.122983425664842" calcext:value-type="float">
            <text:p>0.122983425664842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8257016402942" calcext:value-type="float">
            <text:p>0.218257016402942</text:p>
          </table:table-cell>
          <table:table-cell office:value-type="float" office:value="0.600446024210648" calcext:value-type="float">
            <text:p>0.600446024210648</text:p>
          </table:table-cell>
          <table:table-cell office:value-type="float" office:value="0.0109919794688223" calcext:value-type="float">
            <text:p>0.0109919794688223</text:p>
          </table:table-cell>
          <table:table-cell table:number-columns-repeated="16381"/>
        </table:table-row>
        <table:table-row table:style-name="ro1">
          <table:table-cell office:value-type="float" office:value="-0.342340271456519" calcext:value-type="float">
            <text:p>-0.342340271456519</text:p>
          </table:table-cell>
          <table:table-cell office:value-type="float" office:value="-0.052889126876291" calcext:value-type="float">
            <text:p>-0.052889126876291</text:p>
          </table:table-cell>
          <table:table-cell office:value-type="float" office:value="-0.130991252611105" calcext:value-type="float">
            <text:p>-0.130991252611105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0.038369255502884" calcext:value-type="float">
            <text:p>0.038369255502884</text:p>
          </table:table-cell>
          <table:table-cell table:style-name="ce1" office:value-type="float" office:value="-0.330888657468727" calcext:value-type="float">
            <text:p>-0.330888657468727</text:p>
          </table:table-cell>
          <table:table-cell table:style-name="ce1" office:value-type="float" office:value="0.0243791074957618" calcext:value-type="float">
            <text:p>0.0243791074957618</text:p>
          </table:table-cell>
          <table:table-cell table:number-columns-repeated="16381"/>
        </table:table-row>
        <table:table-row table:style-name="ro1">
          <table:table-cell table:style-name="ce1" office:value-type="float" office:value="-0.0716891505761728" calcext:value-type="float">
            <text:p>-0.0716891505761728</text:p>
          </table:table-cell>
          <table:table-cell table:style-name="ce1" office:value-type="float" office:value="0.278385323592588" calcext:value-type="float">
            <text:p>0.278385323592588</text:p>
          </table:table-cell>
          <table:table-cell table:style-name="ce1" office:value-type="float" office:value="-0.0292770586191956" calcext:value-type="float">
            <text:p>-0.0292770586191956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-0.237591441023233" calcext:value-type="float">
            <text:p>-0.237591441023233</text:p>
          </table:table-cell>
          <table:table-cell table:style-name="ce1" office:value-type="float" office:value="-0.200998714401638" calcext:value-type="float">
            <text:p>-0.200998714401638</text:p>
          </table:table-cell>
          <table:table-cell table:style-name="ce1" office:value-type="float" office:value="-0.11908164617333" calcext:value-type="float">
            <text:p>-0.11908164617333</text:p>
          </table:table-cell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float" office:value="1.0243326984757" calcext:value-type="float">
            <text:p>1.0243326984757</text:p>
          </table:table-cell>
          <table:table-cell table:style-name="ce1" office:value-type="float" office:value="0.00516288937862698" calcext:value-type="float">
            <text:p>0.00516288937862698</text:p>
          </table:table-cell>
          <table:table-cell table:style-name="ce1" office:value-type="float" office:value="1.02949558785433" calcext:value-type="float">
            <text:p>1.02949558785433</text:p>
          </table:table-cell>
          <table:table-cell table:number-columns-repeated="16381"/>
        </table:table-row>
        <table:table-row table:style-name="ro1" table:number-rows-repeated="10481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4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5" table:default-cell-style-name="ce1"/>
        <table:table-column table:style-name="co4" table:number-columns-repeated="16366" table:default-cell-style-name="ce1"/>
        <table:table-row table:style-name="ro1">
          <table:table-cell table:style-name="Default" office:value-type="float" office:value="0.29958858853215" calcext:value-type="float">
            <text:p>0.29958858853215</text:p>
          </table:table-cell>
          <table:table-cell table:style-name="Default" office:value-type="float" office:value="0.921384549363679" calcext:value-type="float">
            <text:p>0.921384549363679</text:p>
          </table:table-cell>
          <table:table-cell table:style-name="Default" office:value-type="float" office:value="0.481349445754425" calcext:value-type="float">
            <text:p>0.481349445754425</text:p>
          </table:table-cell>
          <table:table-cell table:style-name="Default" office:value-type="string" calcext:value-type="string">
            <text:p>w1</text:p>
          </table:table-cell>
          <table:table-cell table:style-name="Default"/>
          <table:table-cell table:style-name="Default" office:value-type="float" office:value="0.111109791978521" calcext:value-type="float">
            <text:p>0.111109791978521</text:p>
          </table:table-cell>
          <table:table-cell table:style-name="Default" office:value-type="float" office:value="0.451813130126501" calcext:value-type="float">
            <text:p>0.45181313012650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eg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/>
          <table:table-cell table:number-columns-repeated="16366"/>
        </table:table-row>
        <table:table-row table:style-name="ro1">
          <table:table-cell table:style-name="Default" office:value-type="float" office:value="0.710126674411187" calcext:value-type="float">
            <text:p>0.710126674411187</text:p>
          </table:table-cell>
          <table:table-cell table:style-name="Default" office:value-type="float" office:value="0.676536175650993" calcext:value-type="float">
            <text:p>0.676536175650993</text:p>
          </table:table-cell>
          <table:table-cell table:style-name="Default" office:value-type="float" office:value="0.458977516738955" calcext:value-type="float">
            <text:p>0.458977516738955</text:p>
          </table:table-cell>
          <table:table-cell table:style-name="Default" table:number-columns-repeated="2"/>
          <table:table-cell table:style-name="Default" office:value-type="float" office:value="0.688599100248087" calcext:value-type="float">
            <text:p>0.688599100248087</text:p>
          </table:table-cell>
          <table:table-cell table:style-name="Default" office:value-type="float" office:value="-0.710104194945701" calcext:value-type="float">
            <text:p>-0.71010419494570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step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float" office:value="0.836854142318781" calcext:value-type="float">
            <text:p>0.836854142318781</text:p>
          </table:table-cell>
          <table:table-cell table:style-name="Default" office:value-type="float" office:value="0.125465502028214" calcext:value-type="float">
            <text:p>0.12546550202821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1</text:p>
          </table:table-cell>
          <table:table-cell table:style-name="Default"/>
          <table:table-cell table:style-name="Default" office:value-type="float" office:value="-0.608405497636609" calcext:value-type="float">
            <text:p>-0.608405497636609</text:p>
          </table:table-cell>
          <table:table-cell table:style-name="Default" office:value-type="float" office:value="-0.84091789389624" calcext:value-type="float">
            <text:p>-0.84091789389624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float" office:value="0.360905446324185" calcext:value-type="float">
            <text:p>0.360905446324185</text:p>
          </table:table-cell>
          <table:table-cell table:style-name="Default" office:value-type="float" office:value="0.114794391863328" calcext:value-type="float">
            <text:p>0.114794391863328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office:value-type="float" office:value="0.554917690160218" calcext:value-type="float">
            <text:p>0.554917690160218</text:p>
          </table:table-cell>
          <table:table-cell table:style-name="Default" office:value-type="float" office:value="0.300658330304891" calcext:value-type="float">
            <text:p>0.300658330304891</text:p>
          </table:table-cell>
          <table:table-cell table:style-name="Default" office:value-type="float" office:value="0.851414649045376" calcext:value-type="float">
            <text:p>0.851414649045376</text:p>
          </table:table-cell>
          <table:table-cell table:style-name="Default" office:value-type="string" calcext:value-type="string">
            <text:p>w2</text:p>
          </table:table-cell>
          <table:table-cell table:style-name="Default"/>
          <table:table-cell table:style-name="Default" office:value-type="float" office:value="0.529786158492623" calcext:value-type="float">
            <text:p>0.529786158492623</text:p>
          </table:table-cell>
          <table:table-cell table:style-name="Default" office:value-type="float" office:value="-0.0664146754607276" calcext:value-type="float">
            <text:p>-0.0664146754607276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office:value-type="float" office:value="0.846399391320794" calcext:value-type="float">
            <text:p>0.846399391320794</text:p>
          </table:table-cell>
          <table:table-cell table:style-name="Default" office:value-type="float" office:value="0.890238407159074" calcext:value-type="float">
            <text:p>0.890238407159074</text:p>
          </table:table-cell>
          <table:table-cell table:style-name="Default" office:value-type="float" office:value="0.18852743360062" calcext:value-type="float">
            <text:p>0.1885274336006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office:value-type="float" office:value="0.167332715326401" calcext:value-type="float">
            <text:p>0.167332715326401</text:p>
          </table:table-cell>
          <table:table-cell table:style-name="Default" office:value-type="float" office:value="0.406276430359808" calcext:value-type="float">
            <text:p>0.406276430359808</text:p>
          </table:table-cell>
          <table:table-cell table:style-name="Default" office:value-type="float" office:value="0.598456774228674" calcext:value-type="float">
            <text:p>0.598456774228674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W.X + b</text:p>
          </table:table-cell>
          <table:table-cell table:style-name="Default" table:number-columns-repeated="4"/>
          <table:table-cell table:style-name="Default" office:value-type="string" calcext:value-type="string">
            <text:p>W.X</text:p>
          </table:table-cell>
          <table:table-cell table:style-name="Default" table:number-columns-repeated="4"/>
          <table:table-cell table:style-name="Default" office:value-type="string" calcext:value-type="string">
            <text:p>W1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office:value-type="float" office:value="0.814166145244106" calcext:value-type="float">
            <text:p>0.814166145244106</text:p>
          </table:table-cell>
          <table:table-cell table:style-name="Default" office:value-type="float" office:value="0.920676527086523" calcext:value-type="float">
            <text:p>0.920676527086523</text:p>
          </table:table-cell>
          <table:table-cell table:style-name="Default" office:value-type="float" office:value="0.0809311557634369" calcext:value-type="float">
            <text:p>0.0809311557634369</text:p>
          </table:table-cell>
          <table:table-cell table:style-name="Default" office:value-type="string" calcext:value-type="string">
            <text:p>w3</text:p>
          </table:table-cell>
          <table:table-cell table:style-name="Default"/>
          <table:table-cell table:style-name="Default" table:formula="of:=[.K12]+[.A$4]" office:value-type="float" office:value="0.354131781302987" calcext:value-type="float">
            <text:p>0.354131781302987</text:p>
          </table:table-cell>
          <table:table-cell table:style-name="Default" table:formula="of:=[.L12]+[.B$4]" office:value-type="float" office:value="0.408042772776709" calcext:value-type="float">
            <text:p>0.408042772776709</text:p>
          </table:table-cell>
          <table:table-cell table:style-name="Default" table:formula="of:=[.M12]+[.C$4]" office:value-type="float" office:value="0.260854705282266" calcext:value-type="float">
            <text:p>0.260854705282266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F1:.G6];[.A1:.C2] )" office:value-type="float" office:value="0.354131781302987" calcext:value-type="float">
            <text:p>0.354131781302987</text:p>
          </table:table-cell>
          <table:table-cell table:style-name="Default" office:value-type="float" office:value="0.408042772776709" calcext:value-type="float">
            <text:p>0.408042772776709</text:p>
          </table:table-cell>
          <table:table-cell table:style-name="Default" office:value-type="float" office:value="0.260854705282266" calcext:value-type="float">
            <text:p>0.260854705282266</text:p>
          </table:table-cell>
          <table:table-cell table:style-name="Default" table:number-columns-repeated="2"/>
          <table:table-cell table:style-name="Default" table:formula="of:=POWER([.A1];2)" office:value-type="float" office:value="0.0897533223786859" calcext:value-type="float">
            <text:p>0.0897533223786859</text:p>
          </table:table-cell>
          <table:table-cell table:style-name="Default" table:formula="of:=POWER([.B1];2)" office:value-type="float" office:value="0.84894948780611" calcext:value-type="float">
            <text:p>0.84894948780611</text:p>
          </table:table-cell>
          <table:table-cell table:style-name="Default" table:formula="of:=POWER([.C1];2)" office:value-type="float" office:value="0.231697288928092" calcext:value-type="float">
            <text:p>0.231697288928092</text:p>
          </table:table-cell>
          <table:table-cell table:number-columns-repeated="16366"/>
        </table:table-row>
        <table:table-row table:style-name="ro1">
          <table:table-cell table:style-name="Default" office:value-type="float" office:value="0.648263451250989" calcext:value-type="float">
            <text:p>0.648263451250989</text:p>
          </table:table-cell>
          <table:table-cell table:style-name="Default" office:value-type="float" office:value="0.23910093352679" calcext:value-type="float">
            <text:p>0.23910093352679</text:p>
          </table:table-cell>
          <table:table-cell table:style-name="Default" office:value-type="float" office:value="0.570400831049233" calcext:value-type="float">
            <text:p>0.570400831049233</text:p>
          </table:table-cell>
          <table:table-cell table:style-name="Default" table:number-columns-repeated="2"/>
          <table:table-cell table:style-name="Default" table:formula="of:=[.K13]+[.A$4]" office:value-type="float" office:value="-0.297967497934391" calcext:value-type="float">
            <text:p>-0.297967497934391</text:p>
          </table:table-cell>
          <table:table-cell table:style-name="Default" table:formula="of:=[.L13]+[.B$4]" office:value-type="float" office:value="0.154053395312027" calcext:value-type="float">
            <text:p>0.154053395312027</text:p>
          </table:table-cell>
          <table:table-cell table:style-name="Default" table:formula="of:=[.M13]+[.C$4]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office:value-type="float" office:value="-0.297967497934391" calcext:value-type="float">
            <text:p>-0.297967497934391</text:p>
          </table:table-cell>
          <table:table-cell table:style-name="Default" office:value-type="float" office:value="0.154053395312027" calcext:value-type="float">
            <text:p>0.154053395312027</text:p>
          </table:table-cell>
          <table:table-cell table:style-name="Default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table:formula="of:=POWER([.A2];2)" office:value-type="float" office:value="0.504279893710292" calcext:value-type="float">
            <text:p>0.504279893710292</text:p>
          </table:table-cell>
          <table:table-cell table:style-name="Default" table:formula="of:=POWER([.B2];2)" office:value-type="float" office:value="0.457701196964471" calcext:value-type="float">
            <text:p>0.457701196964471</text:p>
          </table:table-cell>
          <table:table-cell table:style-name="Default" table:formula="of:=POWER([.C2];2)" office:value-type="float" office:value="0.210660360871858" calcext:value-type="float">
            <text:p>0.210660360871858</text:p>
          </table:table-cell>
          <table:table-cell table:number-columns-repeated="16366"/>
        </table:table-row>
        <table:table-row table:style-name="ro1">
          <table:table-cell table:style-name="Default" office:value-type="float" office:value="0.259596034078637" calcext:value-type="float">
            <text:p>0.259596034078637</text:p>
          </table:table-cell>
          <table:table-cell table:style-name="Default" office:value-type="float" office:value="0.977018843637911" calcext:value-type="float">
            <text:p>0.977018843637911</text:p>
          </table:table-cell>
          <table:table-cell table:style-name="Default" office:value-type="float" office:value="0.979356592707453" calcext:value-type="float">
            <text:p>0.979356592707453</text:p>
          </table:table-cell>
          <table:table-cell table:style-name="Default" table:number-columns-repeated="2"/>
          <table:table-cell table:style-name="Default" table:formula="of:=[.K14]+[.A$4]" office:value-type="float" office:value="0.339808351013192" calcext:value-type="float">
            <text:p>0.339808351013192</text:p>
          </table:table-cell>
          <table:table-cell table:style-name="Default" table:formula="of:=[.L14]+[.B$4]" office:value-type="float" office:value="0.855946427721818" calcext:value-type="float">
            <text:p>0.855946427721818</text:p>
          </table:table-cell>
          <table:table-cell table:style-name="Default" table:formula="of:=[.M14]+[.C$4]" office:value-type="float" office:value="0.460405122139756" calcext:value-type="float">
            <text:p>0.460405122139756</text:p>
          </table:table-cell>
          <table:table-cell table:style-name="Default" table:number-columns-repeated="2"/>
          <table:table-cell table:style-name="Default" office:value-type="float" office:value="0.339808351013192" calcext:value-type="float">
            <text:p>0.339808351013192</text:p>
          </table:table-cell>
          <table:table-cell table:style-name="Default" office:value-type="float" office:value="0.855946427721818" calcext:value-type="float">
            <text:p>0.855946427721818</text:p>
          </table:table-cell>
          <table:table-cell table:style-name="Default" office:value-type="float" office:value="0.460405122139756" calcext:value-type="float">
            <text:p>0.460405122139756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15]+[.A$4]" office:value-type="float" office:value="-0.779429571737548" calcext:value-type="float">
            <text:p>-0.779429571737548</text:p>
          </table:table-cell>
          <table:table-cell table:style-name="Default" table:formula="of:=[.L15]+[.B$4]" office:value-type="float" office:value="-1.12948680124334" calcext:value-type="float">
            <text:p>-1.12948680124334</text:p>
          </table:table-cell>
          <table:table-cell table:style-name="Default" table:formula="of:=[.M15]+[.C$4]" office:value-type="float" office:value="-0.678818055803175" calcext:value-type="float">
            <text:p>-0.678818055803175</text:p>
          </table:table-cell>
          <table:table-cell table:style-name="Default" table:number-columns-repeated="2"/>
          <table:table-cell table:style-name="Default" office:value-type="float" office:value="-0.779429571737548" calcext:value-type="float">
            <text:p>-0.779429571737548</text:p>
          </table:table-cell>
          <table:table-cell table:style-name="Default" office:value-type="float" office:value="-1.12948680124334" calcext:value-type="float">
            <text:p>-1.12948680124334</text:p>
          </table:table-cell>
          <table:table-cell table:style-name="Default" office:value-type="float" office:value="-0.678818055803175" calcext:value-type="float">
            <text:p>-0.678818055803175</text:p>
          </table:table-cell>
          <table:table-cell table:style-name="Default" table:number-columns-repeated="2"/>
          <table:table-cell table:style-name="Default" office:value-type="string" calcext:value-type="string">
            <text:p>W2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3</text:p>
          </table:table-cell>
          <table:table-cell table:style-name="Default"/>
          <table:table-cell table:style-name="Default" table:formula="of:=[.K16]+[.A$4]" office:value-type="float" office:value="0.189641712992788" calcext:value-type="float">
            <text:p>0.189641712992788</text:p>
          </table:table-cell>
          <table:table-cell table:style-name="Default" table:formula="of:=[.L16]+[.B$4]" office:value-type="float" office:value="0.410195260881704" calcext:value-type="float">
            <text:p>0.410195260881704</text:p>
          </table:table-cell>
          <table:table-cell table:style-name="Default" table:formula="of:=[.M16]+[.C$4]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office:value-type="float" office:value="0.189641712992788" calcext:value-type="float">
            <text:p>0.189641712992788</text:p>
          </table:table-cell>
          <table:table-cell table:style-name="Default" office:value-type="float" office:value="0.410195260881704" calcext:value-type="float">
            <text:p>0.410195260881704</text:p>
          </table:table-cell>
          <table:table-cell table:style-name="Default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table:formula="of:=POWER([.A6];2)" office:value-type="float" office:value="0.307933642852752" calcext:value-type="float">
            <text:p>0.307933642852752</text:p>
          </table:table-cell>
          <table:table-cell table:style-name="Default" table:formula="of:=POWER([.B6];2)" office:value-type="float" office:value="0.0903954315817249" calcext:value-type="float">
            <text:p>0.0903954315817249</text:p>
          </table:table-cell>
          <table:table-cell table:style-name="Default" table:formula="of:=POWER([.C6];2)" office:value-type="float" office:value="0.724906904609061" calcext:value-type="float">
            <text:p>0.724906904609061</text:p>
          </table:table-cell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17]+[.A$4]" office:value-type="float" office:value="0.11155505482965" calcext:value-type="float">
            <text:p>0.11155505482965</text:p>
          </table:table-cell>
          <table:table-cell table:style-name="Default" table:formula="of:=[.L17]+[.B$4]" office:value-type="float" office:value="0.443204850358538" calcext:value-type="float">
            <text:p>0.443204850358538</text:p>
          </table:table-cell>
          <table:table-cell table:style-name="Default" table:formula="of:=[.M17]+[.C$4]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office:value-type="float" office:value="0.11155505482965" calcext:value-type="float">
            <text:p>0.11155505482965</text:p>
          </table:table-cell>
          <table:table-cell table:style-name="Default" office:value-type="float" office:value="0.443204850358538" calcext:value-type="float">
            <text:p>0.443204850358538</text:p>
          </table:table-cell>
          <table:table-cell table:style-name="Default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table:formula="of:=POWER([.A7];2)" office:value-type="float" office:value="0.716391929628211" calcext:value-type="float">
            <text:p>0.716391929628211</text:p>
          </table:table-cell>
          <table:table-cell table:style-name="Default" table:formula="of:=POWER([.B7];2)" office:value-type="float" office:value="0.792524421581125" calcext:value-type="float">
            <text:p>0.792524421581125</text:p>
          </table:table-cell>
          <table:table-cell table:style-name="Default" table:formula="of:=POWER([.C7];2)" office:value-type="float" office:value="0.0355425932200362" calcext:value-type="float">
            <text:p>0.0355425932200362</text:p>
          </table:table-cell>
          <table:table-cell table:number-columns-repeated="16366"/>
        </table:table-row>
        <table:table-row table:style-name="ro1">
          <table:table-cell table:style-name="Default" table:formula="of:=MAX(0; [.F12])" office:value-type="float" office:value="0.354131781302987" calcext:value-type="float">
            <text:p>0.354131781302987</text:p>
          </table:table-cell>
          <table:table-cell table:style-name="Default" table:formula="of:=MAX(0; [.G12])" office:value-type="float" office:value="0.408042772776709" calcext:value-type="float">
            <text:p>0.408042772776709</text:p>
          </table:table-cell>
          <table:table-cell table:style-name="Default" table:formula="of:=MAX(0; [.H12])" office:value-type="float" office:value="0.260854705282266" calcext:value-type="float">
            <text:p>0.260854705282266</text:p>
          </table:table-cell>
          <table:table-cell table:style-name="Default" office:value-type="string" calcext:value-type="string">
            <text:p>y1</text:p>
          </table:table-cell>
          <table:table-cell table:style-name="Default" table:number-columns-repeated="11"/>
          <table:table-cell table:style-name="Default" table:formula="of:=POWER([.A8];2)" office:value-type="float" office:value="0.0280002376185064" calcext:value-type="float">
            <text:p>0.0280002376185064</text:p>
          </table:table-cell>
          <table:table-cell table:style-name="Default" table:formula="of:=POWER([.B8];2)" office:value-type="float" office:value="0.165060537865908" calcext:value-type="float">
            <text:p>0.165060537865908</text:p>
          </table:table-cell>
          <table:table-cell table:style-name="Default" table:formula="of:=POWER([.C8];2)" office:value-type="float" office:value="0.35815051062019" calcext:value-type="float">
            <text:p>0.35815051062019</text:p>
          </table:table-cell>
          <table:table-cell table:number-columns-repeated="16366"/>
        </table:table-row>
        <table:table-row table:style-name="ro1">
          <table:table-cell table:style-name="Default" table:formula="of:=MAX(0; [.F13])" office:value-type="float" office:value="0" calcext:value-type="float">
            <text:p>0</text:p>
          </table:table-cell>
          <table:table-cell table:style-name="Default" table:formula="of:=MAX(0; [.G13])" office:value-type="float" office:value="0.154053395312027" calcext:value-type="float">
            <text:p>0.154053395312027</text:p>
          </table:table-cell>
          <table:table-cell table:style-name="Default" table:formula="of:=MAX(0; [.H13])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table:formula="of:=[.K19]+[.A$10]" office:value-type="float" office:value="0.585530670744582" calcext:value-type="float">
            <text:p>0.585530670744582</text:p>
          </table:table-cell>
          <table:table-cell table:style-name="Default" table:formula="of:=[.L19]+[.B$10]" office:value-type="float" office:value="0.575707136668601" calcext:value-type="float">
            <text:p>0.575707136668601</text:p>
          </table:table-cell>
          <table:table-cell table:style-name="Default" table:formula="of:=[.M19]+[.C$10]" office:value-type="float" office:value="0.534550508510367" calcext:value-type="float">
            <text:p>0.534550508510367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18:.C23];[.A6:.C8])" office:value-type="float" office:value="0.585530670744582" calcext:value-type="float">
            <text:p>0.585530670744582</text:p>
          </table:table-cell>
          <table:table-cell table:style-name="Default" office:value-type="float" office:value="0.575707136668601" calcext:value-type="float">
            <text:p>0.575707136668601</text:p>
          </table:table-cell>
          <table:table-cell table:style-name="Default" office:value-type="float" office:value="0.534550508510367" calcext:value-type="float">
            <text:p>0.534550508510367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 [.F14])" office:value-type="float" office:value="0.339808351013192" calcext:value-type="float">
            <text:p>0.339808351013192</text:p>
          </table:table-cell>
          <table:table-cell table:style-name="Default" table:formula="of:=MAX(0; [.G14])" office:value-type="float" office:value="0.855946427721818" calcext:value-type="float">
            <text:p>0.855946427721818</text:p>
          </table:table-cell>
          <table:table-cell table:style-name="Default" table:formula="of:=MAX(0; [.H14])" office:value-type="float" office:value="0.460405122139756" calcext:value-type="float">
            <text:p>0.460405122139756</text:p>
          </table:table-cell>
          <table:table-cell table:style-name="Default" table:number-columns-repeated="2"/>
          <table:table-cell table:style-name="Default" table:formula="of:=[.K20]+[.A$10]" office:value-type="float" office:value="0.131316875764079" calcext:value-type="float">
            <text:p>0.131316875764079</text:p>
          </table:table-cell>
          <table:table-cell table:style-name="Default" table:formula="of:=[.L20]+[.B$10]" office:value-type="float" office:value="0.139392962987267" calcext:value-type="float">
            <text:p>0.139392962987267</text:p>
          </table:table-cell>
          <table:table-cell table:style-name="Default" table:formula="of:=[.M20]+[.C$10]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office:value-type="float" office:value="0.131316875764079" calcext:value-type="float">
            <text:p>0.131316875764079</text:p>
          </table:table-cell>
          <table:table-cell table:style-name="Default" office:value-type="float" office:value="0.139392962987267" calcext:value-type="float">
            <text:p>0.139392962987267</text:p>
          </table:table-cell>
          <table:table-cell table:style-name="Default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office:value-type="string" calcext:value-type="string">
            <text:p>W3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table:formula="of:=MAX(0; [.F15])" office:value-type="float" office:value="0" calcext:value-type="float">
            <text:p>0</text:p>
          </table:table-cell>
          <table:table-cell table:style-name="Default" table:formula="of:=MAX(0; [.G15])" office:value-type="float" office:value="0" calcext:value-type="float">
            <text:p>0</text:p>
          </table:table-cell>
          <table:table-cell table:style-name="Default" table:formula="of:=MAX(0; [.H15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K21]+[.A$10]" office:value-type="float" office:value="0.990079039906177" calcext:value-type="float">
            <text:p>0.990079039906177</text:p>
          </table:table-cell>
          <table:table-cell table:style-name="Default" table:formula="of:=[.L21]+[.B$10]" office:value-type="float" office:value="1.05121434541017" calcext:value-type="float">
            <text:p>1.05121434541017</text:p>
          </table:table-cell>
          <table:table-cell table:style-name="Default" table:formula="of:=[.M21]+[.C$10]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office:value-type="float" office:value="0.990079039906177" calcext:value-type="float">
            <text:p>0.990079039906177</text:p>
          </table:table-cell>
          <table:table-cell table:style-name="Default" office:value-type="float" office:value="1.05121434541017" calcext:value-type="float">
            <text:p>1.05121434541017</text:p>
          </table:table-cell>
          <table:table-cell table:style-name="Default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table:formula="of:=POWER([.A12];2)" office:value-type="float" office:value="0.662866512061647" calcext:value-type="float">
            <text:p>0.662866512061647</text:p>
          </table:table-cell>
          <table:table-cell table:style-name="Default" table:formula="of:=POWER([.B12];2)" office:value-type="float" office:value="0.847645267528101" calcext:value-type="float">
            <text:p>0.847645267528101</text:p>
          </table:table-cell>
          <table:table-cell table:style-name="Default" table:formula="of:=POWER([.C12];2)" office:value-type="float" office:value="0.00654985197320569" calcext:value-type="float">
            <text:p>0.00654985197320569</text:p>
          </table:table-cell>
          <table:table-cell table:number-columns-repeated="16366"/>
        </table:table-row>
        <table:table-row table:style-name="ro1">
          <table:table-cell table:style-name="Default" table:formula="of:=MAX(0; [.F16])" office:value-type="float" office:value="0.189641712992788" calcext:value-type="float">
            <text:p>0.189641712992788</text:p>
          </table:table-cell>
          <table:table-cell table:style-name="Default" table:formula="of:=MAX(0; [.G16])" office:value-type="float" office:value="0.410195260881704" calcext:value-type="float">
            <text:p>0.410195260881704</text:p>
          </table:table-cell>
          <table:table-cell table:style-name="Default" table:formula="of:=MAX(0; [.H16])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table:formula="of:=[.K22]+[.A$10]" office:value-type="float" office:value="0" calcext:value-type="float">
            <text:p>0</text:p>
          </table:table-cell>
          <table:table-cell table:style-name="Default" table:formula="of:=[.L22]+[.B$10]" office:value-type="float" office:value="0" calcext:value-type="float">
            <text:p>0</text:p>
          </table:table-cell>
          <table:table-cell table:style-name="Default" table:formula="of:=[.M22]+[.C$10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POWER([.A13];2)" office:value-type="float" office:value="0.420245502227843" calcext:value-type="float">
            <text:p>0.420245502227843</text:p>
          </table:table-cell>
          <table:table-cell table:style-name="Default" table:formula="of:=POWER([.B13];2)" office:value-type="float" office:value="0.0571692564133825" calcext:value-type="float">
            <text:p>0.0571692564133825</text:p>
          </table:table-cell>
          <table:table-cell table:style-name="Default" table:formula="of:=POWER([.C13];2)" office:value-type="float" office:value="0.325357108061656" calcext:value-type="float">
            <text:p>0.325357108061656</text:p>
          </table:table-cell>
          <table:table-cell table:number-columns-repeated="16366"/>
        </table:table-row>
        <table:table-row table:style-name="ro1">
          <table:table-cell table:style-name="Default" table:formula="of:=MAX(0; [.F17])" office:value-type="float" office:value="0.11155505482965" calcext:value-type="float">
            <text:p>0.11155505482965</text:p>
          </table:table-cell>
          <table:table-cell table:style-name="Default" table:formula="of:=MAX(0; [.G17])" office:value-type="float" office:value="0.443204850358538" calcext:value-type="float">
            <text:p>0.443204850358538</text:p>
          </table:table-cell>
          <table:table-cell table:style-name="Default" table:formula="of:=MAX(0; [.H17])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table:formula="of:=[.K23]+[.A$10]" office:value-type="float" office:value="0.490310307241643" calcext:value-type="float">
            <text:p>0.490310307241643</text:p>
          </table:table-cell>
          <table:table-cell table:style-name="Default" table:formula="of:=[.L23]+[.B$10]" office:value-type="float" office:value="0.514173853642994" calcext:value-type="float">
            <text:p>0.514173853642994</text:p>
          </table:table-cell>
          <table:table-cell table:style-name="Default" table:formula="of:=[.M23]+[.C$10]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office:value-type="float" office:value="0.490310307241643" calcext:value-type="float">
            <text:p>0.490310307241643</text:p>
          </table:table-cell>
          <table:table-cell table:style-name="Default" office:value-type="float" office:value="0.514173853642994" calcext:value-type="float">
            <text:p>0.514173853642994</text:p>
          </table:table-cell>
          <table:table-cell table:style-name="Default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table:formula="of:=POWER([.A14];2)" office:value-type="float" office:value="0.0673901009093569" calcext:value-type="float">
            <text:p>0.0673901009093569</text:p>
          </table:table-cell>
          <table:table-cell table:style-name="Default" table:formula="of:=POWER([.B14];2)" office:value-type="float" office:value="0.954565820823561" calcext:value-type="float">
            <text:p>0.954565820823561</text:p>
          </table:table-cell>
          <table:table-cell table:style-name="Default" table:formula="of:=POWER([.C14];2)" office:value-type="float" office:value="0.959139335679552" calcext:value-type="float">
            <text:p>0.959139335679552</text:p>
          </table:table-cell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24]+[.A$10]" office:value-type="float" office:value="0.474603308275672" calcext:value-type="float">
            <text:p>0.474603308275672</text:p>
          </table:table-cell>
          <table:table-cell table:style-name="Default" table:formula="of:=[.L24]+[.B$10]" office:value-type="float" office:value="0.519318952263861" calcext:value-type="float">
            <text:p>0.519318952263861</text:p>
          </table:table-cell>
          <table:table-cell table:style-name="Default" table:formula="of:=[.M24]+[.C$10]" office:value-type="float" office:value="0.312907039814698" calcext:value-type="float">
            <text:p>0.312907039814698</text:p>
          </table:table-cell>
          <table:table-cell table:style-name="Default" table:number-columns-repeated="2"/>
          <table:table-cell table:style-name="Default" office:value-type="float" office:value="0.474603308275672" calcext:value-type="float">
            <text:p>0.474603308275672</text:p>
          </table:table-cell>
          <table:table-cell table:style-name="Default" office:value-type="float" office:value="0.519318952263861" calcext:value-type="float">
            <text:p>0.519318952263861</text:p>
          </table:table-cell>
          <table:table-cell table:style-name="Default" office:value-type="float" office:value="0.312907039814698" calcext:value-type="float">
            <text:p>0.312907039814698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19])" office:value-type="float" office:value="0.585530670744582" calcext:value-type="float">
            <text:p>0.585530670744582</text:p>
          </table:table-cell>
          <table:table-cell table:style-name="Default" table:formula="of:=MAX(0;[.G19])" office:value-type="float" office:value="0.575707136668601" calcext:value-type="float">
            <text:p>0.575707136668601</text:p>
          </table:table-cell>
          <table:table-cell table:style-name="Default" table:formula="of:=MAX(0;[.H19])" office:value-type="float" office:value="0.534550508510367" calcext:value-type="float">
            <text:p>0.534550508510367</text:p>
          </table:table-cell>
          <table:table-cell table:style-name="Default" office:value-type="string" calcext:value-type="string">
            <text:p>y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MAX(0;[.F20])" office:value-type="float" office:value="0.131316875764079" calcext:value-type="float">
            <text:p>0.131316875764079</text:p>
          </table:table-cell>
          <table:table-cell table:style-name="Default" table:formula="of:=MAX(0;[.G20])" office:value-type="float" office:value="0.139392962987267" calcext:value-type="float">
            <text:p>0.139392962987267</text:p>
          </table:table-cell>
          <table:table-cell table:style-name="Default" table:formula="of:=MAX(0;[.H20])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table:formula="of:=[.K26]+[.A$16]" office:value-type="float" office:value="0.988696336472935" calcext:value-type="float">
            <text:p>0.988696336472935</text:p>
          </table:table-cell>
          <table:table-cell table:style-name="Default" table:formula="of:=[.L26]+[.B$16]" office:value-type="float" office:value="1.19900237795012" calcext:value-type="float">
            <text:p>1.19900237795012</text:p>
          </table:table-cell>
          <table:table-cell table:style-name="Default" table:formula="of:=[.M26]+[.C$16]" office:value-type="float" office:value="0.899287067759793" calcext:value-type="float">
            <text:p>0.899287067759793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25:.C30];[.A12:.C14])" office:value-type="float" office:value="0.988696336472935" calcext:value-type="float">
            <text:p>0.988696336472935</text:p>
          </table:table-cell>
          <table:table-cell table:style-name="Default" office:value-type="float" office:value="1.19900237795012" calcext:value-type="float">
            <text:p>1.19900237795012</text:p>
          </table:table-cell>
          <table:table-cell table:style-name="Default" office:value-type="float" office:value="0.899287067759793" calcext:value-type="float">
            <text:p>0.899287067759793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1])" office:value-type="float" office:value="0.990079039906177" calcext:value-type="float">
            <text:p>0.990079039906177</text:p>
          </table:table-cell>
          <table:table-cell table:style-name="Default" table:formula="of:=MAX(0;[.G21])" office:value-type="float" office:value="1.05121434541017" calcext:value-type="float">
            <text:p>1.05121434541017</text:p>
          </table:table-cell>
          <table:table-cell table:style-name="Default" table:formula="of:=MAX(0;[.H21])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table:formula="of:=[.K27]+[.A$16]" office:value-type="float" office:value="0.205676532000087" calcext:value-type="float">
            <text:p>0.205676532000087</text:p>
          </table:table-cell>
          <table:table-cell table:style-name="Default" table:formula="of:=[.L27]+[.B$16]" office:value-type="float" office:value="0.185841491794498" calcext:value-type="float">
            <text:p>0.185841491794498</text:p>
          </table:table-cell>
          <table:table-cell table:style-name="Default" table:formula="of:=[.M27]+[.C$16]" office:value-type="float" office:value="0.121825267080708" calcext:value-type="float">
            <text:p>0.121825267080708</text:p>
          </table:table-cell>
          <table:table-cell table:style-name="Default" table:number-columns-repeated="2"/>
          <table:table-cell table:style-name="Default" office:value-type="float" office:value="0.205676532000087" calcext:value-type="float">
            <text:p>0.205676532000087</text:p>
          </table:table-cell>
          <table:table-cell table:style-name="Default" office:value-type="float" office:value="0.185841491794498" calcext:value-type="float">
            <text:p>0.185841491794498</text:p>
          </table:table-cell>
          <table:table-cell table:style-name="Default" office:value-type="float" office:value="0.121825267080708" calcext:value-type="float">
            <text:p>0.121825267080708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2])" office:value-type="float" office:value="0" calcext:value-type="float">
            <text:p>0</text:p>
          </table:table-cell>
          <table:table-cell table:style-name="Default" table:formula="of:=MAX(0;[.G22])" office:value-type="float" office:value="0" calcext:value-type="float">
            <text:p>0</text:p>
          </table:table-cell>
          <table:table-cell table:style-name="Default" table:formula="of:=MAX(0;[.H22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K28]+[.A$16]" office:value-type="float" office:value="1.67607644335782" calcext:value-type="float">
            <text:p>1.67607644335782</text:p>
          </table:table-cell>
          <table:table-cell table:style-name="Default" table:formula="of:=[.L28]+[.B$16]" office:value-type="float" office:value="1.87241924904526" calcext:value-type="float">
            <text:p>1.87241924904526</text:p>
          </table:table-cell>
          <table:table-cell table:style-name="Default" table:formula="of:=[.M28]+[.C$16]" office:value-type="float" office:value="1.39096988250619" calcext:value-type="float">
            <text:p>1.39096988250619</text:p>
          </table:table-cell>
          <table:table-cell table:style-name="Default" table:number-columns-repeated="2"/>
          <table:table-cell table:style-name="Default" office:value-type="float" office:value="1.67607644335782" calcext:value-type="float">
            <text:p>1.67607644335782</text:p>
          </table:table-cell>
          <table:table-cell table:style-name="Default" office:value-type="float" office:value="1.87241924904526" calcext:value-type="float">
            <text:p>1.87241924904526</text:p>
          </table:table-cell>
          <table:table-cell table:style-name="Default" office:value-type="float" office:value="1.39096988250619" calcext:value-type="float">
            <text:p>1.39096988250619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3])" office:value-type="float" office:value="0.490310307241643" calcext:value-type="float">
            <text:p>0.490310307241643</text:p>
          </table:table-cell>
          <table:table-cell table:style-name="Default" table:formula="of:=MAX(0;[.G23])" office:value-type="float" office:value="0.514173853642994" calcext:value-type="float">
            <text:p>0.514173853642994</text:p>
          </table:table-cell>
          <table:table-cell table:style-name="Default" table:formula="of:=MAX(0;[.H23])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table:formula="of:=[.K29]+[.A$16]" office:value-type="float" office:value="0" calcext:value-type="float">
            <text:p>0</text:p>
          </table:table-cell>
          <table:table-cell table:style-name="Default" table:formula="of:=[.L29]+[.B$16]" office:value-type="float" office:value="0" calcext:value-type="float">
            <text:p>0</text:p>
          </table:table-cell>
          <table:table-cell table:style-name="Default" table:formula="of:=[.M29]+[.C$16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4])" office:value-type="float" office:value="0.474603308275672" calcext:value-type="float">
            <text:p>0.474603308275672</text:p>
          </table:table-cell>
          <table:table-cell table:style-name="Default" table:formula="of:=MAX(0;[.G24])" office:value-type="float" office:value="0.519318952263861" calcext:value-type="float">
            <text:p>0.519318952263861</text:p>
          </table:table-cell>
          <table:table-cell table:style-name="Default" table:formula="of:=MAX(0;[.H24])" office:value-type="float" office:value="0.312907039814698" calcext:value-type="float">
            <text:p>0.312907039814698</text:p>
          </table:table-cell>
          <table:table-cell table:style-name="Default" table:number-columns-repeated="2"/>
          <table:table-cell table:style-name="Default" table:formula="of:=[.K30]+[.A$16]" office:value-type="float" office:value="0.829679200015241" calcext:value-type="float">
            <text:p>0.829679200015241</text:p>
          </table:table-cell>
          <table:table-cell table:style-name="Default" table:formula="of:=[.L30]+[.B$16]" office:value-type="float" office:value="0.940048148662278" calcext:value-type="float">
            <text:p>0.940048148662278</text:p>
          </table:table-cell>
          <table:table-cell table:style-name="Default" table:formula="of:=[.M30]+[.C$16]" office:value-type="float" office:value="0.699533086244667" calcext:value-type="float">
            <text:p>0.699533086244667</text:p>
          </table:table-cell>
          <table:table-cell table:style-name="Default" table:number-columns-repeated="2"/>
          <table:table-cell table:style-name="Default" office:value-type="float" office:value="0.829679200015241" calcext:value-type="float">
            <text:p>0.829679200015241</text:p>
          </table:table-cell>
          <table:table-cell table:style-name="Default" office:value-type="float" office:value="0.940048148662278" calcext:value-type="float">
            <text:p>0.940048148662278</text:p>
          </table:table-cell>
          <table:table-cell table:style-name="Default" office:value-type="float" office:value="0.699533086244667" calcext:value-type="float">
            <text:p>0.699533086244667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31]+[.A$16]" office:value-type="float" office:value="0.804290868884704" calcext:value-type="float">
            <text:p>0.804290868884704</text:p>
          </table:table-cell>
          <table:table-cell table:style-name="Default" table:formula="of:=[.L31]+[.B$16]" office:value-type="float" office:value="0.866841846097382" calcext:value-type="float">
            <text:p>0.866841846097382</text:p>
          </table:table-cell>
          <table:table-cell table:style-name="Default" table:formula="of:=[.M31]+[.C$16]" office:value-type="float" office:value="0.641077728565922" calcext:value-type="float">
            <text:p>0.641077728565922</text:p>
          </table:table-cell>
          <table:table-cell table:style-name="Default" table:number-columns-repeated="2"/>
          <table:table-cell table:style-name="Default" office:value-type="float" office:value="0.804290868884704" calcext:value-type="float">
            <text:p>0.804290868884704</text:p>
          </table:table-cell>
          <table:table-cell table:style-name="Default" office:value-type="float" office:value="0.866841846097382" calcext:value-type="float">
            <text:p>0.866841846097382</text:p>
          </table:table-cell>
          <table:table-cell table:style-name="Default" office:value-type="float" office:value="0.641077728565922" calcext:value-type="float">
            <text:p>0.64107772856592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[.F26]" office:value-type="float" office:value="0.988696336472935" calcext:value-type="float">
            <text:p>0.988696336472935</text:p>
          </table:table-cell>
          <table:table-cell table:style-name="Default" table:formula="of:=[.G26]" office:value-type="float" office:value="1.19900237795012" calcext:value-type="float">
            <text:p>1.19900237795012</text:p>
          </table:table-cell>
          <table:table-cell table:style-name="Default" table:formula="of:=[.H26]" office:value-type="float" office:value="0.899287067759793" calcext:value-type="float">
            <text:p>0.899287067759793</text:p>
          </table:table-cell>
          <table:table-cell table:style-name="Default" office:value-type="string" calcext:value-type="string">
            <text:p>y3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[.F27]" office:value-type="float" office:value="0.205676532000087" calcext:value-type="float">
            <text:p>0.205676532000087</text:p>
          </table:table-cell>
          <table:table-cell table:style-name="Default" table:formula="of:=[.G27]" office:value-type="float" office:value="0.185841491794498" calcext:value-type="float">
            <text:p>0.185841491794498</text:p>
          </table:table-cell>
          <table:table-cell table:style-name="Default" table:formula="of:=[.H27]" office:value-type="float" office:value="0.121825267080708" calcext:value-type="float">
            <text:p>0.121825267080708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F28]" office:value-type="float" office:value="1.67607644335782" calcext:value-type="float">
            <text:p>1.67607644335782</text:p>
          </table:table-cell>
          <table:table-cell table:style-name="Default" table:formula="of:=[.G28]" office:value-type="float" office:value="1.87241924904526" calcext:value-type="float">
            <text:p>1.87241924904526</text:p>
          </table:table-cell>
          <table:table-cell table:style-name="Default" table:formula="of:=[.H28]" office:value-type="float" office:value="1.39096988250619" calcext:value-type="float">
            <text:p>1.39096988250619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F29]" office:value-type="float" office:value="0" calcext:value-type="float">
            <text:p>0</text:p>
          </table:table-cell>
          <table:table-cell table:style-name="Default" table:formula="of:=[.G29]" office:value-type="float" office:value="0" calcext:value-type="float">
            <text:p>0</text:p>
          </table:table-cell>
          <table:table-cell table:style-name="Default" table:formula="of:=[.H29]" office:value-type="float" office:value="0" calcext:value-type="float">
            <text:p>0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F30]" office:value-type="float" office:value="0.829679200015241" calcext:value-type="float">
            <text:p>0.829679200015241</text:p>
          </table:table-cell>
          <table:table-cell table:style-name="Default" table:formula="of:=[.G30]" office:value-type="float" office:value="0.940048148662278" calcext:value-type="float">
            <text:p>0.940048148662278</text:p>
          </table:table-cell>
          <table:table-cell table:style-name="Default" table:formula="of:=[.H30]" office:value-type="float" office:value="0.699533086244667" calcext:value-type="float">
            <text:p>0.69953308624466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F31]" office:value-type="float" office:value="0.804290868884704" calcext:value-type="float">
            <text:p>0.804290868884704</text:p>
          </table:table-cell>
          <table:table-cell table:style-name="Default" table:formula="of:=[.G31]" office:value-type="float" office:value="0.866841846097382" calcext:value-type="float">
            <text:p>0.866841846097382</text:p>
          </table:table-cell>
          <table:table-cell table:style-name="Default" table:formula="of:=[.H31]" office:value-type="float" office:value="0.641077728565922" calcext:value-type="float">
            <text:p>0.64107772856592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Correct probs</text:p>
          </table:table-cell>
          <table:table-cell table:style-name="Default" table:formula="of:=INDEX([.A46:.C51];1;[.M1]+1)" office:value-type="float" office:value="0.391946999622664" calcext:value-type="float">
            <text:p>0.391946999622664</text:p>
          </table:table-cell>
          <table:table-cell table:style-name="Default"/>
          <table:table-cell table:style-name="Default" office:value-type="string" calcext:value-type="string">
            <text:p>correct logprob</text:p>
          </table:table-cell>
          <table:table-cell table:style-name="Default" table:formula="of:=-LN([.G38])" office:value-type="float" office:value="0.936628653376925" calcext:value-type="float">
            <text:p>0.936628653376925</text:p>
          </table:table-cell>
          <table:table-cell table:style-name="Default"/>
          <table:table-cell table:style-name="Default" office:value-type="string" calcext:value-type="string">
            <text:p>Data Loss</text:p>
          </table:table-cell>
          <table:table-cell table:style-name="Default" table:formula="of:=AVERAGE([.J38:.J43])" office:value-type="float" office:value="1.07034143421722" calcext:value-type="float">
            <text:p>1.0703414342172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2]-MAX([.$A32:.$C37]))" office:value-type="float" office:value="0.413241582062849" calcext:value-type="float">
            <text:p>0.413241582062849</text:p>
          </table:table-cell>
          <table:table-cell table:style-name="Default" table:formula="of:=EXP([.B32]-MAX([.$A32:.$C37]))" office:value-type="float" office:value="0.509963119239582" calcext:value-type="float">
            <text:p>0.509963119239582</text:p>
          </table:table-cell>
          <table:table-cell table:style-name="Default" table:formula="of:=EXP([.C32]-MAX([.$A32:.$C37]))" office:value-type="float" office:value="0.377897538874264" calcext:value-type="float">
            <text:p>0.377897538874264</text:p>
          </table:table-cell>
          <table:table-cell table:style-name="Default" office:value-type="string" calcext:value-type="string">
            <text:p>exp_scores</text:p>
          </table:table-cell>
          <table:table-cell table:style-name="Default" table:number-columns-repeated="2"/>
          <table:table-cell table:style-name="Default" table:formula="of:=INDEX([.A47:.C52];1;[.M2]+1)" office:value-type="float" office:value="0.344836100333512" calcext:value-type="float">
            <text:p>0.344836100333512</text:p>
          </table:table-cell>
          <table:table-cell table:style-name="Default" table:number-columns-repeated="2"/>
          <table:table-cell table:style-name="Default" table:formula="of:=-LN([.G39])" office:value-type="float" office:value="1.06468604633006" calcext:value-type="float">
            <text:p>1.06468604633006</text:p>
          </table:table-cell>
          <table:table-cell table:style-name="Default"/>
          <table:table-cell table:style-name="Default" office:value-type="string" calcext:value-type="string">
            <text:p>reg loss</text:p>
          </table:table-cell>
          <table:table-cell table:style-name="Default" table:formula="of:=0.5*[.Q1]*SUM([.P12:.R13])+0.5*[.Q1]*SUM([.P16:.R18])+0.5*[.Q1]*SUM([.P21:.R23])" office:value-type="float" office:value="0.00493143825795766" calcext:value-type="float">
            <text:p>0.00493143825795766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3]-MAX([.$A33:.$C38]))" office:value-type="float" office:value="0.188861239322658" calcext:value-type="float">
            <text:p>0.188861239322658</text:p>
          </table:table-cell>
          <table:table-cell table:style-name="Default" table:formula="of:=EXP([.B33]-MAX([.$A33:.$C38]))" office:value-type="float" office:value="0.185152076352573" calcext:value-type="float">
            <text:p>0.185152076352573</text:p>
          </table:table-cell>
          <table:table-cell table:style-name="Default" table:formula="of:=EXP([.C33]-MAX([.$A33:.$C38]))" office:value-type="float" office:value="0.173670755511048" calcext:value-type="float">
            <text:p>0.173670755511048</text:p>
          </table:table-cell>
          <table:table-cell table:style-name="Default" table:number-columns-repeated="3"/>
          <table:table-cell table:style-name="Default" table:formula="of:=INDEX([.A48:.C53];1;[.M3]+1)" office:value-type="float" office:value="0.336827567646399" calcext:value-type="float">
            <text:p>0.336827567646399</text:p>
          </table:table-cell>
          <table:table-cell table:style-name="Default" table:number-columns-repeated="2"/>
          <table:table-cell table:style-name="Default" table:formula="of:=-LN([.G40])" office:value-type="float" office:value="1.08818414828193" calcext:value-type="float">
            <text:p>1.08818414828193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4]-MAX([.$A34:.$C39]))" office:value-type="float" office:value="0.821730492503159" calcext:value-type="float">
            <text:p>0.821730492503159</text:p>
          </table:table-cell>
          <table:table-cell table:style-name="Default" table:formula="of:=EXP([.B34]-MAX([.$A34:.$C39]))" office:value-type="float" office:value="1" calcext:value-type="float">
            <text:p>1</text:p>
          </table:table-cell>
          <table:table-cell table:style-name="Default" table:formula="of:=EXP([.C34]-MAX([.$A34:.$C39]))" office:value-type="float" office:value="0.617887197477047" calcext:value-type="float">
            <text:p>0.617887197477047</text:p>
          </table:table-cell>
          <table:table-cell table:style-name="Default" table:number-columns-repeated="3"/>
          <table:table-cell table:style-name="Default" table:formula="of:=INDEX([.A49:.C54];1;[.M4]+1)" office:value-type="float" office:value="0.333333333333333" calcext:value-type="float">
            <text:p>0.333333333333333</text:p>
          </table:table-cell>
          <table:table-cell table:style-name="Default" table:number-columns-repeated="2"/>
          <table:table-cell table:style-name="Default" table:formula="of:=-LN([.G41])" office:value-type="float" office:value="1.09861228866811" calcext:value-type="float">
            <text:p>1.09861228866811</text:p>
          </table:table-cell>
          <table:table-cell table:style-name="Default"/>
          <table:table-cell table:style-name="Default" office:value-type="string" calcext:value-type="string">
            <text:p>Loss</text:p>
          </table:table-cell>
          <table:table-cell table:style-name="Default" table:formula="of:=[.M38]+[.M39]" office:value-type="float" office:value="1.07527287247517" calcext:value-type="float">
            <text:p>1.07527287247517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5]-MAX([.$A35:.$C40]))" office:value-type="float" office:value="0.390609027603588" calcext:value-type="float">
            <text:p>0.390609027603588</text:p>
          </table:table-cell>
          <table:table-cell table:style-name="Default" table:formula="of:=EXP([.B35]-MAX([.$A35:.$C40]))" office:value-type="float" office:value="0.390609027603588" calcext:value-type="float">
            <text:p>0.390609027603588</text:p>
          </table:table-cell>
          <table:table-cell table:style-name="Default" table:formula="of:=EXP([.C35]-MAX([.$A35:.$C40]))" office:value-type="float" office:value="0.390609027603588" calcext:value-type="float">
            <text:p>0.390609027603588</text:p>
          </table:table-cell>
          <table:table-cell table:style-name="Default" table:number-columns-repeated="3"/>
          <table:table-cell table:style-name="Default" table:formula="of:=INDEX([.A50:.C55];1;[.M5]+1)" office:value-type="float" office:value="0.293177849456054" calcext:value-type="float">
            <text:p>0.293177849456054</text:p>
          </table:table-cell>
          <table:table-cell table:style-name="Default" table:number-columns-repeated="2"/>
          <table:table-cell table:style-name="Default" table:formula="of:=-LN([.G42])" office:value-type="float" office:value="1.2269758593813" calcext:value-type="float">
            <text:p>1.2269758593813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6]-MAX([.$A36:.$C41]))" office:value-type="float" office:value="0.843394212343319" calcext:value-type="float">
            <text:p>0.843394212343319</text:p>
          </table:table-cell>
          <table:table-cell table:style-name="Default" table:formula="of:=EXP([.B36]-MAX([.$A36:.$C41]))" office:value-type="float" office:value="0.941809879378383" calcext:value-type="float">
            <text:p>0.941809879378383</text:p>
          </table:table-cell>
          <table:table-cell table:style-name="Default" table:formula="of:=EXP([.C36]-MAX([.$A36:.$C41]))" office:value-type="float" office:value="0.740472403204032" calcext:value-type="float">
            <text:p>0.740472403204032</text:p>
          </table:table-cell>
          <table:table-cell table:style-name="Default" table:number-columns-repeated="3"/>
          <table:table-cell table:style-name="Default" table:formula="of:=INDEX([.A51:.C56];1;[.M6]+1)" office:value-type="float" office:value="0.365327302050293" calcext:value-type="float">
            <text:p>0.365327302050293</text:p>
          </table:table-cell>
          <table:table-cell table:style-name="Default" table:number-columns-repeated="2"/>
          <table:table-cell table:style-name="Default" table:formula="of:=-LN([.G43])" office:value-type="float" office:value="1.00696160926498" calcext:value-type="float">
            <text:p>1.00696160926498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7]-MAX([.$A37:.$C42]))" office:value-type="float" office:value="0.822251367236525" calcext:value-type="float">
            <text:p>0.822251367236525</text:p>
          </table:table-cell>
          <table:table-cell table:style-name="Default" table:formula="of:=EXP([.B37]-MAX([.$A37:.$C42]))" office:value-type="float" office:value="0.875326644836125" calcext:value-type="float">
            <text:p>0.875326644836125</text:p>
          </table:table-cell>
          <table:table-cell table:style-name="Default" table:formula="of:=EXP([.C37]-MAX([.$A37:.$C42]))" office:value-type="float" office:value="0.69842863709813" calcext:value-type="float">
            <text:p>0.69842863709813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[.A39]/SUM([.$A39:.$C39])" office:value-type="float" office:value="0.317608846793415" calcext:value-type="float">
            <text:p>0.317608846793415</text:p>
          </table:table-cell>
          <table:table-cell table:style-name="Default" table:formula="of:=[.B39]/SUM([.$A39:.$C39])" office:value-type="float" office:value="0.391946999622664" calcext:value-type="float">
            <text:p>0.391946999622664</text:p>
          </table:table-cell>
          <table:table-cell table:style-name="Default" table:formula="of:=[.C39]/SUM([.$A39:.$C39])" office:value-type="float" office:value="0.290444153583921" calcext:value-type="float">
            <text:p>0.290444153583921</text:p>
          </table:table-cell>
          <table:table-cell table:style-name="Default" office:value-type="string" calcext:value-type="string">
            <text:p>probs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[.A40]/SUM([.$A40:.$C40])" office:value-type="float" office:value="0.344836100333512" calcext:value-type="float">
            <text:p>0.344836100333512</text:p>
          </table:table-cell>
          <table:table-cell table:style-name="Default" table:formula="of:=[.B40]/SUM([.$A40:.$C40])" office:value-type="float" office:value="0.33806365036605" calcext:value-type="float">
            <text:p>0.33806365036605</text:p>
          </table:table-cell>
          <table:table-cell table:style-name="Default" table:formula="of:=[.C40]/SUM([.$A40:.$C40])" office:value-type="float" office:value="0.317100249300438" calcext:value-type="float">
            <text:p>0.317100249300438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1]/SUM([.$A41:.$C41])" office:value-type="float" office:value="0.336827567646399" calcext:value-type="float">
            <text:p>0.336827567646399</text:p>
          </table:table-cell>
          <table:table-cell table:style-name="Default" table:formula="of:=[.B41]/SUM([.$A41:.$C41])" office:value-type="float" office:value="0.409900290568935" calcext:value-type="float">
            <text:p>0.409900290568935</text:p>
          </table:table-cell>
          <table:table-cell table:style-name="Default" table:formula="of:=[.C41]/SUM([.$A41:.$C41])" office:value-type="float" office:value="0.253272141784666" calcext:value-type="float">
            <text:p>0.25327214178466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2]/SUM([.$A42:.$C42])" office:value-type="float" office:value="0.333333333333333" calcext:value-type="float">
            <text:p>0.333333333333333</text:p>
          </table:table-cell>
          <table:table-cell table:style-name="Default" table:formula="of:=[.B42]/SUM([.$A42:.$C42])" office:value-type="float" office:value="0.333333333333333" calcext:value-type="float">
            <text:p>0.333333333333333</text:p>
          </table:table-cell>
          <table:table-cell table:style-name="Default" table:formula="of:=[.C42]/SUM([.$A42:.$C42])" office:value-type="float" office:value="0.333333333333333" calcext:value-type="float">
            <text:p>0.333333333333333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3]/SUM([.$A43:.$C43])" office:value-type="float" office:value="0.333928044243892" calcext:value-type="float">
            <text:p>0.333928044243892</text:p>
          </table:table-cell>
          <table:table-cell table:style-name="Default" table:formula="of:=[.B43]/SUM([.$A43:.$C43])" office:value-type="float" office:value="0.372894106300054" calcext:value-type="float">
            <text:p>0.372894106300054</text:p>
          </table:table-cell>
          <table:table-cell table:style-name="Default" table:formula="of:=[.C43]/SUM([.$A43:.$C43])" office:value-type="float" office:value="0.293177849456054" calcext:value-type="float">
            <text:p>0.293177849456054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4]/SUM([.$A44:.$C44])" office:value-type="float" office:value="0.343175745159594" calcext:value-type="float">
            <text:p>0.343175745159594</text:p>
          </table:table-cell>
          <table:table-cell table:style-name="Default" table:formula="of:=[.B44]/SUM([.$A44:.$C44])" office:value-type="float" office:value="0.365327302050293" calcext:value-type="float">
            <text:p>0.365327302050293</text:p>
          </table:table-cell>
          <table:table-cell table:style-name="Default" table:formula="of:=[.C44]/SUM([.$A44:.$C44])" office:value-type="float" office:value="0.291496952790112" calcext:value-type="float">
            <text:p>0.29149695279011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[.A46]-[.I1]" office:value-type="float" office:value="0.317608846793415" calcext:value-type="float">
            <text:p>0.317608846793415</text:p>
          </table:table-cell>
          <table:table-cell table:style-name="Default" table:formula="of:=[.B46]-[.J1]" office:value-type="float" office:value="-0.608053000377336" calcext:value-type="float">
            <text:p>-0.608053000377336</text:p>
          </table:table-cell>
          <table:table-cell table:style-name="Default" table:formula="of:=[.C46]-[.K1]" office:value-type="float" office:value="0.290444153583921" calcext:value-type="float">
            <text:p>0.290444153583921</text:p>
          </table:table-cell>
          <table:table-cell table:style-name="Default" office:value-type="string" calcext:value-type="string">
            <text:p>dscore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[.A47]-[.I2]" office:value-type="float" office:value="-0.655163899666488" calcext:value-type="float">
            <text:p>-0.655163899666488</text:p>
          </table:table-cell>
          <table:table-cell table:style-name="Default" table:formula="of:=[.B47]-[.J2]" office:value-type="float" office:value="0.33806365036605" calcext:value-type="float">
            <text:p>0.33806365036605</text:p>
          </table:table-cell>
          <table:table-cell table:style-name="Default" table:formula="of:=[.C47]-[.K2]" office:value-type="float" office:value="0.317100249300438" calcext:value-type="float">
            <text:p>0.317100249300438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8]-[.I3]" office:value-type="float" office:value="-0.663172432353601" calcext:value-type="float">
            <text:p>-0.663172432353601</text:p>
          </table:table-cell>
          <table:table-cell table:style-name="Default" table:formula="of:=[.B48]-[.J3]" office:value-type="float" office:value="0.409900290568935" calcext:value-type="float">
            <text:p>0.409900290568935</text:p>
          </table:table-cell>
          <table:table-cell table:style-name="Default" table:formula="of:=[.C48]-[.K3]" office:value-type="float" office:value="0.253272141784666" calcext:value-type="float">
            <text:p>0.25327214178466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9]-[.I4]" office:value-type="float" office:value="0.333333333333333" calcext:value-type="float">
            <text:p>0.333333333333333</text:p>
          </table:table-cell>
          <table:table-cell table:style-name="Default" table:formula="of:=[.B49]-[.J4]" office:value-type="float" office:value="0.333333333333333" calcext:value-type="float">
            <text:p>0.333333333333333</text:p>
          </table:table-cell>
          <table:table-cell table:style-name="Default" table:formula="of:=[.C49]-[.K4]" office:value-type="float" office:value="-0.666666666666667" calcext:value-type="float">
            <text:p>-0.66666666666666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50]-[.I5]" office:value-type="float" office:value="0.333928044243892" calcext:value-type="float">
            <text:p>0.333928044243892</text:p>
          </table:table-cell>
          <table:table-cell table:style-name="Default" table:formula="of:=[.B50]-[.J5]" office:value-type="float" office:value="0.372894106300054" calcext:value-type="float">
            <text:p>0.372894106300054</text:p>
          </table:table-cell>
          <table:table-cell table:style-name="Default" table:formula="of:=[.C50]-[.K5]" office:value-type="float" office:value="-0.706822150543946" calcext:value-type="float">
            <text:p>-0.70682215054394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51]-[.I6]" office:value-type="float" office:value="0.343175745159594" calcext:value-type="float">
            <text:p>0.343175745159594</text:p>
          </table:table-cell>
          <table:table-cell table:style-name="Default" table:formula="of:=[.B51]-[.J6]" office:value-type="float" office:value="-0.634672697949707" calcext:value-type="float">
            <text:p>-0.634672697949707</text:p>
          </table:table-cell>
          <table:table-cell table:style-name="Default" table:formula="of:=[.C51]-[.K6]" office:value-type="float" office:value="0.291496952790112" calcext:value-type="float">
            <text:p>0.29149695279011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60]+([.$Q$1]*[.A12])" office:value-type="float" office:value="-0.229242608349369" calcext:value-type="float">
            <text:p>-0.229242608349369</text:p>
          </table:table-cell>
          <table:table-cell table:formula="of:=[.G60]+([.$Q$1]*[.B12])" office:value-type="float" office:value="-0.0232697944034872" calcext:value-type="float">
            <text:p>-0.0232697944034872</text:p>
          </table:table-cell>
          <table:table-cell table:formula="of:=[.H60]+([.$Q$1]*[.C12])" office:value-type="float" office:value="0.254328176580951" calcext:value-type="float">
            <text:p>0.254328176580951</text:p>
          </table:table-cell>
          <table:table-cell office:value-type="string" calcext:value-type="string">
            <text:p>dW3</text:p>
          </table:table-cell>
          <table:table-cell table:style-name="Default"/>
          <table:table-cell table:style-name="Default" table:number-matrix-columns-spanned="3" table:number-matrix-rows-spanned="3" table:formula="of:=MMULT(TRANSPOSE([.A25:.C30]); [.A53:.C58])" office:value-type="float" office:value="-0.230056774494614" calcext:value-type="float">
            <text:p>-0.230056774494614</text:p>
          </table:table-cell>
          <table:table-cell table:style-name="Default" office:value-type="float" office:value="-0.0241904709305737" calcext:value-type="float">
            <text:p>-0.0241904709305737</text:p>
          </table:table-cell>
          <table:table-cell table:style-name="Default" office:value-type="float" office:value="0.254247245425187" calcext:value-type="float">
            <text:p>0.254247245425187</text:p>
          </table:table-cell>
          <table:table-cell table:style-name="Default" office:value-type="string" calcext:value-type="string">
            <text:p>dW3 before + reg*W</text:p>
          </table:table-cell>
          <table:table-cell/>
          <table:table-cell table:style-name="Default" table:number-columns-repeated="2"/>
          <table:table-cell table:style-name="Default" table:number-matrix-columns-spanned="3" table:number-matrix-rows-spanned="6" table:formula="of:=MMULT([.A53:.C58]; TRANSPOSE([.A12:.C14]))" office:value-type="float" office:value="-0.277727773148446" calcext:value-type="float">
            <text:p>-0.277727773148446</text:p>
          </table:table-cell>
          <table:table-cell table:style-name="Default" office:value-type="float" office:value="0.226177753723819" calcext:value-type="float">
            <text:p>0.226177753723819</text:p>
          </table:table-cell>
          <table:table-cell table:style-name="Default" office:value-type="float" office:value="-0.227180845657618" calcext:value-type="float">
            <text:p>-0.227180845657618</text:p>
          </table:table-cell>
          <table:table-cell table:style-name="Default" office:value-type="string" calcext:value-type="string">
            <text:p>dZ2 before ReLu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formula="of:=[.F61]+([.$Q$1]*[.A13])" office:value-type="float" office:value="-0.255048930601158" calcext:value-type="float">
            <text:p>-0.255048930601158</text:p>
          </table:table-cell>
          <table:table-cell table:formula="of:=[.G61]+([.$Q$1]*[.B13])" office:value-type="float" office:value="-0.00966975221244741" calcext:value-type="float">
            <text:p>-0.00966975221244741</text:p>
          </table:table-cell>
          <table:table-cell table:formula="of:=[.H61]+([.$Q$1]*[.C13])" office:value-type="float" office:value="0.266176448029432" calcext:value-type="float">
            <text:p>0.266176448029432</text:p>
          </table:table-cell>
          <table:table-cell/>
          <table:table-cell table:style-name="Default"/>
          <table:table-cell table:style-name="Default" office:value-type="float" office:value="-0.255697194052409" calcext:value-type="float">
            <text:p>-0.255697194052409</text:p>
          </table:table-cell>
          <table:table-cell table:style-name="Default" office:value-type="float" office:value="-0.0099088531459742" calcext:value-type="float">
            <text:p>-0.0099088531459742</text:p>
          </table:table-cell>
          <table:table-cell table:style-name="Default" office:value-type="float" office:value="0.265606047198383" calcext:value-type="float">
            <text:p>0.26560604719838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float" office:value="-0.196501709472595" calcext:value-type="float">
            <text:p>-0.196501709472595</text:p>
          </table:table-cell>
          <table:table-cell table:style-name="Default" office:value-type="float" office:value="-0.163013230611968" calcext:value-type="float">
            <text:p>-0.163013230611968</text:p>
          </table:table-cell>
          <table:table-cell table:style-name="Default" office:value-type="float" office:value="0.470770826433296" calcext:value-type="float">
            <text:p>0.470770826433296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formula="of:=[.F62]+([.$Q$1]*[.A14])" office:value-type="float" office:value="-0.100400545902452" calcext:value-type="float">
            <text:p>-0.100400545902452</text:p>
          </table:table-cell>
          <table:table-cell table:formula="of:=[.G62]+([.$Q$1]*[.B14])" office:value-type="float" office:value="-0.0744638701193658" calcext:value-type="float">
            <text:p>-0.0744638701193658</text:p>
          </table:table-cell>
          <table:table-cell table:formula="of:=[.H62]+([.$Q$1]*[.C14])" office:value-type="float" office:value="0.177080387492241" calcext:value-type="float">
            <text:p>0.177080387492241</text:p>
          </table:table-cell>
          <table:table-cell/>
          <table:table-cell table:style-name="Default"/>
          <table:table-cell table:style-name="Default" office:value-type="float" office:value="-0.10066014193653" calcext:value-type="float">
            <text:p>-0.10066014193653</text:p>
          </table:table-cell>
          <table:table-cell table:style-name="Default" office:value-type="float" office:value="-0.0754408889630037" calcext:value-type="float">
            <text:p>-0.0754408889630037</text:p>
          </table:table-cell>
          <table:table-cell table:style-name="Default" office:value-type="float" office:value="0.176101030899534" calcext:value-type="float">
            <text:p>0.176101030899534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float" office:value="-0.142049359751411" calcext:value-type="float">
            <text:p>-0.142049359751411</text:p>
          </table:table-cell>
          <table:table-cell table:style-name="Default" office:value-type="float" office:value="-0.187436267488531" calcext:value-type="float">
            <text:p>-0.187436267488531</text:p>
          </table:table-cell>
          <table:table-cell table:style-name="Default" office:value-type="float" office:value="0.476367116355176" calcext:value-type="float">
            <text:p>0.476367116355176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style-name="Default" office:value-type="float" office:value="0.524326786934585" calcext:value-type="float">
            <text:p>0.524326786934585</text:p>
          </table:table-cell>
          <table:table-cell table:style-name="Default" office:value-type="float" office:value="-0.084479092440229" calcext:value-type="float">
            <text:p>-0.084479092440229</text:p>
          </table:table-cell>
          <table:table-cell table:style-name="Default" office:value-type="float" office:value="-0.240699435899453" calcext:value-type="float">
            <text:p>-0.240699435899453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formula="of:=SUM([.A53:.A58])" office:value-type="float" office:value="0.00970963751014531" calcext:value-type="float">
            <text:p>0.00970963751014531</text:p>
          </table:table-cell>
          <table:table-cell table:style-name="Default" table:formula="of:=SUM([.B53:.B58])" office:value-type="float" office:value="0.211465682241329" calcext:value-type="float">
            <text:p>0.211465682241329</text:p>
          </table:table-cell>
          <table:table-cell table:style-name="Default" table:formula="of:=SUM([.C53:.C58])" office:value-type="float" office:value="-0.221175319751474" calcext:value-type="float">
            <text:p>-0.221175319751474</text:p>
          </table:table-cell>
          <table:table-cell table:style-name="Default" office:value-type="string" calcext:value-type="string">
            <text:p>dB3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style-name="Default" office:value-type="float" office:value="0.557983825767599" calcext:value-type="float">
            <text:p>0.557983825767599</text:p>
          </table:table-cell>
          <table:table-cell table:style-name="Default" office:value-type="float" office:value="-0.0975392667202534" calcext:value-type="float">
            <text:p>-0.0975392667202534</text:p>
          </table:table-cell>
          <table:table-cell table:style-name="Default" office:value-type="float" office:value="-0.241219968516852" calcext:value-type="float">
            <text:p>-0.241219968516852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style-name="Default" office:value-type="float" office:value="-0.281334996516285" calcext:value-type="float">
            <text:p>-0.281334996516285</text:p>
          </table:table-cell>
          <table:table-cell table:style-name="Default" office:value-type="float" office:value="0.236987562498846" calcext:value-type="float">
            <text:p>0.236987562498846</text:p>
          </table:table-cell>
          <table:table-cell table:style-name="Default" office:value-type="float" office:value="-0.245520660534834" calcext:value-type="float">
            <text:p>-0.245520660534834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formula="of:=IF([.A25]&lt;=0; 0; [.M60])" office:value-type="float" office:value="-0.277727773148446" calcext:value-type="float">
            <text:p>-0.277727773148446</text:p>
          </table:table-cell>
          <table:table-cell table:style-name="Default" table:formula="of:=IF([.B25]&lt;=0; 0; [.N60])" office:value-type="float" office:value="0.226177753723819" calcext:value-type="float">
            <text:p>0.226177753723819</text:p>
          </table:table-cell>
          <table:table-cell table:style-name="Default" table:formula="of:=IF([.C25]&lt;=0; 0; [.O60])" office:value-type="float" office:value="-0.227180845657618" calcext:value-type="float">
            <text:p>-0.227180845657618</text:p>
          </table:table-cell>
          <table:table-cell table:style-name="Default" office:value-type="string" calcext:value-type="string">
            <text:p>dZ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IF([.A26]&lt;=0; 0; [.M61])" office:value-type="float" office:value="-0.196501709472595" calcext:value-type="float">
            <text:p>-0.196501709472595</text:p>
          </table:table-cell>
          <table:table-cell table:style-name="Default" table:formula="of:=IF([.B26]&lt;=0; 0; [.N61])" office:value-type="float" office:value="-0.163013230611968" calcext:value-type="float">
            <text:p>-0.163013230611968</text:p>
          </table:table-cell>
          <table:table-cell table:style-name="Default" table:formula="of:=IF([.C26]&lt;=0; 0; [.O61])" office:value-type="float" office:value="0.470770826433296" calcext:value-type="float">
            <text:p>0.47077082643329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27]&lt;=0; 0; [.M62])" office:value-type="float" office:value="-0.142049359751411" calcext:value-type="float">
            <text:p>-0.142049359751411</text:p>
          </table:table-cell>
          <table:table-cell table:style-name="Default" table:formula="of:=IF([.B27]&lt;=0; 0; [.N62])" office:value-type="float" office:value="-0.187436267488531" calcext:value-type="float">
            <text:p>-0.187436267488531</text:p>
          </table:table-cell>
          <table:table-cell table:style-name="Default" table:formula="of:=IF([.C27]&lt;=0; 0; [.O62])" office:value-type="float" office:value="0.476367116355176" calcext:value-type="float">
            <text:p>0.47636711635517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28]&lt;=0; 0; [.M63])" office:value-type="float" office:value="0" calcext:value-type="float">
            <text:p>0</text:p>
          </table:table-cell>
          <table:table-cell table:style-name="Default" table:formula="of:=IF([.B28]&lt;=0; 0; [.N63])" office:value-type="float" office:value="0" calcext:value-type="float">
            <text:p>0</text:p>
          </table:table-cell>
          <table:table-cell table:style-name="Default" table:formula="of:=IF([.C28]&lt;=0; 0; [.O63])" office:value-type="float" office:value="0" calcext:value-type="float">
            <text:p>0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29]&lt;=0; 0; [.M64])" office:value-type="float" office:value="0.557983825767599" calcext:value-type="float">
            <text:p>0.557983825767599</text:p>
          </table:table-cell>
          <table:table-cell table:style-name="Default" table:formula="of:=IF([.B29]&lt;=0; 0; [.N64])" office:value-type="float" office:value="-0.0975392667202534" calcext:value-type="float">
            <text:p>-0.0975392667202534</text:p>
          </table:table-cell>
          <table:table-cell table:style-name="Default" table:formula="of:=IF([.C29]&lt;=0; 0; [.O64])" office:value-type="float" office:value="-0.241219968516852" calcext:value-type="float">
            <text:p>-0.24121996851685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30]&lt;=0; 0; [.M65])" office:value-type="float" office:value="-0.281334996516285" calcext:value-type="float">
            <text:p>-0.281334996516285</text:p>
          </table:table-cell>
          <table:table-cell table:style-name="Default" table:formula="of:=IF([.B30]&lt;=0; 0; [.N65])" office:value-type="float" office:value="0.236987562498846" calcext:value-type="float">
            <text:p>0.236987562498846</text:p>
          </table:table-cell>
          <table:table-cell table:style-name="Default" table:formula="of:=IF([.C30]&lt;=0; 0; [.O65])" office:value-type="float" office:value="-0.245520660534834" calcext:value-type="float">
            <text:p>-0.245520660534834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73]+([.$Q$1]*[.A6])" office:value-type="float" office:value="-0.0716342044528543" calcext:value-type="float">
            <text:p>-0.0716342044528543</text:p>
          </table:table-cell>
          <table:table-cell table:formula="of:=[.G73]+([.$Q$1]*[.B6])" office:value-type="float" office:value="0.0246446270758985" calcext:value-type="float">
            <text:p>0.0246446270758985</text:p>
          </table:table-cell>
          <table:table-cell table:formula="of:=[.H73]+([.$Q$1]*[.C6])" office:value-type="float" office:value="0.00913854259857835" calcext:value-type="float">
            <text:p>0.00913854259857835</text:p>
          </table:table-cell>
          <table:table-cell office:value-type="string" calcext:value-type="string">
            <text:p>dW2</text:p>
          </table:table-cell>
          <table:table-cell table:style-name="Default"/>
          <table:table-cell table:style-name="Default" table:number-matrix-columns-spanned="3" table:number-matrix-rows-spanned="3" table:formula="of:=MMULT(TRANSPOSE([.A18:.C23]); [.A66:.C71])" office:value-type="float" office:value="-0.0721891221430145" calcext:value-type="float">
            <text:p>-0.0721891221430145</text:p>
          </table:table-cell>
          <table:table-cell table:style-name="Default" office:value-type="float" office:value="0.0243439687455936" calcext:value-type="float">
            <text:p>0.0243439687455936</text:p>
          </table:table-cell>
          <table:table-cell table:style-name="Default" office:value-type="float" office:value="0.00828712794953297" calcext:value-type="float">
            <text:p>0.00828712794953297</text:p>
          </table:table-cell>
          <table:table-cell table:style-name="Default" office:value-type="string" calcext:value-type="string">
            <text:p>dW2 before + reg*W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formula="of:=[.F74]+([.$Q$1]*[.A7])" office:value-type="float" office:value="-0.160143522862643" calcext:value-type="float">
            <text:p>-0.160143522862643</text:p>
          </table:table-cell>
          <table:table-cell table:formula="of:=[.G74]+([.$Q$1]*[.B7])" office:value-type="float" office:value="-0.0273438168462302" calcext:value-type="float">
            <text:p>-0.0273438168462302</text:p>
          </table:table-cell>
          <table:table-cell table:formula="of:=[.H74]+([.$Q$1]*[.C7])" office:value-type="float" office:value="0.179994365476046" calcext:value-type="float">
            <text:p>0.179994365476046</text:p>
          </table:table-cell>
          <table:table-cell/>
          <table:table-cell table:style-name="Default"/>
          <table:table-cell table:style-name="Default" office:value-type="float" office:value="-0.160989922253964" calcext:value-type="float">
            <text:p>-0.160989922253964</text:p>
          </table:table-cell>
          <table:table-cell table:style-name="Default" office:value-type="float" office:value="-0.0282340552533893" calcext:value-type="float">
            <text:p>-0.0282340552533893</text:p>
          </table:table-cell>
          <table:table-cell table:style-name="Default" office:value-type="float" office:value="0.179805838042445" calcext:value-type="float">
            <text:p>0.179805838042445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formula="of:=[.F75]+([.$Q$1]*[.A8])" office:value-type="float" office:value="-0.0756021871721996" calcext:value-type="float">
            <text:p>-0.0756021871721996</text:p>
          </table:table-cell>
          <table:table-cell table:formula="of:=[.G75]+([.$Q$1]*[.B8])" office:value-type="float" office:value="0.00333377065883214" calcext:value-type="float">
            <text:p>0.00333377065883214</text:p>
          </table:table-cell>
          <table:table-cell table:formula="of:=[.H75]+([.$Q$1]*[.C8])" office:value-type="float" office:value="0.0535236602250501" calcext:value-type="float">
            <text:p>0.0535236602250501</text:p>
          </table:table-cell>
          <table:table-cell/>
          <table:table-cell table:style-name="Default"/>
          <table:table-cell table:style-name="Default" office:value-type="float" office:value="-0.075769519887526" calcext:value-type="float">
            <text:p>-0.075769519887526</text:p>
          </table:table-cell>
          <table:table-cell table:style-name="Default" office:value-type="float" office:value="0.00292749422847233" calcext:value-type="float">
            <text:p>0.00292749422847233</text:p>
          </table:table-cell>
          <table:table-cell table:style-name="Default" office:value-type="float" office:value="0.0529252034508214" calcext:value-type="float">
            <text:p>0.0529252034508214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SUM([.A66:.A71])" office:value-type="float" office:value="-0.339630013121138" calcext:value-type="float">
            <text:p>-0.339630013121138</text:p>
          </table:table-cell>
          <table:table-cell table:style-name="Default" table:formula="of:=SUM([.B66:.B71])" office:value-type="float" office:value="0.0151765514019125" calcext:value-type="float">
            <text:p>0.0151765514019125</text:p>
          </table:table-cell>
          <table:table-cell table:style-name="Default" table:formula="of:=SUM([.C66:.C71])" office:value-type="float" office:value="0.233216468079167" calcext:value-type="float">
            <text:p>0.233216468079167</text:p>
          </table:table-cell>
          <table:table-cell table:style-name="Default" office:value-type="string" calcext:value-type="string">
            <text:p>dB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=IF([.A18]&lt;=0; 0; [.G79])" office:value-type="float" office:value="-0.279538928557575" calcext:value-type="float">
            <text:p>-0.279538928557575</text:p>
          </table:table-cell>
          <table:table-cell table:style-name="Default" table:formula="of:==IF([.B18]&lt;=0; 0; [.H79])" office:value-type="float" office:value="-0.0765463167308634" calcext:value-type="float">
            <text:p>-0.0765463167308634</text:p>
          </table:table-cell>
          <table:table-cell table:style-name="Default" table:formula="of:==IF([.C18]&lt;=0; 0; [.I79])" office:value-type="float" office:value="-0.0905401680515717" calcext:value-type="float">
            <text:p>-0.0905401680515717</text:p>
          </table:table-cell>
          <table:table-cell table:style-name="Default" office:value-type="string" calcext:value-type="string">
            <text:p>dZ1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66:.C71];TRANSPOSE([.A6:.C8]))" office:value-type="float" office:value="-0.279538928557575" calcext:value-type="float">
            <text:p>-0.279538928557575</text:p>
          </table:table-cell>
          <table:table-cell table:style-name="Default" office:value-type="float" office:value="-0.0765463167308634" calcext:value-type="float">
            <text:p>-0.0765463167308634</text:p>
          </table:table-cell>
          <table:table-cell table:style-name="Default" office:value-type="float" office:value="-0.0905401680515717" calcext:value-type="float">
            <text:p>-0.0905401680515717</text:p>
          </table:table-cell>
          <table:table-cell table:style-name="Default" office:value-type="string" calcext:value-type="string">
            <text:p>dZ1 before ReLu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=IF([.A19]&lt;=0; 0; [.G80])" office:value-type="float" office:value="0" calcext:value-type="float">
            <text:p>0</text:p>
          </table:table-cell>
          <table:table-cell table:style-name="Default" table:formula="of:==IF([.B19]&lt;=0; 0; [.H80])" office:value-type="float" office:value="-0.222686350335441" calcext:value-type="float">
            <text:p>-0.222686350335441</text:p>
          </table:table-cell>
          <table:table-cell table:style-name="Default" table:formula="of:==IF([.C19]&lt;=0; 0; [.I80])" office:value-type="float" office:value="0.182626392141458" calcext:value-type="float">
            <text:p>0.182626392141458</text:p>
          </table:table-cell>
          <table:table-cell table:style-name="Default" table:number-columns-repeated="3"/>
          <table:table-cell table:style-name="Default" office:value-type="float" office:value="0.242767617502039" calcext:value-type="float">
            <text:p>0.242767617502039</text:p>
          </table:table-cell>
          <table:table-cell table:style-name="Default" office:value-type="float" office:value="-0.222686350335441" calcext:value-type="float">
            <text:p>-0.222686350335441</text:p>
          </table:table-cell>
          <table:table-cell table:style-name="Default" office:value-type="float" office:value="0.182626392141458" calcext:value-type="float">
            <text:p>0.182626392141458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0]&lt;=0; 0; [.G81])" office:value-type="float" office:value="0.270405963364626" calcext:value-type="float">
            <text:p>0.270405963364626</text:p>
          </table:table-cell>
          <table:table-cell table:style-name="Default" table:formula="of:==IF([.B20]&lt;=0; 0; [.H81])" office:value-type="float" office:value="-0.197285185945766" calcext:value-type="float">
            <text:p>-0.197285185945766</text:p>
          </table:table-cell>
          <table:table-cell table:style-name="Default" table:formula="of:==IF([.C20]&lt;=0; 0; [.I81])" office:value-type="float" office:value="0.185164685049747" calcext:value-type="float">
            <text:p>0.185164685049747</text:p>
          </table:table-cell>
          <table:table-cell table:style-name="Default" table:number-columns-repeated="3"/>
          <table:table-cell table:style-name="Default" office:value-type="float" office:value="0.270405963364626" calcext:value-type="float">
            <text:p>0.270405963364626</text:p>
          </table:table-cell>
          <table:table-cell table:style-name="Default" office:value-type="float" office:value="-0.197285185945766" calcext:value-type="float">
            <text:p>-0.197285185945766</text:p>
          </table:table-cell>
          <table:table-cell table:style-name="Default" office:value-type="float" office:value="0.185164685049747" calcext:value-type="float">
            <text:p>0.185164685049747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1]&lt;=0; 0; [.G82])" office:value-type="float" office:value="0" calcext:value-type="float">
            <text:p>0</text:p>
          </table:table-cell>
          <table:table-cell table:style-name="Default" table:formula="of:==IF([.B21]&lt;=0; 0; [.H82])" office:value-type="float" office:value="0" calcext:value-type="float">
            <text:p>0</text:p>
          </table:table-cell>
          <table:table-cell table:style-name="Default" table:formula="of:==IF([.C21]&lt;=0; 0; [.I82])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2]&lt;=0; 0; [.G83])" office:value-type="float" office:value="0.0749308878329304" calcext:value-type="float">
            <text:p>0.0749308878329304</text:p>
          </table:table-cell>
          <table:table-cell table:style-name="Default" table:formula="of:==IF([.B22]&lt;=0; 0; [.H83])" office:value-type="float" office:value="0.339967387458337" calcext:value-type="float">
            <text:p>0.339967387458337</text:p>
          </table:table-cell>
          <table:table-cell table:style-name="Default" table:formula="of:==IF([.C22]&lt;=0; 0; [.I83])" office:value-type="float" office:value="-0.0906186806672497" calcext:value-type="float">
            <text:p>-0.0906186806672497</text:p>
          </table:table-cell>
          <table:table-cell table:style-name="Default" table:number-columns-repeated="3"/>
          <table:table-cell table:style-name="Default" office:value-type="float" office:value="0.0749308878329304" calcext:value-type="float">
            <text:p>0.0749308878329304</text:p>
          </table:table-cell>
          <table:table-cell table:style-name="Default" office:value-type="float" office:value="0.339967387458337" calcext:value-type="float">
            <text:p>0.339967387458337</text:p>
          </table:table-cell>
          <table:table-cell table:style-name="Default" office:value-type="float" office:value="-0.0906186806672497" calcext:value-type="float">
            <text:p>-0.0906186806672497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3]&lt;=0; 0; [.G84])" office:value-type="float" office:value="-0.293905368606776" calcext:value-type="float">
            <text:p>-0.293905368606776</text:p>
          </table:table-cell>
          <table:table-cell table:style-name="Default" table:formula="of:==IF([.B23]&lt;=0; 0; [.H84])" office:value-type="float" office:value="-0.0734337196796986" calcext:value-type="float">
            <text:p>-0.0734337196796986</text:p>
          </table:table-cell>
          <table:table-cell table:style-name="Default" table:formula="of:==IF([.C23]&lt;=0; 0; [.I84])" office:value-type="float" office:value="-0.0977275904618806" calcext:value-type="float">
            <text:p>-0.0977275904618806</text:p>
          </table:table-cell>
          <table:table-cell table:style-name="Default" table:number-columns-repeated="3"/>
          <table:table-cell table:style-name="Default" office:value-type="float" office:value="-0.293905368606776" calcext:value-type="float">
            <text:p>-0.293905368606776</text:p>
          </table:table-cell>
          <table:table-cell table:style-name="Default" office:value-type="float" office:value="-0.0734337196796986" calcext:value-type="float">
            <text:p>-0.0734337196796986</text:p>
          </table:table-cell>
          <table:table-cell table:style-name="Default" office:value-type="float" office:value="-0.0977275904618806" calcext:value-type="float">
            <text:p>-0.0977275904618806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86]+([.$Q$1]*[.A1])" office:value-type="float" office:value="0.0668663962582587" calcext:value-type="float">
            <text:p>0.0668663962582587</text:p>
          </table:table-cell>
          <table:table-cell table:formula="of:=[.G86]+([.$Q$1]*[.B1])" office:value-type="float" office:value="-0.242232292881298" calcext:value-type="float">
            <text:p>-0.242232292881298</text:p>
          </table:table-cell>
          <table:table-cell table:formula="of:=[.H86]+([.$Q$1]*[.C1])" office:value-type="float" office:value="0.186654153091977" calcext:value-type="float">
            <text:p>0.186654153091977</text:p>
          </table:table-cell>
          <table:table-cell office:value-type="string" calcext:value-type="string">
            <text:p>dW1</text:p>
          </table:table-cell>
          <table:table-cell table:style-name="Default"/>
          <table:table-cell table:style-name="Default" table:number-matrix-columns-spanned="3" table:number-matrix-rows-spanned="2" table:formula="of:=MMULT(TRANSPOSE([.F1:.G6]); [.A79:.C84])" office:value-type="float" office:value="0.0665668076697265" calcext:value-type="float">
            <text:p>0.0665668076697265</text:p>
          </table:table-cell>
          <table:table-cell table:style-name="Default" office:value-type="float" office:value="-0.243153677430662" calcext:value-type="float">
            <text:p>-0.243153677430662</text:p>
          </table:table-cell>
          <table:table-cell table:style-name="Default" office:value-type="float" office:value="0.186172803646222" calcext:value-type="float">
            <text:p>0.186172803646222</text:p>
          </table:table-cell>
          <table:table-cell table:style-name="Default" office:value-type="string" calcext:value-type="string">
            <text:p>dW1 before + reg*W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formula="of:=[.F87]+([.$Q$1]*[.A2])" office:value-type="float" office:value="-0.0635413363116844" calcext:value-type="float">
            <text:p>-0.0635413363116844</text:p>
          </table:table-cell>
          <table:table-cell table:formula="of:=[.G87]+([.$Q$1]*[.B2])" office:value-type="float" office:value="0.1433733580038" calcext:value-type="float">
            <text:p>0.1433733580038</text:p>
          </table:table-cell>
          <table:table-cell table:formula="of:=[.H87]+([.$Q$1]*[.C2])" office:value-type="float" office:value="-0.150812216347175" calcext:value-type="float">
            <text:p>-0.150812216347175</text:p>
          </table:table-cell>
          <table:table-cell/>
          <table:table-cell table:style-name="Default"/>
          <table:table-cell table:style-name="Default" office:value-type="float" office:value="-0.0642514629860956" calcext:value-type="float">
            <text:p>-0.0642514629860956</text:p>
          </table:table-cell>
          <table:table-cell table:style-name="Default" office:value-type="float" office:value="0.142696821828149" calcext:value-type="float">
            <text:p>0.142696821828149</text:p>
          </table:table-cell>
          <table:table-cell table:style-name="Default" office:value-type="float" office:value="-0.151271193863914" calcext:value-type="float">
            <text:p>-0.151271193863914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SUM([.A79:.A84])" office:value-type="float" office:value="-0.228107445966794" calcext:value-type="float">
            <text:p>-0.228107445966794</text:p>
          </table:table-cell>
          <table:table-cell table:style-name="Default" table:formula="of:=SUM([.B79:.B84])" office:value-type="float" office:value="-0.229984185233432" calcext:value-type="float">
            <text:p>-0.229984185233432</text:p>
          </table:table-cell>
          <table:table-cell table:style-name="Default" table:formula="of:=SUM([.C79:.C84])" office:value-type="float" office:value="0.0889046380105029" calcext:value-type="float">
            <text:p>0.0889046380105029</text:p>
          </table:table-cell>
          <table:table-cell table:style-name="Default" office:value-type="string" calcext:value-type="string">
            <text:p>dB1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office:value-type="float" office:value="1.07034143421722" calcext:value-type="float">
            <text:p>1.07034143421722</text:p>
          </table:table-cell>
          <table:table-cell table:style-name="Default" office:value-type="float" office:value="0.00493143825795766" calcext:value-type="float">
            <text:p>0.00493143825795766</text:p>
          </table:table-cell>
          <table:table-cell table:style-name="Default" office:value-type="float" office:value="1.07527287247517" calcext:value-type="float">
            <text:p>1.0752728724751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2" office:value-type="string" calcext:value-type="string">
            <text:p>EPOCH2</text:p>
          </table:table-cell>
          <table:table-cell table:style-name="Default"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formula="of:=[.A1]+([.$Q$2]*[.A86]*-1)" office:value-type="float" office:value="0.292901948906324" calcext:value-type="float">
            <text:p>0.292901948906324</text:p>
          </table:table-cell>
          <table:table-cell table:formula="of:=[.B1]+([.$Q$2]*[.B86]*-1)" office:value-type="float" office:value="0.945607778651809" calcext:value-type="float">
            <text:p>0.945607778651809</text:p>
          </table:table-cell>
          <table:table-cell table:formula="of:=[.C1]+([.$Q$2]*[.C86]*-1)" office:value-type="float" office:value="0.462684030445227" calcext:value-type="float">
            <text:p>0.462684030445227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2]+([.$Q$2]*[.A87]*-1)" office:value-type="float" office:value="0.716480808042356" calcext:value-type="float">
            <text:p>0.716480808042356</text:p>
          </table:table-cell>
          <table:table-cell table:formula="of:=[.B2]+([.$Q$2]*[.B87]*-1)" office:value-type="float" office:value="0.662198839850613" calcext:value-type="float">
            <text:p>0.662198839850613</text:p>
          </table:table-cell>
          <table:table-cell table:formula="of:=[.C2]+([.$Q$2]*[.C87]*-1)" office:value-type="float" office:value="0.474058738373673" calcext:value-type="float">
            <text:p>0.474058738373673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4]+([.A89]*[.$Q$2]*-1)" office:value-type="float" office:value="0.0228107445966794" calcext:value-type="float">
            <text:p>0.0228107445966794</text:p>
          </table:table-cell>
          <table:table-cell table:formula="of:=[.B4]+([.B89]*[.$Q$2]*-1)" office:value-type="float" office:value="0.0229984185233432" calcext:value-type="float">
            <text:p>0.0229984185233432</text:p>
          </table:table-cell>
          <table:table-cell table:formula="of:=[.C4]+([.C89]*[.$Q$2]*-1)" office:value-type="float" office:value="-0.00889046380105029" calcext:value-type="float">
            <text:p>-0.00889046380105029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6]+([.$Q$2]*[.A73]*-1)" office:value-type="float" office:value="0.562081110605503" calcext:value-type="float">
            <text:p>0.562081110605503</text:p>
          </table:table-cell>
          <table:table-cell table:formula="of:=[.B6]+([.$Q$2]*[.B73]*-1)" office:value-type="float" office:value="0.298193867597301" calcext:value-type="float">
            <text:p>0.298193867597301</text:p>
          </table:table-cell>
          <table:table-cell table:formula="of:=[.C6]+([.$Q$2]*[.C73]*-1)" office:value-type="float" office:value="0.850500794785518" calcext:value-type="float">
            <text:p>0.850500794785518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7]+([.$Q$2]*[.A74]*-1)" office:value-type="float" office:value="0.862413743607058" calcext:value-type="float">
            <text:p>0.862413743607058</text:p>
          </table:table-cell>
          <table:table-cell table:formula="of:=[.B7]+([.$Q$2]*[.B74]*-1)" office:value-type="float" office:value="0.892972788843697" calcext:value-type="float">
            <text:p>0.892972788843697</text:p>
          </table:table-cell>
          <table:table-cell table:formula="of:=[.C7]+([.$Q$2]*[.C74]*-1)" office:value-type="float" office:value="0.170527997053015" calcext:value-type="float">
            <text:p>0.170527997053015</text:p>
          </table:table-cell>
          <table:table-cell table:number-columns-repeated="16381"/>
        </table:table-row>
        <table:table-row table:style-name="ro1">
          <table:table-cell table:formula="of:=[.A8]+([.$Q$2]*[.A75]*-1)" office:value-type="float" office:value="0.174892934043621" calcext:value-type="float">
            <text:p>0.174892934043621</text:p>
          </table:table-cell>
          <table:table-cell table:formula="of:=[.B8]+([.$Q$2]*[.B75]*-1)" office:value-type="float" office:value="0.405943053293925" calcext:value-type="float">
            <text:p>0.405943053293925</text:p>
          </table:table-cell>
          <table:table-cell table:formula="of:=[.C8]+([.$Q$2]*[.C75]*-1)" office:value-type="float" office:value="0.593104408206169" calcext:value-type="float">
            <text:p>0.5931044082061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0]+([.A77]*[.$Q$2]*-1)" office:value-type="float" office:value="0.0339630013121138" calcext:value-type="float">
            <text:p>0.0339630013121138</text:p>
          </table:table-cell>
          <table:table-cell table:formula="of:=[.B10]+([.B77]*[.$Q$2]*-1)" office:value-type="float" office:value="-0.00151765514019125" calcext:value-type="float">
            <text:p>-0.00151765514019125</text:p>
          </table:table-cell>
          <table:table-cell table:formula="of:=[.C10]+([.C77]*[.$Q$2]*-1)" office:value-type="float" office:value="-0.0233216468079167" calcext:value-type="float">
            <text:p>-0.0233216468079167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12]+([.$Q$2]*[.A60]*-1)" office:value-type="float" office:value="0.837090406079043" calcext:value-type="float">
            <text:p>0.837090406079043</text:p>
          </table:table-cell>
          <table:table-cell table:formula="of:=[.B12]+([.$Q$2]*[.B60]*-1)" office:value-type="float" office:value="0.923003506526872" calcext:value-type="float">
            <text:p>0.923003506526872</text:p>
          </table:table-cell>
          <table:table-cell table:formula="of:=[.C12]+([.$Q$2]*[.C60]*-1)" office:value-type="float" office:value="0.0554983381053418" calcext:value-type="float">
            <text:p>0.0554983381053418</text:p>
          </table:table-cell>
          <table:table-cell office:value-type="string" calcext:value-type="string">
            <text:p>w3</text:p>
          </table:table-cell>
          <table:table-cell/>
          <table:table-cell table:formula="of:=[.K106]+[.A$98]" office:value-type="float" office:value="0.379070455766946" calcext:value-type="float">
            <text:p>0.379070455766946</text:p>
          </table:table-cell>
          <table:table-cell table:formula="of:=[.L106]+[.B$98]" office:value-type="float" office:value="0.42725483270166" calcext:value-type="float">
            <text:p>0.42725483270166</text:p>
          </table:table-cell>
          <table:table-cell table:formula="of:=[.M106]+[.C$98]" office:value-type="float" office:value="0.256704225021932" calcext:value-type="float">
            <text:p>0.256704225021932</text:p>
          </table:table-cell>
          <table:table-cell table:number-columns-repeated="2"/>
          <table:table-cell table:number-matrix-columns-spanned="3" table:number-matrix-rows-spanned="6" table:formula="of:=MMULT([.F95:.G100];[.A95:.C96] )" office:value-type="float" office:value="0.356259711170266" calcext:value-type="float">
            <text:p>0.356259711170266</text:p>
          </table:table-cell>
          <table:table-cell office:value-type="float" office:value="0.404256414178317" calcext:value-type="float">
            <text:p>0.404256414178317</text:p>
          </table:table-cell>
          <table:table-cell office:value-type="float" office:value="0.265594688822982" calcext:value-type="float">
            <text:p>0.265594688822982</text:p>
          </table:table-cell>
          <table:table-cell table:number-columns-repeated="2"/>
          <table:table-cell table:formula="of:=POWER([.A95];2)" office:value-type="float" office:value="0.0857915516731229" calcext:value-type="float">
            <text:p>0.0857915516731229</text:p>
          </table:table-cell>
          <table:table-cell table:formula="of:=POWER([.B95];2)" office:value-type="float" office:value="0.894174071046808" calcext:value-type="float">
            <text:p>0.894174071046808</text:p>
          </table:table-cell>
          <table:table-cell table:formula="of:=POWER([.C95];2)" office:value-type="float" office:value="0.21407651202904" calcext:value-type="float">
            <text:p>0.21407651202904</text:p>
          </table:table-cell>
          <table:table-cell table:number-columns-repeated="16366"/>
        </table:table-row>
        <table:table-row table:style-name="ro1">
          <table:table-cell table:formula="of:=[.A13]+([.$Q$2]*[.A61]*-1)" office:value-type="float" office:value="0.673768344311105" calcext:value-type="float">
            <text:p>0.673768344311105</text:p>
          </table:table-cell>
          <table:table-cell table:formula="of:=[.B13]+([.$Q$2]*[.B61]*-1)" office:value-type="float" office:value="0.240067908748035" calcext:value-type="float">
            <text:p>0.240067908748035</text:p>
          </table:table-cell>
          <table:table-cell table:formula="of:=[.C13]+([.$Q$2]*[.C61]*-1)" office:value-type="float" office:value="0.54378318624629" calcext:value-type="float">
            <text:p>0.54378318624629</text:p>
          </table:table-cell>
          <table:table-cell table:number-columns-repeated="2"/>
          <table:table-cell table:formula="of:=[.K107]+[.A$98]" office:value-type="float" office:value="-0.284273264314477" calcext:value-type="float">
            <text:p>-0.284273264314477</text:p>
          </table:table-cell>
          <table:table-cell table:formula="of:=[.L107]+[.B$98]" office:value-type="float" office:value="0.203912910024474" calcext:value-type="float">
            <text:p>0.203912910024474</text:p>
          </table:table-cell>
          <table:table-cell table:formula="of:=[.M107]+[.C$98]" office:value-type="float" office:value="-0.0269177555071197" calcext:value-type="float">
            <text:p>-0.0269177555071197</text:p>
          </table:table-cell>
          <table:table-cell table:number-columns-repeated="2"/>
          <table:table-cell office:value-type="float" office:value="-0.307084008911156" calcext:value-type="float">
            <text:p>-0.307084008911156</text:p>
          </table:table-cell>
          <table:table-cell office:value-type="float" office:value="0.180914491501131" calcext:value-type="float">
            <text:p>0.180914491501131</text:p>
          </table:table-cell>
          <table:table-cell office:value-type="float" office:value="-0.0180272917060694" calcext:value-type="float">
            <text:p>-0.0180272917060694</text:p>
          </table:table-cell>
          <table:table-cell table:number-columns-repeated="2"/>
          <table:table-cell table:formula="of:=POWER([.A96];2)" office:value-type="float" office:value="0.513344748293027" calcext:value-type="float">
            <text:p>0.513344748293027</text:p>
          </table:table-cell>
          <table:table-cell table:formula="of:=POWER([.B96];2)" office:value-type="float" office:value="0.438507303499498" calcext:value-type="float">
            <text:p>0.438507303499498</text:p>
          </table:table-cell>
          <table:table-cell table:formula="of:=POWER([.C96];2)" office:value-type="float" office:value="0.224731687428438" calcext:value-type="float">
            <text:p>0.224731687428438</text:p>
          </table:table-cell>
          <table:table-cell table:number-columns-repeated="16366"/>
        </table:table-row>
        <table:table-row table:style-name="ro1">
          <table:table-cell table:formula="of:=[.A14]+([.$Q$2]*[.A62]*-1)" office:value-type="float" office:value="0.269636088668882" calcext:value-type="float">
            <text:p>0.269636088668882</text:p>
          </table:table-cell>
          <table:table-cell table:formula="of:=[.B14]+([.$Q$2]*[.B62]*-1)" office:value-type="float" office:value="0.984465230649848" calcext:value-type="float">
            <text:p>0.984465230649848</text:p>
          </table:table-cell>
          <table:table-cell table:formula="of:=[.C14]+([.$Q$2]*[.C62]*-1)" office:value-type="float" office:value="0.961648553958229" calcext:value-type="float">
            <text:p>0.961648553958229</text:p>
          </table:table-cell>
          <table:table-cell table:number-columns-repeated="2"/>
          <table:table-cell table:formula="of:=[.K108]+[.A$98]" office:value-type="float" office:value="0.357820578106795" calcext:value-type="float">
            <text:p>0.357820578106795</text:p>
          </table:table-cell>
          <table:table-cell table:formula="of:=[.L108]+[.B$98]" office:value-type="float" office:value="0.897417314981328" calcext:value-type="float">
            <text:p>0.897417314981328</text:p>
          </table:table-cell>
          <table:table-cell table:formula="of:=[.M108]+[.C$98]" office:value-type="float" office:value="0.437786601262702" calcext:value-type="float">
            <text:p>0.437786601262702</text:p>
          </table:table-cell>
          <table:table-cell table:number-columns-repeated="2"/>
          <table:table-cell office:value-type="float" office:value="0.335009833510116" calcext:value-type="float">
            <text:p>0.335009833510116</text:p>
          </table:table-cell>
          <table:table-cell office:value-type="float" office:value="0.874418896457985" calcext:value-type="float">
            <text:p>0.874418896457985</text:p>
          </table:table-cell>
          <table:table-cell office:value-type="float" office:value="0.446677065063752" calcext:value-type="float">
            <text:p>0.446677065063752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109]+[.A$98]" office:value-type="float" office:value="-0.757893943502459" calcext:value-type="float">
            <text:p>-0.757893943502459</text:p>
          </table:table-cell>
          <table:table-cell table:formula="of:=[.L109]+[.B$98]" office:value-type="float" office:value="-1.10916940636407" calcext:value-type="float">
            <text:p>-1.10916940636407</text:p>
          </table:table-cell>
          <table:table-cell table:formula="of:=[.M109]+[.C$98]" office:value-type="float" office:value="-0.689034447448888" calcext:value-type="float">
            <text:p>-0.689034447448888</text:p>
          </table:table-cell>
          <table:table-cell table:number-columns-repeated="2"/>
          <table:table-cell office:value-type="float" office:value="-0.780704688099139" calcext:value-type="float">
            <text:p>-0.780704688099139</text:p>
          </table:table-cell>
          <table:table-cell office:value-type="float" office:value="-1.13216782488741" calcext:value-type="float">
            <text:p>-1.13216782488741</text:p>
          </table:table-cell>
          <table:table-cell office:value-type="float" office:value="-0.680143983647838" calcext:value-type="float">
            <text:p>-0.680143983647838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16]+([.A64]*[.$Q$2]*-1)" office:value-type="float" office:value="-0.000970963751014531" calcext:value-type="float">
            <text:p>-0.000970963751014531</text:p>
          </table:table-cell>
          <table:table-cell table:formula="of:=[.B16]+([.B64]*[.$Q$2]*-1)" office:value-type="float" office:value="-0.0211465682241329" calcext:value-type="float">
            <text:p>-0.0211465682241329</text:p>
          </table:table-cell>
          <table:table-cell table:formula="of:=[.C16]+([.C64]*[.$Q$2]*-1)" office:value-type="float" office:value="0.0221175319751474" calcext:value-type="float">
            <text:p>0.0221175319751474</text:p>
          </table:table-cell>
          <table:table-cell office:value-type="string" calcext:value-type="string">
            <text:p>b3</text:p>
          </table:table-cell>
          <table:table-cell/>
          <table:table-cell table:formula="of:=[.K110]+[.A$98]" office:value-type="float" office:value="0.210768631836908" calcext:value-type="float">
            <text:p>0.210768631836908</text:p>
          </table:table-cell>
          <table:table-cell table:formula="of:=[.L110]+[.B$98]" office:value-type="float" office:value="0.440290129038548" calcext:value-type="float">
            <text:p>0.440290129038548</text:p>
          </table:table-cell>
          <table:table-cell table:formula="of:=[.M110]+[.C$98]" office:value-type="float" office:value="0.21251400729296" calcext:value-type="float">
            <text:p>0.21251400729296</text:p>
          </table:table-cell>
          <table:table-cell table:number-columns-repeated="2"/>
          <table:table-cell office:value-type="float" office:value="0.187957887240229" calcext:value-type="float">
            <text:p>0.187957887240229</text:p>
          </table:table-cell>
          <table:table-cell office:value-type="float" office:value="0.417291710515205" calcext:value-type="float">
            <text:p>0.417291710515205</text:p>
          </table:table-cell>
          <table:table-cell office:value-type="float" office:value="0.22140447109401" calcext:value-type="float">
            <text:p>0.22140447109401</text:p>
          </table:table-cell>
          <table:table-cell table:number-columns-repeated="2"/>
          <table:table-cell table:formula="of:=POWER([.A100];2)" office:value-type="float" office:value="0.315935174899516" calcext:value-type="float">
            <text:p>0.315935174899516</text:p>
          </table:table-cell>
          <table:table-cell table:formula="of:=POWER([.B100];2)" office:value-type="float" office:value="0.0889195826726368" calcext:value-type="float">
            <text:p>0.0889195826726368</text:p>
          </table:table-cell>
          <table:table-cell table:formula="of:=POWER([.C100];2)" office:value-type="float" office:value="0.723351601930798" calcext:value-type="float">
            <text:p>0.723351601930798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111]+[.A$98]" office:value-type="float" office:value="0.13040130258279" calcext:value-type="float">
            <text:p>0.13040130258279</text:p>
          </table:table-cell>
          <table:table-cell table:formula="of:=[.L111]+[.B$98]" office:value-type="float" office:value="0.479988609976879" calcext:value-type="float">
            <text:p>0.479988609976879</text:p>
          </table:table-cell>
          <table:table-cell table:formula="of:=[.M111]+[.C$98]" office:value-type="float" office:value="0.204748674026001" calcext:value-type="float">
            <text:p>0.204748674026001</text:p>
          </table:table-cell>
          <table:table-cell table:number-columns-repeated="2"/>
          <table:table-cell office:value-type="float" office:value="0.107590557986111" calcext:value-type="float">
            <text:p>0.107590557986111</text:p>
          </table:table-cell>
          <table:table-cell office:value-type="float" office:value="0.456990191453536" calcext:value-type="float">
            <text:p>0.456990191453536</text:p>
          </table:table-cell>
          <table:table-cell office:value-type="float" office:value="0.213639137827051" calcext:value-type="float">
            <text:p>0.213639137827051</text:p>
          </table:table-cell>
          <table:table-cell table:number-columns-repeated="2"/>
          <table:table-cell table:formula="of:=POWER([.A101];2)" office:value-type="float" office:value="0.743757465162341" calcext:value-type="float">
            <text:p>0.743757465162341</text:p>
          </table:table-cell>
          <table:table-cell table:formula="of:=POWER([.B101];2)" office:value-type="float" office:value="0.79740040161529" calcext:value-type="float">
            <text:p>0.79740040161529</text:p>
          </table:table-cell>
          <table:table-cell table:formula="of:=POWER([.C101];2)" office:value-type="float" office:value="0.0290797977789132" calcext:value-type="float">
            <text:p>0.0290797977789132</text:p>
          </table:table-cell>
          <table:table-cell table:number-columns-repeated="16366"/>
        </table:table-row>
        <table:table-row table:style-name="ro1">
          <table:table-cell table:formula="of:=MAX(0; [.F106])" office:value-type="float" office:value="0.379070455766946" calcext:value-type="float">
            <text:p>0.379070455766946</text:p>
          </table:table-cell>
          <table:table-cell table:formula="of:=MAX(0; [.G106])" office:value-type="float" office:value="0.42725483270166" calcext:value-type="float">
            <text:p>0.42725483270166</text:p>
          </table:table-cell>
          <table:table-cell table:formula="of:=MAX(0; [.H106])" office:value-type="float" office:value="0.256704225021932" calcext:value-type="float">
            <text:p>0.256704225021932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102];2)" office:value-type="float" office:value="0.0305875383783864" calcext:value-type="float">
            <text:p>0.0305875383783864</text:p>
          </table:table-cell>
          <table:table-cell table:formula="of:=POWER([.B102];2)" office:value-type="float" office:value="0.164789762517594" calcext:value-type="float">
            <text:p>0.164789762517594</text:p>
          </table:table-cell>
          <table:table-cell table:formula="of:=POWER([.C102];2)" office:value-type="float" office:value="0.35177283903359" calcext:value-type="float">
            <text:p>0.35177283903359</text:p>
          </table:table-cell>
          <table:table-cell table:number-columns-repeated="16366"/>
        </table:table-row>
        <table:table-row table:style-name="ro1">
          <table:table-cell table:formula="of:=MAX(0; [.F107])" office:value-type="float" office:value="0" calcext:value-type="float">
            <text:p>0</text:p>
          </table:table-cell>
          <table:table-cell table:formula="of:=MAX(0; [.G107])" office:value-type="float" office:value="0.203912910024474" calcext:value-type="float">
            <text:p>0.203912910024474</text:p>
          </table:table-cell>
          <table:table-cell table:formula="of:=MAX(0; [.H107])" office:value-type="float" office:value="0" calcext:value-type="float">
            <text:p>0</text:p>
          </table:table-cell>
          <table:table-cell table:number-columns-repeated="2"/>
          <table:table-cell table:formula="of:=[.K113]+[.A$104]" office:value-type="float" office:value="0.660397538927259" calcext:value-type="float">
            <text:p>0.660397538927259</text:p>
          </table:table-cell>
          <table:table-cell table:formula="of:=[.L113]+[.B$104]" office:value-type="float" office:value="0.597253066560228" calcext:value-type="float">
            <text:p>0.597253066560228</text:p>
          </table:table-cell>
          <table:table-cell table:formula="of:=[.M113]+[.C$104]" office:value-type="float" office:value="0.524189395419071" calcext:value-type="float">
            <text:p>0.524189395419071</text:p>
          </table:table-cell>
          <table:table-cell table:number-columns-repeated="2"/>
          <table:table-cell table:number-matrix-columns-spanned="3" table:number-matrix-rows-spanned="6" table:formula="of:=MMULT([.A112:.C117];[.A100:.C102])" office:value-type="float" office:value="0.626434537615145" calcext:value-type="float">
            <text:p>0.626434537615145</text:p>
          </table:table-cell>
          <table:table-cell office:value-type="float" office:value="0.598770721700419" calcext:value-type="float">
            <text:p>0.598770721700419</text:p>
          </table:table-cell>
          <table:table-cell office:value-type="float" office:value="0.547511042226987" calcext:value-type="float">
            <text:p>0.547511042226987</text:p>
          </table:table-cell>
          <table:table-cell table:number-columns-repeated="16371"/>
        </table:table-row>
        <table:table-row table:style-name="ro1">
          <table:table-cell table:formula="of:=MAX(0; [.F108])" office:value-type="float" office:value="0.357820578106795" calcext:value-type="float">
            <text:p>0.357820578106795</text:p>
          </table:table-cell>
          <table:table-cell table:formula="of:=MAX(0; [.G108])" office:value-type="float" office:value="0.897417314981328" calcext:value-type="float">
            <text:p>0.897417314981328</text:p>
          </table:table-cell>
          <table:table-cell table:formula="of:=MAX(0; [.H108])" office:value-type="float" office:value="0.437786601262702" calcext:value-type="float">
            <text:p>0.437786601262702</text:p>
          </table:table-cell>
          <table:table-cell table:number-columns-repeated="2"/>
          <table:table-cell table:formula="of:=[.K114]+[.A$104]" office:value-type="float" office:value="0.20982029741613" calcext:value-type="float">
            <text:p>0.20982029741613</text:p>
          </table:table-cell>
          <table:table-cell table:formula="of:=[.L114]+[.B$104]" office:value-type="float" office:value="0.180571024805597" calcext:value-type="float">
            <text:p>0.180571024805597</text:p>
          </table:table-cell>
          <table:table-cell table:formula="of:=[.M114]+[.C$104]" office:value-type="float" office:value="0.0114512133118086" calcext:value-type="float">
            <text:p>0.0114512133118086</text:p>
          </table:table-cell>
          <table:table-cell table:number-columns-repeated="2"/>
          <table:table-cell office:value-type="float" office:value="0.175857296104016" calcext:value-type="float">
            <text:p>0.175857296104016</text:p>
          </table:table-cell>
          <table:table-cell office:value-type="float" office:value="0.182088679945789" calcext:value-type="float">
            <text:p>0.182088679945789</text:p>
          </table:table-cell>
          <table:table-cell office:value-type="float" office:value="0.0347728601197253" calcext:value-type="float">
            <text:p>0.0347728601197253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109])" office:value-type="float" office:value="0" calcext:value-type="float">
            <text:p>0</text:p>
          </table:table-cell>
          <table:table-cell table:formula="of:=MAX(0; [.G109])" office:value-type="float" office:value="0" calcext:value-type="float">
            <text:p>0</text:p>
          </table:table-cell>
          <table:table-cell table:formula="of:=MAX(0; [.H109])" office:value-type="float" office:value="0" calcext:value-type="float">
            <text:p>0</text:p>
          </table:table-cell>
          <table:table-cell table:number-columns-repeated="2"/>
          <table:table-cell table:formula="of:=[.K115]+[.A$104]" office:value-type="float" office:value="1.08559799862255" calcext:value-type="float">
            <text:p>1.08559799862255</text:p>
          </table:table-cell>
          <table:table-cell table:formula="of:=[.L115]+[.B$104]" office:value-type="float" office:value="1.08426791907463" calcext:value-type="float">
            <text:p>1.08426791907463</text:p>
          </table:table-cell>
          <table:table-cell table:formula="of:=[.M115]+[.C$104]" office:value-type="float" office:value="0.693692979569492" calcext:value-type="float">
            <text:p>0.693692979569492</text:p>
          </table:table-cell>
          <table:table-cell table:number-columns-repeated="2"/>
          <table:table-cell office:value-type="float" office:value="1.05163499731043" calcext:value-type="float">
            <text:p>1.05163499731043</text:p>
          </table:table-cell>
          <table:table-cell office:value-type="float" office:value="1.08578557421482" calcext:value-type="float">
            <text:p>1.08578557421482</text:p>
          </table:table-cell>
          <table:table-cell office:value-type="float" office:value="0.717014626377409" calcext:value-type="float">
            <text:p>0.717014626377409</text:p>
          </table:table-cell>
          <table:table-cell table:number-columns-repeated="2"/>
          <table:table-cell table:formula="of:=POWER([.A106];2)" office:value-type="float" office:value="0.700720347949577" calcext:value-type="float">
            <text:p>0.700720347949577</text:p>
          </table:table-cell>
          <table:table-cell table:formula="of:=POWER([.B106];2)" office:value-type="float" office:value="0.851935473060901" calcext:value-type="float">
            <text:p>0.851935473060901</text:p>
          </table:table-cell>
          <table:table-cell table:formula="of:=POWER([.C106];2)" office:value-type="float" office:value="0.00308006553245484" calcext:value-type="float">
            <text:p>0.00308006553245484</text:p>
          </table:table-cell>
          <table:table-cell table:number-columns-repeated="16366"/>
        </table:table-row>
        <table:table-row table:style-name="ro1">
          <table:table-cell table:formula="of:=MAX(0; [.F110])" office:value-type="float" office:value="0.210768631836908" calcext:value-type="float">
            <text:p>0.210768631836908</text:p>
          </table:table-cell>
          <table:table-cell table:formula="of:=MAX(0; [.G110])" office:value-type="float" office:value="0.440290129038548" calcext:value-type="float">
            <text:p>0.440290129038548</text:p>
          </table:table-cell>
          <table:table-cell table:formula="of:=MAX(0; [.H110])" office:value-type="float" office:value="0.21251400729296" calcext:value-type="float">
            <text:p>0.21251400729296</text:p>
          </table:table-cell>
          <table:table-cell table:number-columns-repeated="2"/>
          <table:table-cell table:formula="of:=[.K116]+[.A$104]" office:value-type="float" office:value="0.0339630013121138" calcext:value-type="float">
            <text:p>0.0339630013121138</text:p>
          </table:table-cell>
          <table:table-cell table:formula="of:=[.L116]+[.B$104]" office:value-type="float" office:value="-0.00151765514019125" calcext:value-type="float">
            <text:p>-0.00151765514019125</text:p>
          </table:table-cell>
          <table:table-cell table:formula="of:=[.M116]+[.C$104]" office:value-type="float" office:value="-0.0233216468079167" calcext:value-type="float">
            <text:p>-0.02332164680791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107];2)" office:value-type="float" office:value="0.453963781795728" calcext:value-type="float">
            <text:p>0.453963781795728</text:p>
          </table:table-cell>
          <table:table-cell table:formula="of:=POWER([.B107];2)" office:value-type="float" office:value="0.0576326008106547" calcext:value-type="float">
            <text:p>0.0576326008106547</text:p>
          </table:table-cell>
          <table:table-cell table:formula="of:=POWER([.C107];2)" office:value-type="float" office:value="0.295700153644167" calcext:value-type="float">
            <text:p>0.295700153644167</text:p>
          </table:table-cell>
          <table:table-cell table:number-columns-repeated="16366"/>
        </table:table-row>
        <table:table-row table:style-name="ro1">
          <table:table-cell table:formula="of:=MAX(0; [.F111])" office:value-type="float" office:value="0.13040130258279" calcext:value-type="float">
            <text:p>0.13040130258279</text:p>
          </table:table-cell>
          <table:table-cell table:formula="of:=MAX(0; [.G111])" office:value-type="float" office:value="0.479988609976879" calcext:value-type="float">
            <text:p>0.479988609976879</text:p>
          </table:table-cell>
          <table:table-cell table:formula="of:=MAX(0; [.H111])" office:value-type="float" office:value="0.204748674026001" calcext:value-type="float">
            <text:p>0.204748674026001</text:p>
          </table:table-cell>
          <table:table-cell table:number-columns-repeated="2"/>
          <table:table-cell table:formula="of:=[.K117]+[.A$104]" office:value-type="float" office:value="0.569311524694007" calcext:value-type="float">
            <text:p>0.569311524694007</text:p>
          </table:table-cell>
          <table:table-cell table:formula="of:=[.L117]+[.B$104]" office:value-type="float" office:value="0.540767947771583" calcext:value-type="float">
            <text:p>0.540767947771583</text:p>
          </table:table-cell>
          <table:table-cell table:formula="of:=[.M117]+[.C$104]" office:value-type="float" office:value="0.357062030443399" calcext:value-type="float">
            <text:p>0.357062030443399</text:p>
          </table:table-cell>
          <table:table-cell table:number-columns-repeated="2"/>
          <table:table-cell office:value-type="float" office:value="0.535348523381894" calcext:value-type="float">
            <text:p>0.535348523381894</text:p>
          </table:table-cell>
          <table:table-cell office:value-type="float" office:value="0.542285602911774" calcext:value-type="float">
            <text:p>0.542285602911774</text:p>
          </table:table-cell>
          <table:table-cell office:value-type="float" office:value="0.380383677251316" calcext:value-type="float">
            <text:p>0.380383677251316</text:p>
          </table:table-cell>
          <table:table-cell table:number-columns-repeated="2"/>
          <table:table-cell table:formula="of:=POWER([.A108];2)" office:value-type="float" office:value="0.0727036203126533" calcext:value-type="float">
            <text:p>0.0727036203126533</text:p>
          </table:table-cell>
          <table:table-cell table:formula="of:=POWER([.B108];2)" office:value-type="float" office:value="0.969171790358458" calcext:value-type="float">
            <text:p>0.969171790358458</text:p>
          </table:table-cell>
          <table:table-cell table:formula="of:=POWER([.C108];2)" office:value-type="float" office:value="0.924767941329953" calcext:value-type="float">
            <text:p>0.924767941329953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118]+[.A$104]" office:value-type="float" office:value="0.557016980653109" calcext:value-type="float">
            <text:p>0.557016980653109</text:p>
          </table:table-cell>
          <table:table-cell table:formula="of:=[.L118]+[.B$104]" office:value-type="float" office:value="0.549100283172957" calcext:value-type="float">
            <text:p>0.549100283172957</text:p>
          </table:table-cell>
          <table:table-cell table:formula="of:=[.M118]+[.C$104]" office:value-type="float" office:value="0.290873602086621" calcext:value-type="float">
            <text:p>0.290873602086621</text:p>
          </table:table-cell>
          <table:table-cell table:number-columns-repeated="2"/>
          <table:table-cell office:value-type="float" office:value="0.523053979340996" calcext:value-type="float">
            <text:p>0.523053979340996</text:p>
          </table:table-cell>
          <table:table-cell office:value-type="float" office:value="0.550617938313148" calcext:value-type="float">
            <text:p>0.550617938313148</text:p>
          </table:table-cell>
          <table:table-cell office:value-type="float" office:value="0.314195248894537" calcext:value-type="float">
            <text:p>0.314195248894537</text:p>
          </table:table-cell>
          <table:table-cell table:number-columns-repeated="16371"/>
        </table:table-row>
        <table:table-row table:style-name="ro1">
          <table:table-cell table:formula="of:=MAX(0;[.F113])" office:value-type="float" office:value="0.660397538927259" calcext:value-type="float">
            <text:p>0.660397538927259</text:p>
          </table:table-cell>
          <table:table-cell table:formula="of:=MAX(0;[.G113])" office:value-type="float" office:value="0.597253066560228" calcext:value-type="float">
            <text:p>0.597253066560228</text:p>
          </table:table-cell>
          <table:table-cell table:formula="of:=MAX(0;[.H113])" office:value-type="float" office:value="0.524189395419071" calcext:value-type="float">
            <text:p>0.524189395419071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114])" office:value-type="float" office:value="0.20982029741613" calcext:value-type="float">
            <text:p>0.20982029741613</text:p>
          </table:table-cell>
          <table:table-cell table:formula="of:=MAX(0;[.G114])" office:value-type="float" office:value="0.180571024805597" calcext:value-type="float">
            <text:p>0.180571024805597</text:p>
          </table:table-cell>
          <table:table-cell table:formula="of:=MAX(0;[.H114])" office:value-type="float" office:value="0.0114512133118086" calcext:value-type="float">
            <text:p>0.0114512133118086</text:p>
          </table:table-cell>
          <table:table-cell table:number-columns-repeated="2"/>
          <table:table-cell table:formula="of:=[.K120]+[.A$110]" office:value-type="float" office:value="1.09559206837672" calcext:value-type="float">
            <text:p>1.09559206837672</text:p>
          </table:table-cell>
          <table:table-cell table:formula="of:=[.L120]+[.B$110]" office:value-type="float" office:value="1.24783020465535" calcext:value-type="float">
            <text:p>1.24783020465535</text:p>
          </table:table-cell>
          <table:table-cell table:formula="of:=[.M120]+[.C$110]" office:value-type="float" office:value="0.887630647508944" calcext:value-type="float">
            <text:p>0.887630647508944</text:p>
          </table:table-cell>
          <table:table-cell table:number-columns-repeated="2"/>
          <table:table-cell table:number-matrix-columns-spanned="3" table:number-matrix-rows-spanned="6" table:formula="of:=MMULT([.A119:.C124];[.A106:.C108])" office:value-type="float" office:value="1.09656303212774" calcext:value-type="float">
            <text:p>1.09656303212774</text:p>
          </table:table-cell>
          <table:table-cell office:value-type="float" office:value="1.26897677287948" calcext:value-type="float">
            <text:p>1.26897677287948</text:p>
          </table:table-cell>
          <table:table-cell office:value-type="float" office:value="0.865513115533796" calcext:value-type="float">
            <text:p>0.865513115533796</text:p>
          </table:table-cell>
          <table:table-cell table:number-columns-repeated="16371"/>
        </table:table-row>
        <table:table-row table:style-name="ro1">
          <table:table-cell table:formula="of:=MAX(0;[.F115])" office:value-type="float" office:value="1.08559799862255" calcext:value-type="float">
            <text:p>1.08559799862255</text:p>
          </table:table-cell>
          <table:table-cell table:formula="of:=MAX(0;[.G115])" office:value-type="float" office:value="1.08426791907463" calcext:value-type="float">
            <text:p>1.08426791907463</text:p>
          </table:table-cell>
          <table:table-cell table:formula="of:=MAX(0;[.H115])" office:value-type="float" office:value="0.693692979569492" calcext:value-type="float">
            <text:p>0.693692979569492</text:p>
          </table:table-cell>
          <table:table-cell table:number-columns-repeated="2"/>
          <table:table-cell table:formula="of:=[.K121]+[.A$110]" office:value-type="float" office:value="0.299418294998415" calcext:value-type="float">
            <text:p>0.299418294998415</text:p>
          </table:table-cell>
          <table:table-cell table:formula="of:=[.L121]+[.B$110]" office:value-type="float" office:value="0.227140931691266" calcext:value-type="float">
            <text:p>0.227140931691266</text:p>
          </table:table-cell>
          <table:table-cell table:formula="of:=[.M121]+[.C$110]" office:value-type="float" office:value="0.142965739717425" calcext:value-type="float">
            <text:p>0.142965739717425</text:p>
          </table:table-cell>
          <table:table-cell table:number-columns-repeated="2"/>
          <table:table-cell office:value-type="float" office:value="0.300389258749429" calcext:value-type="float">
            <text:p>0.300389258749429</text:p>
          </table:table-cell>
          <table:table-cell office:value-type="float" office:value="0.248287499915398" calcext:value-type="float">
            <text:p>0.248287499915398</text:p>
          </table:table-cell>
          <table:table-cell office:value-type="float" office:value="0.120848207742277" calcext:value-type="float">
            <text:p>0.120848207742277</text:p>
          </table:table-cell>
          <table:table-cell table:number-columns-repeated="16371"/>
        </table:table-row>
        <table:table-row table:style-name="ro1">
          <table:table-cell table:formula="of:=MAX(0;[.F116])" office:value-type="float" office:value="0.0339630013121138" calcext:value-type="float">
            <text:p>0.0339630013121138</text:p>
          </table:table-cell>
          <table:table-cell table:formula="of:=MAX(0;[.G116])" office:value-type="float" office:value="0" calcext:value-type="float">
            <text:p>0</text:p>
          </table:table-cell>
          <table:table-cell table:formula="of:=MAX(0;[.H116])" office:value-type="float" office:value="0" calcext:value-type="float">
            <text:p>0</text:p>
          </table:table-cell>
          <table:table-cell table:number-columns-repeated="2"/>
          <table:table-cell table:formula="of:=[.K122]+[.A$110]" office:value-type="float" office:value="1.82536276812727" calcext:value-type="float">
            <text:p>1.82536276812727</text:p>
          </table:table-cell>
          <table:table-cell table:formula="of:=[.L122]+[.B$110]" office:value-type="float" office:value="1.92407874216992" calcext:value-type="float">
            <text:p>1.92407874216992</text:p>
          </table:table-cell>
          <table:table-cell table:formula="of:=[.M122]+[.C$110]" office:value-type="float" office:value="1.3390619312222" calcext:value-type="float">
            <text:p>1.3390619312222</text:p>
          </table:table-cell>
          <table:table-cell table:number-columns-repeated="2"/>
          <table:table-cell office:value-type="float" office:value="1.82633373187828" calcext:value-type="float">
            <text:p>1.82633373187828</text:p>
          </table:table-cell>
          <table:table-cell office:value-type="float" office:value="1.94522531039405" calcext:value-type="float">
            <text:p>1.94522531039405</text:p>
          </table:table-cell>
          <table:table-cell office:value-type="float" office:value="1.31694439924705" calcext:value-type="float">
            <text:p>1.31694439924705</text:p>
          </table:table-cell>
          <table:table-cell table:number-columns-repeated="16371"/>
        </table:table-row>
        <table:table-row table:style-name="ro1">
          <table:table-cell table:formula="of:=MAX(0;[.F117])" office:value-type="float" office:value="0.569311524694007" calcext:value-type="float">
            <text:p>0.569311524694007</text:p>
          </table:table-cell>
          <table:table-cell table:formula="of:=MAX(0;[.G117])" office:value-type="float" office:value="0.540767947771583" calcext:value-type="float">
            <text:p>0.540767947771583</text:p>
          </table:table-cell>
          <table:table-cell table:formula="of:=MAX(0;[.H117])" office:value-type="float" office:value="0.357062030443399" calcext:value-type="float">
            <text:p>0.357062030443399</text:p>
          </table:table-cell>
          <table:table-cell table:number-columns-repeated="2"/>
          <table:table-cell table:formula="of:=[.K123]+[.A$110]" office:value-type="float" office:value="0.0274591388090059" calcext:value-type="float">
            <text:p>0.0274591388090059</text:p>
          </table:table-cell>
          <table:table-cell table:formula="of:=[.L123]+[.B$110]" office:value-type="float" office:value="0.0102014010791249" calcext:value-type="float">
            <text:p>0.0102014010791249</text:p>
          </table:table-cell>
          <table:table-cell table:formula="of:=[.M123]+[.C$110]" office:value-type="float" office:value="0.0240024221050393" calcext:value-type="float">
            <text:p>0.0240024221050393</text:p>
          </table:table-cell>
          <table:table-cell table:number-columns-repeated="2"/>
          <table:table-cell office:value-type="float" office:value="0.0284301025600204" calcext:value-type="float">
            <text:p>0.0284301025600204</text:p>
          </table:table-cell>
          <table:table-cell office:value-type="float" office:value="0.0313479693032578" calcext:value-type="float">
            <text:p>0.0313479693032578</text:p>
          </table:table-cell>
          <table:table-cell office:value-type="float" office:value="0.00188489012989186" calcext:value-type="float">
            <text:p>0.00188489012989186</text:p>
          </table:table-cell>
          <table:table-cell table:number-columns-repeated="16371"/>
        </table:table-row>
        <table:table-row table:style-name="ro1">
          <table:table-cell table:formula="of:=MAX(0;[.F118])" office:value-type="float" office:value="0.557016980653109" calcext:value-type="float">
            <text:p>0.557016980653109</text:p>
          </table:table-cell>
          <table:table-cell table:formula="of:=MAX(0;[.G118])" office:value-type="float" office:value="0.549100283172957" calcext:value-type="float">
            <text:p>0.549100283172957</text:p>
          </table:table-cell>
          <table:table-cell table:formula="of:=MAX(0;[.H118])" office:value-type="float" office:value="0.290873602086621" calcext:value-type="float">
            <text:p>0.290873602086621</text:p>
          </table:table-cell>
          <table:table-cell table:number-columns-repeated="2"/>
          <table:table-cell table:formula="of:=[.K124]+[.A$110]" office:value-type="float" office:value="0.936223385768072" calcext:value-type="float">
            <text:p>0.936223385768072</text:p>
          </table:table-cell>
          <table:table-cell table:formula="of:=[.L124]+[.B$110]" office:value-type="float" office:value="0.98566614987085" calcext:value-type="float">
            <text:p>0.98566614987085</text:p>
          </table:table-cell>
          <table:table-cell table:formula="of:=[.M124]+[.C$110]" office:value-type="float" office:value="0.691142078368266" calcext:value-type="float">
            <text:p>0.691142078368266</text:p>
          </table:table-cell>
          <table:table-cell table:number-columns-repeated="2"/>
          <table:table-cell office:value-type="float" office:value="0.937194349519086" calcext:value-type="float">
            <text:p>0.937194349519086</text:p>
          </table:table-cell>
          <table:table-cell office:value-type="float" office:value="1.00681271809498" calcext:value-type="float">
            <text:p>1.00681271809498</text:p>
          </table:table-cell>
          <table:table-cell office:value-type="float" office:value="0.669024546393118" calcext:value-type="float">
            <text:p>0.669024546393118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125]+[.A$110]" office:value-type="float" office:value="0.913699015794687" calcext:value-type="float">
            <text:p>0.913699015794687</text:p>
          </table:table-cell>
          <table:table-cell table:formula="of:=[.L125]+[.B$110]" office:value-type="float" office:value="0.91115836255614" calcext:value-type="float">
            <text:p>0.91115836255614</text:p>
          </table:table-cell>
          <table:table-cell table:formula="of:=[.M125]+[.C$110]" office:value-type="float" office:value="0.631340729081601" calcext:value-type="float">
            <text:p>0.631340729081601</text:p>
          </table:table-cell>
          <table:table-cell table:number-columns-repeated="2"/>
          <table:table-cell office:value-type="float" office:value="0.914669979545701" calcext:value-type="float">
            <text:p>0.914669979545701</text:p>
          </table:table-cell>
          <table:table-cell office:value-type="float" office:value="0.932304930780273" calcext:value-type="float">
            <text:p>0.932304930780273</text:p>
          </table:table-cell>
          <table:table-cell office:value-type="float" office:value="0.609223197106454" calcext:value-type="float">
            <text:p>0.609223197106454</text:p>
          </table:table-cell>
          <table:table-cell table:number-columns-repeated="16371"/>
        </table:table-row>
        <table:table-row table:style-name="ro1">
          <table:table-cell table:formula="of:=[.F120]" office:value-type="float" office:value="1.09559206837672" calcext:value-type="float">
            <text:p>1.09559206837672</text:p>
          </table:table-cell>
          <table:table-cell table:formula="of:=[.G120]" office:value-type="float" office:value="1.24783020465535" calcext:value-type="float">
            <text:p>1.24783020465535</text:p>
          </table:table-cell>
          <table:table-cell table:formula="of:=[.H120]" office:value-type="float" office:value="0.887630647508944" calcext:value-type="float">
            <text:p>0.887630647508944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[.F121]" office:value-type="float" office:value="0.299418294998415" calcext:value-type="float">
            <text:p>0.299418294998415</text:p>
          </table:table-cell>
          <table:table-cell table:formula="of:=[.G121]" office:value-type="float" office:value="0.227140931691266" calcext:value-type="float">
            <text:p>0.227140931691266</text:p>
          </table:table-cell>
          <table:table-cell table:formula="of:=[.H121]" office:value-type="float" office:value="0.142965739717425" calcext:value-type="float">
            <text:p>0.142965739717425</text:p>
          </table:table-cell>
          <table:table-cell table:number-columns-repeated="16381"/>
        </table:table-row>
        <table:table-row table:style-name="ro1">
          <table:table-cell table:formula="of:=[.F122]" office:value-type="float" office:value="1.82536276812727" calcext:value-type="float">
            <text:p>1.82536276812727</text:p>
          </table:table-cell>
          <table:table-cell table:formula="of:=[.G122]" office:value-type="float" office:value="1.92407874216992" calcext:value-type="float">
            <text:p>1.92407874216992</text:p>
          </table:table-cell>
          <table:table-cell table:formula="of:=[.H122]" office:value-type="float" office:value="1.3390619312222" calcext:value-type="float">
            <text:p>1.3390619312222</text:p>
          </table:table-cell>
          <table:table-cell table:number-columns-repeated="16381"/>
        </table:table-row>
        <table:table-row table:style-name="ro1">
          <table:table-cell table:formula="of:=[.F123]" office:value-type="float" office:value="0.0274591388090059" calcext:value-type="float">
            <text:p>0.0274591388090059</text:p>
          </table:table-cell>
          <table:table-cell table:formula="of:=[.G123]" office:value-type="float" office:value="0.0102014010791249" calcext:value-type="float">
            <text:p>0.0102014010791249</text:p>
          </table:table-cell>
          <table:table-cell table:formula="of:=[.H123]" office:value-type="float" office:value="0.0240024221050393" calcext:value-type="float">
            <text:p>0.0240024221050393</text:p>
          </table:table-cell>
          <table:table-cell table:number-columns-repeated="16381"/>
        </table:table-row>
        <table:table-row table:style-name="ro1">
          <table:table-cell table:formula="of:=[.F124]" office:value-type="float" office:value="0.936223385768072" calcext:value-type="float">
            <text:p>0.936223385768072</text:p>
          </table:table-cell>
          <table:table-cell table:formula="of:=[.G124]" office:value-type="float" office:value="0.98566614987085" calcext:value-type="float">
            <text:p>0.98566614987085</text:p>
          </table:table-cell>
          <table:table-cell table:formula="of:=[.H124]" office:value-type="float" office:value="0.691142078368266" calcext:value-type="float">
            <text:p>0.691142078368266</text:p>
          </table:table-cell>
          <table:table-cell table:number-columns-repeated="16381"/>
        </table:table-row>
        <table:table-row table:style-name="ro1">
          <table:table-cell table:formula="of:=[.F125]" office:value-type="float" office:value="0.913699015794687" calcext:value-type="float">
            <text:p>0.913699015794687</text:p>
          </table:table-cell>
          <table:table-cell table:formula="of:=[.G125]" office:value-type="float" office:value="0.91115836255614" calcext:value-type="float">
            <text:p>0.91115836255614</text:p>
          </table:table-cell>
          <table:table-cell table:formula="of:=[.H125]" office:value-type="float" office:value="0.631340729081601" calcext:value-type="float">
            <text:p>0.631340729081601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140:.C145];1;[.M95]+1)" office:value-type="float" office:value="0.391187199805095" calcext:value-type="float">
            <text:p>0.391187199805095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132])" office:value-type="float" office:value="0.938569061691421" calcext:value-type="float">
            <text:p>0.938569061691421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132:.J137])" office:value-type="float" office:value="1.05991852374745" calcext:value-type="float">
            <text:p>1.05991852374745</text:p>
          </table:table-cell>
          <table:table-cell table:number-columns-repeated="16371"/>
        </table:table-row>
        <table:table-row table:style-name="ro1">
          <table:table-cell table:formula="of:=EXP([.A126]-MAX([.$A$126:.$C$131]))" office:value-type="float" office:value="0.436709670696443" calcext:value-type="float">
            <text:p>0.436709670696443</text:p>
          </table:table-cell>
          <table:table-cell table:formula="of:=EXP([.B126]-MAX([.$A$126:.$C$131]))" office:value-type="float" office:value="0.508521116398733" calcext:value-type="float">
            <text:p>0.508521116398733</text:p>
          </table:table-cell>
          <table:table-cell table:formula="of:=EXP([.C126]-MAX([.$A$126:.$C$131]))" office:value-type="float" office:value="0.354712351770559" calcext:value-type="float">
            <text:p>0.354712351770559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141:.C146];1;[.M96]+1)" office:value-type="float" office:value="0.359009072642308" calcext:value-type="float">
            <text:p>0.359009072642308</text:p>
          </table:table-cell>
          <table:table-cell table:number-columns-repeated="2"/>
          <table:table-cell table:formula="of:=-LN([.G133])" office:value-type="float" office:value="1.02440761882904" calcext:value-type="float">
            <text:p>1.02440761882904</text:p>
          </table:table-cell>
          <table:table-cell/>
          <table:table-cell office:value-type="string" calcext:value-type="string">
            <text:p>reg loss</text:p>
          </table:table-cell>
          <table:table-cell table:formula="of:=0.5*[.Q95]*SUM([.P106:.R107])+0.5*[.Q95]*SUM([.P110:.R112])+0.5*[.Q95]*SUM([.P115:.R117])" office:value-type="float" office:value="0.00497294790637677" calcext:value-type="float">
            <text:p>0.00497294790637677</text:p>
          </table:table-cell>
          <table:table-cell table:number-columns-repeated="16371"/>
        </table:table-row>
        <table:table-row table:style-name="ro1">
          <table:table-cell table:formula="of:=EXP([.A127]-MAX([.$A$126:.$C$131]))" office:value-type="float" office:value="0.196978548473335" calcext:value-type="float">
            <text:p>0.196978548473335</text:p>
          </table:table-cell>
          <table:table-cell table:formula="of:=EXP([.B127]-MAX([.$A$126:.$C$131]))" office:value-type="float" office:value="0.183243793012877" calcext:value-type="float">
            <text:p>0.183243793012877</text:p>
          </table:table-cell>
          <table:table-cell table:formula="of:=EXP([.C127]-MAX([.$A$126:.$C$131]))" office:value-type="float" office:value="0.168450557010675" calcext:value-type="float">
            <text:p>0.168450557010675</text:p>
          </table:table-cell>
          <table:table-cell table:number-columns-repeated="3"/>
          <table:table-cell table:formula="of:=INDEX([.A142:.C147];1;[.M97]+1)" office:value-type="float" office:value="0.367829681332926" calcext:value-type="float">
            <text:p>0.367829681332926</text:p>
          </table:table-cell>
          <table:table-cell table:number-columns-repeated="2"/>
          <table:table-cell table:formula="of:=-LN([.G134])" office:value-type="float" office:value="1.00013527041346" calcext:value-type="float">
            <text:p>1.00013527041346</text:p>
          </table:table-cell>
          <table:table-cell table:number-columns-repeated="16374"/>
        </table:table-row>
        <table:table-row table:style-name="ro1">
          <table:table-cell table:formula="of:=EXP([.A128]-MAX([.$A$126:.$C$131]))" office:value-type="float" office:value="0.905999999000234" calcext:value-type="float">
            <text:p>0.905999999000234</text:p>
          </table:table-cell>
          <table:table-cell table:formula="of:=EXP([.B128]-MAX([.$A$126:.$C$131]))" office:value-type="float" office:value="1" calcext:value-type="float">
            <text:p>1</text:p>
          </table:table-cell>
          <table:table-cell table:formula="of:=EXP([.C128]-MAX([.$A$126:.$C$131]))" office:value-type="float" office:value="0.557096496413375" calcext:value-type="float">
            <text:p>0.557096496413375</text:p>
          </table:table-cell>
          <table:table-cell table:number-columns-repeated="3"/>
          <table:table-cell table:formula="of:=INDEX([.A143:.C148];1;[.M98]+1)" office:value-type="float" office:value="0.334475402437769" calcext:value-type="float">
            <text:p>0.334475402437769</text:p>
          </table:table-cell>
          <table:table-cell table:number-columns-repeated="2"/>
          <table:table-cell table:formula="of:=-LN([.G135])" office:value-type="float" office:value="1.09519193743081" calcext:value-type="float">
            <text:p>1.09519193743081</text:p>
          </table:table-cell>
          <table:table-cell/>
          <table:table-cell office:value-type="string" calcext:value-type="string">
            <text:p>Loss</text:p>
          </table:table-cell>
          <table:table-cell table:formula="of:=[.M132]+[.M133]" office:value-type="float" office:value="1.06489147165383" calcext:value-type="float">
            <text:p>1.06489147165383</text:p>
          </table:table-cell>
          <table:table-cell table:number-columns-repeated="16371"/>
        </table:table-row>
        <table:table-row table:style-name="ro1">
          <table:table-cell table:formula="of:=EXP([.A129]-MAX([.$A$126:.$C$131]))" office:value-type="float" office:value="0.150075076010503" calcext:value-type="float">
            <text:p>0.150075076010503</text:p>
          </table:table-cell>
          <table:table-cell table:formula="of:=EXP([.B129]-MAX([.$A$126:.$C$131]))" office:value-type="float" office:value="0.147507340094069" calcext:value-type="float">
            <text:p>0.147507340094069</text:p>
          </table:table-cell>
          <table:table-cell table:formula="of:=EXP([.C129]-MAX([.$A$126:.$C$131]))" office:value-type="float" office:value="0.149557204571501" calcext:value-type="float">
            <text:p>0.149557204571501</text:p>
          </table:table-cell>
          <table:table-cell table:number-columns-repeated="3"/>
          <table:table-cell table:formula="of:=INDEX([.A144:.C149];1;[.M99]+1)" office:value-type="float" office:value="0.276226880765906" calcext:value-type="float">
            <text:p>0.276226880765906</text:p>
          </table:table-cell>
          <table:table-cell table:number-columns-repeated="2"/>
          <table:table-cell table:formula="of:=-LN([.G136])" office:value-type="float" office:value="1.28653271918752" calcext:value-type="float">
            <text:p>1.28653271918752</text:p>
          </table:table-cell>
          <table:table-cell table:number-columns-repeated="16374"/>
        </table:table-row>
        <table:table-row table:style-name="ro1">
          <table:table-cell table:formula="of:=EXP([.A130]-MAX([.$A$126:.$C$131]))" office:value-type="float" office:value="0.372374445737668" calcext:value-type="float">
            <text:p>0.372374445737668</text:p>
          </table:table-cell>
          <table:table-cell table:formula="of:=EXP([.B130]-MAX([.$A$126:.$C$131]))" office:value-type="float" office:value="0.391248413417448" calcext:value-type="float">
            <text:p>0.391248413417448</text:p>
          </table:table-cell>
          <table:table-cell table:formula="of:=EXP([.C130]-MAX([.$A$126:.$C$131]))" office:value-type="float" office:value="0.291435471780401" calcext:value-type="float">
            <text:p>0.291435471780401</text:p>
          </table:table-cell>
          <table:table-cell table:number-columns-repeated="3"/>
          <table:table-cell table:formula="of:=INDEX([.A145:.C150];1;[.M100]+1)" office:value-type="float" office:value="0.362520398360068" calcext:value-type="float">
            <text:p>0.362520398360068</text:p>
          </table:table-cell>
          <table:table-cell table:number-columns-repeated="2"/>
          <table:table-cell table:formula="of:=-LN([.G137])" office:value-type="float" office:value="1.01467453493246" calcext:value-type="float">
            <text:p>1.01467453493246</text:p>
          </table:table-cell>
          <table:table-cell table:number-columns-repeated="16374"/>
        </table:table-row>
        <table:table-row table:style-name="ro1">
          <table:table-cell table:formula="of:=EXP([.A131]-MAX([.$A$126:.$C$131]))" office:value-type="float" office:value="0.36408070227405" calcext:value-type="float">
            <text:p>0.36408070227405</text:p>
          </table:table-cell>
          <table:table-cell table:formula="of:=EXP([.B131]-MAX([.$A$126:.$C$131]))" office:value-type="float" office:value="0.36315687351992" calcext:value-type="float">
            <text:p>0.36315687351992</text:p>
          </table:table-cell>
          <table:table-cell table:formula="of:=EXP([.C131]-MAX([.$A$126:.$C$131]))" office:value-type="float" office:value="0.274518118955156" calcext:value-type="float">
            <text:p>0.27451811895515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33]/SUM([.$A133:.$C133])" office:value-type="float" office:value="0.335945209940101" calcext:value-type="float">
            <text:p>0.335945209940101</text:p>
          </table:table-cell>
          <table:table-cell table:formula="of:=[.B133]/SUM([.$A133:.$C133])" office:value-type="float" office:value="0.391187199805095" calcext:value-type="float">
            <text:p>0.391187199805095</text:p>
          </table:table-cell>
          <table:table-cell table:formula="of:=[.C133]/SUM([.$A133:.$C133])" office:value-type="float" office:value="0.272867590254804" calcext:value-type="float">
            <text:p>0.272867590254804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134]/SUM([.$A134:.$C134])" office:value-type="float" office:value="0.359009072642308" calcext:value-type="float">
            <text:p>0.359009072642308</text:p>
          </table:table-cell>
          <table:table-cell table:formula="of:=[.B134]/SUM([.$A134:.$C134])" office:value-type="float" office:value="0.333976388326964" calcext:value-type="float">
            <text:p>0.333976388326964</text:p>
          </table:table-cell>
          <table:table-cell table:formula="of:=[.C134]/SUM([.$A134:.$C134])"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table:formula="of:=[.A135]/SUM([.$A135:.$C135])" office:value-type="float" office:value="0.367829681332926" calcext:value-type="float">
            <text:p>0.367829681332926</text:p>
          </table:table-cell>
          <table:table-cell table:formula="of:=[.B135]/SUM([.$A135:.$C135])" office:value-type="float" office:value="0.405993026201792" calcext:value-type="float">
            <text:p>0.405993026201792</text:p>
          </table:table-cell>
          <table:table-cell table:formula="of:=[.C135]/SUM([.$A135:.$C135])"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table:formula="of:=[.A136]/SUM([.$A136:.$C136])" office:value-type="float" office:value="0.335633589757915" calcext:value-type="float">
            <text:p>0.335633589757915</text:p>
          </table:table-cell>
          <table:table-cell table:formula="of:=[.B136]/SUM([.$A136:.$C136])" office:value-type="float" office:value="0.329891007804316" calcext:value-type="float">
            <text:p>0.329891007804316</text:p>
          </table:table-cell>
          <table:table-cell table:formula="of:=[.C136]/SUM([.$A136:.$C136])" office:value-type="float" office:value="0.334475402437769" calcext:value-type="float">
            <text:p>0.334475402437769</text:p>
          </table:table-cell>
          <table:table-cell table:number-columns-repeated="16381"/>
        </table:table-row>
        <table:table-row table:style-name="ro1">
          <table:table-cell table:formula="of:=[.A137]/SUM([.$A137:.$C137])" office:value-type="float" office:value="0.352942045780052" calcext:value-type="float">
            <text:p>0.352942045780052</text:p>
          </table:table-cell>
          <table:table-cell table:formula="of:=[.B137]/SUM([.$A137:.$C137])" office:value-type="float" office:value="0.370831073454042" calcext:value-type="float">
            <text:p>0.370831073454042</text:p>
          </table:table-cell>
          <table:table-cell table:formula="of:=[.C137]/SUM([.$A137:.$C137])" office:value-type="float" office:value="0.276226880765906" calcext:value-type="float">
            <text:p>0.276226880765906</text:p>
          </table:table-cell>
          <table:table-cell table:number-columns-repeated="16381"/>
        </table:table-row>
        <table:table-row table:style-name="ro1">
          <table:table-cell table:formula="of:=[.A138]/SUM([.$A138:.$C138])" office:value-type="float" office:value="0.363442607995584" calcext:value-type="float">
            <text:p>0.363442607995584</text:p>
          </table:table-cell>
          <table:table-cell table:formula="of:=[.B138]/SUM([.$A138:.$C138])" office:value-type="float" office:value="0.362520398360068" calcext:value-type="float">
            <text:p>0.362520398360068</text:p>
          </table:table-cell>
          <table:table-cell table:formula="of:=[.C138]/SUM([.$A138:.$C138])"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40]-[.I95]" office:value-type="float" office:value="0.335945209940101" calcext:value-type="float">
            <text:p>0.335945209940101</text:p>
          </table:table-cell>
          <table:table-cell table:formula="of:=[.B140]-[.J95]" office:value-type="float" office:value="-0.608812800194905" calcext:value-type="float">
            <text:p>-0.608812800194905</text:p>
          </table:table-cell>
          <table:table-cell table:formula="of:=[.C140]-[.K95]" office:value-type="float" office:value="0.272867590254804" calcext:value-type="float">
            <text:p>0.272867590254804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141]-[.I96]" office:value-type="float" office:value="-0.640990927357692" calcext:value-type="float">
            <text:p>-0.640990927357692</text:p>
          </table:table-cell>
          <table:table-cell table:formula="of:=[.B141]-[.J96]" office:value-type="float" office:value="0.333976388326964" calcext:value-type="float">
            <text:p>0.333976388326964</text:p>
          </table:table-cell>
          <table:table-cell table:formula="of:=[.C141]-[.K96]"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table:formula="of:=[.A142]-[.I97]" office:value-type="float" office:value="-0.632170318667074" calcext:value-type="float">
            <text:p>-0.632170318667074</text:p>
          </table:table-cell>
          <table:table-cell table:formula="of:=[.B142]-[.J97]" office:value-type="float" office:value="0.405993026201792" calcext:value-type="float">
            <text:p>0.405993026201792</text:p>
          </table:table-cell>
          <table:table-cell table:formula="of:=[.C142]-[.K97]"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table:formula="of:=[.A143]-[.I98]" office:value-type="float" office:value="0.335633589757915" calcext:value-type="float">
            <text:p>0.335633589757915</text:p>
          </table:table-cell>
          <table:table-cell table:formula="of:=[.B143]-[.J98]" office:value-type="float" office:value="0.329891007804316" calcext:value-type="float">
            <text:p>0.329891007804316</text:p>
          </table:table-cell>
          <table:table-cell table:formula="of:=[.C143]-[.K98]" office:value-type="float" office:value="-0.665524597562231" calcext:value-type="float">
            <text:p>-0.665524597562231</text:p>
          </table:table-cell>
          <table:table-cell table:number-columns-repeated="16381"/>
        </table:table-row>
        <table:table-row table:style-name="ro1">
          <table:table-cell table:formula="of:=[.A144]-[.I99]" office:value-type="float" office:value="0.352942045780052" calcext:value-type="float">
            <text:p>0.352942045780052</text:p>
          </table:table-cell>
          <table:table-cell table:formula="of:=[.B144]-[.J99]" office:value-type="float" office:value="0.370831073454042" calcext:value-type="float">
            <text:p>0.370831073454042</text:p>
          </table:table-cell>
          <table:table-cell table:formula="of:=[.C144]-[.K99]" office:value-type="float" office:value="-0.723773119234094" calcext:value-type="float">
            <text:p>-0.723773119234094</text:p>
          </table:table-cell>
          <table:table-cell table:number-columns-repeated="16381"/>
        </table:table-row>
        <table:table-row table:style-name="ro1">
          <table:table-cell table:formula="of:=[.A145]-[.I100]" office:value-type="float" office:value="0.363442607995584" calcext:value-type="float">
            <text:p>0.363442607995584</text:p>
          </table:table-cell>
          <table:table-cell table:formula="of:=[.B145]-[.J100]" office:value-type="float" office:value="-0.637479601639932" calcext:value-type="float">
            <text:p>-0.637479601639932</text:p>
          </table:table-cell>
          <table:table-cell table:formula="of:=[.C145]-[.K100]"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154]+([.$Q$1]*[.A106])" office:value-type="float" office:value="-0.183304457080469" calcext:value-type="float">
            <text:p>-0.183304457080469</text:p>
          </table:table-cell>
          <table:table-cell table:formula="of:=[.G154]+([.$Q$1]*[.B106])" office:value-type="float" office:value="-0.0230796999519698" calcext:value-type="float">
            <text:p>-0.0230796999519698</text:p>
          </table:table-cell>
          <table:table-cell table:formula="of:=[.H154]+([.$Q$1]*[.C106])" office:value-type="float" office:value="0.20819974928315" calcext:value-type="float">
            <text:p>0.20819974928315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119:.C124]); [.A147:.C152])" office:value-type="float" office:value="-0.184141547486548" calcext:value-type="float">
            <text:p>-0.184141547486548</text:p>
          </table:table-cell>
          <table:table-cell table:style-name="Default" office:value-type="float" office:value="-0.0240027034584967" calcext:value-type="float">
            <text:p>-0.0240027034584967</text:p>
          </table:table-cell>
          <table:table-cell table:style-name="Default" office:value-type="float" office:value="0.208144250945044" calcext:value-type="float">
            <text:p>0.208144250945044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155]+([.$Q$1]*[.A107])" office:value-type="float" office:value="-0.209442124642429" calcext:value-type="float">
            <text:p>-0.209442124642429</text:p>
          </table:table-cell>
          <table:table-cell table:formula="of:=[.G155]+([.$Q$1]*[.B107])" office:value-type="float" office:value="-0.0123702428048741" calcext:value-type="float">
            <text:p>-0.0123702428048741</text:p>
          </table:table-cell>
          <table:table-cell table:formula="of:=[.H155]+([.$Q$1]*[.C107])" office:value-type="float" office:value="0.223269986886609" calcext:value-type="float">
            <text:p>0.223269986886609</text:p>
          </table:table-cell>
          <table:table-cell table:number-columns-repeated="2"/>
          <table:table-cell table:style-name="Default" office:value-type="float" office:value="-0.21011589298674" calcext:value-type="float">
            <text:p>-0.21011589298674</text:p>
          </table:table-cell>
          <table:table-cell table:style-name="Default" office:value-type="float" office:value="-0.0126103107136221" calcext:value-type="float">
            <text:p>-0.0126103107136221</text:p>
          </table:table-cell>
          <table:table-cell table:style-name="Default" office:value-type="float" office:value="0.222726203700362" calcext:value-type="float">
            <text:p>0.222726203700362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156]+([.$Q$1]*[.A108])" office:value-type="float" office:value="-0.0377656191760584" calcext:value-type="float">
            <text:p>-0.0377656191760584</text:p>
          </table:table-cell>
          <table:table-cell table:formula="of:=[.G156]+([.$Q$1]*[.B108])" office:value-type="float" office:value="-0.0857060934794588" calcext:value-type="float">
            <text:p>-0.0857060934794588</text:p>
          </table:table-cell>
          <table:table-cell table:formula="of:=[.H156]+([.$Q$1]*[.C108])" office:value-type="float" office:value="0.125687462528794" calcext:value-type="float">
            <text:p>0.125687462528794</text:p>
          </table:table-cell>
          <table:table-cell table:number-columns-repeated="2"/>
          <table:table-cell table:style-name="Default" office:value-type="float" office:value="-0.0380352552647273" calcext:value-type="float">
            <text:p>-0.0380352552647273</text:p>
          </table:table-cell>
          <table:table-cell table:style-name="Default" office:value-type="float" office:value="-0.0866905587101087" calcext:value-type="float">
            <text:p>-0.0866905587101087</text:p>
          </table:table-cell>
          <table:table-cell table:style-name="Default" office:value-type="float" office:value="0.124725813974836" calcext:value-type="float">
            <text:p>0.124725813974836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147:.A152])" office:value-type="float" office:value="0.114802207448885" calcext:value-type="float">
            <text:p>0.114802207448885</text:p>
          </table:table-cell>
          <table:table-cell table:formula="of:=SUM([.B147:.B152])" office:value-type="float" office:value="0.194399093952277" calcext:value-type="float">
            <text:p>0.194399093952277</text:p>
          </table:table-cell>
          <table:table-cell table:formula="of:=SUM([.C147:.C152])" office:value-type="float" office:value="-0.309201301401163" calcext:value-type="float">
            <text:p>-0.309201301401163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119]&lt;=0; 0; [.G160])" office:value-type="float" office:value="-0.265576139407322" calcext:value-type="float">
            <text:p>-0.265576139407322</text:p>
          </table:table-cell>
          <table:table-cell table:style-name="Default" table:formula="of:=IF([.B119]&lt;=0; 0; [.H160])" office:value-type="float" office:value="0.228573639770867" calcext:value-type="float">
            <text:p>0.228573639770867</text:p>
          </table:table-cell>
          <table:table-cell table:style-name="Default" table:formula="of:=IF([.C119]&lt;=0; 0; [.I160])" office:value-type="float" office:value="-0.246369357760563" calcext:value-type="float">
            <text:p>-0.246369357760563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147:.C152]; TRANSPOSE([.A106:.C108]))" office:value-type="float" office:value="-0.265576139407322" calcext:value-type="float">
            <text:p>-0.265576139407322</text:p>
          </table:table-cell>
          <table:table-cell office:value-type="float" office:value="0.228573639770867" calcext:value-type="float">
            <text:p>0.228573639770867</text:p>
          </table:table-cell>
          <table:table-cell office:value-type="float" office:value="-0.246369357760563" calcext:value-type="float">
            <text:p>-0.246369357760563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120]&lt;=0; 0; [.G161])" office:value-type="float" office:value="-0.211267181461482" calcext:value-type="float">
            <text:p>-0.211267181461482</text:p>
          </table:table-cell>
          <table:table-cell table:style-name="Default" table:formula="of:=IF([.B120]&lt;=0; 0; [.H161])" office:value-type="float" office:value="-0.184753038469291" calcext:value-type="float">
            <text:p>-0.184753038469291</text:p>
          </table:table-cell>
          <table:table-cell table:style-name="Default" table:formula="of:=IF([.C120]&lt;=0; 0; [.I161])" office:value-type="float" office:value="0.451193943143992" calcext:value-type="float">
            <text:p>0.451193943143992</text:p>
          </table:table-cell>
          <table:table-cell table:number-columns-repeated="3"/>
          <table:table-cell office:value-type="float" office:value="-0.211267181461482" calcext:value-type="float">
            <text:p>-0.211267181461482</text:p>
          </table:table-cell>
          <table:table-cell office:value-type="float" office:value="-0.184753038469291" calcext:value-type="float">
            <text:p>-0.184753038469291</text:p>
          </table:table-cell>
          <table:table-cell office:value-type="float" office:value="0.451193943143992" calcext:value-type="float">
            <text:p>0.451193943143992</text:p>
          </table:table-cell>
          <table:table-cell table:number-columns-repeated="16375"/>
        </table:table-row>
        <table:table-row table:style-name="ro1">
          <table:table-cell table:style-name="Default" table:formula="of:=IF([.A121]&lt;=0; 0; [.G162])" office:value-type="float" office:value="-0.14189825810544" calcext:value-type="float">
            <text:p>-0.14189825810544</text:p>
          </table:table-cell>
          <table:table-cell table:style-name="Default" table:formula="of:=IF([.B121]&lt;=0; 0; [.H162])" office:value-type="float" office:value="-0.205479043411058" calcext:value-type="float">
            <text:p>-0.205479043411058</text:p>
          </table:table-cell>
          <table:table-cell table:style-name="Default" table:formula="of:=IF([.C121]&lt;=0; 0; [.I162])" office:value-type="float" office:value="0.446733152321452" calcext:value-type="float">
            <text:p>0.446733152321452</text:p>
          </table:table-cell>
          <table:table-cell table:number-columns-repeated="3"/>
          <table:table-cell office:value-type="float" office:value="-0.14189825810544" calcext:value-type="float">
            <text:p>-0.14189825810544</text:p>
          </table:table-cell>
          <table:table-cell office:value-type="float" office:value="-0.205479043411058" calcext:value-type="float">
            <text:p>-0.205479043411058</text:p>
          </table:table-cell>
          <table:table-cell office:value-type="float" office:value="0.446733152321452" calcext:value-type="float">
            <text:p>0.446733152321452</text:p>
          </table:table-cell>
          <table:table-cell table:number-columns-repeated="16375"/>
        </table:table-row>
        <table:table-row table:style-name="ro1">
          <table:table-cell table:style-name="Default" table:formula="of:=IF([.A122]&lt;=0; 0; [.G163])" office:value-type="float" office:value="0.548510705786357" calcext:value-type="float">
            <text:p>0.548510705786357</text:p>
          </table:table-cell>
          <table:table-cell table:style-name="Default" table:formula="of:=IF([.B122]&lt;=0; 0; [.H163])" office:value-type="float" office:value="0" calcext:value-type="float">
            <text:p>0</text:p>
          </table:table-cell>
          <table:table-cell table:style-name="Default" table:formula="of:=IF([.C122]&lt;=0; 0; [.I163])" office:value-type="float" office:value="0" calcext:value-type="float">
            <text:p>0</text:p>
          </table:table-cell>
          <table:table-cell table:number-columns-repeated="3"/>
          <table:table-cell office:value-type="float" office:value="0.548510705786357" calcext:value-type="float">
            <text:p>0.548510705786357</text:p>
          </table:table-cell>
          <table:table-cell office:value-type="float" office:value="-0.0565655537629228" calcext:value-type="float">
            <text:p>-0.0565655537629228</text:p>
          </table:table-cell>
          <table:table-cell office:value-type="float" office:value="-0.224735611413745" calcext:value-type="float">
            <text:p>-0.224735611413745</text:p>
          </table:table-cell>
          <table:table-cell table:number-columns-repeated="16375"/>
        </table:table-row>
        <table:table-row table:style-name="ro1">
          <table:table-cell table:style-name="Default" table:formula="of:=IF([.A123]&lt;=0; 0; [.G164])" office:value-type="float" office:value="0.597554576268785" calcext:value-type="float">
            <text:p>0.597554576268785</text:p>
          </table:table-cell>
          <table:table-cell table:style-name="Default" table:formula="of:=IF([.B123]&lt;=0; 0; [.H164])" office:value-type="float" office:value="-0.0667498347706309" calcext:value-type="float">
            <text:p>-0.0667498347706309</text:p>
          </table:table-cell>
          <table:table-cell table:style-name="Default" table:formula="of:=IF([.C123]&lt;=0; 0; [.I164])" office:value-type="float" office:value="-0.235779162494312" calcext:value-type="float">
            <text:p>-0.235779162494312</text:p>
          </table:table-cell>
          <table:table-cell table:number-columns-repeated="3"/>
          <table:table-cell office:value-type="float" office:value="0.597554576268785" calcext:value-type="float">
            <text:p>0.597554576268785</text:p>
          </table:table-cell>
          <table:table-cell office:value-type="float" office:value="-0.0667498347706309" calcext:value-type="float">
            <text:p>-0.0667498347706309</text:p>
          </table:table-cell>
          <table:table-cell office:value-type="float" office:value="-0.235779162494312" calcext:value-type="float">
            <text:p>-0.235779162494312</text:p>
          </table:table-cell>
          <table:table-cell table:number-columns-repeated="16375"/>
        </table:table-row>
        <table:table-row table:style-name="ro1">
          <table:table-cell table:style-name="Default" table:formula="of:=IF([.A124]&lt;=0; 0; [.G165])" office:value-type="float" office:value="-0.268952989612916" calcext:value-type="float">
            <text:p>-0.268952989612916</text:p>
          </table:table-cell>
          <table:table-cell table:style-name="Default" table:formula="of:=IF([.B124]&lt;=0; 0; [.H165])" office:value-type="float" office:value="0.240854438959343" calcext:value-type="float">
            <text:p>0.240854438959343</text:p>
          </table:table-cell>
          <table:table-cell table:style-name="Default" table:formula="of:=IF([.C124]&lt;=0; 0; [.I165])" office:value-type="float" office:value="-0.266051981118334" calcext:value-type="float">
            <text:p>-0.266051981118334</text:p>
          </table:table-cell>
          <table:table-cell table:number-columns-repeated="3"/>
          <table:table-cell office:value-type="float" office:value="-0.268952989612916" calcext:value-type="float">
            <text:p>-0.268952989612916</text:p>
          </table:table-cell>
          <table:table-cell office:value-type="float" office:value="0.240854438959343" calcext:value-type="float">
            <text:p>0.240854438959343</text:p>
          </table:table-cell>
          <table:table-cell office:value-type="float" office:value="-0.266051981118334" calcext:value-type="float">
            <text:p>-0.26605198111833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167]+([.$Q$1]*[.A100])" office:value-type="float" office:value="-0.0600101635339945" calcext:value-type="float">
            <text:p>-0.0600101635339945</text:p>
          </table:table-cell>
          <table:table-cell table:formula="of:=[.G167]+([.$Q$1]*[.B100])" office:value-type="float" office:value="0.0307580387928734" calcext:value-type="float">
            <text:p>0.0307580387928734</text:p>
          </table:table-cell>
          <table:table-cell table:formula="of:=[.H167]+([.$Q$1]*[.C100])" office:value-type="float" office:value="-0.0170789055025286" calcext:value-type="float">
            <text:p>-0.0170789055025286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112:.C117]); [.A160:.C165])" office:value-type="float" office:value="-0.0605722446446" calcext:value-type="float">
            <text:p>-0.0605722446446</text:p>
          </table:table-cell>
          <table:table-cell table:style-name="Default" office:value-type="float" office:value="0.0304598449252761" calcext:value-type="float">
            <text:p>0.0304598449252761</text:p>
          </table:table-cell>
          <table:table-cell table:style-name="Default" office:value-type="float" office:value="-0.0179294062973141" calcext:value-type="float">
            <text:p>-0.0179294062973141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168]+([.$Q$1]*[.A101])" office:value-type="float" office:value="-0.149025324962883" calcext:value-type="float">
            <text:p>-0.149025324962883</text:p>
          </table:table-cell>
          <table:table-cell table:formula="of:=[.G168]+([.$Q$1]*[.B101])" office:value-type="float" office:value="-0.0373037221254719" calcext:value-type="float">
            <text:p>-0.0373037221254719</text:p>
          </table:table-cell>
          <table:table-cell table:formula="of:=[.H168]+([.$Q$1]*[.C101])" office:value-type="float" office:value="0.156305206787814" calcext:value-type="float">
            <text:p>0.156305206787814</text:p>
          </table:table-cell>
          <table:table-cell table:number-columns-repeated="2"/>
          <table:table-cell table:style-name="Default" office:value-type="float" office:value="-0.14988773870649" calcext:value-type="float">
            <text:p>-0.14988773870649</text:p>
          </table:table-cell>
          <table:table-cell table:style-name="Default" office:value-type="float" office:value="-0.0381966949143156" calcext:value-type="float">
            <text:p>-0.0381966949143156</text:p>
          </table:table-cell>
          <table:table-cell table:style-name="Default" office:value-type="float" office:value="0.156134678790761" calcext:value-type="float">
            <text:p>0.156134678790761</text:p>
          </table:table-cell>
          <table:table-cell table:number-columns-repeated="16376"/>
        </table:table-row>
        <table:table-row table:style-name="ro1">
          <table:table-cell table:formula="of:=[.F169]+([.$Q$1]*[.A102])" office:value-type="float" office:value="-0.058199830677355" calcext:value-type="float">
            <text:p>-0.058199830677355</text:p>
          </table:table-cell>
          <table:table-cell table:formula="of:=[.G169]+([.$Q$1]*[.B102])" office:value-type="float" office:value="0.00425514220243049" calcext:value-type="float">
            <text:p>0.00425514220243049</text:p>
          </table:table-cell>
          <table:table-cell table:formula="of:=[.H169]+([.$Q$1]*[.C102])" office:value-type="float" office:value="0.0283426727674976" calcext:value-type="float">
            <text:p>0.0283426727674976</text:p>
          </table:table-cell>
          <table:table-cell table:number-columns-repeated="2"/>
          <table:table-cell table:style-name="Default" office:value-type="float" office:value="-0.0583747236113987" calcext:value-type="float">
            <text:p>-0.0583747236113987</text:p>
          </table:table-cell>
          <table:table-cell table:style-name="Default" office:value-type="float" office:value="0.00384919914913656" calcext:value-type="float">
            <text:p>0.00384919914913656</text:p>
          </table:table-cell>
          <table:table-cell table:style-name="Default" office:value-type="float" office:value="0.0277495683592915" calcext:value-type="float">
            <text:p>0.027749568359291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160:.A165])" office:value-type="float" office:value="0.258370713467983" calcext:value-type="float">
            <text:p>0.258370713467983</text:p>
          </table:table-cell>
          <table:table-cell table:formula="of:=SUM([.B160:.B165])" office:value-type="float" office:value="0.0124461620792304" calcext:value-type="float">
            <text:p>0.0124461620792304</text:p>
          </table:table-cell>
          <table:table-cell table:formula="of:=SUM([.C160:.C165])" office:value-type="float" office:value="0.149726594092235" calcext:value-type="float">
            <text:p>0.149726594092235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112]&lt;=0; 0; [.G173])" office:value-type="float" office:value="-0.290653408300479" calcext:value-type="float">
            <text:p>-0.290653408300479</text:p>
          </table:table-cell>
          <table:table-cell table:style-name="Default" table:formula="of:=IF([.B112]&lt;=0; 0; [.H173])" office:value-type="float" office:value="-0.0669393451507794" calcext:value-type="float">
            <text:p>-0.0669393451507794</text:p>
          </table:table-cell>
          <table:table-cell table:style-name="Default" table:formula="of:=IF([.C112]&lt;=0; 0; [.I173])" office:value-type="float" office:value="-0.0997822611365453" calcext:value-type="float">
            <text:p>-0.0997822611365453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160:.C165];TRANSPOSE([.A100:.C102]))" office:value-type="float" office:value="-0.290653408300479" calcext:value-type="float">
            <text:p>-0.290653408300479</text:p>
          </table:table-cell>
          <table:table-cell office:value-type="float" office:value="-0.0669393451507794" calcext:value-type="float">
            <text:p>-0.0669393451507794</text:p>
          </table:table-cell>
          <table:table-cell office:value-type="float" office:value="-0.0997822611365453" calcext:value-type="float">
            <text:p>-0.0997822611365453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113]&lt;=0; 0; [.G174])" office:value-type="float" office:value="0" calcext:value-type="float">
            <text:p>0</text:p>
          </table:table-cell>
          <table:table-cell table:style-name="Default" table:formula="of:=IF([.B113]&lt;=0; 0; [.H174])" office:value-type="float" office:value="-0.270237957467981" calcext:value-type="float">
            <text:p>-0.270237957467981</text:p>
          </table:table-cell>
          <table:table-cell table:style-name="Default" table:formula="of:=IF([.C113]&lt;=0; 0; [.I174])" office:value-type="float" office:value="0" calcext:value-type="float">
            <text:p>0</text:p>
          </table:table-cell>
          <table:table-cell table:number-columns-repeated="3"/>
          <table:table-cell office:value-type="float" office:value="0.209899292164502" calcext:value-type="float">
            <text:p>0.209899292164502</text:p>
          </table:table-cell>
          <table:table-cell office:value-type="float" office:value="-0.270237957467981" calcext:value-type="float">
            <text:p>-0.270237957467981</text:p>
          </table:table-cell>
          <table:table-cell office:value-type="float" office:value="0.155656766860147" calcext:value-type="float">
            <text:p>0.155656766860147</text:p>
          </table:table-cell>
          <table:table-cell table:number-columns-repeated="16375"/>
        </table:table-row>
        <table:table-row table:style-name="ro1">
          <table:table-cell table:style-name="Default" table:formula="of:=IF([.A114]&lt;=0; 0; [.G175])" office:value-type="float" office:value="0.238915979932606" calcext:value-type="float">
            <text:p>0.238915979932606</text:p>
          </table:table-cell>
          <table:table-cell table:style-name="Default" table:formula="of:=IF([.B114]&lt;=0; 0; [.H175])" office:value-type="float" office:value="-0.229681692745184" calcext:value-type="float">
            <text:p>-0.229681692745184</text:p>
          </table:table-cell>
          <table:table-cell table:style-name="Default" table:formula="of:=IF([.C114]&lt;=0; 0; [.I175])" office:value-type="float" office:value="0.156729608967752" calcext:value-type="float">
            <text:p>0.156729608967752</text:p>
          </table:table-cell>
          <table:table-cell table:number-columns-repeated="3"/>
          <table:table-cell office:value-type="float" office:value="0.238915979932606" calcext:value-type="float">
            <text:p>0.238915979932606</text:p>
          </table:table-cell>
          <table:table-cell office:value-type="float" office:value="-0.229681692745184" calcext:value-type="float">
            <text:p>-0.229681692745184</text:p>
          </table:table-cell>
          <table:table-cell office:value-type="float" office:value="0.156729608967752" calcext:value-type="float">
            <text:p>0.156729608967752</text:p>
          </table:table-cell>
          <table:table-cell table:number-columns-repeated="16375"/>
        </table:table-row>
        <table:table-row table:style-name="ro1">
          <table:table-cell table:style-name="Default" table:formula="of:=IF([.A115]&lt;=0; 0; [.G176])" office:value-type="float" office:value="0" calcext:value-type="float">
            <text:p>0</text:p>
          </table:table-cell>
          <table:table-cell table:style-name="Default" table:formula="of:=IF([.B115]&lt;=0; 0; [.H176])" office:value-type="float" office:value="0" calcext:value-type="float">
            <text:p>0</text:p>
          </table:table-cell>
          <table:table-cell table:style-name="Default" table:formula="of:=IF([.C115]&lt;=0; 0; [.I176])" office:value-type="float" office:value="0" calcext:value-type="float">
            <text:p>0</text:p>
          </table:table-cell>
          <table:table-cell table:number-columns-repeated="3"/>
          <table:table-cell office:value-type="float" office:value="0.308307506687404" calcext:value-type="float">
            <text:p>0.308307506687404</text:p>
          </table:table-cell>
          <table:table-cell office:value-type="float" office:value="0.473043171185762" calcext:value-type="float">
            <text:p>0.473043171185762</text:p>
          </table:table-cell>
          <table:table-cell office:value-type="float" office:value="0.0959306466893134" calcext:value-type="float">
            <text:p>0.0959306466893134</text:p>
          </table:table-cell>
          <table:table-cell table:number-columns-repeated="16375"/>
        </table:table-row>
        <table:table-row table:style-name="ro1">
          <table:table-cell table:style-name="Default" table:formula="of:=IF([.A116]&lt;=0; 0; [.G177])" office:value-type="float" office:value="0.115439383389548" calcext:value-type="float">
            <text:p>0.115439383389548</text:p>
          </table:table-cell>
          <table:table-cell table:style-name="Default" table:formula="of:=IF([.B116]&lt;=0; 0; [.H177])" office:value-type="float" office:value="0.415526544692513" calcext:value-type="float">
            <text:p>0.415526544692513</text:p>
          </table:table-cell>
          <table:table-cell table:style-name="Default" table:formula="of:=IF([.C116]&lt;=0; 0; [.I177])" office:value-type="float" office:value="-0.0624302192773498" calcext:value-type="float">
            <text:p>-0.0624302192773498</text:p>
          </table:table-cell>
          <table:table-cell table:number-columns-repeated="3"/>
          <table:table-cell office:value-type="float" office:value="0.115439383389548" calcext:value-type="float">
            <text:p>0.115439383389548</text:p>
          </table:table-cell>
          <table:table-cell office:value-type="float" office:value="0.415526544692513" calcext:value-type="float">
            <text:p>0.415526544692513</text:p>
          </table:table-cell>
          <table:table-cell office:value-type="float" office:value="-0.0624302192773498" calcext:value-type="float">
            <text:p>-0.0624302192773498</text:p>
          </table:table-cell>
          <table:table-cell table:number-columns-repeated="16375"/>
        </table:table-row>
        <table:table-row table:style-name="ro1">
          <table:table-cell table:style-name="Default" table:formula="of:=IF([.A117]&lt;=0; 0; [.G178])" office:value-type="float" office:value="-0.305629499816438" calcext:value-type="float">
            <text:p>-0.305629499816438</text:p>
          </table:table-cell>
          <table:table-cell table:style-name="Default" table:formula="of:=IF([.B117]&lt;=0; 0; [.H178])" office:value-type="float" office:value="-0.0622416060155722" calcext:value-type="float">
            <text:p>-0.0622416060155722</text:p>
          </table:table-cell>
          <table:table-cell table:style-name="Default" table:formula="of:=IF([.C117]&lt;=0; 0; [.I178])" office:value-type="float" office:value="-0.107061393935923" calcext:value-type="float">
            <text:p>-0.107061393935923</text:p>
          </table:table-cell>
          <table:table-cell table:number-columns-repeated="3"/>
          <table:table-cell office:value-type="float" office:value="-0.305629499816438" calcext:value-type="float">
            <text:p>-0.305629499816438</text:p>
          </table:table-cell>
          <table:table-cell office:value-type="float" office:value="-0.0622416060155722" calcext:value-type="float">
            <text:p>-0.0622416060155722</text:p>
          </table:table-cell>
          <table:table-cell office:value-type="float" office:value="-0.107061393935923" calcext:value-type="float">
            <text:p>-0.10706139393592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180]+([.$Q$1]*[.A95])" office:value-type="float" office:value="0.0476807132433649" calcext:value-type="float">
            <text:p>0.0476807132433649</text:p>
          </table:table-cell>
          <table:table-cell table:formula="of:=[.G180]+([.$Q$1]*[.B95])" office:value-type="float" office:value="-0.267796647567762" calcext:value-type="float">
            <text:p>-0.267796647567762</text:p>
          </table:table-cell>
          <table:table-cell table:formula="of:=[.H180]+([.$Q$1]*[.C95])" office:value-type="float" office:value="0.0412846694724964" calcext:value-type="float">
            <text:p>0.0412846694724964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95:.G100]); [.A173:.C178])" office:value-type="float" office:value="0.0473878112944586" calcext:value-type="float">
            <text:p>0.0473878112944586</text:p>
          </table:table-cell>
          <table:table-cell table:style-name="Default" office:value-type="float" office:value="-0.268742255346414" calcext:value-type="float">
            <text:p>-0.268742255346414</text:p>
          </table:table-cell>
          <table:table-cell table:style-name="Default" office:value-type="float" office:value="0.0408219854420512" calcext:value-type="float">
            <text:p>0.0408219854420512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181]+([.$Q$1]*[.A96])" office:value-type="float" office:value="-0.0670787541585118" calcext:value-type="float">
            <text:p>-0.0670787541585118</text:p>
          </table:table-cell>
          <table:table-cell table:formula="of:=[.G181]+([.$Q$1]*[.B96])" office:value-type="float" office:value="0.185331975187991" calcext:value-type="float">
            <text:p>0.185331975187991</text:p>
          </table:table-cell>
          <table:table-cell table:formula="of:=[.H181]+([.$Q$1]*[.C96])" office:value-type="float" office:value="-0.0250009092482142" calcext:value-type="float">
            <text:p>-0.0250009092482142</text:p>
          </table:table-cell>
          <table:table-cell table:number-columns-repeated="2"/>
          <table:table-cell table:style-name="Default" office:value-type="float" office:value="-0.0677952349665541" calcext:value-type="float">
            <text:p>-0.0677952349665541</text:p>
          </table:table-cell>
          <table:table-cell table:style-name="Default" office:value-type="float" office:value="0.18466977634814" calcext:value-type="float">
            <text:p>0.18466977634814</text:p>
          </table:table-cell>
          <table:table-cell table:style-name="Default" office:value-type="float" office:value="-0.0254749679865879" calcext:value-type="float">
            <text:p>-0.025474967986587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173:.A178])" office:value-type="float" office:value="-0.241927544794763" calcext:value-type="float">
            <text:p>-0.241927544794763</text:p>
          </table:table-cell>
          <table:table-cell table:formula="of:=SUM([.B173:.B178])" office:value-type="float" office:value="-0.213574056687003" calcext:value-type="float">
            <text:p>-0.213574056687003</text:p>
          </table:table-cell>
          <table:table-cell table:formula="of:=SUM([.C173:.C178])" office:value-type="float" office:value="-0.112544265382066" calcext:value-type="float">
            <text:p>-0.112544265382066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5991852374745" calcext:value-type="float">
            <text:p>1.05991852374745</text:p>
          </table:table-cell>
          <table:table-cell office:value-type="float" office:value="0.00497294790637677" calcext:value-type="float">
            <text:p>0.00497294790637677</text:p>
          </table:table-cell>
          <table:table-cell office:value-type="float" office:value="1.06489147165383" calcext:value-type="float">
            <text:p>1.0648914716538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Epoch 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formula="of:=[.A95]+([.$Q$2]*[.A180]*-1)" office:value-type="float" office:value="0.288133877581988" calcext:value-type="float">
            <text:p>0.288133877581988</text:p>
          </table:table-cell>
          <table:table-cell table:formula="of:=[.B95]+([.$Q$2]*[.B180]*-1)" office:value-type="float" office:value="0.972387443408585" calcext:value-type="float">
            <text:p>0.972387443408585</text:p>
          </table:table-cell>
          <table:table-cell table:formula="of:=[.C95]+([.$Q$2]*[.C180]*-1)" office:value-type="float" office:value="0.458555563497978" calcext:value-type="float">
            <text:p>0.458555563497978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96]+([.$Q$2]*[.A181]*-1)" office:value-type="float" office:value="0.723188683458207" calcext:value-type="float">
            <text:p>0.723188683458207</text:p>
          </table:table-cell>
          <table:table-cell table:formula="of:=[.B96]+([.$Q$2]*[.B181]*-1)" office:value-type="float" office:value="0.643665642331814" calcext:value-type="float">
            <text:p>0.643665642331814</text:p>
          </table:table-cell>
          <table:table-cell table:formula="of:=[.C96]+([.$Q$2]*[.C181]*-1)" office:value-type="float" office:value="0.476558829298494" calcext:value-type="float">
            <text:p>0.476558829298494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98]+([.A183]*[.$Q$2]*-1)" office:value-type="float" office:value="0.0470034990761557" calcext:value-type="float">
            <text:p>0.0470034990761557</text:p>
          </table:table-cell>
          <table:table-cell table:formula="of:=[.B98]+([.B183]*[.$Q$2]*-1)" office:value-type="float" office:value="0.0443558241920434" calcext:value-type="float">
            <text:p>0.0443558241920434</text:p>
          </table:table-cell>
          <table:table-cell table:formula="of:=[.C98]+([.C183]*[.$Q$2]*-1)" office:value-type="float" office:value="0.00236396273715635" calcext:value-type="float">
            <text:p>0.00236396273715635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100]+([.$Q$2]*[.A167]*-1)" office:value-type="float" office:value="0.568082126958903" calcext:value-type="float">
            <text:p>0.568082126958903</text:p>
          </table:table-cell>
          <table:table-cell table:formula="of:=[.B100]+([.$Q$2]*[.B167]*-1)" office:value-type="float" office:value="0.295118063718014" calcext:value-type="float">
            <text:p>0.295118063718014</text:p>
          </table:table-cell>
          <table:table-cell table:formula="of:=[.C100]+([.$Q$2]*[.C167]*-1)" office:value-type="float" office:value="0.852208685335771" calcext:value-type="float">
            <text:p>0.852208685335771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101]+([.$Q$2]*[.A168]*-1)" office:value-type="float" office:value="0.877316276103347" calcext:value-type="float">
            <text:p>0.877316276103347</text:p>
          </table:table-cell>
          <table:table-cell table:formula="of:=[.B101]+([.$Q$2]*[.B168]*-1)" office:value-type="float" office:value="0.896703161056244" calcext:value-type="float">
            <text:p>0.896703161056244</text:p>
          </table:table-cell>
          <table:table-cell table:formula="of:=[.C101]+([.$Q$2]*[.C168]*-1)" office:value-type="float" office:value="0.154897476374234" calcext:value-type="float">
            <text:p>0.154897476374234</text:p>
          </table:table-cell>
          <table:table-cell table:number-columns-repeated="16381"/>
        </table:table-row>
        <table:table-row table:style-name="ro1">
          <table:table-cell table:formula="of:=[.A102]+([.$Q$2]*[.A169]*-1)" office:value-type="float" office:value="0.180712917111356" calcext:value-type="float">
            <text:p>0.180712917111356</text:p>
          </table:table-cell>
          <table:table-cell table:formula="of:=[.B102]+([.$Q$2]*[.B169]*-1)" office:value-type="float" office:value="0.405517539073682" calcext:value-type="float">
            <text:p>0.405517539073682</text:p>
          </table:table-cell>
          <table:table-cell table:formula="of:=[.C102]+([.$Q$2]*[.C169]*-1)" office:value-type="float" office:value="0.590270140929419" calcext:value-type="float">
            <text:p>0.5902701409294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04]+([.A171]*[.$Q$2]*-1)" office:value-type="float" office:value="0.00812592996531552" calcext:value-type="float">
            <text:p>0.00812592996531552</text:p>
          </table:table-cell>
          <table:table-cell table:formula="of:=[.B104]+([.B171]*[.$Q$2]*-1)" office:value-type="float" office:value="-0.00276227134811429" calcext:value-type="float">
            <text:p>-0.00276227134811429</text:p>
          </table:table-cell>
          <table:table-cell table:formula="of:=[.C104]+([.C171]*[.$Q$2]*-1)" office:value-type="float" office:value="-0.0382943062171402" calcext:value-type="float">
            <text:p>-0.0382943062171402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106]+([.$Q$2]*[.A154]*-1)" office:value-type="float" office:value="0.85542085178709" calcext:value-type="float">
            <text:p>0.85542085178709</text:p>
          </table:table-cell>
          <table:table-cell table:formula="of:=[.B106]+([.$Q$2]*[.B154]*-1)" office:value-type="float" office:value="0.925311476522069" calcext:value-type="float">
            <text:p>0.925311476522069</text:p>
          </table:table-cell>
          <table:table-cell table:formula="of:=[.C106]+([.$Q$2]*[.C154]*-1)" office:value-type="float" office:value="0.0346783631770269" calcext:value-type="float">
            <text:p>0.0346783631770269</text:p>
          </table:table-cell>
          <table:table-cell office:value-type="string" calcext:value-type="string">
            <text:p>w3</text:p>
          </table:table-cell>
          <table:table-cell/>
          <table:table-cell table:formula="of:=[.K200]+[.A$192]" office:value-type="float" office:value="0.405764137021571" calcext:value-type="float">
            <text:p>0.405764137021571</text:p>
          </table:table-cell>
          <table:table-cell table:formula="of:=[.L200]+[.B$192]" office:value-type="float" office:value="0.443214179368519" calcext:value-type="float">
            <text:p>0.443214179368519</text:p>
          </table:table-cell>
          <table:table-cell table:formula="of:=[.M200]+[.C$192]" office:value-type="float" office:value="0.268629512362784" calcext:value-type="float">
            <text:p>0.268629512362784</text:p>
          </table:table-cell>
          <table:table-cell table:number-columns-repeated="2"/>
          <table:table-cell table:number-matrix-columns-spanned="3" table:number-matrix-rows-spanned="6" table:formula="of:=MMULT([.F189:.G194];[.A189:.C190] )" office:value-type="float" office:value="0.358760637945415" calcext:value-type="float">
            <text:p>0.358760637945415</text:p>
          </table:table-cell>
          <table:table-cell office:value-type="float" office:value="0.398858355176475" calcext:value-type="float">
            <text:p>0.398858355176475</text:p>
          </table:table-cell>
          <table:table-cell office:value-type="float" office:value="0.266265549625627" calcext:value-type="float">
            <text:p>0.266265549625627</text:p>
          </table:table-cell>
          <table:table-cell table:number-columns-repeated="2"/>
          <table:table-cell table:formula="of:=POWER([.A189];2)" office:value-type="float" office:value="0.0830211314104318" calcext:value-type="float">
            <text:p>0.0830211314104318</text:p>
          </table:table-cell>
          <table:table-cell table:formula="of:=POWER([.B189];2)" office:value-type="float" office:value="0.945537340098684" calcext:value-type="float">
            <text:p>0.945537340098684</text:p>
          </table:table-cell>
          <table:table-cell table:formula="of:=POWER([.C189];2)" office:value-type="float" office:value="0.210273204814948" calcext:value-type="float">
            <text:p>0.210273204814948</text:p>
          </table:table-cell>
          <table:table-cell table:number-columns-repeated="16366"/>
        </table:table-row>
        <table:table-row table:style-name="ro1">
          <table:table-cell table:formula="of:=[.A107]+([.$Q$2]*[.A155]*-1)" office:value-type="float" office:value="0.694712556775348" calcext:value-type="float">
            <text:p>0.694712556775348</text:p>
          </table:table-cell>
          <table:table-cell table:formula="of:=[.B107]+([.$Q$2]*[.B155]*-1)" office:value-type="float" office:value="0.241304933028522" calcext:value-type="float">
            <text:p>0.241304933028522</text:p>
          </table:table-cell>
          <table:table-cell table:formula="of:=[.C107]+([.$Q$2]*[.C155]*-1)" office:value-type="float" office:value="0.521456187557629" calcext:value-type="float">
            <text:p>0.521456187557629</text:p>
          </table:table-cell>
          <table:table-cell table:number-columns-repeated="2"/>
          <table:table-cell table:formula="of:=[.K201]+[.A$192]" office:value-type="float" office:value="-0.268127089930826" calcext:value-type="float">
            <text:p>-0.268127089930826</text:p>
          </table:table-cell>
          <table:table-cell table:formula="of:=[.L201]+[.B$192]" office:value-type="float" office:value="0.256871270053492" calcext:value-type="float">
            <text:p>0.256871270053492</text:p>
          </table:table-cell>
          <table:table-cell table:formula="of:=[.M201]+[.C$192]" office:value-type="float" office:value="-0.0202815126476544" calcext:value-type="float">
            <text:p>-0.0202815126476544</text:p>
          </table:table-cell>
          <table:table-cell table:number-columns-repeated="2"/>
          <table:table-cell office:value-type="float" office:value="-0.315130589006982" calcext:value-type="float">
            <text:p>-0.315130589006982</text:p>
          </table:table-cell>
          <table:table-cell office:value-type="float" office:value="0.212515445861449" calcext:value-type="float">
            <text:p>0.212515445861449</text:p>
          </table:table-cell>
          <table:table-cell office:value-type="float" office:value="-0.0226454753848108" calcext:value-type="float">
            <text:p>-0.0226454753848108</text:p>
          </table:table-cell>
          <table:table-cell table:number-columns-repeated="2"/>
          <table:table-cell table:formula="of:=POWER([.A190];2)" office:value-type="float" office:value="0.523001871882014" calcext:value-type="float">
            <text:p>0.523001871882014</text:p>
          </table:table-cell>
          <table:table-cell table:formula="of:=POWER([.B190];2)" office:value-type="float" office:value="0.414305459118427" calcext:value-type="float">
            <text:p>0.414305459118427</text:p>
          </table:table-cell>
          <table:table-cell table:formula="of:=POWER([.C190];2)" office:value-type="float" office:value="0.227108317782351" calcext:value-type="float">
            <text:p>0.227108317782351</text:p>
          </table:table-cell>
          <table:table-cell table:number-columns-repeated="16366"/>
        </table:table-row>
        <table:table-row table:style-name="ro1">
          <table:table-cell table:formula="of:=[.A108]+([.$Q$2]*[.A156]*-1)" office:value-type="float" office:value="0.273412650586488" calcext:value-type="float">
            <text:p>0.273412650586488</text:p>
          </table:table-cell>
          <table:table-cell table:formula="of:=[.B108]+([.$Q$2]*[.B156]*-1)" office:value-type="float" office:value="0.993035839997793" calcext:value-type="float">
            <text:p>0.993035839997793</text:p>
          </table:table-cell>
          <table:table-cell table:formula="of:=[.C108]+([.$Q$2]*[.C156]*-1)" office:value-type="float" office:value="0.94907980770535" calcext:value-type="float">
            <text:p>0.94907980770535</text:p>
          </table:table-cell>
          <table:table-cell table:number-columns-repeated="2"/>
          <table:table-cell table:formula="of:=[.K202]+[.A$192]" office:value-type="float" office:value="0.378864759304222" calcext:value-type="float">
            <text:p>0.378864759304222</text:p>
          </table:table-cell>
          <table:table-cell table:formula="of:=[.L202]+[.B$192]" office:value-type="float" office:value="0.938860117100761" calcext:value-type="float">
            <text:p>0.938860117100761</text:p>
          </table:table-cell>
          <table:table-cell table:formula="of:=[.M202]+[.C$192]" office:value-type="float" office:value="0.445899778297675" calcext:value-type="float">
            <text:p>0.445899778297675</text:p>
          </table:table-cell>
          <table:table-cell table:number-columns-repeated="2"/>
          <table:table-cell office:value-type="float" office:value="0.331861260228066" calcext:value-type="float">
            <text:p>0.331861260228066</text:p>
          </table:table-cell>
          <table:table-cell office:value-type="float" office:value="0.894504292908717" calcext:value-type="float">
            <text:p>0.894504292908717</text:p>
          </table:table-cell>
          <table:table-cell office:value-type="float" office:value="0.443535815560519" calcext:value-type="float">
            <text:p>0.443535815560519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203]+[.A$192]" office:value-type="float" office:value="-0.736441040683349" calcext:value-type="float">
            <text:p>-0.736441040683349</text:p>
          </table:table-cell>
          <table:table-cell table:formula="of:=[.L203]+[.B$192]" office:value-type="float" office:value="-1.08851999853359" calcext:value-type="float">
            <text:p>-1.08851999853359</text:p>
          </table:table-cell>
          <table:table-cell table:formula="of:=[.M203]+[.C$192]" office:value-type="float" office:value="-0.677370610118214" calcext:value-type="float">
            <text:p>-0.677370610118214</text:p>
          </table:table-cell>
          <table:table-cell table:number-columns-repeated="2"/>
          <table:table-cell office:value-type="float" office:value="-0.783444539759505" calcext:value-type="float">
            <text:p>-0.783444539759505</text:p>
          </table:table-cell>
          <table:table-cell office:value-type="float" office:value="-1.13287582272563" calcext:value-type="float">
            <text:p>-1.13287582272563</text:p>
          </table:table-cell>
          <table:table-cell office:value-type="float" office:value="-0.67973457285537" calcext:value-type="float">
            <text:p>-0.67973457285537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110]+([.A158]*[.$Q$2]*-1)" office:value-type="float" office:value="-0.0124511844959031" calcext:value-type="float">
            <text:p>-0.0124511844959031</text:p>
          </table:table-cell>
          <table:table-cell table:formula="of:=[.B110]+([.B158]*[.$Q$2]*-1)" office:value-type="float" office:value="-0.0405864776193606" calcext:value-type="float">
            <text:p>-0.0405864776193606</text:p>
          </table:table-cell>
          <table:table-cell table:formula="of:=[.C110]+([.C158]*[.$Q$2]*-1)" office:value-type="float" office:value="0.0530376621152637" calcext:value-type="float">
            <text:p>0.0530376621152637</text:p>
          </table:table-cell>
          <table:table-cell office:value-type="string" calcext:value-type="string">
            <text:p>b3</text:p>
          </table:table-cell>
          <table:table-cell/>
          <table:table-cell table:formula="of:=[.K204]+[.A$192]" office:value-type="float" office:value="0.234010589886027" calcext:value-type="float">
            <text:p>0.234010589886027</text:p>
          </table:table-cell>
          <table:table-cell table:formula="of:=[.L204]+[.B$192]" office:value-type="float" office:value="0.469184954430251" calcext:value-type="float">
            <text:p>0.469184954430251</text:p>
          </table:table-cell>
          <table:table-cell table:formula="of:=[.M204]+[.C$192]" office:value-type="float" office:value="0.222565444042252" calcext:value-type="float">
            <text:p>0.222565444042252</text:p>
          </table:table-cell>
          <table:table-cell table:number-columns-repeated="2"/>
          <table:table-cell office:value-type="float" office:value="0.187007090809871" calcext:value-type="float">
            <text:p>0.187007090809871</text:p>
          </table:table-cell>
          <table:table-cell office:value-type="float" office:value="0.424829130238208" calcext:value-type="float">
            <text:p>0.424829130238208</text:p>
          </table:table-cell>
          <table:table-cell office:value-type="float" office:value="0.220201481305096" calcext:value-type="float">
            <text:p>0.220201481305096</text:p>
          </table:table-cell>
          <table:table-cell table:number-columns-repeated="2"/>
          <table:table-cell table:formula="of:=POWER([.A194];2)" office:value-type="float" office:value="0.322717302970151" calcext:value-type="float">
            <text:p>0.322717302970151</text:p>
          </table:table-cell>
          <table:table-cell table:formula="of:=POWER([.B194];2)" office:value-type="float" office:value="0.0870946715326697" calcext:value-type="float">
            <text:p>0.0870946715326697</text:p>
          </table:table-cell>
          <table:table-cell table:formula="of:=POWER([.C194];2)" office:value-type="float" office:value="0.726259643361723" calcext:value-type="float">
            <text:p>0.726259643361723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205]+[.A$192]" office:value-type="float" office:value="0.151622497503153" calcext:value-type="float">
            <text:p>0.151622497503153</text:p>
          </table:table-cell>
          <table:table-cell table:formula="of:=[.L205]+[.B$192]" office:value-type="float" office:value="0.516764387661252" calcext:value-type="float">
            <text:p>0.516764387661252</text:p>
          </table:table-cell>
          <table:table-cell table:formula="of:=[.M205]+[.C$192]" office:value-type="float" office:value="0.213649853192366" calcext:value-type="float">
            <text:p>0.213649853192366</text:p>
          </table:table-cell>
          <table:table-cell table:number-columns-repeated="2"/>
          <table:table-cell office:value-type="float" office:value="0.104618998426997" calcext:value-type="float">
            <text:p>0.104618998426997</text:p>
          </table:table-cell>
          <table:table-cell office:value-type="float" office:value="0.472408563469209" calcext:value-type="float">
            <text:p>0.472408563469209</text:p>
          </table:table-cell>
          <table:table-cell office:value-type="float" office:value="0.21128589045521" calcext:value-type="float">
            <text:p>0.21128589045521</text:p>
          </table:table-cell>
          <table:table-cell table:number-columns-repeated="2"/>
          <table:table-cell table:formula="of:=POWER([.A195];2)" office:value-type="float" office:value="0.769683848315843" calcext:value-type="float">
            <text:p>0.769683848315843</text:p>
          </table:table-cell>
          <table:table-cell table:formula="of:=POWER([.B195];2)" office:value-type="float" office:value="0.804076559048261" calcext:value-type="float">
            <text:p>0.804076559048261</text:p>
          </table:table-cell>
          <table:table-cell table:formula="of:=POWER([.C195];2)" office:value-type="float" office:value="0.0239932281871064" calcext:value-type="float">
            <text:p>0.0239932281871064</text:p>
          </table:table-cell>
          <table:table-cell table:number-columns-repeated="16366"/>
        </table:table-row>
        <table:table-row table:style-name="ro1">
          <table:table-cell table:formula="of:=MAX(0; [.F200])" office:value-type="float" office:value="0.405764137021571" calcext:value-type="float">
            <text:p>0.405764137021571</text:p>
          </table:table-cell>
          <table:table-cell table:formula="of:=MAX(0; [.G200])" office:value-type="float" office:value="0.443214179368519" calcext:value-type="float">
            <text:p>0.443214179368519</text:p>
          </table:table-cell>
          <table:table-cell table:formula="of:=MAX(0; [.H200])" office:value-type="float" office:value="0.268629512362784" calcext:value-type="float">
            <text:p>0.268629512362784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196];2)" office:value-type="float" office:value="0.032657158410896" calcext:value-type="float">
            <text:p>0.032657158410896</text:p>
          </table:table-cell>
          <table:table-cell table:formula="of:=POWER([.B196];2)" office:value-type="float" office:value="0.164444474496375" calcext:value-type="float">
            <text:p>0.164444474496375</text:p>
          </table:table-cell>
          <table:table-cell table:formula="of:=POWER([.C196];2)" office:value-type="float" office:value="0.348418839272837" calcext:value-type="float">
            <text:p>0.348418839272837</text:p>
          </table:table-cell>
          <table:table-cell table:number-columns-repeated="16366"/>
        </table:table-row>
        <table:table-row table:style-name="ro1">
          <table:table-cell table:formula="of:=MAX(0; [.F201])" office:value-type="float" office:value="0" calcext:value-type="float">
            <text:p>0</text:p>
          </table:table-cell>
          <table:table-cell table:formula="of:=MAX(0; [.G201])" office:value-type="float" office:value="0.256871270053492" calcext:value-type="float">
            <text:p>0.256871270053492</text:p>
          </table:table-cell>
          <table:table-cell table:formula="of:=MAX(0; [.H201])" office:value-type="float" office:value="0" calcext:value-type="float">
            <text:p>0</text:p>
          </table:table-cell>
          <table:table-cell table:number-columns-repeated="2"/>
          <table:table-cell table:formula="of:=[.K207]+[.A$198]" office:value-type="float" office:value="0.676017120129242" calcext:value-type="float">
            <text:p>0.676017120129242</text:p>
          </table:table-cell>
          <table:table-cell table:formula="of:=[.L207]+[.B$198]" office:value-type="float" office:value="0.623351589536522" calcext:value-type="float">
            <text:p>0.623351589536522</text:p>
          </table:table-cell>
          <table:table-cell table:formula="of:=[.M207]+[.C$198]" office:value-type="float" office:value="0.534718153548058" calcext:value-type="float">
            <text:p>0.534718153548058</text:p>
          </table:table-cell>
          <table:table-cell table:number-columns-repeated="2"/>
          <table:table-cell table:number-matrix-columns-spanned="3" table:number-matrix-rows-spanned="6" table:formula="of:=MMULT([.A206:.C211];[.A194:.C196])" office:value-type="float" office:value="0.667891190163927" calcext:value-type="float">
            <text:p>0.667891190163927</text:p>
          </table:table-cell>
          <table:table-cell office:value-type="float" office:value="0.626113860884636" calcext:value-type="float">
            <text:p>0.626113860884636</text:p>
          </table:table-cell>
          <table:table-cell office:value-type="float" office:value="0.573012459765198" calcext:value-type="float">
            <text:p>0.573012459765198</text:p>
          </table:table-cell>
          <table:table-cell table:number-columns-repeated="16371"/>
        </table:table-row>
        <table:table-row table:style-name="ro1">
          <table:table-cell table:formula="of:=MAX(0; [.F202])" office:value-type="float" office:value="0.378864759304222" calcext:value-type="float">
            <text:p>0.378864759304222</text:p>
          </table:table-cell>
          <table:table-cell table:formula="of:=MAX(0; [.G202])" office:value-type="float" office:value="0.938860117100761" calcext:value-type="float">
            <text:p>0.938860117100761</text:p>
          </table:table-cell>
          <table:table-cell table:formula="of:=MAX(0; [.H202])" office:value-type="float" office:value="0.445899778297675" calcext:value-type="float">
            <text:p>0.445899778297675</text:p>
          </table:table-cell>
          <table:table-cell table:number-columns-repeated="2"/>
          <table:table-cell table:formula="of:=[.K208]+[.A$198]" office:value-type="float" office:value="0.233483276046583" calcext:value-type="float">
            <text:p>0.233483276046583</text:p>
          </table:table-cell>
          <table:table-cell table:formula="of:=[.L208]+[.B$198]" office:value-type="float" office:value="0.227575008493385" calcext:value-type="float">
            <text:p>0.227575008493385</text:p>
          </table:table-cell>
          <table:table-cell table:formula="of:=[.M208]+[.C$198]" office:value-type="float" office:value="0.00149440526719008" calcext:value-type="float">
            <text:p>0.00149440526719008</text:p>
          </table:table-cell>
          <table:table-cell table:number-columns-repeated="2"/>
          <table:table-cell office:value-type="float" office:value="0.225357346081267" calcext:value-type="float">
            <text:p>0.225357346081267</text:p>
          </table:table-cell>
          <table:table-cell office:value-type="float" office:value="0.230337279841499" calcext:value-type="float">
            <text:p>0.230337279841499</text:p>
          </table:table-cell>
          <table:table-cell office:value-type="float" office:value="0.0397887114843303" calcext:value-type="float">
            <text:p>0.0397887114843303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203])" office:value-type="float" office:value="0" calcext:value-type="float">
            <text:p>0</text:p>
          </table:table-cell>
          <table:table-cell table:formula="of:=MAX(0; [.G203])" office:value-type="float" office:value="0" calcext:value-type="float">
            <text:p>0</text:p>
          </table:table-cell>
          <table:table-cell table:formula="of:=MAX(0; [.H203])" office:value-type="float" office:value="0" calcext:value-type="float">
            <text:p>0</text:p>
          </table:table-cell>
          <table:table-cell table:number-columns-repeated="2"/>
          <table:table-cell table:formula="of:=[.K209]+[.A$198]" office:value-type="float" office:value="1.1276093396529" calcext:value-type="float">
            <text:p>1.1276093396529</text:p>
          </table:table-cell>
          <table:table-cell table:formula="of:=[.L209]+[.B$198]" office:value-type="float" office:value="1.1317465783914" calcext:value-type="float">
            <text:p>1.1317465783914</text:p>
          </table:table-cell>
          <table:table-cell table:formula="of:=[.M209]+[.C$198]" office:value-type="float" office:value="0.693205920013055" calcext:value-type="float">
            <text:p>0.693205920013055</text:p>
          </table:table-cell>
          <table:table-cell table:number-columns-repeated="2"/>
          <table:table-cell office:value-type="float" office:value="1.11948340968759" calcext:value-type="float">
            <text:p>1.11948340968759</text:p>
          </table:table-cell>
          <table:table-cell office:value-type="float" office:value="1.13450884973951" calcext:value-type="float">
            <text:p>1.13450884973951</text:p>
          </table:table-cell>
          <table:table-cell office:value-type="float" office:value="0.731500226230195" calcext:value-type="float">
            <text:p>0.731500226230195</text:p>
          </table:table-cell>
          <table:table-cell table:number-columns-repeated="2"/>
          <table:table-cell table:formula="of:=POWER([.A200];2)" office:value-type="float" office:value="0.73174483367215" calcext:value-type="float">
            <text:p>0.73174483367215</text:p>
          </table:table-cell>
          <table:table-cell table:formula="of:=POWER([.B200];2)" office:value-type="float" office:value="0.856201328583451" calcext:value-type="float">
            <text:p>0.856201328583451</text:p>
          </table:table-cell>
          <table:table-cell table:formula="of:=POWER([.C200];2)" office:value-type="float" office:value="0.00120258887263777" calcext:value-type="float">
            <text:p>0.00120258887263777</text:p>
          </table:table-cell>
          <table:table-cell table:number-columns-repeated="16366"/>
        </table:table-row>
        <table:table-row table:style-name="ro1">
          <table:table-cell table:formula="of:=MAX(0; [.F204])" office:value-type="float" office:value="0.234010589886027" calcext:value-type="float">
            <text:p>0.234010589886027</text:p>
          </table:table-cell>
          <table:table-cell table:formula="of:=MAX(0; [.G204])" office:value-type="float" office:value="0.469184954430251" calcext:value-type="float">
            <text:p>0.469184954430251</text:p>
          </table:table-cell>
          <table:table-cell table:formula="of:=MAX(0; [.H204])" office:value-type="float" office:value="0.222565444042252" calcext:value-type="float">
            <text:p>0.222565444042252</text:p>
          </table:table-cell>
          <table:table-cell table:number-columns-repeated="2"/>
          <table:table-cell table:formula="of:=[.K210]+[.A$198]" office:value-type="float" office:value="0.00812592996531552" calcext:value-type="float">
            <text:p>0.00812592996531552</text:p>
          </table:table-cell>
          <table:table-cell table:formula="of:=[.L210]+[.B$198]" office:value-type="float" office:value="-0.00276227134811429" calcext:value-type="float">
            <text:p>-0.00276227134811429</text:p>
          </table:table-cell>
          <table:table-cell table:formula="of:=[.M210]+[.C$198]" office:value-type="float" office:value="-0.0382943062171402" calcext:value-type="float">
            <text:p>-0.03829430621714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201];2)" office:value-type="float" office:value="0.482625536541341" calcext:value-type="float">
            <text:p>0.482625536541341</text:p>
          </table:table-cell>
          <table:table-cell table:formula="of:=POWER([.B201];2)" office:value-type="float" office:value="0.0582280707038996" calcext:value-type="float">
            <text:p>0.0582280707038996</text:p>
          </table:table-cell>
          <table:table-cell table:formula="of:=POWER([.C201];2)" office:value-type="float" office:value="0.271916555542137" calcext:value-type="float">
            <text:p>0.271916555542137</text:p>
          </table:table-cell>
          <table:table-cell table:number-columns-repeated="16366"/>
        </table:table-row>
        <table:table-row table:style-name="ro1">
          <table:table-cell table:formula="of:=MAX(0; [.F205])" office:value-type="float" office:value="0.151622497503153" calcext:value-type="float">
            <text:p>0.151622497503153</text:p>
          </table:table-cell>
          <table:table-cell table:formula="of:=MAX(0; [.G205])" office:value-type="float" office:value="0.516764387661252" calcext:value-type="float">
            <text:p>0.516764387661252</text:p>
          </table:table-cell>
          <table:table-cell table:formula="of:=MAX(0; [.H205])" office:value-type="float" office:value="0.213649853192366" calcext:value-type="float">
            <text:p>0.213649853192366</text:p>
          </table:table-cell>
          <table:table-cell table:number-columns-repeated="2"/>
          <table:table-cell table:formula="of:=[.K211]+[.A$198]" office:value-type="float" office:value="0.592907211264203" calcext:value-type="float">
            <text:p>0.592907211264203</text:p>
          </table:table-cell>
          <table:table-cell table:formula="of:=[.L211]+[.B$198]" office:value-type="float" office:value="0.577272303737051" calcext:value-type="float">
            <text:p>0.577272303737051</text:p>
          </table:table-cell>
          <table:table-cell table:formula="of:=[.M211]+[.C$198]" office:value-type="float" office:value="0.365180852359124" calcext:value-type="float">
            <text:p>0.365180852359124</text:p>
          </table:table-cell>
          <table:table-cell table:number-columns-repeated="2"/>
          <table:table-cell office:value-type="float" office:value="0.584781281298887" calcext:value-type="float">
            <text:p>0.584781281298887</text:p>
          </table:table-cell>
          <table:table-cell office:value-type="float" office:value="0.580034575085166" calcext:value-type="float">
            <text:p>0.580034575085166</text:p>
          </table:table-cell>
          <table:table-cell office:value-type="float" office:value="0.403475158576264" calcext:value-type="float">
            <text:p>0.403475158576264</text:p>
          </table:table-cell>
          <table:table-cell table:number-columns-repeated="2"/>
          <table:table-cell table:formula="of:=POWER([.A202];2)" office:value-type="float" office:value="0.074754477500729" calcext:value-type="float">
            <text:p>0.074754477500729</text:p>
          </table:table-cell>
          <table:table-cell table:formula="of:=POWER([.B202];2)" office:value-type="float" office:value="0.986120179520123" calcext:value-type="float">
            <text:p>0.986120179520123</text:p>
          </table:table-cell>
          <table:table-cell table:formula="of:=POWER([.C202];2)" office:value-type="float" office:value="0.900752481394023" calcext:value-type="float">
            <text:p>0.900752481394023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212]+[.A$198]" office:value-type="float" office:value="0.586235057258329" calcext:value-type="float">
            <text:p>0.586235057258329</text:p>
          </table:table-cell>
          <table:table-cell table:formula="of:=[.L212]+[.B$198]" office:value-type="float" office:value="0.592007289158267" calcext:value-type="float">
            <text:p>0.592007289158267</text:p>
          </table:table-cell>
          <table:table-cell table:formula="of:=[.M212]+[.C$198]" office:value-type="float" office:value="0.29707633152956" calcext:value-type="float">
            <text:p>0.29707633152956</text:p>
          </table:table-cell>
          <table:table-cell table:number-columns-repeated="2"/>
          <table:table-cell office:value-type="float" office:value="0.578109127293014" calcext:value-type="float">
            <text:p>0.578109127293014</text:p>
          </table:table-cell>
          <table:table-cell office:value-type="float" office:value="0.594769560506381" calcext:value-type="float">
            <text:p>0.594769560506381</text:p>
          </table:table-cell>
          <table:table-cell office:value-type="float" office:value="0.3353706377467" calcext:value-type="float">
            <text:p>0.3353706377467</text:p>
          </table:table-cell>
          <table:table-cell table:number-columns-repeated="16371"/>
        </table:table-row>
        <table:table-row table:style-name="ro1">
          <table:table-cell table:formula="of:=MAX(0;[.F207])" office:value-type="float" office:value="0.676017120129242" calcext:value-type="float">
            <text:p>0.676017120129242</text:p>
          </table:table-cell>
          <table:table-cell table:formula="of:=MAX(0;[.G207])" office:value-type="float" office:value="0.623351589536522" calcext:value-type="float">
            <text:p>0.623351589536522</text:p>
          </table:table-cell>
          <table:table-cell table:formula="of:=MAX(0;[.H207])" office:value-type="float" office:value="0.534718153548058" calcext:value-type="float">
            <text:p>0.534718153548058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208])" office:value-type="float" office:value="0.233483276046583" calcext:value-type="float">
            <text:p>0.233483276046583</text:p>
          </table:table-cell>
          <table:table-cell table:formula="of:=MAX(0;[.G208])" office:value-type="float" office:value="0.227575008493385" calcext:value-type="float">
            <text:p>0.227575008493385</text:p>
          </table:table-cell>
          <table:table-cell table:formula="of:=MAX(0;[.H208])" office:value-type="float" office:value="0.00149440526719008" calcext:value-type="float">
            <text:p>0.00149440526719008</text:p>
          </table:table-cell>
          <table:table-cell table:number-columns-repeated="2"/>
          <table:table-cell table:formula="of:=[.K214]+[.A$204]" office:value-type="float" office:value="1.14507684044289" calcext:value-type="float">
            <text:p>1.14507684044289</text:p>
          </table:table-cell>
          <table:table-cell table:formula="of:=[.L214]+[.B$204]" office:value-type="float" office:value="1.26635202629862" calcext:value-type="float">
            <text:p>1.26635202629862</text:p>
          </table:table-cell>
          <table:table-cell table:formula="of:=[.M214]+[.C$204]" office:value-type="float" office:value="0.909021575054647" calcext:value-type="float">
            <text:p>0.909021575054647</text:p>
          </table:table-cell>
          <table:table-cell table:number-columns-repeated="2"/>
          <table:table-cell table:number-matrix-columns-spanned="3" table:number-matrix-rows-spanned="6" table:formula="of:=MMULT([.A213:.C218];[.A200:.C202])" office:value-type="float" office:value="1.15752802493879" calcext:value-type="float">
            <text:p>1.15752802493879</text:p>
          </table:table-cell>
          <table:table-cell office:value-type="float" office:value="1.30693850391798" calcext:value-type="float">
            <text:p>1.30693850391798</text:p>
          </table:table-cell>
          <table:table-cell office:value-type="float" office:value="0.855983912939383" calcext:value-type="float">
            <text:p>0.855983912939383</text:p>
          </table:table-cell>
          <table:table-cell table:number-columns-repeated="16371"/>
        </table:table-row>
        <table:table-row table:style-name="ro1">
          <table:table-cell table:formula="of:=MAX(0;[.F209])" office:value-type="float" office:value="1.1276093396529" calcext:value-type="float">
            <text:p>1.1276093396529</text:p>
          </table:table-cell>
          <table:table-cell table:formula="of:=MAX(0;[.G209])" office:value-type="float" office:value="1.1317465783914" calcext:value-type="float">
            <text:p>1.1317465783914</text:p>
          </table:table-cell>
          <table:table-cell table:formula="of:=MAX(0;[.H209])" office:value-type="float" office:value="0.693205920013055" calcext:value-type="float">
            <text:p>0.693205920013055</text:p>
          </table:table-cell>
          <table:table-cell table:number-columns-repeated="2"/>
          <table:table-cell table:formula="of:=[.K215]+[.A$204]" office:value-type="float" office:value="0.345783083691668" calcext:value-type="float">
            <text:p>0.345783083691668</text:p>
          </table:table-cell>
          <table:table-cell table:formula="of:=[.L215]+[.B$204]" office:value-type="float" office:value="0.231857247455775" calcext:value-type="float">
            <text:p>0.231857247455775</text:p>
          </table:table-cell>
          <table:table-cell table:formula="of:=[.M215]+[.C$204]" office:value-type="float" office:value="0.181223186133743" calcext:value-type="float">
            <text:p>0.181223186133743</text:p>
          </table:table-cell>
          <table:table-cell table:number-columns-repeated="2"/>
          <table:table-cell office:value-type="float" office:value="0.358234268187571" calcext:value-type="float">
            <text:p>0.358234268187571</text:p>
          </table:table-cell>
          <table:table-cell office:value-type="float" office:value="0.272443725075136" calcext:value-type="float">
            <text:p>0.272443725075136</text:p>
          </table:table-cell>
          <table:table-cell office:value-type="float" office:value="0.128185524018479" calcext:value-type="float">
            <text:p>0.128185524018479</text:p>
          </table:table-cell>
          <table:table-cell table:number-columns-repeated="16371"/>
        </table:table-row>
        <table:table-row table:style-name="ro1">
          <table:table-cell table:formula="of:=MAX(0;[.F210])" office:value-type="float" office:value="0.00812592996531552" calcext:value-type="float">
            <text:p>0.00812592996531552</text:p>
          </table:table-cell>
          <table:table-cell table:formula="of:=MAX(0;[.G210])" office:value-type="float" office:value="0" calcext:value-type="float">
            <text:p>0</text:p>
          </table:table-cell>
          <table:table-cell table:formula="of:=MAX(0;[.H210])" office:value-type="float" office:value="0" calcext:value-type="float">
            <text:p>0</text:p>
          </table:table-cell>
          <table:table-cell table:number-columns-repeated="2"/>
          <table:table-cell table:formula="of:=[.K216]+[.A$204]" office:value-type="float" office:value="1.92789918440212" calcext:value-type="float">
            <text:p>1.92789918440212</text:p>
          </table:table-cell>
          <table:table-cell table:formula="of:=[.L216]+[.B$204]" office:value-type="float" office:value="1.96427774077054" calcext:value-type="float">
            <text:p>1.96427774077054</text:p>
          </table:table-cell>
          <table:table-cell table:formula="of:=[.M216]+[.C$204]" office:value-type="float" office:value="1.34020530563313" calcext:value-type="float">
            <text:p>1.34020530563313</text:p>
          </table:table-cell>
          <table:table-cell table:number-columns-repeated="2"/>
          <table:table-cell office:value-type="float" office:value="1.94035036889802" calcext:value-type="float">
            <text:p>1.94035036889802</text:p>
          </table:table-cell>
          <table:table-cell office:value-type="float" office:value="2.00486421838991" calcext:value-type="float">
            <text:p>2.00486421838991</text:p>
          </table:table-cell>
          <table:table-cell office:value-type="float" office:value="1.28716764351786" calcext:value-type="float">
            <text:p>1.28716764351786</text:p>
          </table:table-cell>
          <table:table-cell table:number-columns-repeated="16371"/>
        </table:table-row>
        <table:table-row table:style-name="ro1">
          <table:table-cell table:formula="of:=MAX(0;[.F211])" office:value-type="float" office:value="0.592907211264203" calcext:value-type="float">
            <text:p>0.592907211264203</text:p>
          </table:table-cell>
          <table:table-cell table:formula="of:=MAX(0;[.G211])" office:value-type="float" office:value="0.577272303737051" calcext:value-type="float">
            <text:p>0.577272303737051</text:p>
          </table:table-cell>
          <table:table-cell table:formula="of:=MAX(0;[.H211])" office:value-type="float" office:value="0.365180852359124" calcext:value-type="float">
            <text:p>0.365180852359124</text:p>
          </table:table-cell>
          <table:table-cell table:number-columns-repeated="2"/>
          <table:table-cell table:formula="of:=[.K217]+[.A$204]" office:value-type="float" office:value="-0.00550009456341062" calcext:value-type="float">
            <text:p>-0.00550009456341062</text:p>
          </table:table-cell>
          <table:table-cell table:formula="of:=[.L217]+[.B$204]" office:value-type="float" office:value="-0.0330674613650396" calcext:value-type="float">
            <text:p>-0.0330674613650396</text:p>
          </table:table-cell>
          <table:table-cell table:formula="of:=[.M217]+[.C$204]" office:value-type="float" office:value="0.053319456065752" calcext:value-type="float">
            <text:p>0.053319456065752</text:p>
          </table:table-cell>
          <table:table-cell table:number-columns-repeated="2"/>
          <table:table-cell office:value-type="float" office:value="0.00695108993249244" calcext:value-type="float">
            <text:p>0.00695108993249244</text:p>
          </table:table-cell>
          <table:table-cell office:value-type="float" office:value="0.00751901625432102" calcext:value-type="float">
            <text:p>0.00751901625432102</text:p>
          </table:table-cell>
          <table:table-cell office:value-type="float" office:value="0.000281793950488297" calcext:value-type="float">
            <text:p>0.000281793950488297</text:p>
          </table:table-cell>
          <table:table-cell table:number-columns-repeated="16371"/>
        </table:table-row>
        <table:table-row table:style-name="ro1">
          <table:table-cell table:formula="of:=MAX(0;[.F212])" office:value-type="float" office:value="0.586235057258329" calcext:value-type="float">
            <text:p>0.586235057258329</text:p>
          </table:table-cell>
          <table:table-cell table:formula="of:=MAX(0;[.G212])" office:value-type="float" office:value="0.592007289158267" calcext:value-type="float">
            <text:p>0.592007289158267</text:p>
          </table:table-cell>
          <table:table-cell table:formula="of:=MAX(0;[.H212])" office:value-type="float" office:value="0.29707633152956" calcext:value-type="float">
            <text:p>0.29707633152956</text:p>
          </table:table-cell>
          <table:table-cell table:number-columns-repeated="2"/>
          <table:table-cell table:formula="of:=[.K218]+[.A$204]" office:value-type="float" office:value="0.995617390066132" calcext:value-type="float">
            <text:p>0.995617390066132</text:p>
          </table:table-cell>
          <table:table-cell table:formula="of:=[.L218]+[.B$204]" office:value-type="float" office:value="1.00997369854214" calcext:value-type="float">
            <text:p>1.00997369854214</text:p>
          </table:table-cell>
          <table:table-cell table:formula="of:=[.M218]+[.C$204]" office:value-type="float" office:value="0.721206701541767" calcext:value-type="float">
            <text:p>0.721206701541767</text:p>
          </table:table-cell>
          <table:table-cell table:number-columns-repeated="2"/>
          <table:table-cell office:value-type="float" office:value="1.00806857456204" calcext:value-type="float">
            <text:p>1.00806857456204</text:p>
          </table:table-cell>
          <table:table-cell office:value-type="float" office:value="1.0505601761615" calcext:value-type="float">
            <text:p>1.0505601761615</text:p>
          </table:table-cell>
          <table:table-cell office:value-type="float" office:value="0.668169039426503" calcext:value-type="float">
            <text:p>0.668169039426503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219]+[.A$204]" office:value-type="float" office:value="0.98152583224226" calcext:value-type="float">
            <text:p>0.98152583224226</text:p>
          </table:table-cell>
          <table:table-cell table:formula="of:=[.L219]+[.B$204]" office:value-type="float" office:value="0.939725272487996" calcext:value-type="float">
            <text:p>0.939725272487996</text:p>
          </table:table-cell>
          <table:table-cell table:formula="of:=[.M219]+[.C$204]" office:value-type="float" office:value="0.664022345950655" calcext:value-type="float">
            <text:p>0.664022345950655</text:p>
          </table:table-cell>
          <table:table-cell table:number-columns-repeated="2"/>
          <table:table-cell office:value-type="float" office:value="0.993977016738163" calcext:value-type="float">
            <text:p>0.993977016738163</text:p>
          </table:table-cell>
          <table:table-cell office:value-type="float" office:value="0.980311750107356" calcext:value-type="float">
            <text:p>0.980311750107356</text:p>
          </table:table-cell>
          <table:table-cell office:value-type="float" office:value="0.610984683835392" calcext:value-type="float">
            <text:p>0.610984683835392</text:p>
          </table:table-cell>
          <table:table-cell table:number-columns-repeated="16371"/>
        </table:table-row>
        <table:table-row table:style-name="ro1">
          <table:table-cell table:formula="of:=[.F214]" office:value-type="float" office:value="1.14507684044289" calcext:value-type="float">
            <text:p>1.14507684044289</text:p>
          </table:table-cell>
          <table:table-cell table:formula="of:=[.G214]" office:value-type="float" office:value="1.26635202629862" calcext:value-type="float">
            <text:p>1.26635202629862</text:p>
          </table:table-cell>
          <table:table-cell table:formula="of:=[.H214]" office:value-type="float" office:value="0.909021575054647" calcext:value-type="float">
            <text:p>0.909021575054647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[.F215]" office:value-type="float" office:value="0.345783083691668" calcext:value-type="float">
            <text:p>0.345783083691668</text:p>
          </table:table-cell>
          <table:table-cell table:formula="of:=[.G215]" office:value-type="float" office:value="0.231857247455775" calcext:value-type="float">
            <text:p>0.231857247455775</text:p>
          </table:table-cell>
          <table:table-cell table:formula="of:=[.H215]" office:value-type="float" office:value="0.181223186133743" calcext:value-type="float">
            <text:p>0.181223186133743</text:p>
          </table:table-cell>
          <table:table-cell table:number-columns-repeated="16381"/>
        </table:table-row>
        <table:table-row table:style-name="ro1">
          <table:table-cell table:formula="of:=[.F216]" office:value-type="float" office:value="1.92789918440212" calcext:value-type="float">
            <text:p>1.92789918440212</text:p>
          </table:table-cell>
          <table:table-cell table:formula="of:=[.G216]" office:value-type="float" office:value="1.96427774077054" calcext:value-type="float">
            <text:p>1.96427774077054</text:p>
          </table:table-cell>
          <table:table-cell table:formula="of:=[.H216]" office:value-type="float" office:value="1.34020530563313" calcext:value-type="float">
            <text:p>1.34020530563313</text:p>
          </table:table-cell>
          <table:table-cell table:number-columns-repeated="16381"/>
        </table:table-row>
        <table:table-row table:style-name="ro1">
          <table:table-cell table:formula="of:=[.F217]" office:value-type="float" office:value="-0.00550009456341062" calcext:value-type="float">
            <text:p>-0.00550009456341062</text:p>
          </table:table-cell>
          <table:table-cell table:formula="of:=[.G217]" office:value-type="float" office:value="-0.0330674613650396" calcext:value-type="float">
            <text:p>-0.0330674613650396</text:p>
          </table:table-cell>
          <table:table-cell table:formula="of:=[.H217]" office:value-type="float" office:value="0.053319456065752" calcext:value-type="float">
            <text:p>0.053319456065752</text:p>
          </table:table-cell>
          <table:table-cell table:number-columns-repeated="16381"/>
        </table:table-row>
        <table:table-row table:style-name="ro1">
          <table:table-cell table:formula="of:=[.F218]" office:value-type="float" office:value="0.995617390066132" calcext:value-type="float">
            <text:p>0.995617390066132</text:p>
          </table:table-cell>
          <table:table-cell table:formula="of:=[.G218]" office:value-type="float" office:value="1.00997369854214" calcext:value-type="float">
            <text:p>1.00997369854214</text:p>
          </table:table-cell>
          <table:table-cell table:formula="of:=[.H218]" office:value-type="float" office:value="0.721206701541767" calcext:value-type="float">
            <text:p>0.721206701541767</text:p>
          </table:table-cell>
          <table:table-cell table:number-columns-repeated="16381"/>
        </table:table-row>
        <table:table-row table:style-name="ro1">
          <table:table-cell table:formula="of:=[.F219]" office:value-type="float" office:value="0.98152583224226" calcext:value-type="float">
            <text:p>0.98152583224226</text:p>
          </table:table-cell>
          <table:table-cell table:formula="of:=[.G219]" office:value-type="float" office:value="0.939725272487996" calcext:value-type="float">
            <text:p>0.939725272487996</text:p>
          </table:table-cell>
          <table:table-cell table:formula="of:=[.H219]" office:value-type="float" office:value="0.664022345950655" calcext:value-type="float">
            <text:p>0.664022345950655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234:.C239];1;[.M189]+1)" office:value-type="float" office:value="0.386797597825145" calcext:value-type="float">
            <text:p>0.386797597825145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226])" office:value-type="float" office:value="0.949853725801949" calcext:value-type="float">
            <text:p>0.949853725801949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226:.J231])" office:value-type="float" office:value="1.04778023412154" calcext:value-type="float">
            <text:p>1.04778023412154</text:p>
          </table:table-cell>
          <table:table-cell table:number-columns-repeated="16371"/>
        </table:table-row>
        <table:table-row table:style-name="ro1">
          <table:table-cell table:formula="of:=EXP([.A220]-MAX([.$A$220:.$C$225]))" office:value-type="float" office:value="0.440783743955352" calcext:value-type="float">
            <text:p>0.440783743955352</text:p>
          </table:table-cell>
          <table:table-cell table:formula="of:=EXP([.B220]-MAX([.$A$220:.$C$225]))" office:value-type="float" office:value="0.497616432558544" calcext:value-type="float">
            <text:p>0.497616432558544</text:p>
          </table:table-cell>
          <table:table-cell table:formula="of:=EXP([.C220]-MAX([.$A$220:.$C$225]))" office:value-type="float" office:value="0.348103243767157" calcext:value-type="float">
            <text:p>0.348103243767157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235:.C240];1;[.M190]+1)" office:value-type="float" office:value="0.364884790030364" calcext:value-type="float">
            <text:p>0.364884790030364</text:p>
          </table:table-cell>
          <table:table-cell table:number-columns-repeated="2"/>
          <table:table-cell table:formula="of:=-LN([.G227])" office:value-type="float" office:value="1.00817361897805" calcext:value-type="float">
            <text:p>1.00817361897805</text:p>
          </table:table-cell>
          <table:table-cell/>
          <table:table-cell office:value-type="string" calcext:value-type="string">
            <text:p>reg loss</text:p>
          </table:table-cell>
          <table:table-cell table:formula="of:=0.5*[.Q189]*SUM([.P200:.R201])+0.5*[.Q189]*SUM([.P204:.R206])+0.5*[.Q189]*SUM([.P209:.R211])" office:value-type="float" office:value="0.00502306955151661" calcext:value-type="float">
            <text:p>0.00502306955151661</text:p>
          </table:table-cell>
          <table:table-cell table:number-columns-repeated="16371"/>
        </table:table-row>
        <table:table-row table:style-name="ro1">
          <table:table-cell table:formula="of:=EXP([.A221]-MAX([.$A$220:.$C$225]))" office:value-type="float" office:value="0.198196828826831" calcext:value-type="float">
            <text:p>0.198196828826831</text:p>
          </table:table-cell>
          <table:table-cell table:formula="of:=EXP([.B221]-MAX([.$A$220:.$C$225]))" office:value-type="float" office:value="0.176855813157847" calcext:value-type="float">
            <text:p>0.176855813157847</text:p>
          </table:table-cell>
          <table:table-cell table:formula="of:=EXP([.C221]-MAX([.$A$220:.$C$225]))" office:value-type="float" office:value="0.168123818756089" calcext:value-type="float">
            <text:p>0.168123818756089</text:p>
          </table:table-cell>
          <table:table-cell table:number-columns-repeated="3"/>
          <table:table-cell table:formula="of:=INDEX([.A236:.C241];1;[.M191]+1)" office:value-type="float" office:value="0.385704932921953" calcext:value-type="float">
            <text:p>0.385704932921953</text:p>
          </table:table-cell>
          <table:table-cell table:number-columns-repeated="2"/>
          <table:table-cell table:formula="of:=-LN([.G228])" office:value-type="float" office:value="0.952682624319138" calcext:value-type="float">
            <text:p>0.952682624319138</text:p>
          </table:table-cell>
          <table:table-cell table:number-columns-repeated="16374"/>
        </table:table-row>
        <table:table-row table:style-name="ro1">
          <table:table-cell table:formula="of:=EXP([.A222]-MAX([.$A$220:.$C$225]))" office:value-type="float" office:value="0.964275191866913" calcext:value-type="float">
            <text:p>0.964275191866913</text:p>
          </table:table-cell>
          <table:table-cell table:formula="of:=EXP([.B222]-MAX([.$A$220:.$C$225]))" office:value-type="float" office:value="1" calcext:value-type="float">
            <text:p>1</text:p>
          </table:table-cell>
          <table:table-cell table:formula="of:=EXP([.C222]-MAX([.$A$220:.$C$225]))" office:value-type="float" office:value="0.535758148546788" calcext:value-type="float">
            <text:p>0.535758148546788</text:p>
          </table:table-cell>
          <table:table-cell table:number-columns-repeated="3"/>
          <table:table-cell table:formula="of:=INDEX([.A237:.C242];1;[.M192]+1)" office:value-type="float" office:value="0.349636148793969" calcext:value-type="float">
            <text:p>0.349636148793969</text:p>
          </table:table-cell>
          <table:table-cell table:number-columns-repeated="2"/>
          <table:table-cell table:formula="of:=-LN([.G229])" office:value-type="float" office:value="1.0508622401058" calcext:value-type="float">
            <text:p>1.0508622401058</text:p>
          </table:table-cell>
          <table:table-cell/>
          <table:table-cell office:value-type="string" calcext:value-type="string">
            <text:p>Loss</text:p>
          </table:table-cell>
          <table:table-cell table:formula="of:=[.M226]+[.M227]" office:value-type="float" office:value="1.05280330367306" calcext:value-type="float">
            <text:p>1.05280330367306</text:p>
          </table:table-cell>
          <table:table-cell table:number-columns-repeated="16371"/>
        </table:table-row>
        <table:table-row table:style-name="ro1">
          <table:table-cell table:formula="of:=EXP([.A223]-MAX([.$A$220:.$C$225]))" office:value-type="float" office:value="0.13948784204279" calcext:value-type="float">
            <text:p>0.13948784204279</text:p>
          </table:table-cell>
          <table:table-cell table:formula="of:=EXP([.B223]-MAX([.$A$220:.$C$225]))" office:value-type="float" office:value="0.13569504839812" calcext:value-type="float">
            <text:p>0.13569504839812</text:p>
          </table:table-cell>
          <table:table-cell table:formula="of:=EXP([.C223]-MAX([.$A$220:.$C$225]))" office:value-type="float" office:value="0.147938551396013" calcext:value-type="float">
            <text:p>0.147938551396013</text:p>
          </table:table-cell>
          <table:table-cell table:number-columns-repeated="3"/>
          <table:table-cell table:formula="of:=INDEX([.A238:.C243];1;[.M193]+1)" office:value-type="float" office:value="0.273932395379136" calcext:value-type="float">
            <text:p>0.273932395379136</text:p>
          </table:table-cell>
          <table:table-cell table:number-columns-repeated="2"/>
          <table:table-cell table:formula="of:=-LN([.G230])" office:value-type="float" office:value="1.2948739352304" calcext:value-type="float">
            <text:p>1.2948739352304</text:p>
          </table:table-cell>
          <table:table-cell table:number-columns-repeated="16374"/>
        </table:table-row>
        <table:table-row table:style-name="ro1">
          <table:table-cell table:formula="of:=EXP([.A224]-MAX([.$A$220:.$C$225]))" office:value-type="float" office:value="0.379591216742941" calcext:value-type="float">
            <text:p>0.379591216742941</text:p>
          </table:table-cell>
          <table:table-cell table:formula="of:=EXP([.B224]-MAX([.$A$220:.$C$225]))" office:value-type="float" office:value="0.38508005077048" calcext:value-type="float">
            <text:p>0.38508005077048</text:p>
          </table:table-cell>
          <table:table-cell table:formula="of:=EXP([.C224]-MAX([.$A$220:.$C$225]))" office:value-type="float" office:value="0.288496870889771" calcext:value-type="float">
            <text:p>0.288496870889771</text:p>
          </table:table-cell>
          <table:table-cell table:number-columns-repeated="3"/>
          <table:table-cell table:formula="of:=INDEX([.A239:.C244];1;[.M194]+1)" office:value-type="float" office:value="0.3569229808856" calcext:value-type="float">
            <text:p>0.3569229808856</text:p>
          </table:table-cell>
          <table:table-cell table:number-columns-repeated="2"/>
          <table:table-cell table:formula="of:=-LN([.G231])" office:value-type="float" office:value="1.03023526029393" calcext:value-type="float">
            <text:p>1.03023526029393</text:p>
          </table:table-cell>
          <table:table-cell table:number-columns-repeated="16374"/>
        </table:table-row>
        <table:table-row table:style-name="ro1">
          <table:table-cell table:formula="of:=EXP([.A225]-MAX([.$A$220:.$C$225]))" office:value-type="float" office:value="0.374279696850592" calcext:value-type="float">
            <text:p>0.374279696850592</text:p>
          </table:table-cell>
          <table:table-cell table:formula="of:=EXP([.B225]-MAX([.$A$220:.$C$225]))" office:value-type="float" office:value="0.358957074140401" calcext:value-type="float">
            <text:p>0.358957074140401</text:p>
          </table:table-cell>
          <table:table-cell table:formula="of:=EXP([.C225]-MAX([.$A$220:.$C$225]))" office:value-type="float" office:value="0.27246219871321" calcext:value-type="float">
            <text:p>0.2724621987132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227]/SUM([.$A227:.$C227])" office:value-type="float" office:value="0.342621509594632" calcext:value-type="float">
            <text:p>0.342621509594632</text:p>
          </table:table-cell>
          <table:table-cell table:formula="of:=[.B227]/SUM([.$A227:.$C227])" office:value-type="float" office:value="0.386797597825145" calcext:value-type="float">
            <text:p>0.386797597825145</text:p>
          </table:table-cell>
          <table:table-cell table:formula="of:=[.C227]/SUM([.$A227:.$C227])" office:value-type="float" office:value="0.270580892580223" calcext:value-type="float">
            <text:p>0.270580892580223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228]/SUM([.$A228:.$C228])" office:value-type="float" office:value="0.364884790030364" calcext:value-type="float">
            <text:p>0.364884790030364</text:p>
          </table:table-cell>
          <table:table-cell table:formula="of:=[.B228]/SUM([.$A228:.$C228])" office:value-type="float" office:value="0.325595503377772" calcext:value-type="float">
            <text:p>0.325595503377772</text:p>
          </table:table-cell>
          <table:table-cell table:formula="of:=[.C228]/SUM([.$A228:.$C228])" office:value-type="float" office:value="0.309519706591864" calcext:value-type="float">
            <text:p>0.309519706591864</text:p>
          </table:table-cell>
          <table:table-cell table:number-columns-repeated="16381"/>
        </table:table-row>
        <table:table-row table:style-name="ro1">
          <table:table-cell table:formula="of:=[.A229]/SUM([.$A229:.$C229])" office:value-type="float" office:value="0.385704932921953" calcext:value-type="float">
            <text:p>0.385704932921953</text:p>
          </table:table-cell>
          <table:table-cell table:formula="of:=[.B229]/SUM([.$A229:.$C229])" office:value-type="float" office:value="0.399994665604948" calcext:value-type="float">
            <text:p>0.399994665604948</text:p>
          </table:table-cell>
          <table:table-cell table:formula="of:=[.C229]/SUM([.$A229:.$C229])" office:value-type="float" office:value="0.214300401473099" calcext:value-type="float">
            <text:p>0.214300401473099</text:p>
          </table:table-cell>
          <table:table-cell table:number-columns-repeated="16381"/>
        </table:table-row>
        <table:table-row table:style-name="ro1">
          <table:table-cell table:formula="of:=[.A230]/SUM([.$A230:.$C230])" office:value-type="float" office:value="0.329663846476848" calcext:value-type="float">
            <text:p>0.329663846476848</text:p>
          </table:table-cell>
          <table:table-cell table:formula="of:=[.B230]/SUM([.$A230:.$C230])" office:value-type="float" office:value="0.320700004729183" calcext:value-type="float">
            <text:p>0.320700004729183</text:p>
          </table:table-cell>
          <table:table-cell table:formula="of:=[.C230]/SUM([.$A230:.$C230])" office:value-type="float" office:value="0.349636148793969" calcext:value-type="float">
            <text:p>0.349636148793969</text:p>
          </table:table-cell>
          <table:table-cell table:number-columns-repeated="16381"/>
        </table:table-row>
        <table:table-row table:style-name="ro1">
          <table:table-cell table:formula="of:=[.A231]/SUM([.$A231:.$C231])" office:value-type="float" office:value="0.360427934440245" calcext:value-type="float">
            <text:p>0.360427934440245</text:p>
          </table:table-cell>
          <table:table-cell table:formula="of:=[.B231]/SUM([.$A231:.$C231])" office:value-type="float" office:value="0.365639670180619" calcext:value-type="float">
            <text:p>0.365639670180619</text:p>
          </table:table-cell>
          <table:table-cell table:formula="of:=[.C231]/SUM([.$A231:.$C231])" office:value-type="float" office:value="0.273932395379136" calcext:value-type="float">
            <text:p>0.273932395379136</text:p>
          </table:table-cell>
          <table:table-cell table:number-columns-repeated="16381"/>
        </table:table-row>
        <table:table-row table:style-name="ro1">
          <table:table-cell table:formula="of:=[.A232]/SUM([.$A232:.$C232])" office:value-type="float" office:value="0.372158775265203" calcext:value-type="float">
            <text:p>0.372158775265203</text:p>
          </table:table-cell>
          <table:table-cell table:formula="of:=[.B232]/SUM([.$A232:.$C232])" office:value-type="float" office:value="0.3569229808856" calcext:value-type="float">
            <text:p>0.3569229808856</text:p>
          </table:table-cell>
          <table:table-cell table:formula="of:=[.C232]/SUM([.$A232:.$C232])" office:value-type="float" office:value="0.270918243849197" calcext:value-type="float">
            <text:p>0.27091824384919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234]-[.I189]" office:value-type="float" office:value="0.342621509594632" calcext:value-type="float">
            <text:p>0.342621509594632</text:p>
          </table:table-cell>
          <table:table-cell table:formula="of:=[.B234]-[.J189]" office:value-type="float" office:value="-0.613202402174855" calcext:value-type="float">
            <text:p>-0.613202402174855</text:p>
          </table:table-cell>
          <table:table-cell table:formula="of:=[.C234]-[.K189]" office:value-type="float" office:value="0.270580892580223" calcext:value-type="float">
            <text:p>0.270580892580223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235]-[.I190]" office:value-type="float" office:value="-0.635115209969636" calcext:value-type="float">
            <text:p>-0.635115209969636</text:p>
          </table:table-cell>
          <table:table-cell table:formula="of:=[.B235]-[.J190]" office:value-type="float" office:value="0.325595503377772" calcext:value-type="float">
            <text:p>0.325595503377772</text:p>
          </table:table-cell>
          <table:table-cell table:formula="of:=[.C235]-[.K190]" office:value-type="float" office:value="0.309519706591864" calcext:value-type="float">
            <text:p>0.309519706591864</text:p>
          </table:table-cell>
          <table:table-cell table:number-columns-repeated="16381"/>
        </table:table-row>
        <table:table-row table:style-name="ro1">
          <table:table-cell table:formula="of:=[.A236]-[.I191]" office:value-type="float" office:value="-0.614295067078047" calcext:value-type="float">
            <text:p>-0.614295067078047</text:p>
          </table:table-cell>
          <table:table-cell table:formula="of:=[.B236]-[.J191]" office:value-type="float" office:value="0.399994665604948" calcext:value-type="float">
            <text:p>0.399994665604948</text:p>
          </table:table-cell>
          <table:table-cell table:formula="of:=[.C236]-[.K191]" office:value-type="float" office:value="0.214300401473099" calcext:value-type="float">
            <text:p>0.214300401473099</text:p>
          </table:table-cell>
          <table:table-cell table:number-columns-repeated="16381"/>
        </table:table-row>
        <table:table-row table:style-name="ro1">
          <table:table-cell table:formula="of:=[.A237]-[.I192]" office:value-type="float" office:value="0.329663846476848" calcext:value-type="float">
            <text:p>0.329663846476848</text:p>
          </table:table-cell>
          <table:table-cell table:formula="of:=[.B237]-[.J192]" office:value-type="float" office:value="0.320700004729183" calcext:value-type="float">
            <text:p>0.320700004729183</text:p>
          </table:table-cell>
          <table:table-cell table:formula="of:=[.C237]-[.K192]" office:value-type="float" office:value="-0.650363851206031" calcext:value-type="float">
            <text:p>-0.650363851206031</text:p>
          </table:table-cell>
          <table:table-cell table:number-columns-repeated="16381"/>
        </table:table-row>
        <table:table-row table:style-name="ro1">
          <table:table-cell table:formula="of:=[.A238]-[.I193]" office:value-type="float" office:value="0.360427934440245" calcext:value-type="float">
            <text:p>0.360427934440245</text:p>
          </table:table-cell>
          <table:table-cell table:formula="of:=[.B238]-[.J193]" office:value-type="float" office:value="0.365639670180619" calcext:value-type="float">
            <text:p>0.365639670180619</text:p>
          </table:table-cell>
          <table:table-cell table:formula="of:=[.C238]-[.K193]" office:value-type="float" office:value="-0.726067604620865" calcext:value-type="float">
            <text:p>-0.726067604620865</text:p>
          </table:table-cell>
          <table:table-cell table:number-columns-repeated="16381"/>
        </table:table-row>
        <table:table-row table:style-name="ro1">
          <table:table-cell table:formula="of:=[.A239]-[.I194]" office:value-type="float" office:value="0.372158775265203" calcext:value-type="float">
            <text:p>0.372158775265203</text:p>
          </table:table-cell>
          <table:table-cell table:formula="of:=[.B239]-[.J194]" office:value-type="float" office:value="-0.6430770191144" calcext:value-type="float">
            <text:p>-0.6430770191144</text:p>
          </table:table-cell>
          <table:table-cell table:formula="of:=[.C239]-[.K194]" office:value-type="float" office:value="0.270918243849197" calcext:value-type="float">
            <text:p>0.27091824384919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248]+([.$Q$1]*[.A200])" office:value-type="float" office:value="-0.173948540042315" calcext:value-type="float">
            <text:p>-0.173948540042315</text:p>
          </table:table-cell>
          <table:table-cell table:formula="of:=[.G248]+([.$Q$1]*[.B200])" office:value-type="float" office:value="-0.0441490951252858" calcext:value-type="float">
            <text:p>-0.0441490951252858</text:p>
          </table:table-cell>
          <table:table-cell table:formula="of:=[.H248]+([.$Q$1]*[.C200])" office:value-type="float" office:value="0.219913045859087" calcext:value-type="float">
            <text:p>0.219913045859087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213:.C218]); [.A241:.C246])" office:value-type="float" office:value="-0.174803960894102" calcext:value-type="float">
            <text:p>-0.174803960894102</text:p>
          </table:table-cell>
          <table:table-cell table:style-name="Default" office:value-type="float" office:value="-0.0450744066018079" calcext:value-type="float">
            <text:p>-0.0450744066018079</text:p>
          </table:table-cell>
          <table:table-cell table:style-name="Default" office:value-type="float" office:value="0.21987836749591" calcext:value-type="float">
            <text:p>0.21987836749591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249]+([.$Q$1]*[.A201])" office:value-type="float" office:value="-0.1971085426927" calcext:value-type="float">
            <text:p>-0.1971085426927</text:p>
          </table:table-cell>
          <table:table-cell table:formula="of:=[.G249]+([.$Q$1]*[.B201])" office:value-type="float" office:value="-0.0248420216135371" calcext:value-type="float">
            <text:p>-0.0248420216135371</text:p>
          </table:table-cell>
          <table:table-cell table:formula="of:=[.H249]+([.$Q$1]*[.C201])" office:value-type="float" office:value="0.223408037983599" calcext:value-type="float">
            <text:p>0.223408037983599</text:p>
          </table:table-cell>
          <table:table-cell table:number-columns-repeated="2"/>
          <table:table-cell table:style-name="Default" office:value-type="float" office:value="-0.197803255249476" calcext:value-type="float">
            <text:p>-0.197803255249476</text:p>
          </table:table-cell>
          <table:table-cell table:style-name="Default" office:value-type="float" office:value="-0.0250833265465656" calcext:value-type="float">
            <text:p>-0.0250833265465656</text:p>
          </table:table-cell>
          <table:table-cell table:style-name="Default" office:value-type="float" office:value="0.222886581796041" calcext:value-type="float">
            <text:p>0.222886581796041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250]+([.$Q$1]*[.A202])" office:value-type="float" office:value="-0.0011217990062459" calcext:value-type="float">
            <text:p>-0.0011217990062459</text:p>
          </table:table-cell>
          <table:table-cell table:formula="of:=[.G250]+([.$Q$1]*[.B202])" office:value-type="float" office:value="-0.106650533912564" calcext:value-type="float">
            <text:p>-0.106650533912564</text:p>
          </table:table-cell>
          <table:table-cell table:formula="of:=[.H250]+([.$Q$1]*[.C202])" office:value-type="float" office:value="0.1099878612171" calcext:value-type="float">
            <text:p>0.1099878612171</text:p>
          </table:table-cell>
          <table:table-cell table:number-columns-repeated="2"/>
          <table:table-cell table:style-name="Default" office:value-type="float" office:value="-0.00139521165683239" calcext:value-type="float">
            <text:p>-0.00139521165683239</text:p>
          </table:table-cell>
          <table:table-cell table:style-name="Default" office:value-type="float" office:value="-0.107643569752562" calcext:value-type="float">
            <text:p>-0.107643569752562</text:p>
          </table:table-cell>
          <table:table-cell table:style-name="Default" office:value-type="float" office:value="0.109038781409394" calcext:value-type="float">
            <text:p>0.109038781409394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241:.A246])" office:value-type="float" office:value="0.155461788729245" calcext:value-type="float">
            <text:p>0.155461788729245</text:p>
          </table:table-cell>
          <table:table-cell table:formula="of:=SUM([.B241:.B246])" office:value-type="float" office:value="0.155650422603268" calcext:value-type="float">
            <text:p>0.155650422603268</text:p>
          </table:table-cell>
          <table:table-cell table:formula="of:=SUM([.C241:.C246])" office:value-type="float" office:value="-0.311112211332513" calcext:value-type="float">
            <text:p>-0.311112211332513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213]&lt;=0; 0; [.G254])" office:value-type="float" office:value="-0.264934334123615" calcext:value-type="float">
            <text:p>-0.264934334123615</text:p>
          </table:table-cell>
          <table:table-cell table:style-name="Default" table:formula="of:=IF([.B213]&lt;=0; 0; [.H254])" office:value-type="float" office:value="0.231150781017807" calcext:value-type="float">
            <text:p>0.231150781017807</text:p>
          </table:table-cell>
          <table:table-cell table:style-name="Default" table:formula="of:=IF([.C213]&lt;=0; 0; [.I254])" office:value-type="float" office:value="-0.25845204594738" calcext:value-type="float">
            <text:p>-0.25845204594738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241:.C246]; TRANSPOSE([.A200:.C202]))" office:value-type="float" office:value="-0.264934334123615" calcext:value-type="float">
            <text:p>-0.264934334123615</text:p>
          </table:table-cell>
          <table:table-cell office:value-type="float" office:value="0.231150781017807" calcext:value-type="float">
            <text:p>0.231150781017807</text:p>
          </table:table-cell>
          <table:table-cell office:value-type="float" office:value="-0.25845204594738" calcext:value-type="float">
            <text:p>-0.25845204594738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214]&lt;=0; 0; [.G255])" office:value-type="float" office:value="-0.23127990112009" calcext:value-type="float">
            <text:p>-0.23127990112009</text:p>
          </table:table-cell>
          <table:table-cell table:style-name="Default" table:formula="of:=IF([.B214]&lt;=0; 0; [.H255])" office:value-type="float" office:value="-0.201253744054607" calcext:value-type="float">
            <text:p>-0.201253744054607</text:p>
          </table:table-cell>
          <table:table-cell table:style-name="Default" table:formula="of:=IF([.C214]&lt;=0; 0; [.I255])" office:value-type="float" office:value="0.443438374823881" calcext:value-type="float">
            <text:p>0.443438374823881</text:p>
          </table:table-cell>
          <table:table-cell table:number-columns-repeated="3"/>
          <table:table-cell office:value-type="float" office:value="-0.23127990112009" calcext:value-type="float">
            <text:p>-0.23127990112009</text:p>
          </table:table-cell>
          <table:table-cell office:value-type="float" office:value="-0.201253744054607" calcext:value-type="float">
            <text:p>-0.201253744054607</text:p>
          </table:table-cell>
          <table:table-cell office:value-type="float" office:value="0.443438374823881" calcext:value-type="float">
            <text:p>0.443438374823881</text:p>
          </table:table-cell>
          <table:table-cell table:number-columns-repeated="16375"/>
        </table:table-row>
        <table:table-row table:style-name="ro1">
          <table:table-cell table:style-name="Default" table:formula="of:=IF([.A215]&lt;=0; 0; [.G256])" office:value-type="float" office:value="-0.147929567745378" calcext:value-type="float">
            <text:p>-0.147929567745378</text:p>
          </table:table-cell>
          <table:table-cell table:style-name="Default" table:formula="of:=IF([.B215]&lt;=0; 0; [.H256])" office:value-type="float" office:value="-0.218489540324474" calcext:value-type="float">
            <text:p>-0.218489540324474</text:p>
          </table:table-cell>
          <table:table-cell table:style-name="Default" table:formula="of:=IF([.C215]&lt;=0; 0; [.I256])" office:value-type="float" office:value="0.432641180042901" calcext:value-type="float">
            <text:p>0.432641180042901</text:p>
          </table:table-cell>
          <table:table-cell table:number-columns-repeated="3"/>
          <table:table-cell office:value-type="float" office:value="-0.147929567745378" calcext:value-type="float">
            <text:p>-0.147929567745378</text:p>
          </table:table-cell>
          <table:table-cell office:value-type="float" office:value="-0.218489540324474" calcext:value-type="float">
            <text:p>-0.218489540324474</text:p>
          </table:table-cell>
          <table:table-cell office:value-type="float" office:value="0.432641180042901" calcext:value-type="float">
            <text:p>0.432641180042901</text:p>
          </table:table-cell>
          <table:table-cell table:number-columns-repeated="16375"/>
        </table:table-row>
        <table:table-row table:style-name="ro1">
          <table:table-cell table:style-name="Default" table:formula="of:=IF([.A216]&lt;=0; 0; [.G257])" office:value-type="float" office:value="0.556195169423896" calcext:value-type="float">
            <text:p>0.556195169423896</text:p>
          </table:table-cell>
          <table:table-cell table:style-name="Default" table:formula="of:=IF([.B216]&lt;=0; 0; [.H257])" office:value-type="float" office:value="0" calcext:value-type="float">
            <text:p>0</text:p>
          </table:table-cell>
          <table:table-cell table:style-name="Default" table:formula="of:=IF([.C216]&lt;=0; 0; [.I257])" office:value-type="float" office:value="0" calcext:value-type="float">
            <text:p>0</text:p>
          </table:table-cell>
          <table:table-cell table:number-columns-repeated="3"/>
          <table:table-cell office:value-type="float" office:value="0.556195169423896" calcext:value-type="float">
            <text:p>0.556195169423896</text:p>
          </table:table-cell>
          <table:table-cell office:value-type="float" office:value="-0.0327281475494448" calcext:value-type="float">
            <text:p>-0.0327281475494448</text:p>
          </table:table-cell>
          <table:table-cell office:value-type="float" office:value="-0.208646334189818" calcext:value-type="float">
            <text:p>-0.208646334189818</text:p>
          </table:table-cell>
          <table:table-cell table:number-columns-repeated="16375"/>
        </table:table-row>
        <table:table-row table:style-name="ro1">
          <table:table-cell table:style-name="Default" table:formula="of:=IF([.A217]&lt;=0; 0; [.G258])" office:value-type="float" office:value="0.621469317692491" calcext:value-type="float">
            <text:p>0.621469317692491</text:p>
          </table:table-cell>
          <table:table-cell table:style-name="Default" table:formula="of:=IF([.B217]&lt;=0; 0; [.H258])" office:value-type="float" office:value="-0.0399879770209503" calcext:value-type="float">
            <text:p>-0.0399879770209503</text:p>
          </table:table-cell>
          <table:table-cell table:style-name="Default" table:formula="of:=IF([.C217]&lt;=0; 0; [.I258])" office:value-type="float" office:value="-0.227457248659606" calcext:value-type="float">
            <text:p>-0.227457248659606</text:p>
          </table:table-cell>
          <table:table-cell table:number-columns-repeated="3"/>
          <table:table-cell office:value-type="float" office:value="0.621469317692491" calcext:value-type="float">
            <text:p>0.621469317692491</text:p>
          </table:table-cell>
          <table:table-cell office:value-type="float" office:value="-0.0399879770209503" calcext:value-type="float">
            <text:p>-0.0399879770209503</text:p>
          </table:table-cell>
          <table:table-cell office:value-type="float" office:value="-0.227457248659606" calcext:value-type="float">
            <text:p>-0.227457248659606</text:p>
          </table:table-cell>
          <table:table-cell table:number-columns-repeated="16375"/>
        </table:table-row>
        <table:table-row table:style-name="ro1">
          <table:table-cell table:style-name="Default" table:formula="of:=IF([.A218]&lt;=0; 0; [.G259])" office:value-type="float" office:value="-0.267299168285271" calcext:value-type="float">
            <text:p>-0.267299168285271</text:p>
          </table:table-cell>
          <table:table-cell table:style-name="Default" table:formula="of:=IF([.B218]&lt;=0; 0; [.H259])" office:value-type="float" office:value="0.244637711838699" calcext:value-type="float">
            <text:p>0.244637711838699</text:p>
          </table:table-cell>
          <table:table-cell table:style-name="Default" table:formula="of:=IF([.C218]&lt;=0; 0; [.I259])" office:value-type="float" office:value="-0.279722575898998" calcext:value-type="float">
            <text:p>-0.279722575898998</text:p>
          </table:table-cell>
          <table:table-cell table:number-columns-repeated="3"/>
          <table:table-cell office:value-type="float" office:value="-0.267299168285271" calcext:value-type="float">
            <text:p>-0.267299168285271</text:p>
          </table:table-cell>
          <table:table-cell office:value-type="float" office:value="0.244637711838699" calcext:value-type="float">
            <text:p>0.244637711838699</text:p>
          </table:table-cell>
          <table:table-cell office:value-type="float" office:value="-0.279722575898998" calcext:value-type="float">
            <text:p>-0.27972257589899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261]+([.$Q$1]*[.A194])" office:value-type="float" office:value="-0.0580762352505662" calcext:value-type="float">
            <text:p>-0.0580762352505662</text:p>
          </table:table-cell>
          <table:table-cell table:formula="of:=[.G261]+([.$Q$1]*[.B194])" office:value-type="float" office:value="0.0390447989011675" calcext:value-type="float">
            <text:p>0.0390447989011675</text:p>
          </table:table-cell>
          <table:table-cell table:formula="of:=[.H261]+([.$Q$1]*[.C194])" office:value-type="float" office:value="-0.0357455066564226" calcext:value-type="float">
            <text:p>-0.0357455066564226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206:.C211]); [.A254:.C259])" office:value-type="float" office:value="-0.0586443173775251" calcext:value-type="float">
            <text:p>-0.0586443173775251</text:p>
          </table:table-cell>
          <table:table-cell table:style-name="Default" office:value-type="float" office:value="0.0387496808374495" calcext:value-type="float">
            <text:p>0.0387496808374495</text:p>
          </table:table-cell>
          <table:table-cell table:style-name="Default" office:value-type="float" office:value="-0.0365977153417584" calcext:value-type="float">
            <text:p>-0.0365977153417584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262]+([.$Q$1]*[.A195])" office:value-type="float" office:value="-0.161386307963643" calcext:value-type="float">
            <text:p>-0.161386307963643</text:p>
          </table:table-cell>
          <table:table-cell table:formula="of:=[.G262]+([.$Q$1]*[.B195])" office:value-type="float" office:value="-0.0458231131915559" calcext:value-type="float">
            <text:p>-0.0458231131915559</text:p>
          </table:table-cell>
          <table:table-cell table:formula="of:=[.H262]+([.$Q$1]*[.C195])" office:value-type="float" office:value="0.154431229018186" calcext:value-type="float">
            <text:p>0.154431229018186</text:p>
          </table:table-cell>
          <table:table-cell table:number-columns-repeated="2"/>
          <table:table-cell table:style-name="Default" office:value-type="float" office:value="-0.162263624239747" calcext:value-type="float">
            <text:p>-0.162263624239747</text:p>
          </table:table-cell>
          <table:table-cell table:style-name="Default" office:value-type="float" office:value="-0.0467198163526122" calcext:value-type="float">
            <text:p>-0.0467198163526122</text:p>
          </table:table-cell>
          <table:table-cell table:style-name="Default" office:value-type="float" office:value="0.154276331541812" calcext:value-type="float">
            <text:p>0.154276331541812</text:p>
          </table:table-cell>
          <table:table-cell table:number-columns-repeated="16376"/>
        </table:table-row>
        <table:table-row table:style-name="ro1">
          <table:table-cell table:formula="of:=[.F263]+([.$Q$1]*[.A196])" office:value-type="float" office:value="-0.0557410629397339" calcext:value-type="float">
            <text:p>-0.0557410629397339</text:p>
          </table:table-cell>
          <table:table-cell table:formula="of:=[.G263]+([.$Q$1]*[.B196])" office:value-type="float" office:value="0.00844187089275513" calcext:value-type="float">
            <text:p>0.00844187089275513</text:p>
          </table:table-cell>
          <table:table-cell table:formula="of:=[.H263]+([.$Q$1]*[.C196])" office:value-type="float" office:value="0.0136902185085293" calcext:value-type="float">
            <text:p>0.0136902185085293</text:p>
          </table:table-cell>
          <table:table-cell table:number-columns-repeated="2"/>
          <table:table-cell table:style-name="Default" office:value-type="float" office:value="-0.0559217758568453" calcext:value-type="float">
            <text:p>-0.0559217758568453</text:p>
          </table:table-cell>
          <table:table-cell table:style-name="Default" office:value-type="float" office:value="0.00803635335368145" calcext:value-type="float">
            <text:p>0.00803635335368145</text:p>
          </table:table-cell>
          <table:table-cell table:style-name="Default" office:value-type="float" office:value="0.0130999483675999" calcext:value-type="float">
            <text:p>0.013099948367599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254:.A259])" office:value-type="float" office:value="0.266221515842032" calcext:value-type="float">
            <text:p>0.266221515842032</text:p>
          </table:table-cell>
          <table:table-cell table:formula="of:=SUM([.B254:.B259])" office:value-type="float" office:value="0.0160572314564749" calcext:value-type="float">
            <text:p>0.0160572314564749</text:p>
          </table:table-cell>
          <table:table-cell table:formula="of:=SUM([.C254:.C259])" office:value-type="float" office:value="0.110447684360798" calcext:value-type="float">
            <text:p>0.110447684360798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206]&lt;=0; 0; [.G267])" office:value-type="float" office:value="-0.302542767411659" calcext:value-type="float">
            <text:p>-0.302542767411659</text:p>
          </table:table-cell>
          <table:table-cell table:style-name="Default" table:formula="of:=IF([.B206]&lt;=0; 0; [.H267])" office:value-type="float" office:value="-0.0651911370869684" calcext:value-type="float">
            <text:p>-0.0651911370869684</text:p>
          </table:table-cell>
          <table:table-cell table:style-name="Default" table:formula="of:=IF([.C206]&lt;=0; 0; [.I267])" office:value-type="float" office:value="-0.106697886073989" calcext:value-type="float">
            <text:p>-0.106697886073989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254:.C259];TRANSPOSE([.A194:.C196]))" office:value-type="float" office:value="-0.302542767411659" calcext:value-type="float">
            <text:p>-0.302542767411659</text:p>
          </table:table-cell>
          <table:table-cell office:value-type="float" office:value="-0.0651911370869684" calcext:value-type="float">
            <text:p>-0.0651911370869684</text:p>
          </table:table-cell>
          <table:table-cell office:value-type="float" office:value="-0.106697886073989" calcext:value-type="float">
            <text:p>-0.106697886073989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207]&lt;=0; 0; [.G268])" office:value-type="float" office:value="0" calcext:value-type="float">
            <text:p>0</text:p>
          </table:table-cell>
          <table:table-cell table:style-name="Default" table:formula="of:=IF([.B207]&lt;=0; 0; [.H268])" office:value-type="float" office:value="-0.314683004868688" calcext:value-type="float">
            <text:p>-0.314683004868688</text:p>
          </table:table-cell>
          <table:table-cell table:style-name="Default" table:formula="of:=IF([.C207]&lt;=0; 0; [.I268])" office:value-type="float" office:value="0" calcext:value-type="float">
            <text:p>0</text:p>
          </table:table-cell>
          <table:table-cell table:number-columns-repeated="3"/>
          <table:table-cell office:value-type="float" office:value="0.187122441023548" calcext:value-type="float">
            <text:p>0.187122441023548</text:p>
          </table:table-cell>
          <table:table-cell office:value-type="float" office:value="-0.314683004868688" calcext:value-type="float">
            <text:p>-0.314683004868688</text:p>
          </table:table-cell>
          <table:table-cell office:value-type="float" office:value="0.138341243381778" calcext:value-type="float">
            <text:p>0.138341243381778</text:p>
          </table:table-cell>
          <table:table-cell table:number-columns-repeated="16375"/>
        </table:table-row>
        <table:table-row table:style-name="ro1">
          <table:table-cell table:style-name="Default" table:formula="of:=IF([.A208]&lt;=0; 0; [.G269])" office:value-type="float" office:value="0.220184217698374" calcext:value-type="float">
            <text:p>0.220184217698374</text:p>
          </table:table-cell>
          <table:table-cell table:style-name="Default" table:formula="of:=IF([.B208]&lt;=0; 0; [.H269])" office:value-type="float" office:value="-0.258686252002418" calcext:value-type="float">
            <text:p>-0.258686252002418</text:p>
          </table:table-cell>
          <table:table-cell table:style-name="Default" table:formula="of:=IF([.C208]&lt;=0; 0; [.I269])" office:value-type="float" office:value="0.140041045895783" calcext:value-type="float">
            <text:p>0.140041045895783</text:p>
          </table:table-cell>
          <table:table-cell table:number-columns-repeated="3"/>
          <table:table-cell office:value-type="float" office:value="0.220184217698374" calcext:value-type="float">
            <text:p>0.220184217698374</text:p>
          </table:table-cell>
          <table:table-cell office:value-type="float" office:value="-0.258686252002418" calcext:value-type="float">
            <text:p>-0.258686252002418</text:p>
          </table:table-cell>
          <table:table-cell office:value-type="float" office:value="0.140041045895783" calcext:value-type="float">
            <text:p>0.140041045895783</text:p>
          </table:table-cell>
          <table:table-cell table:number-columns-repeated="16375"/>
        </table:table-row>
        <table:table-row table:style-name="ro1">
          <table:table-cell table:style-name="Default" table:formula="of:=IF([.A209]&lt;=0; 0; [.G270])" office:value-type="float" office:value="0" calcext:value-type="float">
            <text:p>0</text:p>
          </table:table-cell>
          <table:table-cell table:style-name="Default" table:formula="of:=IF([.B209]&lt;=0; 0; [.H270])" office:value-type="float" office:value="0" calcext:value-type="float">
            <text:p>0</text:p>
          </table:table-cell>
          <table:table-cell table:style-name="Default" table:formula="of:=IF([.C209]&lt;=0; 0; [.I270])" office:value-type="float" office:value="0" calcext:value-type="float">
            <text:p>0</text:p>
          </table:table-cell>
          <table:table-cell table:number-columns-repeated="3"/>
          <table:table-cell office:value-type="float" office:value="0.315964534850594" calcext:value-type="float">
            <text:p>0.315964534850594</text:p>
          </table:table-cell>
          <table:table-cell office:value-type="float" office:value="0.487959074825642" calcext:value-type="float">
            <text:p>0.487959074825642</text:p>
          </table:table-cell>
          <table:table-cell office:value-type="float" office:value="0.100511651549837" calcext:value-type="float">
            <text:p>0.100511651549837</text:p>
          </table:table-cell>
          <table:table-cell table:number-columns-repeated="16375"/>
        </table:table-row>
        <table:table-row table:style-name="ro1">
          <table:table-cell table:style-name="Default" table:formula="of:=IF([.A210]&lt;=0; 0; [.G271])" office:value-type="float" office:value="0.14740339463373" calcext:value-type="float">
            <text:p>0.14740339463373</text:p>
          </table:table-cell>
          <table:table-cell table:style-name="Default" table:formula="of:=IF([.B210]&lt;=0; 0; [.H271])" office:value-type="float" office:value="0.474135248311133" calcext:value-type="float">
            <text:p>0.474135248311133</text:p>
          </table:table-cell>
          <table:table-cell table:style-name="Default" table:formula="of:=IF([.C210]&lt;=0; 0; [.I271])" office:value-type="float" office:value="-0.0381695149603801" calcext:value-type="float">
            <text:p>-0.0381695149603801</text:p>
          </table:table-cell>
          <table:table-cell table:number-columns-repeated="3"/>
          <table:table-cell office:value-type="float" office:value="0.14740339463373" calcext:value-type="float">
            <text:p>0.14740339463373</text:p>
          </table:table-cell>
          <table:table-cell office:value-type="float" office:value="0.474135248311133" calcext:value-type="float">
            <text:p>0.474135248311133</text:p>
          </table:table-cell>
          <table:table-cell office:value-type="float" office:value="-0.0381695149603801" calcext:value-type="float">
            <text:p>-0.0381695149603801</text:p>
          </table:table-cell>
          <table:table-cell table:number-columns-repeated="16375"/>
        </table:table-row>
        <table:table-row table:style-name="ro1">
          <table:table-cell table:style-name="Default" table:formula="of:=IF([.A211]&lt;=0; 0; [.G272])" office:value-type="float" office:value="-0.318032880889221" calcext:value-type="float">
            <text:p>-0.318032880889221</text:p>
          </table:table-cell>
          <table:table-cell table:style-name="Default" table:formula="of:=IF([.B211]&lt;=0; 0; [.H272])" office:value-type="float" office:value="-0.0584668224978825" calcext:value-type="float">
            <text:p>-0.0584668224978825</text:p>
          </table:table-cell>
          <table:table-cell table:style-name="Default" table:formula="of:=IF([.C211]&lt;=0; 0; [.I272])" office:value-type="float" office:value="-0.114211413869867" calcext:value-type="float">
            <text:p>-0.114211413869867</text:p>
          </table:table-cell>
          <table:table-cell table:number-columns-repeated="3"/>
          <table:table-cell office:value-type="float" office:value="-0.318032880889221" calcext:value-type="float">
            <text:p>-0.318032880889221</text:p>
          </table:table-cell>
          <table:table-cell office:value-type="float" office:value="-0.0584668224978825" calcext:value-type="float">
            <text:p>-0.0584668224978825</text:p>
          </table:table-cell>
          <table:table-cell office:value-type="float" office:value="-0.114211413869867" calcext:value-type="float">
            <text:p>-0.11421141386986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274]+([.$Q$1]*[.A189])" office:value-type="float" office:value="0.0356440142693153" calcext:value-type="float">
            <text:p>0.0356440142693153</text:p>
          </table:table-cell>
          <table:table-cell table:formula="of:=[.G274]+([.$Q$1]*[.B189])" office:value-type="float" office:value="-0.29930100168292" calcext:value-type="float">
            <text:p>-0.29930100168292</text:p>
          </table:table-cell>
          <table:table-cell table:formula="of:=[.H274]+([.$Q$1]*[.C189])" office:value-type="float" office:value="0.0315140929469285" calcext:value-type="float">
            <text:p>0.0315140929469285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189:.G194]); [.A267:.C272])" office:value-type="float" office:value="0.0353558803917333" calcext:value-type="float">
            <text:p>0.0353558803917333</text:p>
          </table:table-cell>
          <table:table-cell table:style-name="Default" office:value-type="float" office:value="-0.300273389126328" calcext:value-type="float">
            <text:p>-0.300273389126328</text:p>
          </table:table-cell>
          <table:table-cell table:style-name="Default" office:value-type="float" office:value="0.0310555373834305" calcext:value-type="float">
            <text:p>0.0310555373834305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275]+([.$Q$1]*[.A190])" office:value-type="float" office:value="-0.0703009490300541" calcext:value-type="float">
            <text:p>-0.0703009490300541</text:p>
          </table:table-cell>
          <table:table-cell table:formula="of:=[.G275]+([.$Q$1]*[.B190])" office:value-type="float" office:value="0.220502097830917" calcext:value-type="float">
            <text:p>0.220502097830917</text:p>
          </table:table-cell>
          <table:table-cell table:formula="of:=[.H275]+([.$Q$1]*[.C190])" office:value-type="float" office:value="-0.0269569591993177" calcext:value-type="float">
            <text:p>-0.0269569591993177</text:p>
          </table:table-cell>
          <table:table-cell table:number-columns-repeated="2"/>
          <table:table-cell table:style-name="Default" office:value-type="float" office:value="-0.0710241377135123" calcext:value-type="float">
            <text:p>-0.0710241377135123</text:p>
          </table:table-cell>
          <table:table-cell table:style-name="Default" office:value-type="float" office:value="0.219858432188586" calcext:value-type="float">
            <text:p>0.219858432188586</text:p>
          </table:table-cell>
          <table:table-cell table:style-name="Default" office:value-type="float" office:value="-0.0274335180286162" calcext:value-type="float">
            <text:p>-0.027433518028616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267:.A272])" office:value-type="float" office:value="-0.252988035968775" calcext:value-type="float">
            <text:p>-0.252988035968775</text:p>
          </table:table-cell>
          <table:table-cell table:formula="of:=SUM([.B267:.B272])" office:value-type="float" office:value="-0.222891968144824" calcext:value-type="float">
            <text:p>-0.222891968144824</text:p>
          </table:table-cell>
          <table:table-cell table:formula="of:=SUM([.C267:.C272])" office:value-type="float" office:value="-0.119037769008453" calcext:value-type="float">
            <text:p>-0.119037769008453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1.04778023412154" calcext:value-type="float">
            <text:p>1.04778023412154</text:p>
          </table:table-cell>
          <table:table-cell office:value-type="float" office:value="0.00502306955151661" calcext:value-type="float">
            <text:p>0.00502306955151661</text:p>
          </table:table-cell>
          <table:table-cell office:value-type="float" office:value="1.05280330367306" calcext:value-type="float">
            <text:p>1.0528033036730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Epoch 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formula="of:=[.A189]+([.$Q$2]*[.A274]*-1)" office:value-type="float" office:value="0.284569476155056" calcext:value-type="float">
            <text:p>0.284569476155056</text:p>
          </table:table-cell>
          <table:table-cell table:formula="of:=[.B189]+([.$Q$2]*[.B274]*-1)" office:value-type="float" office:value="1.00231754357688" calcext:value-type="float">
            <text:p>1.00231754357688</text:p>
          </table:table-cell>
          <table:table-cell table:formula="of:=[.C189]+([.$Q$2]*[.C274]*-1)" office:value-type="float" office:value="0.455404154203285" calcext:value-type="float">
            <text:p>0.455404154203285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190]+([.$Q$2]*[.A275]*-1)" office:value-type="float" office:value="0.730218778361212" calcext:value-type="float">
            <text:p>0.730218778361212</text:p>
          </table:table-cell>
          <table:table-cell table:formula="of:=[.B190]+([.$Q$2]*[.B275]*-1)" office:value-type="float" office:value="0.621615432548722" calcext:value-type="float">
            <text:p>0.621615432548722</text:p>
          </table:table-cell>
          <table:table-cell table:formula="of:=[.C190]+([.$Q$2]*[.C275]*-1)" office:value-type="float" office:value="0.479254525218426" calcext:value-type="float">
            <text:p>0.479254525218426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192]+([.A277]*[.$Q$2]*-1)" office:value-type="float" office:value="0.0723023026730331" calcext:value-type="float">
            <text:p>0.0723023026730331</text:p>
          </table:table-cell>
          <table:table-cell table:formula="of:=[.B192]+([.B277]*[.$Q$2]*-1)" office:value-type="float" office:value="0.0666450210065258" calcext:value-type="float">
            <text:p>0.0666450210065258</text:p>
          </table:table-cell>
          <table:table-cell table:formula="of:=[.C192]+([.C277]*[.$Q$2]*-1)" office:value-type="float" office:value="0.0142677396380016" calcext:value-type="float">
            <text:p>0.0142677396380016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194]+([.$Q$2]*[.A261]*-1)" office:value-type="float" office:value="0.573889750483959" calcext:value-type="float">
            <text:p>0.573889750483959</text:p>
          </table:table-cell>
          <table:table-cell table:formula="of:=[.B194]+([.$Q$2]*[.B261]*-1)" office:value-type="float" office:value="0.291213583827897" calcext:value-type="float">
            <text:p>0.291213583827897</text:p>
          </table:table-cell>
          <table:table-cell table:formula="of:=[.C194]+([.$Q$2]*[.C261]*-1)" office:value-type="float" office:value="0.855783236001413" calcext:value-type="float">
            <text:p>0.855783236001413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195]+([.$Q$2]*[.A262]*-1)" office:value-type="float" office:value="0.893454906899711" calcext:value-type="float">
            <text:p>0.893454906899711</text:p>
          </table:table-cell>
          <table:table-cell table:formula="of:=[.B195]+([.$Q$2]*[.B262]*-1)" office:value-type="float" office:value="0.9012854723754" calcext:value-type="float">
            <text:p>0.9012854723754</text:p>
          </table:table-cell>
          <table:table-cell table:formula="of:=[.C195]+([.$Q$2]*[.C262]*-1)" office:value-type="float" office:value="0.139454353472415" calcext:value-type="float">
            <text:p>0.139454353472415</text:p>
          </table:table-cell>
          <table:table-cell table:number-columns-repeated="16381"/>
        </table:table-row>
        <table:table-row table:style-name="ro1">
          <table:table-cell table:formula="of:=[.A196]+([.$Q$2]*[.A263]*-1)" office:value-type="float" office:value="0.18628702340533" calcext:value-type="float">
            <text:p>0.18628702340533</text:p>
          </table:table-cell>
          <table:table-cell table:formula="of:=[.B196]+([.$Q$2]*[.B263]*-1)" office:value-type="float" office:value="0.404673351984406" calcext:value-type="float">
            <text:p>0.404673351984406</text:p>
          </table:table-cell>
          <table:table-cell table:formula="of:=[.C196]+([.$Q$2]*[.C263]*-1)" office:value-type="float" office:value="0.588901119078566" calcext:value-type="float">
            <text:p>0.58890111907856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98]+([.A265]*[.$Q$2]*-1)" office:value-type="float" office:value="-0.0184962216188877" calcext:value-type="float">
            <text:p>-0.0184962216188877</text:p>
          </table:table-cell>
          <table:table-cell table:formula="of:=[.B198]+([.B265]*[.$Q$2]*-1)" office:value-type="float" office:value="-0.00436799449376178" calcext:value-type="float">
            <text:p>-0.00436799449376178</text:p>
          </table:table-cell>
          <table:table-cell table:formula="of:=[.C198]+([.C265]*[.$Q$2]*-1)" office:value-type="float" office:value="-0.04933907465322" calcext:value-type="float">
            <text:p>-0.04933907465322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200]+([.$Q$2]*[.A248]*-1)" office:value-type="float" office:value="0.872815705791321" calcext:value-type="float">
            <text:p>0.872815705791321</text:p>
          </table:table-cell>
          <table:table-cell table:formula="of:=[.B200]+([.$Q$2]*[.B248]*-1)" office:value-type="float" office:value="0.929726386034597" calcext:value-type="float">
            <text:p>0.929726386034597</text:p>
          </table:table-cell>
          <table:table-cell table:formula="of:=[.C200]+([.$Q$2]*[.C248]*-1)" office:value-type="float" office:value="0.0126870585911181" calcext:value-type="float">
            <text:p>0.0126870585911181</text:p>
          </table:table-cell>
          <table:table-cell office:value-type="string" calcext:value-type="string">
            <text:p>w3</text:p>
          </table:table-cell>
          <table:table-cell/>
          <table:table-cell table:formula="of:=[.K294]+[.A$286]" office:value-type="float" office:value="0.433843189900587" calcext:value-type="float">
            <text:p>0.433843189900587</text:p>
          </table:table-cell>
          <table:table-cell table:formula="of:=[.L294]+[.B$286]" office:value-type="float" office:value="0.458866329084552" calcext:value-type="float">
            <text:p>0.458866329084552</text:p>
          </table:table-cell>
          <table:table-cell table:formula="of:=[.M294]+[.C$286]" office:value-type="float" office:value="0.28140108764391" calcext:value-type="float">
            <text:p>0.28140108764391</text:p>
          </table:table-cell>
          <table:table-cell table:number-columns-repeated="2"/>
          <table:table-cell table:number-matrix-columns-spanned="3" table:number-matrix-rows-spanned="6" table:formula="of:=MMULT([.F283:.G288];[.A283:.C284] )" office:value-type="float" office:value="0.361540887227554" calcext:value-type="float">
            <text:p>0.361540887227554</text:p>
          </table:table-cell>
          <table:table-cell office:value-type="float" office:value="0.392221308078026" calcext:value-type="float">
            <text:p>0.392221308078026</text:p>
          </table:table-cell>
          <table:table-cell office:value-type="float" office:value="0.267133348005908" calcext:value-type="float">
            <text:p>0.267133348005908</text:p>
          </table:table-cell>
          <table:table-cell table:number-columns-repeated="2"/>
          <table:table-cell table:formula="of:=POWER([.A283];2)" office:value-type="float" office:value="0.080979786759163" calcext:value-type="float">
            <text:p>0.080979786759163</text:p>
          </table:table-cell>
          <table:table-cell table:formula="of:=POWER([.B283];2)" office:value-type="float" office:value="1.00464045816198" calcext:value-type="float">
            <text:p>1.00464045816198</text:p>
          </table:table-cell>
          <table:table-cell table:formula="of:=POWER([.C283];2)" office:value-type="float" office:value="0.207392943665609" calcext:value-type="float">
            <text:p>0.207392943665609</text:p>
          </table:table-cell>
          <table:table-cell table:number-columns-repeated="16366"/>
        </table:table-row>
        <table:table-row table:style-name="ro1">
          <table:table-cell table:formula="of:=[.A201]+([.$Q$2]*[.A249]*-1)" office:value-type="float" office:value="0.714423411044618" calcext:value-type="float">
            <text:p>0.714423411044618</text:p>
          </table:table-cell>
          <table:table-cell table:formula="of:=[.B201]+([.$Q$2]*[.B249]*-1)" office:value-type="float" office:value="0.243789135189876" calcext:value-type="float">
            <text:p>0.243789135189876</text:p>
          </table:table-cell>
          <table:table-cell table:formula="of:=[.C201]+([.$Q$2]*[.C249]*-1)" office:value-type="float" office:value="0.499115383759269" calcext:value-type="float">
            <text:p>0.499115383759269</text:p>
          </table:table-cell>
          <table:table-cell table:number-columns-repeated="2"/>
          <table:table-cell table:formula="of:=[.K295]+[.A$286]" office:value-type="float" office:value="-0.250274829830948" calcext:value-type="float">
            <text:p>-0.250274829830948</text:p>
          </table:table-cell>
          <table:table-cell table:formula="of:=[.L295]+[.B$286]" office:value-type="float" office:value="0.315428253380602" calcext:value-type="float">
            <text:p>0.315428253380602</text:p>
          </table:table-cell>
          <table:table-cell table:formula="of:=[.M295]+[.C$286]" office:value-type="float" office:value="-0.0124620183326898" calcext:value-type="float">
            <text:p>-0.0124620183326898</text:p>
          </table:table-cell>
          <table:table-cell table:number-columns-repeated="2"/>
          <table:table-cell office:value-type="float" office:value="-0.322577132503981" calcext:value-type="float">
            <text:p>-0.322577132503981</text:p>
          </table:table-cell>
          <table:table-cell office:value-type="float" office:value="0.248783232374076" calcext:value-type="float">
            <text:p>0.248783232374076</text:p>
          </table:table-cell>
          <table:table-cell office:value-type="float" office:value="-0.0267297579706914" calcext:value-type="float">
            <text:p>-0.0267297579706914</text:p>
          </table:table-cell>
          <table:table-cell table:number-columns-repeated="2"/>
          <table:table-cell table:formula="of:=POWER([.A284];2)" office:value-type="float" office:value="0.533219464271341" calcext:value-type="float">
            <text:p>0.533219464271341</text:p>
          </table:table-cell>
          <table:table-cell table:formula="of:=POWER([.B284];2)" office:value-type="float" office:value="0.386405745982735" calcext:value-type="float">
            <text:p>0.386405745982735</text:p>
          </table:table-cell>
          <table:table-cell table:formula="of:=POWER([.C284];2)" office:value-type="float" office:value="0.229684899942339" calcext:value-type="float">
            <text:p>0.229684899942339</text:p>
          </table:table-cell>
          <table:table-cell table:number-columns-repeated="16366"/>
        </table:table-row>
        <table:table-row table:style-name="ro1">
          <table:table-cell table:formula="of:=[.A202]+([.$Q$2]*[.A250]*-1)" office:value-type="float" office:value="0.273524830487113" calcext:value-type="float">
            <text:p>0.273524830487113</text:p>
          </table:table-cell>
          <table:table-cell table:formula="of:=[.B202]+([.$Q$2]*[.B250]*-1)" office:value-type="float" office:value="1.00370089338905" calcext:value-type="float">
            <text:p>1.00370089338905</text:p>
          </table:table-cell>
          <table:table-cell table:formula="of:=[.C202]+([.$Q$2]*[.C250]*-1)" office:value-type="float" office:value="0.93808102158364" calcext:value-type="float">
            <text:p>0.93808102158364</text:p>
          </table:table-cell>
          <table:table-cell table:number-columns-repeated="2"/>
          <table:table-cell table:formula="of:=[.K296]+[.A$286]" office:value-type="float" office:value="0.402062713188396" calcext:value-type="float">
            <text:p>0.402062713188396</text:p>
          </table:table-cell>
          <table:table-cell table:formula="of:=[.L296]+[.B$286]" office:value-type="float" office:value="0.983429901580831" calcext:value-type="float">
            <text:p>0.983429901580831</text:p>
          </table:table-cell>
          <table:table-cell table:formula="of:=[.M296]+[.C$286]" office:value-type="float" office:value="0.455504502118024" calcext:value-type="float">
            <text:p>0.455504502118024</text:p>
          </table:table-cell>
          <table:table-cell table:number-columns-repeated="2"/>
          <table:table-cell office:value-type="float" office:value="0.329760410515363" calcext:value-type="float">
            <text:p>0.329760410515363</text:p>
          </table:table-cell>
          <table:table-cell office:value-type="float" office:value="0.916784880574306" calcext:value-type="float">
            <text:p>0.916784880574306</text:p>
          </table:table-cell>
          <table:table-cell office:value-type="float" office:value="0.441236762480023" calcext:value-type="float">
            <text:p>0.441236762480023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297]+[.A$286]" office:value-type="float" office:value="-0.714885368262269" calcext:value-type="float">
            <text:p>-0.714885368262269</text:p>
          </table:table-cell>
          <table:table-cell table:formula="of:=[.L297]+[.B$286]" office:value-type="float" office:value="-1.06589802323554" calcext:value-type="float">
            <text:p>-1.06589802323554</text:p>
          </table:table-cell>
          <table:table-cell table:formula="of:=[.M297]+[.C$286]" office:value-type="float" office:value="-0.665816357412748" calcext:value-type="float">
            <text:p>-0.665816357412748</text:p>
          </table:table-cell>
          <table:table-cell table:number-columns-repeated="2"/>
          <table:table-cell office:value-type="float" office:value="-0.787187670935302" calcext:value-type="float">
            <text:p>-0.787187670935302</text:p>
          </table:table-cell>
          <table:table-cell office:value-type="float" office:value="-1.13254304424207" calcext:value-type="float">
            <text:p>-1.13254304424207</text:p>
          </table:table-cell>
          <table:table-cell office:value-type="float" office:value="-0.68008409705075" calcext:value-type="float">
            <text:p>-0.68008409705075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204]+([.A252]*[.$Q$2]*-1)" office:value-type="float" office:value="-0.0279973633688276" calcext:value-type="float">
            <text:p>-0.0279973633688276</text:p>
          </table:table-cell>
          <table:table-cell table:formula="of:=[.B204]+([.B252]*[.$Q$2]*-1)" office:value-type="float" office:value="-0.0561515198796874" calcext:value-type="float">
            <text:p>-0.0561515198796874</text:p>
          </table:table-cell>
          <table:table-cell table:formula="of:=[.C204]+([.C252]*[.$Q$2]*-1)" office:value-type="float" office:value="0.084148883248515" calcext:value-type="float">
            <text:p>0.084148883248515</text:p>
          </table:table-cell>
          <table:table-cell office:value-type="string" calcext:value-type="string">
            <text:p>b3</text:p>
          </table:table-cell>
          <table:table-cell/>
          <table:table-cell table:formula="of:=[.K298]+[.A$286]" office:value-type="float" office:value="0.258829997064171" calcext:value-type="float">
            <text:p>0.258829997064171</text:p>
          </table:table-cell>
          <table:table-cell table:formula="of:=[.L298]+[.B$286]" office:value-type="float" office:value="0.49974484698199" calcext:value-type="float">
            <text:p>0.49974484698199</text:p>
          </table:table-cell>
          <table:table-cell table:formula="of:=[.M298]+[.C$286]" office:value-type="float" office:value="0.233641310938823" calcext:value-type="float">
            <text:p>0.233641310938823</text:p>
          </table:table-cell>
          <table:table-cell table:number-columns-repeated="2"/>
          <table:table-cell office:value-type="float" office:value="0.186527694391138" calcext:value-type="float">
            <text:p>0.186527694391138</text:p>
          </table:table-cell>
          <table:table-cell office:value-type="float" office:value="0.433099825975464" calcext:value-type="float">
            <text:p>0.433099825975464</text:p>
          </table:table-cell>
          <table:table-cell office:value-type="float" office:value="0.219373571300822" calcext:value-type="float">
            <text:p>0.219373571300822</text:p>
          </table:table-cell>
          <table:table-cell table:number-columns-repeated="2"/>
          <table:table-cell table:formula="of:=POWER([.A288];2)" office:value-type="float" office:value="0.329349445710541" calcext:value-type="float">
            <text:p>0.329349445710541</text:p>
          </table:table-cell>
          <table:table-cell table:formula="of:=POWER([.B288];2)" office:value-type="float" office:value="0.0848053514058876" calcext:value-type="float">
            <text:p>0.0848053514058876</text:p>
          </table:table-cell>
          <table:table-cell table:formula="of:=POWER([.C288];2)" office:value-type="float" office:value="0.732364947021051" calcext:value-type="float">
            <text:p>0.732364947021051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299]+[.A$286]" office:value-type="float" office:value="0.17456602908929" calcext:value-type="float">
            <text:p>0.17456602908929</text:p>
          </table:table-cell>
          <table:table-cell table:formula="of:=[.L299]+[.B$286]" office:value-type="float" office:value="0.556374594793779" calcext:value-type="float">
            <text:p>0.556374594793779</text:p>
          </table:table-cell>
          <table:table-cell table:formula="of:=[.M299]+[.C$286]" office:value-type="float" office:value="0.223705023299475" calcext:value-type="float">
            <text:p>0.223705023299475</text:p>
          </table:table-cell>
          <table:table-cell table:number-columns-repeated="2"/>
          <table:table-cell office:value-type="float" office:value="0.102263726416256" calcext:value-type="float">
            <text:p>0.102263726416256</text:p>
          </table:table-cell>
          <table:table-cell office:value-type="float" office:value="0.489729573787253" calcext:value-type="float">
            <text:p>0.489729573787253</text:p>
          </table:table-cell>
          <table:table-cell office:value-type="float" office:value="0.209437283661474" calcext:value-type="float">
            <text:p>0.209437283661474</text:p>
          </table:table-cell>
          <table:table-cell table:number-columns-repeated="2"/>
          <table:table-cell table:formula="of:=POWER([.A289];2)" office:value-type="float" office:value="0.798261670663171" calcext:value-type="float">
            <text:p>0.798261670663171</text:p>
          </table:table-cell>
          <table:table-cell table:formula="of:=POWER([.B289];2)" office:value-type="float" office:value="0.812315502714948" calcext:value-type="float">
            <text:p>0.812315502714948</text:p>
          </table:table-cell>
          <table:table-cell table:formula="of:=POWER([.C289];2)" office:value-type="float" office:value="0.0194475167024094" calcext:value-type="float">
            <text:p>0.0194475167024094</text:p>
          </table:table-cell>
          <table:table-cell table:number-columns-repeated="16366"/>
        </table:table-row>
        <table:table-row table:style-name="ro1">
          <table:table-cell table:formula="of:=MAX(0; [.F294])" office:value-type="float" office:value="0.433843189900587" calcext:value-type="float">
            <text:p>0.433843189900587</text:p>
          </table:table-cell>
          <table:table-cell table:formula="of:=MAX(0; [.G294])" office:value-type="float" office:value="0.458866329084552" calcext:value-type="float">
            <text:p>0.458866329084552</text:p>
          </table:table-cell>
          <table:table-cell table:formula="of:=MAX(0; [.H294])" office:value-type="float" office:value="0.28140108764391" calcext:value-type="float">
            <text:p>0.28140108764391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290];2)" office:value-type="float" office:value="0.0347028550892179" calcext:value-type="float">
            <text:p>0.0347028550892179</text:p>
          </table:table-cell>
          <table:table-cell table:formula="of:=POWER([.B290];2)" office:value-type="float" office:value="0.163760521806295" calcext:value-type="float">
            <text:p>0.163760521806295</text:p>
          </table:table-cell>
          <table:table-cell table:formula="of:=POWER([.C290];2)" office:value-type="float" office:value="0.346804528051988" calcext:value-type="float">
            <text:p>0.346804528051988</text:p>
          </table:table-cell>
          <table:table-cell table:number-columns-repeated="16366"/>
        </table:table-row>
        <table:table-row table:style-name="ro1">
          <table:table-cell table:formula="of:=MAX(0; [.F295])" office:value-type="float" office:value="0" calcext:value-type="float">
            <text:p>0</text:p>
          </table:table-cell>
          <table:table-cell table:formula="of:=MAX(0; [.G295])" office:value-type="float" office:value="0.315428253380602" calcext:value-type="float">
            <text:p>0.315428253380602</text:p>
          </table:table-cell>
          <table:table-cell table:formula="of:=MAX(0; [.H295])" office:value-type="float" office:value="0" calcext:value-type="float">
            <text:p>0</text:p>
          </table:table-cell>
          <table:table-cell table:number-columns-repeated="2"/>
          <table:table-cell table:formula="of:=[.K301]+[.A$292]" office:value-type="float" office:value="0.692879682714182" calcext:value-type="float">
            <text:p>0.692879682714182</text:p>
          </table:table-cell>
          <table:table-cell table:formula="of:=[.L301]+[.B$292]" office:value-type="float" office:value="0.64941811321157" calcext:value-type="float">
            <text:p>0.64941811321157</text:p>
          </table:table-cell>
          <table:table-cell table:formula="of:=[.M301]+[.C$292]" office:value-type="float" office:value="0.551644976993251" calcext:value-type="float">
            <text:p>0.551644976993251</text:p>
          </table:table-cell>
          <table:table-cell table:number-columns-repeated="2"/>
          <table:table-cell table:number-matrix-columns-spanned="3" table:number-matrix-rows-spanned="6" table:formula="of:=MMULT([.A300:.C305];[.A288:.C290])" office:value-type="float" office:value="0.71137590433307" calcext:value-type="float">
            <text:p>0.71137590433307</text:p>
          </table:table-cell>
          <table:table-cell office:value-type="float" office:value="0.653786107705331" calcext:value-type="float">
            <text:p>0.653786107705331</text:p>
          </table:table-cell>
          <table:table-cell office:value-type="float" office:value="0.600984051646471" calcext:value-type="float">
            <text:p>0.600984051646471</text:p>
          </table:table-cell>
          <table:table-cell table:number-columns-repeated="16371"/>
        </table:table-row>
        <table:table-row table:style-name="ro1">
          <table:table-cell table:formula="of:=MAX(0; [.F296])" office:value-type="float" office:value="0.402062713188396" calcext:value-type="float">
            <text:p>0.402062713188396</text:p>
          </table:table-cell>
          <table:table-cell table:formula="of:=MAX(0; [.G296])" office:value-type="float" office:value="0.983429901580831" calcext:value-type="float">
            <text:p>0.983429901580831</text:p>
          </table:table-cell>
          <table:table-cell table:formula="of:=MAX(0; [.H296])" office:value-type="float" office:value="0.455504502118024" calcext:value-type="float">
            <text:p>0.455504502118024</text:p>
          </table:table-cell>
          <table:table-cell table:number-columns-repeated="2"/>
          <table:table-cell table:formula="of:=[.K302]+[.A$292]" office:value-type="float" office:value="0.263324699138816" calcext:value-type="float">
            <text:p>0.263324699138816</text:p>
          </table:table-cell>
          <table:table-cell table:formula="of:=[.L302]+[.B$292]" office:value-type="float" office:value="0.279922907854921" calcext:value-type="float">
            <text:p>0.279922907854921</text:p>
          </table:table-cell>
          <table:table-cell table:formula="of:=[.M302]+[.C$292]" office:value-type="float" office:value="-0.00535123151109493" calcext:value-type="float">
            <text:p>-0.00535123151109493</text:p>
          </table:table-cell>
          <table:table-cell table:number-columns-repeated="2"/>
          <table:table-cell office:value-type="float" office:value="0.281820920757704" calcext:value-type="float">
            <text:p>0.281820920757704</text:p>
          </table:table-cell>
          <table:table-cell office:value-type="float" office:value="0.284290902348683" calcext:value-type="float">
            <text:p>0.284290902348683</text:p>
          </table:table-cell>
          <table:table-cell office:value-type="float" office:value="0.0439878431421251" calcext:value-type="float">
            <text:p>0.0439878431421251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297])" office:value-type="float" office:value="0" calcext:value-type="float">
            <text:p>0</text:p>
          </table:table-cell>
          <table:table-cell table:formula="of:=MAX(0; [.G297])" office:value-type="float" office:value="0" calcext:value-type="float">
            <text:p>0</text:p>
          </table:table-cell>
          <table:table-cell table:formula="of:=MAX(0; [.H297])" office:value-type="float" office:value="0" calcext:value-type="float">
            <text:p>0</text:p>
          </table:table-cell>
          <table:table-cell table:number-columns-repeated="2"/>
          <table:table-cell table:formula="of:=[.K303]+[.A$292]" office:value-type="float" office:value="1.17574829753829" calcext:value-type="float">
            <text:p>1.17574829753829</text:p>
          </table:table-cell>
          <table:table-cell table:formula="of:=[.L303]+[.B$292]" office:value-type="float" office:value="1.18339974624786" calcext:value-type="float">
            <text:p>1.18339974624786</text:p>
          </table:table-cell>
          <table:table-cell table:formula="of:=[.M303]+[.C$292]" office:value-type="float" office:value="0.700130147267679" calcext:value-type="float">
            <text:p>0.700130147267679</text:p>
          </table:table-cell>
          <table:table-cell table:number-columns-repeated="2"/>
          <table:table-cell office:value-type="float" office:value="1.19424451915718" calcext:value-type="float">
            <text:p>1.19424451915718</text:p>
          </table:table-cell>
          <table:table-cell office:value-type="float" office:value="1.18776774074162" calcext:value-type="float">
            <text:p>1.18776774074162</text:p>
          </table:table-cell>
          <table:table-cell office:value-type="float" office:value="0.749469221920899" calcext:value-type="float">
            <text:p>0.749469221920899</text:p>
          </table:table-cell>
          <table:table-cell table:number-columns-repeated="2"/>
          <table:table-cell table:formula="of:=POWER([.A294];2)" office:value-type="float" office:value="0.761807256276003" calcext:value-type="float">
            <text:p>0.761807256276003</text:p>
          </table:table-cell>
          <table:table-cell table:formula="of:=POWER([.B294];2)" office:value-type="float" office:value="0.864391152888953" calcext:value-type="float">
            <text:p>0.864391152888953</text:p>
          </table:table-cell>
          <table:table-cell table:formula="of:=POWER([.C294];2)" office:value-type="float" office:value="0.000160961455694464" calcext:value-type="float">
            <text:p>0.000160961455694464</text:p>
          </table:table-cell>
          <table:table-cell table:number-columns-repeated="16366"/>
        </table:table-row>
        <table:table-row table:style-name="ro1">
          <table:table-cell table:formula="of:=MAX(0; [.F298])" office:value-type="float" office:value="0.258829997064171" calcext:value-type="float">
            <text:p>0.258829997064171</text:p>
          </table:table-cell>
          <table:table-cell table:formula="of:=MAX(0; [.G298])" office:value-type="float" office:value="0.49974484698199" calcext:value-type="float">
            <text:p>0.49974484698199</text:p>
          </table:table-cell>
          <table:table-cell table:formula="of:=MAX(0; [.H298])" office:value-type="float" office:value="0.233641310938823" calcext:value-type="float">
            <text:p>0.233641310938823</text:p>
          </table:table-cell>
          <table:table-cell table:number-columns-repeated="2"/>
          <table:table-cell table:formula="of:=[.K304]+[.A$292]" office:value-type="float" office:value="-0.0184962216188877" calcext:value-type="float">
            <text:p>-0.0184962216188877</text:p>
          </table:table-cell>
          <table:table-cell table:formula="of:=[.L304]+[.B$292]" office:value-type="float" office:value="-0.00436799449376178" calcext:value-type="float">
            <text:p>-0.00436799449376178</text:p>
          </table:table-cell>
          <table:table-cell table:formula="of:=[.M304]+[.C$292]" office:value-type="float" office:value="-0.04933907465322" calcext:value-type="float">
            <text:p>-0.049339074653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295];2)" office:value-type="float" office:value="0.510400810248627" calcext:value-type="float">
            <text:p>0.510400810248627</text:p>
          </table:table-cell>
          <table:table-cell table:formula="of:=POWER([.B295];2)" office:value-type="float" office:value="0.0594331424366276" calcext:value-type="float">
            <text:p>0.0594331424366276</text:p>
          </table:table-cell>
          <table:table-cell table:formula="of:=POWER([.C295];2)" office:value-type="float" office:value="0.249116166305162" calcext:value-type="float">
            <text:p>0.249116166305162</text:p>
          </table:table-cell>
          <table:table-cell table:number-columns-repeated="16366"/>
        </table:table-row>
        <table:table-row table:style-name="ro1">
          <table:table-cell table:formula="of:=MAX(0; [.F299])" office:value-type="float" office:value="0.17456602908929" calcext:value-type="float">
            <text:p>0.17456602908929</text:p>
          </table:table-cell>
          <table:table-cell table:formula="of:=MAX(0; [.G299])" office:value-type="float" office:value="0.556374594793779" calcext:value-type="float">
            <text:p>0.556374594793779</text:p>
          </table:table-cell>
          <table:table-cell table:formula="of:=MAX(0; [.H299])" office:value-type="float" office:value="0.223705023299475" calcext:value-type="float">
            <text:p>0.223705023299475</text:p>
          </table:table-cell>
          <table:table-cell table:number-columns-repeated="2"/>
          <table:table-cell table:formula="of:=[.K305]+[.A$292]" office:value-type="float" office:value="0.620067490907249" calcext:value-type="float">
            <text:p>0.620067490907249</text:p>
          </table:table-cell>
          <table:table-cell table:formula="of:=[.L305]+[.B$292]" office:value-type="float" office:value="0.615967999492438" calcext:value-type="float">
            <text:p>0.615967999492438</text:p>
          </table:table-cell>
          <table:table-cell table:formula="of:=[.M305]+[.C$292]" office:value-type="float" office:value="0.379446521820493" calcext:value-type="float">
            <text:p>0.379446521820493</text:p>
          </table:table-cell>
          <table:table-cell table:number-columns-repeated="2"/>
          <table:table-cell office:value-type="float" office:value="0.638563712526137" calcext:value-type="float">
            <text:p>0.638563712526137</text:p>
          </table:table-cell>
          <table:table-cell office:value-type="float" office:value="0.6203359939862" calcext:value-type="float">
            <text:p>0.6203359939862</text:p>
          </table:table-cell>
          <table:table-cell office:value-type="float" office:value="0.428785596473713" calcext:value-type="float">
            <text:p>0.428785596473713</text:p>
          </table:table-cell>
          <table:table-cell table:number-columns-repeated="2"/>
          <table:table-cell table:formula="of:=POWER([.A296];2)" office:value-type="float" office:value="0.0748158328930037" calcext:value-type="float">
            <text:p>0.0748158328930037</text:p>
          </table:table-cell>
          <table:table-cell table:formula="of:=POWER([.B296];2)" office:value-type="float" office:value="1.00741548338998" calcext:value-type="float">
            <text:p>1.00741548338998</text:p>
          </table:table-cell>
          <table:table-cell table:formula="of:=POWER([.C296];2)" office:value-type="float" office:value="0.879996003055405" calcext:value-type="float">
            <text:p>0.879996003055405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306]+[.A$292]" office:value-type="float" office:value="0.620454387962259" calcext:value-type="float">
            <text:p>0.620454387962259</text:p>
          </table:table-cell>
          <table:table-cell table:formula="of:=[.L306]+[.B$292]" office:value-type="float" office:value="0.638447805572666" calcext:value-type="float">
            <text:p>0.638447805572666</text:p>
          </table:table-cell>
          <table:table-cell table:formula="of:=[.M306]+[.C$292]" office:value-type="float" office:value="0.30938060458673" calcext:value-type="float">
            <text:p>0.30938060458673</text:p>
          </table:table-cell>
          <table:table-cell table:number-columns-repeated="2"/>
          <table:table-cell office:value-type="float" office:value="0.638950609581147" calcext:value-type="float">
            <text:p>0.638950609581147</text:p>
          </table:table-cell>
          <table:table-cell office:value-type="float" office:value="0.642815800066428" calcext:value-type="float">
            <text:p>0.642815800066428</text:p>
          </table:table-cell>
          <table:table-cell office:value-type="float" office:value="0.35871967923995" calcext:value-type="float">
            <text:p>0.35871967923995</text:p>
          </table:table-cell>
          <table:table-cell table:number-columns-repeated="16371"/>
        </table:table-row>
        <table:table-row table:style-name="ro1">
          <table:table-cell table:formula="of:=MAX(0;[.F301])" office:value-type="float" office:value="0.692879682714182" calcext:value-type="float">
            <text:p>0.692879682714182</text:p>
          </table:table-cell>
          <table:table-cell table:formula="of:=MAX(0;[.G301])" office:value-type="float" office:value="0.64941811321157" calcext:value-type="float">
            <text:p>0.64941811321157</text:p>
          </table:table-cell>
          <table:table-cell table:formula="of:=MAX(0;[.H301])" office:value-type="float" office:value="0.551644976993251" calcext:value-type="float">
            <text:p>0.551644976993251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302])" office:value-type="float" office:value="0.263324699138816" calcext:value-type="float">
            <text:p>0.263324699138816</text:p>
          </table:table-cell>
          <table:table-cell table:formula="of:=MAX(0;[.G302])" office:value-type="float" office:value="0.279922907854921" calcext:value-type="float">
            <text:p>0.279922907854921</text:p>
          </table:table-cell>
          <table:table-cell table:formula="of:=MAX(0;[.H302])" office:value-type="float" office:value="0" calcext:value-type="float">
            <text:p>0</text:p>
          </table:table-cell>
          <table:table-cell table:number-columns-repeated="2"/>
          <table:table-cell table:formula="of:=[.K308]+[.A$298]" office:value-type="float" office:value="1.19160700838373" calcext:value-type="float">
            <text:p>1.19160700838373</text:p>
          </table:table-cell>
          <table:table-cell table:formula="of:=[.L308]+[.B$298]" office:value-type="float" office:value="1.30004463992516" calcext:value-type="float">
            <text:p>1.30004463992516</text:p>
          </table:table-cell>
          <table:table-cell table:formula="of:=[.M308]+[.C$298]" office:value-type="float" office:value="0.93456174274483" calcext:value-type="float">
            <text:p>0.93456174274483</text:p>
          </table:table-cell>
          <table:table-cell table:number-columns-repeated="2"/>
          <table:table-cell table:number-matrix-columns-spanned="3" table:number-matrix-rows-spanned="6" table:formula="of:=MMULT([.A307:.C312];[.A294:.C296])" office:value-type="float" office:value="1.21960437175256" calcext:value-type="float">
            <text:p>1.21960437175256</text:p>
          </table:table-cell>
          <table:table-cell office:value-type="float" office:value="1.35619615980485" calcext:value-type="float">
            <text:p>1.35619615980485</text:p>
          </table:table-cell>
          <table:table-cell office:value-type="float" office:value="0.850412859496315" calcext:value-type="float">
            <text:p>0.850412859496315</text:p>
          </table:table-cell>
          <table:table-cell table:number-columns-repeated="16371"/>
        </table:table-row>
        <table:table-row table:style-name="ro1">
          <table:table-cell table:formula="of:=MAX(0;[.F303])" office:value-type="float" office:value="1.17574829753829" calcext:value-type="float">
            <text:p>1.17574829753829</text:p>
          </table:table-cell>
          <table:table-cell table:formula="of:=MAX(0;[.G303])" office:value-type="float" office:value="1.18339974624786" calcext:value-type="float">
            <text:p>1.18339974624786</text:p>
          </table:table-cell>
          <table:table-cell table:formula="of:=MAX(0;[.H303])" office:value-type="float" office:value="0.700130147267679" calcext:value-type="float">
            <text:p>0.700130147267679</text:p>
          </table:table-cell>
          <table:table-cell table:number-columns-repeated="2"/>
          <table:table-cell table:formula="of:=[.K309]+[.A$298]" office:value-type="float" office:value="0.401820048421547" calcext:value-type="float">
            <text:p>0.401820048421547</text:p>
          </table:table-cell>
          <table:table-cell table:formula="of:=[.L309]+[.B$298]" office:value-type="float" office:value="0.256910564630079" calcext:value-type="float">
            <text:p>0.256910564630079</text:p>
          </table:table-cell>
          <table:table-cell table:formula="of:=[.M309]+[.C$298]" office:value-type="float" office:value="0.227203528711997" calcext:value-type="float">
            <text:p>0.227203528711997</text:p>
          </table:table-cell>
          <table:table-cell table:number-columns-repeated="2"/>
          <table:table-cell office:value-type="float" office:value="0.429817411790375" calcext:value-type="float">
            <text:p>0.429817411790375</text:p>
          </table:table-cell>
          <table:table-cell office:value-type="float" office:value="0.313062084509766" calcext:value-type="float">
            <text:p>0.313062084509766</text:p>
          </table:table-cell>
          <table:table-cell office:value-type="float" office:value="0.143054645463482" calcext:value-type="float">
            <text:p>0.143054645463482</text:p>
          </table:table-cell>
          <table:table-cell table:number-columns-repeated="16371"/>
        </table:table-row>
        <table:table-row table:style-name="ro1">
          <table:table-cell table:formula="of:=MAX(0;[.F304])" office:value-type="float" office:value="0" calcext:value-type="float">
            <text:p>0</text:p>
          </table:table-cell>
          <table:table-cell table:formula="of:=MAX(0;[.G304])" office:value-type="float" office:value="0" calcext:value-type="float">
            <text:p>0</text:p>
          </table:table-cell>
          <table:table-cell table:formula="of:=MAX(0;[.H304])" office:value-type="float" office:value="0" calcext:value-type="float">
            <text:p>0</text:p>
          </table:table-cell>
          <table:table-cell table:number-columns-repeated="2"/>
          <table:table-cell table:formula="of:=[.K310]+[.A$298]" office:value-type="float" office:value="2.03516567997404" calcext:value-type="float">
            <text:p>2.03516567997404</text:p>
          </table:table-cell>
          <table:table-cell table:formula="of:=[.L310]+[.B$298]" office:value-type="float" office:value="2.02819395069978" calcext:value-type="float">
            <text:p>2.02819395069978</text:p>
          </table:table-cell>
          <table:table-cell table:formula="of:=[.M310]+[.C$298]" office:value-type="float" office:value="1.34649749306728" calcext:value-type="float">
            <text:p>1.34649749306728</text:p>
          </table:table-cell>
          <table:table-cell table:number-columns-repeated="2"/>
          <table:table-cell office:value-type="float" office:value="2.06316304334287" calcext:value-type="float">
            <text:p>2.06316304334287</text:p>
          </table:table-cell>
          <table:table-cell office:value-type="float" office:value="2.08434547057947" calcext:value-type="float">
            <text:p>2.08434547057947</text:p>
          </table:table-cell>
          <table:table-cell office:value-type="float" office:value="1.26234860981877" calcext:value-type="float">
            <text:p>1.26234860981877</text:p>
          </table:table-cell>
          <table:table-cell table:number-columns-repeated="16371"/>
        </table:table-row>
        <table:table-row table:style-name="ro1">
          <table:table-cell table:formula="of:=MAX(0;[.F305])" office:value-type="float" office:value="0.620067490907249" calcext:value-type="float">
            <text:p>0.620067490907249</text:p>
          </table:table-cell>
          <table:table-cell table:formula="of:=MAX(0;[.G305])" office:value-type="float" office:value="0.615967999492438" calcext:value-type="float">
            <text:p>0.615967999492438</text:p>
          </table:table-cell>
          <table:table-cell table:formula="of:=MAX(0;[.H305])" office:value-type="float" office:value="0.379446521820493" calcext:value-type="float">
            <text:p>0.379446521820493</text:p>
          </table:table-cell>
          <table:table-cell table:number-columns-repeated="2"/>
          <table:table-cell table:formula="of:=[.K311]+[.A$298]" office:value-type="float" office:value="-0.0279973633688276" calcext:value-type="float">
            <text:p>-0.0279973633688276</text:p>
          </table:table-cell>
          <table:table-cell table:formula="of:=[.L311]+[.B$298]" office:value-type="float" office:value="-0.0561515198796874" calcext:value-type="float">
            <text:p>-0.0561515198796874</text:p>
          </table:table-cell>
          <table:table-cell table:formula="of:=[.M311]+[.C$298]" office:value-type="float" office:value="0.084148883248515" calcext:value-type="float">
            <text:p>0.0841488832485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MAX(0;[.F306])" office:value-type="float" office:value="0.620454387962259" calcext:value-type="float">
            <text:p>0.620454387962259</text:p>
          </table:table-cell>
          <table:table-cell table:formula="of:=MAX(0;[.G306])" office:value-type="float" office:value="0.638447805572666" calcext:value-type="float">
            <text:p>0.638447805572666</text:p>
          </table:table-cell>
          <table:table-cell table:formula="of:=MAX(0;[.H306])" office:value-type="float" office:value="0.30938060458673" calcext:value-type="float">
            <text:p>0.30938060458673</text:p>
          </table:table-cell>
          <table:table-cell table:number-columns-repeated="2"/>
          <table:table-cell table:formula="of:=[.K312]+[.A$298]" office:value-type="float" office:value="1.05705728619723" calcext:value-type="float">
            <text:p>1.05705728619723</text:p>
          </table:table-cell>
          <table:table-cell table:formula="of:=[.L312]+[.B$298]" office:value-type="float" office:value="1.05135870638455" calcext:value-type="float">
            <text:p>1.05135870638455</text:p>
          </table:table-cell>
          <table:table-cell table:formula="of:=[.M312]+[.C$298]" office:value-type="float" office:value="0.755406401111927" calcext:value-type="float">
            <text:p>0.755406401111927</text:p>
          </table:table-cell>
          <table:table-cell table:number-columns-repeated="2"/>
          <table:table-cell office:value-type="float" office:value="1.08505464956606" calcext:value-type="float">
            <text:p>1.08505464956606</text:p>
          </table:table-cell>
          <table:table-cell office:value-type="float" office:value="1.10751022626423" calcext:value-type="float">
            <text:p>1.10751022626423</text:p>
          </table:table-cell>
          <table:table-cell office:value-type="float" office:value="0.671257517863412" calcext:value-type="float">
            <text:p>0.671257517863412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313]+[.A$298]" office:value-type="float" office:value="1.05429030762853" calcext:value-type="float">
            <text:p>1.05429030762853</text:p>
          </table:table-cell>
          <table:table-cell table:formula="of:=[.L313]+[.B$298]" office:value-type="float" office:value="0.986873523545151" calcext:value-type="float">
            <text:p>0.986873523545151</text:p>
          </table:table-cell>
          <table:table-cell table:formula="of:=[.M313]+[.C$298]" office:value-type="float" office:value="0.700903819519257" calcext:value-type="float">
            <text:p>0.700903819519257</text:p>
          </table:table-cell>
          <table:table-cell table:number-columns-repeated="2"/>
          <table:table-cell office:value-type="float" office:value="1.08228767099736" calcext:value-type="float">
            <text:p>1.08228767099736</text:p>
          </table:table-cell>
          <table:table-cell office:value-type="float" office:value="1.04302504342484" calcext:value-type="float">
            <text:p>1.04302504342484</text:p>
          </table:table-cell>
          <table:table-cell office:value-type="float" office:value="0.616754936270742" calcext:value-type="float">
            <text:p>0.616754936270742</text:p>
          </table:table-cell>
          <table:table-cell table:number-columns-repeated="16371"/>
        </table:table-row>
        <table:table-row table:style-name="ro1">
          <table:table-cell table:formula="of:=[.F308]" office:value-type="float" office:value="1.19160700838373" calcext:value-type="float">
            <text:p>1.19160700838373</text:p>
          </table:table-cell>
          <table:table-cell table:formula="of:=[.G308]" office:value-type="float" office:value="1.30004463992516" calcext:value-type="float">
            <text:p>1.30004463992516</text:p>
          </table:table-cell>
          <table:table-cell table:formula="of:=[.H308]" office:value-type="float" office:value="0.93456174274483" calcext:value-type="float">
            <text:p>0.93456174274483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[.F309]" office:value-type="float" office:value="0.401820048421547" calcext:value-type="float">
            <text:p>0.401820048421547</text:p>
          </table:table-cell>
          <table:table-cell table:formula="of:=[.G309]" office:value-type="float" office:value="0.256910564630079" calcext:value-type="float">
            <text:p>0.256910564630079</text:p>
          </table:table-cell>
          <table:table-cell table:formula="of:=[.H309]" office:value-type="float" office:value="0.227203528711997" calcext:value-type="float">
            <text:p>0.227203528711997</text:p>
          </table:table-cell>
          <table:table-cell table:number-columns-repeated="16381"/>
        </table:table-row>
        <table:table-row table:style-name="ro1">
          <table:table-cell table:formula="of:=[.F310]" office:value-type="float" office:value="2.03516567997404" calcext:value-type="float">
            <text:p>2.03516567997404</text:p>
          </table:table-cell>
          <table:table-cell table:formula="of:=[.G310]" office:value-type="float" office:value="2.02819395069978" calcext:value-type="float">
            <text:p>2.02819395069978</text:p>
          </table:table-cell>
          <table:table-cell table:formula="of:=[.H310]" office:value-type="float" office:value="1.34649749306728" calcext:value-type="float">
            <text:p>1.34649749306728</text:p>
          </table:table-cell>
          <table:table-cell table:number-columns-repeated="16381"/>
        </table:table-row>
        <table:table-row table:style-name="ro1">
          <table:table-cell table:formula="of:=[.F311]" office:value-type="float" office:value="-0.0279973633688276" calcext:value-type="float">
            <text:p>-0.0279973633688276</text:p>
          </table:table-cell>
          <table:table-cell table:formula="of:=[.G311]" office:value-type="float" office:value="-0.0561515198796874" calcext:value-type="float">
            <text:p>-0.0561515198796874</text:p>
          </table:table-cell>
          <table:table-cell table:formula="of:=[.H311]" office:value-type="float" office:value="0.084148883248515" calcext:value-type="float">
            <text:p>0.084148883248515</text:p>
          </table:table-cell>
          <table:table-cell table:number-columns-repeated="16381"/>
        </table:table-row>
        <table:table-row table:style-name="ro1">
          <table:table-cell table:formula="of:=[.F312]" office:value-type="float" office:value="1.05705728619723" calcext:value-type="float">
            <text:p>1.05705728619723</text:p>
          </table:table-cell>
          <table:table-cell table:formula="of:=[.G312]" office:value-type="float" office:value="1.05135870638455" calcext:value-type="float">
            <text:p>1.05135870638455</text:p>
          </table:table-cell>
          <table:table-cell table:formula="of:=[.H312]" office:value-type="float" office:value="0.755406401111927" calcext:value-type="float">
            <text:p>0.755406401111927</text:p>
          </table:table-cell>
          <table:table-cell table:number-columns-repeated="16381"/>
        </table:table-row>
        <table:table-row table:style-name="ro1">
          <table:table-cell table:formula="of:=[.F313]" office:value-type="float" office:value="1.05429030762853" calcext:value-type="float">
            <text:p>1.05429030762853</text:p>
          </table:table-cell>
          <table:table-cell table:formula="of:=[.G313]" office:value-type="float" office:value="0.986873523545151" calcext:value-type="float">
            <text:p>0.986873523545151</text:p>
          </table:table-cell>
          <table:table-cell table:formula="of:=[.H313]" office:value-type="float" office:value="0.700903819519257" calcext:value-type="float">
            <text:p>0.700903819519257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328:.C333];1;[.M283]+1)" office:value-type="float" office:value="0.385937017258378" calcext:value-type="float">
            <text:p>0.385937017258378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320])" office:value-type="float" office:value="0.952081090555018" calcext:value-type="float">
            <text:p>0.952081090555018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320:.J325])" office:value-type="float" office:value="1.03705885605207" calcext:value-type="float">
            <text:p>1.03705885605207</text:p>
          </table:table-cell>
          <table:table-cell table:number-columns-repeated="16371"/>
        </table:table-row>
        <table:table-row table:style-name="ro1">
          <table:table-cell table:formula="of:=EXP([.A314]-MAX([.$A$314:.$C$319]))" office:value-type="float" office:value="0.430176937836318" calcext:value-type="float">
            <text:p>0.430176937836318</text:p>
          </table:table-cell>
          <table:table-cell table:formula="of:=EXP([.B314]-MAX([.$A$314:.$C$319]))" office:value-type="float" office:value="0.479447423123105" calcext:value-type="float">
            <text:p>0.479447423123105</text:p>
          </table:table-cell>
          <table:table-cell table:formula="of:=EXP([.C314]-MAX([.$A$314:.$C$319]))" office:value-type="float" office:value="0.332670111151616" calcext:value-type="float">
            <text:p>0.332670111151616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329:.C334];1;[.M284]+1)" office:value-type="float" office:value="0.369702223573627" calcext:value-type="float">
            <text:p>0.369702223573627</text:p>
          </table:table-cell>
          <table:table-cell table:number-columns-repeated="2"/>
          <table:table-cell table:formula="of:=-LN([.G321])" office:value-type="float" office:value="0.995057398522536" calcext:value-type="float">
            <text:p>0.995057398522536</text:p>
          </table:table-cell>
          <table:table-cell/>
          <table:table-cell office:value-type="string" calcext:value-type="string">
            <text:p>reg loss</text:p>
          </table:table-cell>
          <table:table-cell table:formula="of:=0.5*[.Q283]*SUM([.P294:.R295])+0.5*[.Q283]*SUM([.P298:.R300])+0.5*[.Q283]*SUM([.P303:.R305])" office:value-type="float" office:value="0.00508583622344907" calcext:value-type="float">
            <text:p>0.00508583622344907</text:p>
          </table:table-cell>
          <table:table-cell table:number-columns-repeated="16371"/>
        </table:table-row>
        <table:table-row table:style-name="ro1">
          <table:table-cell table:formula="of:=EXP([.A315]-MAX([.$A$314:.$C$319]))" office:value-type="float" office:value="0.195275161284188" calcext:value-type="float">
            <text:p>0.195275161284188</text:p>
          </table:table-cell>
          <table:table-cell table:formula="of:=EXP([.B315]-MAX([.$A$314:.$C$319]))" office:value-type="float" office:value="0.168932658253313" calcext:value-type="float">
            <text:p>0.168932658253313</text:p>
          </table:table-cell>
          <table:table-cell table:formula="of:=EXP([.C315]-MAX([.$A$314:.$C$319]))" office:value-type="float" office:value="0.163987979223494" calcext:value-type="float">
            <text:p>0.163987979223494</text:p>
          </table:table-cell>
          <table:table-cell table:number-columns-repeated="3"/>
          <table:table-cell table:formula="of:=INDEX([.A330:.C335];1;[.M285]+1)" office:value-type="float" office:value="0.400753892368003" calcext:value-type="float">
            <text:p>0.400753892368003</text:p>
          </table:table-cell>
          <table:table-cell table:number-columns-repeated="2"/>
          <table:table-cell table:formula="of:=-LN([.G322])" office:value-type="float" office:value="0.914407774830965" calcext:value-type="float">
            <text:p>0.914407774830965</text:p>
          </table:table-cell>
          <table:table-cell table:number-columns-repeated="16374"/>
        </table:table-row>
        <table:table-row table:style-name="ro1">
          <table:table-cell table:formula="of:=EXP([.A316]-MAX([.$A$314:.$C$319]))" office:value-type="float" office:value="1" calcext:value-type="float">
            <text:p>1</text:p>
          </table:table-cell>
          <table:table-cell table:formula="of:=EXP([.B316]-MAX([.$A$314:.$C$319]))" office:value-type="float" office:value="0.993052516851747" calcext:value-type="float">
            <text:p>0.993052516851747</text:p>
          </table:table-cell>
          <table:table-cell table:formula="of:=EXP([.C316]-MAX([.$A$314:.$C$319]))" office:value-type="float" office:value="0.502244519668922" calcext:value-type="float">
            <text:p>0.502244519668922</text:p>
          </table:table-cell>
          <table:table-cell table:number-columns-repeated="3"/>
          <table:table-cell table:formula="of:=INDEX([.A331:.C336];1;[.M286]+1)" office:value-type="float" office:value="0.361924050573249" calcext:value-type="float">
            <text:p>0.361924050573249</text:p>
          </table:table-cell>
          <table:table-cell table:number-columns-repeated="2"/>
          <table:table-cell table:formula="of:=-LN([.G323])" office:value-type="float" office:value="1.0163208942148" calcext:value-type="float">
            <text:p>1.0163208942148</text:p>
          </table:table-cell>
          <table:table-cell/>
          <table:table-cell office:value-type="string" calcext:value-type="string">
            <text:p>Loss</text:p>
          </table:table-cell>
          <table:table-cell table:formula="of:=[.M320]+[.M321]" office:value-type="float" office:value="1.04214469227552" calcext:value-type="float">
            <text:p>1.04214469227552</text:p>
          </table:table-cell>
          <table:table-cell table:number-columns-repeated="16371"/>
        </table:table-row>
        <table:table-row table:style-name="ro1">
          <table:table-cell table:formula="of:=EXP([.A317]-MAX([.$A$314:.$C$319]))" office:value-type="float" office:value="0.127051464370616" calcext:value-type="float">
            <text:p>0.127051464370616</text:p>
          </table:table-cell>
          <table:table-cell table:formula="of:=EXP([.B317]-MAX([.$A$314:.$C$319]))" office:value-type="float" office:value="0.123524322392698" calcext:value-type="float">
            <text:p>0.123524322392698</text:p>
          </table:table-cell>
          <table:table-cell table:formula="of:=EXP([.C317]-MAX([.$A$314:.$C$319]))" office:value-type="float" office:value="0.14212948129832" calcext:value-type="float">
            <text:p>0.14212948129832</text:p>
          </table:table-cell>
          <table:table-cell table:number-columns-repeated="3"/>
          <table:table-cell table:formula="of:=INDEX([.A332:.C337];1;[.M287]+1)" office:value-type="float" office:value="0.270526528787426" calcext:value-type="float">
            <text:p>0.270526528787426</text:p>
          </table:table-cell>
          <table:table-cell table:number-columns-repeated="2"/>
          <table:table-cell table:formula="of:=-LN([.G324])" office:value-type="float" office:value="1.30738511235316" calcext:value-type="float">
            <text:p>1.30738511235316</text:p>
          </table:table-cell>
          <table:table-cell table:number-columns-repeated="16374"/>
        </table:table-row>
        <table:table-row table:style-name="ro1">
          <table:table-cell table:formula="of:=EXP([.A318]-MAX([.$A$314:.$C$319]))" office:value-type="float" office:value="0.376021711549428" calcext:value-type="float">
            <text:p>0.376021711549428</text:p>
          </table:table-cell>
          <table:table-cell table:formula="of:=EXP([.B318]-MAX([.$A$314:.$C$319]))" office:value-type="float" office:value="0.373885015663102" calcext:value-type="float">
            <text:p>0.373885015663102</text:p>
          </table:table-cell>
          <table:table-cell table:formula="of:=EXP([.C318]-MAX([.$A$314:.$C$319]))" office:value-type="float" office:value="0.278104237964848" calcext:value-type="float">
            <text:p>0.278104237964848</text:p>
          </table:table-cell>
          <table:table-cell table:number-columns-repeated="3"/>
          <table:table-cell table:formula="of:=INDEX([.A333:.C338];1;[.M288]+1)" office:value-type="float" office:value="0.354480881328745" calcext:value-type="float">
            <text:p>0.354480881328745</text:p>
          </table:table-cell>
          <table:table-cell table:number-columns-repeated="2"/>
          <table:table-cell table:formula="of:=-LN([.G325])" office:value-type="float" office:value="1.03710086583597" calcext:value-type="float">
            <text:p>1.03710086583597</text:p>
          </table:table-cell>
          <table:table-cell table:number-columns-repeated="16374"/>
        </table:table-row>
        <table:table-row table:style-name="ro1">
          <table:table-cell table:formula="of:=EXP([.A319]-MAX([.$A$314:.$C$319]))" office:value-type="float" office:value="0.374982705648637" calcext:value-type="float">
            <text:p>0.374982705648637</text:p>
          </table:table-cell>
          <table:table-cell table:formula="of:=EXP([.B319]-MAX([.$A$314:.$C$319]))" office:value-type="float" office:value="0.350535898673819" calcext:value-type="float">
            <text:p>0.350535898673819</text:p>
          </table:table-cell>
          <table:table-cell table:formula="of:=EXP([.C319]-MAX([.$A$314:.$C$319]))" office:value-type="float" office:value="0.263352494620486" calcext:value-type="float">
            <text:p>0.26335249462048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321]/SUM([.$A321:.$C321])" office:value-type="float" office:value="0.346276142648623" calcext:value-type="float">
            <text:p>0.346276142648623</text:p>
          </table:table-cell>
          <table:table-cell table:formula="of:=[.B321]/SUM([.$A321:.$C321])" office:value-type="float" office:value="0.385937017258378" calcext:value-type="float">
            <text:p>0.385937017258378</text:p>
          </table:table-cell>
          <table:table-cell table:formula="of:=[.C321]/SUM([.$A321:.$C321])" office:value-type="float" office:value="0.267786840093" calcext:value-type="float">
            <text:p>0.267786840093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322]/SUM([.$A322:.$C322])" office:value-type="float" office:value="0.369702223573627" calcext:value-type="float">
            <text:p>0.369702223573627</text:p>
          </table:table-cell>
          <table:table-cell table:formula="of:=[.B322]/SUM([.$A322:.$C322])" office:value-type="float" office:value="0.319829613657631" calcext:value-type="float">
            <text:p>0.319829613657631</text:p>
          </table:table-cell>
          <table:table-cell table:formula="of:=[.C322]/SUM([.$A322:.$C322])" office:value-type="float" office:value="0.310468162768741" calcext:value-type="float">
            <text:p>0.310468162768741</text:p>
          </table:table-cell>
          <table:table-cell table:number-columns-repeated="16381"/>
        </table:table-row>
        <table:table-row table:style-name="ro1">
          <table:table-cell table:formula="of:=[.A323]/SUM([.$A323:.$C323])" office:value-type="float" office:value="0.400753892368003" calcext:value-type="float">
            <text:p>0.400753892368003</text:p>
          </table:table-cell>
          <table:table-cell table:formula="of:=[.B323]/SUM([.$A323:.$C323])" office:value-type="float" office:value="0.397969661454179" calcext:value-type="float">
            <text:p>0.397969661454179</text:p>
          </table:table-cell>
          <table:table-cell table:formula="of:=[.C323]/SUM([.$A323:.$C323])" office:value-type="float" office:value="0.201276446177818" calcext:value-type="float">
            <text:p>0.201276446177818</text:p>
          </table:table-cell>
          <table:table-cell table:number-columns-repeated="16381"/>
        </table:table-row>
        <table:table-row table:style-name="ro1">
          <table:table-cell table:formula="of:=[.A324]/SUM([.$A324:.$C324])" office:value-type="float" office:value="0.323528800613582" calcext:value-type="float">
            <text:p>0.323528800613582</text:p>
          </table:table-cell>
          <table:table-cell table:formula="of:=[.B324]/SUM([.$A324:.$C324])" office:value-type="float" office:value="0.314547148813168" calcext:value-type="float">
            <text:p>0.314547148813168</text:p>
          </table:table-cell>
          <table:table-cell table:formula="of:=[.C324]/SUM([.$A324:.$C324])" office:value-type="float" office:value="0.361924050573249" calcext:value-type="float">
            <text:p>0.361924050573249</text:p>
          </table:table-cell>
          <table:table-cell table:number-columns-repeated="16381"/>
        </table:table-row>
        <table:table-row table:style-name="ro1">
          <table:table-cell table:formula="of:=[.A325]/SUM([.$A325:.$C325])" office:value-type="float" office:value="0.365775973493189" calcext:value-type="float">
            <text:p>0.365775973493189</text:p>
          </table:table-cell>
          <table:table-cell table:formula="of:=[.B325]/SUM([.$A325:.$C325])" office:value-type="float" office:value="0.363697497719385" calcext:value-type="float">
            <text:p>0.363697497719385</text:p>
          </table:table-cell>
          <table:table-cell table:formula="of:=[.C325]/SUM([.$A325:.$C325])" office:value-type="float" office:value="0.270526528787426" calcext:value-type="float">
            <text:p>0.270526528787426</text:p>
          </table:table-cell>
          <table:table-cell table:number-columns-repeated="16381"/>
        </table:table-row>
        <table:table-row table:style-name="ro1">
          <table:table-cell table:formula="of:=[.A326]/SUM([.$A326:.$C326])" office:value-type="float" office:value="0.37920281627148" calcext:value-type="float">
            <text:p>0.37920281627148</text:p>
          </table:table-cell>
          <table:table-cell table:formula="of:=[.B326]/SUM([.$A326:.$C326])" office:value-type="float" office:value="0.354480881328745" calcext:value-type="float">
            <text:p>0.354480881328745</text:p>
          </table:table-cell>
          <table:table-cell table:formula="of:=[.C326]/SUM([.$A326:.$C326])" office:value-type="float" office:value="0.266316302399775" calcext:value-type="float">
            <text:p>0.2663163023997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328]-[.I283]" office:value-type="float" office:value="0.346276142648623" calcext:value-type="float">
            <text:p>0.346276142648623</text:p>
          </table:table-cell>
          <table:table-cell table:formula="of:=[.B328]-[.J283]" office:value-type="float" office:value="-0.614062982741622" calcext:value-type="float">
            <text:p>-0.614062982741622</text:p>
          </table:table-cell>
          <table:table-cell table:formula="of:=[.C328]-[.K283]" office:value-type="float" office:value="0.267786840093" calcext:value-type="float">
            <text:p>0.267786840093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329]-[.I284]" office:value-type="float" office:value="-0.630297776426373" calcext:value-type="float">
            <text:p>-0.630297776426373</text:p>
          </table:table-cell>
          <table:table-cell table:formula="of:=[.B329]-[.J284]" office:value-type="float" office:value="0.319829613657631" calcext:value-type="float">
            <text:p>0.319829613657631</text:p>
          </table:table-cell>
          <table:table-cell table:formula="of:=[.C329]-[.K284]" office:value-type="float" office:value="0.310468162768741" calcext:value-type="float">
            <text:p>0.310468162768741</text:p>
          </table:table-cell>
          <table:table-cell table:number-columns-repeated="16381"/>
        </table:table-row>
        <table:table-row table:style-name="ro1">
          <table:table-cell table:formula="of:=[.A330]-[.I285]" office:value-type="float" office:value="-0.599246107631997" calcext:value-type="float">
            <text:p>-0.599246107631997</text:p>
          </table:table-cell>
          <table:table-cell table:formula="of:=[.B330]-[.J285]" office:value-type="float" office:value="0.397969661454179" calcext:value-type="float">
            <text:p>0.397969661454179</text:p>
          </table:table-cell>
          <table:table-cell table:formula="of:=[.C330]-[.K285]" office:value-type="float" office:value="0.201276446177818" calcext:value-type="float">
            <text:p>0.201276446177818</text:p>
          </table:table-cell>
          <table:table-cell table:number-columns-repeated="16381"/>
        </table:table-row>
        <table:table-row table:style-name="ro1">
          <table:table-cell table:formula="of:=[.A331]-[.I286]" office:value-type="float" office:value="0.323528800613582" calcext:value-type="float">
            <text:p>0.323528800613582</text:p>
          </table:table-cell>
          <table:table-cell table:formula="of:=[.B331]-[.J286]" office:value-type="float" office:value="0.314547148813168" calcext:value-type="float">
            <text:p>0.314547148813168</text:p>
          </table:table-cell>
          <table:table-cell table:formula="of:=[.C331]-[.K286]" office:value-type="float" office:value="-0.638075949426751" calcext:value-type="float">
            <text:p>-0.638075949426751</text:p>
          </table:table-cell>
          <table:table-cell table:number-columns-repeated="16381"/>
        </table:table-row>
        <table:table-row table:style-name="ro1">
          <table:table-cell table:formula="of:=[.A332]-[.I287]" office:value-type="float" office:value="0.365775973493189" calcext:value-type="float">
            <text:p>0.365775973493189</text:p>
          </table:table-cell>
          <table:table-cell table:formula="of:=[.B332]-[.J287]" office:value-type="float" office:value="0.363697497719385" calcext:value-type="float">
            <text:p>0.363697497719385</text:p>
          </table:table-cell>
          <table:table-cell table:formula="of:=[.C332]-[.K287]" office:value-type="float" office:value="-0.729473471212574" calcext:value-type="float">
            <text:p>-0.729473471212574</text:p>
          </table:table-cell>
          <table:table-cell table:number-columns-repeated="16381"/>
        </table:table-row>
        <table:table-row table:style-name="ro1">
          <table:table-cell table:formula="of:=[.A333]-[.I288]" office:value-type="float" office:value="0.37920281627148" calcext:value-type="float">
            <text:p>0.37920281627148</text:p>
          </table:table-cell>
          <table:table-cell table:formula="of:=[.B333]-[.J288]" office:value-type="float" office:value="-0.645519118671255" calcext:value-type="float">
            <text:p>-0.645519118671255</text:p>
          </table:table-cell>
          <table:table-cell table:formula="of:=[.C333]-[.K288]" office:value-type="float" office:value="0.266316302399775" calcext:value-type="float">
            <text:p>0.2663163023997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342]+([.$Q$1]*[.A294])" office:value-type="float" office:value="-0.167651202243084" calcext:value-type="float">
            <text:p>-0.167651202243084</text:p>
          </table:table-cell>
          <table:table-cell table:formula="of:=[.G342]+([.$Q$1]*[.B294])" office:value-type="float" office:value="-0.0474090243767901" calcext:value-type="float">
            <text:p>-0.0474090243767901</text:p>
          </table:table-cell>
          <table:table-cell table:formula="of:=[.H342]+([.$Q$1]*[.C294])" office:value-type="float" office:value="0.216875455770292" calcext:value-type="float">
            <text:p>0.216875455770292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307:.C312]); [.A335:.C340])" office:value-type="float" office:value="-0.168524017948876" calcext:value-type="float">
            <text:p>-0.168524017948876</text:p>
          </table:table-cell>
          <table:table-cell table:style-name="Default" office:value-type="float" office:value="-0.0483387507628247" calcext:value-type="float">
            <text:p>-0.0483387507628247</text:p>
          </table:table-cell>
          <table:table-cell table:style-name="Default" office:value-type="float" office:value="0.216862768711701" calcext:value-type="float">
            <text:p>0.216862768711701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343]+([.$Q$1]*[.A295])" office:value-type="float" office:value="-0.192582554912892" calcext:value-type="float">
            <text:p>-0.192582554912892</text:p>
          </table:table-cell>
          <table:table-cell table:formula="of:=[.G343]+([.$Q$1]*[.B295])" office:value-type="float" office:value="-0.0261592473378091" calcext:value-type="float">
            <text:p>-0.0261592473378091</text:p>
          </table:table-cell>
          <table:table-cell table:formula="of:=[.H343]+([.$Q$1]*[.C295])" office:value-type="float" office:value="0.220199130180695" calcext:value-type="float">
            <text:p>0.220199130180695</text:p>
          </table:table-cell>
          <table:table-cell table:number-columns-repeated="2"/>
          <table:table-cell table:style-name="Default" office:value-type="float" office:value="-0.193296978323937" calcext:value-type="float">
            <text:p>-0.193296978323937</text:p>
          </table:table-cell>
          <table:table-cell table:style-name="Default" office:value-type="float" office:value="-0.026403036472999" calcext:value-type="float">
            <text:p>-0.026403036472999</text:p>
          </table:table-cell>
          <table:table-cell table:style-name="Default" office:value-type="float" office:value="0.219700014796936" calcext:value-type="float">
            <text:p>0.219700014796936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344]+([.$Q$1]*[.A296])" office:value-type="float" office:value="0.0278551714557809" calcext:value-type="float">
            <text:p>0.0278551714557809</text:p>
          </table:table-cell>
          <table:table-cell table:formula="of:=[.G344]+([.$Q$1]*[.B296])" office:value-type="float" office:value="-0.120817846113906" calcext:value-type="float">
            <text:p>-0.120817846113906</text:p>
          </table:table-cell>
          <table:table-cell table:formula="of:=[.H344]+([.$Q$1]*[.C296])" office:value-type="float" office:value="0.0951779814035851" calcext:value-type="float">
            <text:p>0.0951779814035851</text:p>
          </table:table-cell>
          <table:table-cell table:number-columns-repeated="2"/>
          <table:table-cell table:style-name="Default" office:value-type="float" office:value="0.0275816466252938" calcext:value-type="float">
            <text:p>0.0275816466252938</text:p>
          </table:table-cell>
          <table:table-cell table:style-name="Default" office:value-type="float" office:value="-0.121821547007295" calcext:value-type="float">
            <text:p>-0.121821547007295</text:p>
          </table:table-cell>
          <table:table-cell table:style-name="Default" office:value-type="float" office:value="0.0942399003820015" calcext:value-type="float">
            <text:p>0.0942399003820015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335:.A340])" office:value-type="float" office:value="0.185239848968503" calcext:value-type="float">
            <text:p>0.185239848968503</text:p>
          </table:table-cell>
          <table:table-cell table:formula="of:=SUM([.B335:.B340])" office:value-type="float" office:value="0.136461820231487" calcext:value-type="float">
            <text:p>0.136461820231487</text:p>
          </table:table-cell>
          <table:table-cell table:formula="of:=SUM([.C335:.C340])" office:value-type="float" office:value="-0.32170166919999" calcext:value-type="float">
            <text:p>-0.32170166919999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307]&lt;=0; 0; [.G348])" office:value-type="float" office:value="-0.26527787456725" calcext:value-type="float">
            <text:p>-0.26527787456725</text:p>
          </table:table-cell>
          <table:table-cell table:style-name="Default" table:formula="of:=IF([.B307]&lt;=0; 0; [.H348])" office:value-type="float" office:value="0.231342430938405" calcext:value-type="float">
            <text:p>0.231342430938405</text:p>
          </table:table-cell>
          <table:table-cell table:style-name="Default" table:formula="of:=IF([.C307]&lt;=0; 0; [.I348])" office:value-type="float" office:value="-0.270414688634119" calcext:value-type="float">
            <text:p>-0.270414688634119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335:.C340]; TRANSPOSE([.A294:.C296]))" office:value-type="float" office:value="-0.26527787456725" calcext:value-type="float">
            <text:p>-0.26527787456725</text:p>
          </table:table-cell>
          <table:table-cell office:value-type="float" office:value="0.231342430938405" calcext:value-type="float">
            <text:p>0.231342430938405</text:p>
          </table:table-cell>
          <table:table-cell office:value-type="float" office:value="-0.270414688634119" calcext:value-type="float">
            <text:p>-0.270414688634119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308]&lt;=0; 0; [.G349])" office:value-type="float" office:value="-0.24884083996581" calcext:value-type="float">
            <text:p>-0.24884083996581</text:p>
          </table:table-cell>
          <table:table-cell table:style-name="Default" table:formula="of:=IF([.B308]&lt;=0; 0; [.H349])" office:value-type="float" office:value="-0.217369066281306" calcext:value-type="float">
            <text:p>-0.217369066281306</text:p>
          </table:table-cell>
          <table:table-cell table:style-name="Default" table:formula="of:=IF([.C308]&lt;=0; 0; [.I349])" office:value-type="float" office:value="0" calcext:value-type="float">
            <text:p>0</text:p>
          </table:table-cell>
          <table:table-cell table:number-columns-repeated="3"/>
          <table:table-cell office:value-type="float" office:value="-0.24884083996581" calcext:value-type="float">
            <text:p>-0.24884083996581</text:p>
          </table:table-cell>
          <table:table-cell office:value-type="float" office:value="-0.217369066281306" calcext:value-type="float">
            <text:p>-0.217369066281306</text:p>
          </table:table-cell>
          <table:table-cell office:value-type="float" office:value="0.439855467806308" calcext:value-type="float">
            <text:p>0.439855467806308</text:p>
          </table:table-cell>
          <table:table-cell table:number-columns-repeated="16375"/>
        </table:table-row>
        <table:table-row table:style-name="ro1">
          <table:table-cell table:style-name="Default" table:formula="of:=IF([.A309]&lt;=0; 0; [.G350])" office:value-type="float" office:value="-0.150474913214648" calcext:value-type="float">
            <text:p>-0.150474913214648</text:p>
          </table:table-cell>
          <table:table-cell table:style-name="Default" table:formula="of:=IF([.B309]&lt;=0; 0; [.H350])" office:value-type="float" office:value="-0.230634597996196" calcext:value-type="float">
            <text:p>-0.230634597996196</text:p>
          </table:table-cell>
          <table:table-cell table:style-name="Default" table:formula="of:=IF([.C309]&lt;=0; 0; [.I350])" office:value-type="float" office:value="0.424347428984405" calcext:value-type="float">
            <text:p>0.424347428984405</text:p>
          </table:table-cell>
          <table:table-cell table:number-columns-repeated="3"/>
          <table:table-cell office:value-type="float" office:value="-0.150474913214648" calcext:value-type="float">
            <text:p>-0.150474913214648</text:p>
          </table:table-cell>
          <table:table-cell office:value-type="float" office:value="-0.230634597996196" calcext:value-type="float">
            <text:p>-0.230634597996196</text:p>
          </table:table-cell>
          <table:table-cell office:value-type="float" office:value="0.424347428984405" calcext:value-type="float">
            <text:p>0.424347428984405</text:p>
          </table:table-cell>
          <table:table-cell table:number-columns-repeated="16375"/>
        </table:table-row>
        <table:table-row table:style-name="ro1">
          <table:table-cell table:style-name="Default" table:formula="of:=IF([.A310]&lt;=0; 0; [.G351])" office:value-type="float" office:value="0" calcext:value-type="float">
            <text:p>0</text:p>
          </table:table-cell>
          <table:table-cell table:style-name="Default" table:formula="of:=IF([.B310]&lt;=0; 0; [.H351])" office:value-type="float" office:value="0" calcext:value-type="float">
            <text:p>0</text:p>
          </table:table-cell>
          <table:table-cell table:style-name="Default" table:formula="of:=IF([.C310]&lt;=0; 0; [.I351])" office:value-type="float" office:value="0" calcext:value-type="float">
            <text:p>0</text:p>
          </table:table-cell>
          <table:table-cell table:number-columns-repeated="3"/>
          <table:table-cell office:value-type="float" office:value="0.566728495398957" calcext:value-type="float">
            <text:p>0.566728495398957</text:p>
          </table:table-cell>
          <table:table-cell office:value-type="float" office:value="-0.0106537956745596" calcext:value-type="float">
            <text:p>-0.0106537956745596</text:p>
          </table:table-cell>
          <table:table-cell office:value-type="float" office:value="-0.194362523863913" calcext:value-type="float">
            <text:p>-0.194362523863913</text:p>
          </table:table-cell>
          <table:table-cell table:number-columns-repeated="16375"/>
        </table:table-row>
        <table:table-row table:style-name="ro1">
          <table:table-cell table:style-name="Default" table:formula="of:=IF([.A311]&lt;=0; 0; [.G352])" office:value-type="float" office:value="0.648139301960495" calcext:value-type="float">
            <text:p>0.648139301960495</text:p>
          </table:table-cell>
          <table:table-cell table:style-name="Default" table:formula="of:=IF([.B311]&lt;=0; 0; [.H352])" office:value-type="float" office:value="-0.0141070144255695" calcext:value-type="float">
            <text:p>-0.0141070144255695</text:p>
          </table:table-cell>
          <table:table-cell table:style-name="Default" table:formula="of:=IF([.C311]&lt;=0; 0; [.I352])" office:value-type="float" office:value="-0.219212904562963" calcext:value-type="float">
            <text:p>-0.219212904562963</text:p>
          </table:table-cell>
          <table:table-cell table:number-columns-repeated="3"/>
          <table:table-cell office:value-type="float" office:value="0.648139301960495" calcext:value-type="float">
            <text:p>0.648139301960495</text:p>
          </table:table-cell>
          <table:table-cell office:value-type="float" office:value="-0.0141070144255695" calcext:value-type="float">
            <text:p>-0.0141070144255695</text:p>
          </table:table-cell>
          <table:table-cell office:value-type="float" office:value="-0.219212904562963" calcext:value-type="float">
            <text:p>-0.219212904562963</text:p>
          </table:table-cell>
          <table:table-cell table:number-columns-repeated="16375"/>
        </table:table-row>
        <table:table-row table:style-name="ro1">
          <table:table-cell table:style-name="Default" table:formula="of:=IF([.A312]&lt;=0; 0; [.G353])" office:value-type="float" office:value="-0.2658032130641" calcext:value-type="float">
            <text:p>-0.2658032130641</text:p>
          </table:table-cell>
          <table:table-cell table:style-name="Default" table:formula="of:=IF([.B312]&lt;=0; 0; [.H353])" office:value-type="float" office:value="0.246463385262613" calcext:value-type="float">
            <text:p>0.246463385262613</text:p>
          </table:table-cell>
          <table:table-cell table:style-name="Default" table:formula="of:=IF([.C312]&lt;=0; 0; [.I353])" office:value-type="float" office:value="-0.2943604610496" calcext:value-type="float">
            <text:p>-0.2943604610496</text:p>
          </table:table-cell>
          <table:table-cell table:number-columns-repeated="3"/>
          <table:table-cell office:value-type="float" office:value="-0.2658032130641" calcext:value-type="float">
            <text:p>-0.2658032130641</text:p>
          </table:table-cell>
          <table:table-cell office:value-type="float" office:value="0.246463385262613" calcext:value-type="float">
            <text:p>0.246463385262613</text:p>
          </table:table-cell>
          <table:table-cell office:value-type="float" office:value="-0.2943604610496" calcext:value-type="float">
            <text:p>-0.294360461049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355]+([.$Q$1]*[.A288])" office:value-type="float" office:value="-0.0536577792358549" calcext:value-type="float">
            <text:p>-0.0536577792358549</text:p>
          </table:table-cell>
          <table:table-cell table:formula="of:=[.G355]+([.$Q$1]*[.B288])" office:value-type="float" office:value="0.0473007955348801" calcext:value-type="float">
            <text:p>0.0473007955348801</text:p>
          </table:table-cell>
          <table:table-cell table:formula="of:=[.H355]+([.$Q$1]*[.C288])" office:value-type="float" office:value="-0.05397172149579" calcext:value-type="float">
            <text:p>-0.05397172149579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300:.C305]); [.A348:.C353])" office:value-type="float" office:value="-0.0542316689863388" calcext:value-type="float">
            <text:p>-0.0542316689863388</text:p>
          </table:table-cell>
          <table:table-cell table:style-name="Default" office:value-type="float" office:value="0.0470095819510522" calcext:value-type="float">
            <text:p>0.0470095819510522</text:p>
          </table:table-cell>
          <table:table-cell table:style-name="Default" office:value-type="float" office:value="-0.0548275047317914" calcext:value-type="float">
            <text:p>-0.0548275047317914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356]+([.$Q$1]*[.A289])" office:value-type="float" office:value="-0.171288468878531" calcext:value-type="float">
            <text:p>-0.171288468878531</text:p>
          </table:table-cell>
          <table:table-cell table:formula="of:=[.G356]+([.$Q$1]*[.B289])" office:value-type="float" office:value="-0.0582447090645298" calcext:value-type="float">
            <text:p>-0.0582447090645298</text:p>
          </table:table-cell>
          <table:table-cell table:formula="of:=[.H356]+([.$Q$1]*[.C289])" office:value-type="float" office:value="0.0200460074845281" calcext:value-type="float">
            <text:p>0.0200460074845281</text:p>
          </table:table-cell>
          <table:table-cell table:number-columns-repeated="2"/>
          <table:table-cell table:style-name="Default" office:value-type="float" office:value="-0.17218192378543" calcext:value-type="float">
            <text:p>-0.17218192378543</text:p>
          </table:table-cell>
          <table:table-cell table:style-name="Default" office:value-type="float" office:value="-0.0591459945369052" calcext:value-type="float">
            <text:p>-0.0591459945369052</text:p>
          </table:table-cell>
          <table:table-cell table:style-name="Default" office:value-type="float" office:value="0.0199065531310557" calcext:value-type="float">
            <text:p>0.0199065531310557</text:p>
          </table:table-cell>
          <table:table-cell table:number-columns-repeated="16376"/>
        </table:table-row>
        <table:table-row table:style-name="ro1">
          <table:table-cell table:formula="of:=[.F357]+([.$Q$1]*[.A290])" office:value-type="float" office:value="-0.0510345936233305" calcext:value-type="float">
            <text:p>-0.0510345936233305</text:p>
          </table:table-cell>
          <table:table-cell table:formula="of:=[.G357]+([.$Q$1]*[.B290])" office:value-type="float" office:value="0.0122887033036073" calcext:value-type="float">
            <text:p>0.0122887033036073</text:p>
          </table:table-cell>
          <table:table-cell table:formula="of:=[.H357]+([.$Q$1]*[.C290])" office:value-type="float" office:value="0.000718973792810569" calcext:value-type="float">
            <text:p>0.000718973792810569</text:p>
          </table:table-cell>
          <table:table-cell table:number-columns-repeated="2"/>
          <table:table-cell table:style-name="Default" office:value-type="float" office:value="-0.0512208806467358" calcext:value-type="float">
            <text:p>-0.0512208806467358</text:p>
          </table:table-cell>
          <table:table-cell table:style-name="Default" office:value-type="float" office:value="0.0118840299516229" calcext:value-type="float">
            <text:p>0.0118840299516229</text:p>
          </table:table-cell>
          <table:table-cell table:style-name="Default" office:value-type="float" office:value="0.000130072673732003" calcext:value-type="float">
            <text:p>0.00013007267373200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348:.A353])" office:value-type="float" office:value="-0.282257538851312" calcext:value-type="float">
            <text:p>-0.282257538851312</text:p>
          </table:table-cell>
          <table:table-cell table:formula="of:=SUM([.B348:.B353])" office:value-type="float" office:value="0.0156951374979476" calcext:value-type="float">
            <text:p>0.0156951374979476</text:p>
          </table:table-cell>
          <table:table-cell table:formula="of:=SUM([.C348:.C353])" office:value-type="float" office:value="-0.359640625262277" calcext:value-type="float">
            <text:p>-0.359640625262277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300]&lt;=0; 0; [.G361])" office:value-type="float" office:value="-0.316286552140905" calcext:value-type="float">
            <text:p>-0.316286552140905</text:p>
          </table:table-cell>
          <table:table-cell table:style-name="Default" table:formula="of:=IF([.B300]&lt;=0; 0; [.H361])" office:value-type="float" office:value="-0.0662187521481569" calcext:value-type="float">
            <text:p>-0.0662187521481569</text:p>
          </table:table-cell>
          <table:table-cell table:style-name="Default" table:formula="of:=IF([.C300]&lt;=0; 0; [.I361])" office:value-type="float" office:value="-0.115047221396275" calcext:value-type="float">
            <text:p>-0.115047221396275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348:.C353];TRANSPOSE([.A288:.C290]))" office:value-type="float" office:value="-0.316286552140905" calcext:value-type="float">
            <text:p>-0.316286552140905</text:p>
          </table:table-cell>
          <table:table-cell office:value-type="float" office:value="-0.0662187521481569" calcext:value-type="float">
            <text:p>-0.0662187521481569</text:p>
          </table:table-cell>
          <table:table-cell office:value-type="float" office:value="-0.115047221396275" calcext:value-type="float">
            <text:p>-0.115047221396275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301]&lt;=0; 0; [.G362])" office:value-type="float" office:value="0" calcext:value-type="float">
            <text:p>0</text:p>
          </table:table-cell>
          <table:table-cell table:style-name="Default" table:formula="of:=IF([.B301]&lt;=0; 0; [.H362])" office:value-type="float" office:value="-0.418239651087645" calcext:value-type="float">
            <text:p>-0.418239651087645</text:p>
          </table:table-cell>
          <table:table-cell table:style-name="Default" table:formula="of:=IF([.C301]&lt;=0; 0; [.I362])" office:value-type="float" office:value="0" calcext:value-type="float">
            <text:p>0</text:p>
          </table:table-cell>
          <table:table-cell table:number-columns-repeated="3"/>
          <table:table-cell office:value-type="float" office:value="-0.2061080323633" calcext:value-type="float">
            <text:p>-0.2061080323633</text:p>
          </table:table-cell>
          <table:table-cell office:value-type="float" office:value="-0.418239651087645" calcext:value-type="float">
            <text:p>-0.418239651087645</text:p>
          </table:table-cell>
          <table:table-cell office:value-type="float" office:value="-0.134319288048689" calcext:value-type="float">
            <text:p>-0.134319288048689</text:p>
          </table:table-cell>
          <table:table-cell table:number-columns-repeated="16375"/>
        </table:table-row>
        <table:table-row table:style-name="ro1">
          <table:table-cell table:style-name="Default" table:formula="of:=IF([.A302]&lt;=0; 0; [.G363])" office:value-type="float" office:value="0.209629477729126" calcext:value-type="float">
            <text:p>0.209629477729126</text:p>
          </table:table-cell>
          <table:table-cell table:style-name="Default" table:formula="of:=IF([.B302]&lt;=0; 0; [.H363])" office:value-type="float" office:value="-0.283133065821345" calcext:value-type="float">
            <text:p>-0.283133065821345</text:p>
          </table:table-cell>
          <table:table-cell table:style-name="Default" table:formula="of:=IF([.C302]&lt;=0; 0; [.I363])" office:value-type="float" office:value="0.1285354762724" calcext:value-type="float">
            <text:p>0.1285354762724</text:p>
          </table:table-cell>
          <table:table-cell table:number-columns-repeated="3"/>
          <table:table-cell office:value-type="float" office:value="0.209629477729126" calcext:value-type="float">
            <text:p>0.209629477729126</text:p>
          </table:table-cell>
          <table:table-cell office:value-type="float" office:value="-0.283133065821345" calcext:value-type="float">
            <text:p>-0.283133065821345</text:p>
          </table:table-cell>
          <table:table-cell office:value-type="float" office:value="0.1285354762724" calcext:value-type="float">
            <text:p>0.1285354762724</text:p>
          </table:table-cell>
          <table:table-cell table:number-columns-repeated="16375"/>
        </table:table-row>
        <table:table-row table:style-name="ro1">
          <table:table-cell table:style-name="Default" table:formula="of:=IF([.A303]&lt;=0; 0; [.G364])" office:value-type="float" office:value="0" calcext:value-type="float">
            <text:p>0</text:p>
          </table:table-cell>
          <table:table-cell table:style-name="Default" table:formula="of:=IF([.B303]&lt;=0; 0; [.H364])" office:value-type="float" office:value="0" calcext:value-type="float">
            <text:p>0</text:p>
          </table:table-cell>
          <table:table-cell table:style-name="Default" table:formula="of:=IF([.C303]&lt;=0; 0; [.I364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Default" table:formula="of:=IF([.A304]&lt;=0; 0; [.G365])" office:value-type="float" office:value="0.180253619212813" calcext:value-type="float">
            <text:p>0.180253619212813</text:p>
          </table:table-cell>
          <table:table-cell table:style-name="Default" table:formula="of:=IF([.B304]&lt;=0; 0; [.H365])" office:value-type="float" office:value="0.535798598652163" calcext:value-type="float">
            <text:p>0.535798598652163</text:p>
          </table:table-cell>
          <table:table-cell table:style-name="Default" table:formula="of:=IF([.C304]&lt;=0; 0; [.I365])" office:value-type="float" office:value="-0.0140635163134506" calcext:value-type="float">
            <text:p>-0.0140635163134506</text:p>
          </table:table-cell>
          <table:table-cell table:number-columns-repeated="3"/>
          <table:table-cell office:value-type="float" office:value="0.180253619212813" calcext:value-type="float">
            <text:p>0.180253619212813</text:p>
          </table:table-cell>
          <table:table-cell office:value-type="float" office:value="0.535798598652163" calcext:value-type="float">
            <text:p>0.535798598652163</text:p>
          </table:table-cell>
          <table:table-cell office:value-type="float" office:value="-0.0140635163134506" calcext:value-type="float">
            <text:p>-0.0140635163134506</text:p>
          </table:table-cell>
          <table:table-cell table:number-columns-repeated="16375"/>
        </table:table-row>
        <table:table-row table:style-name="ro1">
          <table:table-cell table:style-name="Default" table:formula="of:=IF([.A305]&lt;=0; 0; [.G366])" office:value-type="float" office:value="-0.332677001826404" calcext:value-type="float">
            <text:p>-0.332677001826404</text:p>
          </table:table-cell>
          <table:table-cell table:style-name="Default" table:formula="of:=IF([.B305]&lt;=0; 0; [.H366])" office:value-type="float" office:value="-0.0563991641556886" calcext:value-type="float">
            <text:p>-0.0563991641556886</text:p>
          </table:table-cell>
          <table:table-cell table:style-name="Default" table:formula="of:=IF([.C305]&lt;=0; 0; [.I366])" office:value-type="float" office:value="-0.12312773004223" calcext:value-type="float">
            <text:p>-0.12312773004223</text:p>
          </table:table-cell>
          <table:table-cell table:number-columns-repeated="3"/>
          <table:table-cell office:value-type="float" office:value="-0.332677001826404" calcext:value-type="float">
            <text:p>-0.332677001826404</text:p>
          </table:table-cell>
          <table:table-cell office:value-type="float" office:value="-0.0563991641556886" calcext:value-type="float">
            <text:p>-0.0563991641556886</text:p>
          </table:table-cell>
          <table:table-cell office:value-type="float" office:value="-0.12312773004223" calcext:value-type="float">
            <text:p>-0.1231277300422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368]+([.$Q$1]*[.A283])" office:value-type="float" office:value="0.0293781753290131" calcext:value-type="float">
            <text:p>0.0293781753290131</text:p>
          </table:table-cell>
          <table:table-cell table:formula="of:=[.G368]+([.$Q$1]*[.B283])" office:value-type="float" office:value="-0.367802624753522" calcext:value-type="float">
            <text:p>-0.367802624753522</text:p>
          </table:table-cell>
          <table:table-cell table:formula="of:=[.H368]+([.$Q$1]*[.C283])" office:value-type="float" office:value="0.0249310103356485" calcext:value-type="float">
            <text:p>0.0249310103356485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283:.G288]); [.A361:.C366])" office:value-type="float" office:value="0.0290936058528581" calcext:value-type="float">
            <text:p>0.0290936058528581</text:p>
          </table:table-cell>
          <table:table-cell table:style-name="Default" office:value-type="float" office:value="-0.368804942297099" calcext:value-type="float">
            <text:p>-0.368804942297099</text:p>
          </table:table-cell>
          <table:table-cell table:style-name="Default" office:value-type="float" office:value="0.0244756061814452" calcext:value-type="float">
            <text:p>0.0244756061814452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369]+([.$Q$1]*[.A284])" office:value-type="float" office:value="-0.0730841909898953" calcext:value-type="float">
            <text:p>-0.0730841909898953</text:p>
          </table:table-cell>
          <table:table-cell table:formula="of:=[.G369]+([.$Q$1]*[.B284])" office:value-type="float" office:value="0.297425818714474" calcext:value-type="float">
            <text:p>0.297425818714474</text:p>
          </table:table-cell>
          <table:table-cell table:formula="of:=[.H369]+([.$Q$1]*[.C284])" office:value-type="float" office:value="-0.0288107471989286" calcext:value-type="float">
            <text:p>-0.0288107471989286</text:p>
          </table:table-cell>
          <table:table-cell table:number-columns-repeated="2"/>
          <table:table-cell table:style-name="Default" office:value-type="float" office:value="-0.0738144097682565" calcext:value-type="float">
            <text:p>-0.0738144097682565</text:p>
          </table:table-cell>
          <table:table-cell table:style-name="Default" office:value-type="float" office:value="0.296804203281925" calcext:value-type="float">
            <text:p>0.296804203281925</text:p>
          </table:table-cell>
          <table:table-cell table:style-name="Default" office:value-type="float" office:value="-0.029290001724147" calcext:value-type="float">
            <text:p>-0.02929000172414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361:.A366])" office:value-type="float" office:value="-0.25908045702537" calcext:value-type="float">
            <text:p>-0.25908045702537</text:p>
          </table:table-cell>
          <table:table-cell table:formula="of:=SUM([.B361:.B366])" office:value-type="float" office:value="-0.288192034560672" calcext:value-type="float">
            <text:p>-0.288192034560672</text:p>
          </table:table-cell>
          <table:table-cell table:formula="of:=SUM([.C361:.C366])" office:value-type="float" office:value="-0.123702991479556" calcext:value-type="float">
            <text:p>-0.123702991479556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3705885605207" calcext:value-type="float">
            <text:p>1.03705885605207</text:p>
          </table:table-cell>
          <table:table-cell office:value-type="float" office:value="0.00508583622344907" calcext:value-type="float">
            <text:p>0.00508583622344907</text:p>
          </table:table-cell>
          <table:table-cell office:value-type="float" office:value="1.04214469227552" calcext:value-type="float">
            <text:p>1.04214469227552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2" office:value-type="string" calcext:value-type="string">
            <text:p>Epoch 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formula="of:=[.A283]+([.$Q$2]*[.A368]*-1)" office:value-type="float" office:value="0.281631658622155" calcext:value-type="float">
            <text:p>0.281631658622155</text:p>
          </table:table-cell>
          <table:table-cell table:formula="of:=[.B283]+([.$Q$2]*[.B368]*-1)" office:value-type="float" office:value="1.03909780605223" calcext:value-type="float">
            <text:p>1.03909780605223</text:p>
          </table:table-cell>
          <table:table-cell table:formula="of:=[.C283]+([.$Q$2]*[.C368]*-1)" office:value-type="float" office:value="0.45291105316972" calcext:value-type="float">
            <text:p>0.45291105316972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284]+([.$Q$2]*[.A369]*-1)" office:value-type="float" office:value="0.737527197460202" calcext:value-type="float">
            <text:p>0.737527197460202</text:p>
          </table:table-cell>
          <table:table-cell table:formula="of:=[.B284]+([.$Q$2]*[.B369]*-1)" office:value-type="float" office:value="0.591872850677275" calcext:value-type="float">
            <text:p>0.591872850677275</text:p>
          </table:table-cell>
          <table:table-cell table:formula="of:=[.C284]+([.$Q$2]*[.C369]*-1)" office:value-type="float" office:value="0.482135599938319" calcext:value-type="float">
            <text:p>0.482135599938319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286]+([.A371]*[.$Q$2]*-1)" office:value-type="float" office:value="0.0982103483755702" calcext:value-type="float">
            <text:p>0.0982103483755702</text:p>
          </table:table-cell>
          <table:table-cell table:formula="of:=[.B286]+([.B371]*[.$Q$2]*-1)" office:value-type="float" office:value="0.095464224462593" calcext:value-type="float">
            <text:p>0.095464224462593</text:p>
          </table:table-cell>
          <table:table-cell table:formula="of:=[.C286]+([.C371]*[.$Q$2]*-1)" office:value-type="float" office:value="0.0266380387859572" calcext:value-type="float">
            <text:p>0.0266380387859572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288]+([.$Q$2]*[.A355]*-1)" office:value-type="float" office:value="0.579255528407545" calcext:value-type="float">
            <text:p>0.579255528407545</text:p>
          </table:table-cell>
          <table:table-cell table:formula="of:=[.B288]+([.$Q$2]*[.B355]*-1)" office:value-type="float" office:value="0.286483504274409" calcext:value-type="float">
            <text:p>0.286483504274409</text:p>
          </table:table-cell>
          <table:table-cell table:formula="of:=[.C288]+([.$Q$2]*[.C355]*-1)" office:value-type="float" office:value="0.861180408150992" calcext:value-type="float">
            <text:p>0.861180408150992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289]+([.$Q$2]*[.A356]*-1)" office:value-type="float" office:value="0.910583753787564" calcext:value-type="float">
            <text:p>0.910583753787564</text:p>
          </table:table-cell>
          <table:table-cell table:formula="of:=[.B289]+([.$Q$2]*[.B356]*-1)" office:value-type="float" office:value="0.907109943281853" calcext:value-type="float">
            <text:p>0.907109943281853</text:p>
          </table:table-cell>
          <table:table-cell table:formula="of:=[.C289]+([.$Q$2]*[.C356]*-1)" office:value-type="float" office:value="0.137449752723963" calcext:value-type="float">
            <text:p>0.137449752723963</text:p>
          </table:table-cell>
          <table:table-cell table:number-columns-repeated="16381"/>
        </table:table-row>
        <table:table-row table:style-name="ro1">
          <table:table-cell table:formula="of:=[.A290]+([.$Q$2]*[.A357]*-1)" office:value-type="float" office:value="0.191390482767663" calcext:value-type="float">
            <text:p>0.191390482767663</text:p>
          </table:table-cell>
          <table:table-cell table:formula="of:=[.B290]+([.$Q$2]*[.B357]*-1)" office:value-type="float" office:value="0.403444481654045" calcext:value-type="float">
            <text:p>0.403444481654045</text:p>
          </table:table-cell>
          <table:table-cell table:formula="of:=[.C290]+([.$Q$2]*[.C357]*-1)" office:value-type="float" office:value="0.588829221699285" calcext:value-type="float">
            <text:p>0.58882922169928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292]+([.A359]*[.$Q$2]*-1)" office:value-type="float" office:value="0.00972953226624351" calcext:value-type="float">
            <text:p>0.00972953226624351</text:p>
          </table:table-cell>
          <table:table-cell table:formula="of:=[.B292]+([.B359]*[.$Q$2]*-1)" office:value-type="float" office:value="-0.00593750824355654" calcext:value-type="float">
            <text:p>-0.00593750824355654</text:p>
          </table:table-cell>
          <table:table-cell table:formula="of:=[.C292]+([.C359]*[.$Q$2]*-1)" office:value-type="float" office:value="-0.0133750121269923" calcext:value-type="float">
            <text:p>-0.0133750121269923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294]+([.$Q$2]*[.A342]*-1)" office:value-type="float" office:value="0.88958082601563" calcext:value-type="float">
            <text:p>0.88958082601563</text:p>
          </table:table-cell>
          <table:table-cell table:formula="of:=[.B294]+([.$Q$2]*[.B342]*-1)" office:value-type="float" office:value="0.934467288472276" calcext:value-type="float">
            <text:p>0.934467288472276</text:p>
          </table:table-cell>
          <table:table-cell table:formula="of:=[.C294]+([.$Q$2]*[.C342]*-1)" office:value-type="float" office:value="-0.00900048698591103" calcext:value-type="float">
            <text:p>-0.00900048698591103</text:p>
          </table:table-cell>
          <table:table-cell office:value-type="string" calcext:value-type="string">
            <text:p>w3</text:p>
          </table:table-cell>
          <table:table-cell/>
          <table:table-cell table:formula="of:=[.K388]+[.A$380]" office:value-type="float" office:value="0.462726855017563" calcext:value-type="float">
            <text:p>0.462726855017563</text:p>
          </table:table-cell>
          <table:table-cell table:formula="of:=[.L388]+[.B$380]" office:value-type="float" office:value="0.478334090839788" calcext:value-type="float">
            <text:p>0.478334090839788</text:p>
          </table:table-cell>
          <table:table-cell table:formula="of:=[.M388]+[.C$380]" office:value-type="float" office:value="0.294796086241968" calcext:value-type="float">
            <text:p>0.294796086241968</text:p>
          </table:table-cell>
          <table:table-cell table:number-columns-repeated="2"/>
          <table:table-cell table:number-matrix-columns-spanned="3" table:number-matrix-rows-spanned="6" table:formula="of:=MMULT([.F377:.G382];[.A377:.C378] )" office:value-type="float" office:value="0.364516506641993" calcext:value-type="float">
            <text:p>0.364516506641993</text:p>
          </table:table-cell>
          <table:table-cell office:value-type="float" office:value="0.382869866377195" calcext:value-type="float">
            <text:p>0.382869866377195</text:p>
          </table:table-cell>
          <table:table-cell office:value-type="float" office:value="0.268158047456011" calcext:value-type="float">
            <text:p>0.268158047456011</text:p>
          </table:table-cell>
          <table:table-cell table:number-columns-repeated="2"/>
          <table:table-cell table:formula="of:=POWER([.A377];2)" office:value-type="float" office:value="0.0793163911382659" calcext:value-type="float">
            <text:p>0.0793163911382659</text:p>
          </table:table-cell>
          <table:table-cell table:formula="of:=POWER([.B377];2)" office:value-type="float" office:value="1.07972425054256" calcext:value-type="float">
            <text:p>1.07972425054256</text:p>
          </table:table-cell>
          <table:table-cell table:formula="of:=POWER([.C377];2)" office:value-type="float" office:value="0.205128422083305" calcext:value-type="float">
            <text:p>0.205128422083305</text:p>
          </table:table-cell>
          <table:table-cell table:number-columns-repeated="16366"/>
        </table:table-row>
        <table:table-row table:style-name="ro1">
          <table:table-cell table:formula="of:=[.A295]+([.$Q$2]*[.A343]*-1)" office:value-type="float" office:value="0.733681666535907" calcext:value-type="float">
            <text:p>0.733681666535907</text:p>
          </table:table-cell>
          <table:table-cell table:formula="of:=[.B295]+([.$Q$2]*[.B343]*-1)" office:value-type="float" office:value="0.246405059923657" calcext:value-type="float">
            <text:p>0.246405059923657</text:p>
          </table:table-cell>
          <table:table-cell table:formula="of:=[.C295]+([.$Q$2]*[.C343]*-1)" office:value-type="float" office:value="0.4770954707412" calcext:value-type="float">
            <text:p>0.4770954707412</text:p>
          </table:table-cell>
          <table:table-cell table:number-columns-repeated="2"/>
          <table:table-cell table:formula="of:=[.K389]+[.A$380]" office:value-type="float" office:value="-0.231579501698873" calcext:value-type="float">
            <text:p>-0.231579501698873</text:p>
          </table:table-cell>
          <table:table-cell table:formula="of:=[.L389]+[.B$380]" office:value-type="float" office:value="0.390694644639516" calcext:value-type="float">
            <text:p>0.390694644639516</text:p>
          </table:table-cell>
          <table:table-cell table:formula="of:=[.M389]+[.C$380]" office:value-type="float" office:value="-0.00385432955782243" calcext:value-type="float">
            <text:p>-0.00385432955782243</text:p>
          </table:table-cell>
          <table:table-cell table:number-columns-repeated="2"/>
          <table:table-cell office:value-type="float" office:value="-0.329789850074443" calcext:value-type="float">
            <text:p>-0.329789850074443</text:p>
          </table:table-cell>
          <table:table-cell office:value-type="float" office:value="0.295230420176923" calcext:value-type="float">
            <text:p>0.295230420176923</text:p>
          </table:table-cell>
          <table:table-cell office:value-type="float" office:value="-0.0304923683437796" calcext:value-type="float">
            <text:p>-0.0304923683437796</text:p>
          </table:table-cell>
          <table:table-cell table:number-columns-repeated="2"/>
          <table:table-cell table:formula="of:=POWER([.A378];2)" office:value-type="float" office:value="0.543946366993499" calcext:value-type="float">
            <text:p>0.543946366993499</text:p>
          </table:table-cell>
          <table:table-cell table:formula="of:=POWER([.B378];2)" office:value-type="float" office:value="0.350313471368844" calcext:value-type="float">
            <text:p>0.350313471368844</text:p>
          </table:table-cell>
          <table:table-cell table:formula="of:=POWER([.C378];2)" office:value-type="float" office:value="0.232454736727882" calcext:value-type="float">
            <text:p>0.232454736727882</text:p>
          </table:table-cell>
          <table:table-cell table:number-columns-repeated="16366"/>
        </table:table-row>
        <table:table-row table:style-name="ro1">
          <table:table-cell table:formula="of:=[.A296]+([.$Q$2]*[.A344]*-1)" office:value-type="float" office:value="0.270739313341535" calcext:value-type="float">
            <text:p>0.270739313341535</text:p>
          </table:table-cell>
          <table:table-cell table:formula="of:=[.B296]+([.$Q$2]*[.B344]*-1)" office:value-type="float" office:value="1.01578267800044" calcext:value-type="float">
            <text:p>1.01578267800044</text:p>
          </table:table-cell>
          <table:table-cell table:formula="of:=[.C296]+([.$Q$2]*[.C344]*-1)" office:value-type="float" office:value="0.928563223443281" calcext:value-type="float">
            <text:p>0.928563223443281</text:p>
          </table:table-cell>
          <table:table-cell table:number-columns-repeated="2"/>
          <table:table-cell table:formula="of:=[.K390]+[.A$380]" office:value-type="float" office:value="0.426429188590435" calcext:value-type="float">
            <text:p>0.426429188590435</text:p>
          </table:table-cell>
          <table:table-cell table:formula="of:=[.L390]+[.B$380]" office:value-type="float" office:value="1.03929715207885" calcext:value-type="float">
            <text:p>1.03929715207885</text:p>
          </table:table-cell>
          <table:table-cell table:formula="of:=[.M390]+[.C$380]" office:value-type="float" office:value="0.466149914824934" calcext:value-type="float">
            <text:p>0.466149914824934</text:p>
          </table:table-cell>
          <table:table-cell table:number-columns-repeated="2"/>
          <table:table-cell office:value-type="float" office:value="0.328218840214865" calcext:value-type="float">
            <text:p>0.328218840214865</text:p>
          </table:table-cell>
          <table:table-cell office:value-type="float" office:value="0.94383292761626" calcext:value-type="float">
            <text:p>0.94383292761626</text:p>
          </table:table-cell>
          <table:table-cell office:value-type="float" office:value="0.439511876038977" calcext:value-type="float">
            <text:p>0.439511876038977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391]+[.A$380]" office:value-type="float" office:value="-0.693335718618095" calcext:value-type="float">
            <text:p>-0.693335718618095</text:p>
          </table:table-cell>
          <table:table-cell table:formula="of:=[.L391]+[.B$380]" office:value-type="float" office:value="-1.03444506436762" calcext:value-type="float">
            <text:p>-1.03444506436762</text:p>
          </table:table-cell>
          <table:table-cell table:formula="of:=[.M391]+[.C$380]" office:value-type="float" office:value="-0.654351989175418" calcext:value-type="float">
            <text:p>-0.654351989175418</text:p>
          </table:table-cell>
          <table:table-cell table:number-columns-repeated="2"/>
          <table:table-cell office:value-type="float" office:value="-0.791546066993665" calcext:value-type="float">
            <text:p>-0.791546066993665</text:p>
          </table:table-cell>
          <table:table-cell office:value-type="float" office:value="-1.12990928883021" calcext:value-type="float">
            <text:p>-1.12990928883021</text:p>
          </table:table-cell>
          <table:table-cell office:value-type="float" office:value="-0.680990027961375" calcext:value-type="float">
            <text:p>-0.680990027961375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298]+([.A346]*[.$Q$2]*-1)" office:value-type="float" office:value="-0.0465213482656779" calcext:value-type="float">
            <text:p>-0.0465213482656779</text:p>
          </table:table-cell>
          <table:table-cell table:formula="of:=[.B298]+([.B346]*[.$Q$2]*-1)" office:value-type="float" office:value="-0.069797701902836" calcext:value-type="float">
            <text:p>-0.069797701902836</text:p>
          </table:table-cell>
          <table:table-cell table:formula="of:=[.C298]+([.C346]*[.$Q$2]*-1)" office:value-type="float" office:value="0.116319050168514" calcext:value-type="float">
            <text:p>0.116319050168514</text:p>
          </table:table-cell>
          <table:table-cell office:value-type="string" calcext:value-type="string">
            <text:p>b3</text:p>
          </table:table-cell>
          <table:table-cell/>
          <table:table-cell table:formula="of:=[.K392]+[.A$380]" office:value-type="float" office:value="0.284516733944728" calcext:value-type="float">
            <text:p>0.284516733944728</text:p>
          </table:table-cell>
          <table:table-cell table:formula="of:=[.L392]+[.B$380]" office:value-type="float" office:value="0.538423965884266" calcext:value-type="float">
            <text:p>0.538423965884266</text:p>
          </table:table-cell>
          <table:table-cell table:formula="of:=[.M392]+[.C$380]" office:value-type="float" office:value="0.245442567565912" calcext:value-type="float">
            <text:p>0.245442567565912</text:p>
          </table:table-cell>
          <table:table-cell table:number-columns-repeated="2"/>
          <table:table-cell office:value-type="float" office:value="0.186306385569158" calcext:value-type="float">
            <text:p>0.186306385569158</text:p>
          </table:table-cell>
          <table:table-cell office:value-type="float" office:value="0.442959741421673" calcext:value-type="float">
            <text:p>0.442959741421673</text:p>
          </table:table-cell>
          <table:table-cell office:value-type="float" office:value="0.218804528779955" calcext:value-type="float">
            <text:p>0.218804528779955</text:p>
          </table:table-cell>
          <table:table-cell table:number-columns-repeated="2"/>
          <table:table-cell table:formula="of:=POWER([.A382];2)" office:value-type="float" office:value="0.335536967190704" calcext:value-type="float">
            <text:p>0.335536967190704</text:p>
          </table:table-cell>
          <table:table-cell table:formula="of:=POWER([.B382];2)" office:value-type="float" office:value="0.0820727982213453" calcext:value-type="float">
            <text:p>0.0820727982213453</text:p>
          </table:table-cell>
          <table:table-cell table:formula="of:=POWER([.C382];2)" office:value-type="float" office:value="0.74163169538311" calcext:value-type="float">
            <text:p>0.74163169538311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393]+[.A$380]" office:value-type="float" office:value="0.198432273444128" calcext:value-type="float">
            <text:p>0.198432273444128</text:p>
          </table:table-cell>
          <table:table-cell table:formula="of:=[.L393]+[.B$380]" office:value-type="float" office:value="0.606654816137369" calcext:value-type="float">
            <text:p>0.606654816137369</text:p>
          </table:table-cell>
          <table:table-cell table:formula="of:=[.M393]+[.C$380]" office:value-type="float" office:value="0.234563166385625" calcext:value-type="float">
            <text:p>0.234563166385625</text:p>
          </table:table-cell>
          <table:table-cell table:number-columns-repeated="2"/>
          <table:table-cell office:value-type="float" office:value="0.100221925068558" calcext:value-type="float">
            <text:p>0.100221925068558</text:p>
          </table:table-cell>
          <table:table-cell office:value-type="float" office:value="0.511190591674776" calcext:value-type="float">
            <text:p>0.511190591674776</text:p>
          </table:table-cell>
          <table:table-cell office:value-type="float" office:value="0.207925127599667" calcext:value-type="float">
            <text:p>0.207925127599667</text:p>
          </table:table-cell>
          <table:table-cell table:number-columns-repeated="2"/>
          <table:table-cell table:formula="of:=POWER([.A383];2)" office:value-type="float" office:value="0.829162772661851" calcext:value-type="float">
            <text:p>0.829162772661851</text:p>
          </table:table-cell>
          <table:table-cell table:formula="of:=POWER([.B383];2)" office:value-type="float" office:value="0.822848449200806" calcext:value-type="float">
            <text:p>0.822848449200806</text:p>
          </table:table-cell>
          <table:table-cell table:formula="of:=POWER([.C383];2)" office:value-type="float" office:value="0.0188924345238785" calcext:value-type="float">
            <text:p>0.0188924345238785</text:p>
          </table:table-cell>
          <table:table-cell table:number-columns-repeated="16366"/>
        </table:table-row>
        <table:table-row table:style-name="ro1">
          <table:table-cell table:formula="of:=MAX(0; [.F388])" office:value-type="float" office:value="0.462726855017563" calcext:value-type="float">
            <text:p>0.462726855017563</text:p>
          </table:table-cell>
          <table:table-cell table:formula="of:=MAX(0; [.G388])" office:value-type="float" office:value="0.478334090839788" calcext:value-type="float">
            <text:p>0.478334090839788</text:p>
          </table:table-cell>
          <table:table-cell table:formula="of:=MAX(0; [.H388])" office:value-type="float" office:value="0.294796086241968" calcext:value-type="float">
            <text:p>0.294796086241968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384];2)" office:value-type="float" office:value="0.0366303168940391" calcext:value-type="float">
            <text:p>0.0366303168940391</text:p>
          </table:table-cell>
          <table:table-cell table:formula="of:=POWER([.B384];2)" office:value-type="float" office:value="0.162767449777101" calcext:value-type="float">
            <text:p>0.162767449777101</text:p>
          </table:table-cell>
          <table:table-cell table:formula="of:=POWER([.C384];2)" office:value-type="float" office:value="0.346719852326986" calcext:value-type="float">
            <text:p>0.346719852326986</text:p>
          </table:table-cell>
          <table:table-cell table:number-columns-repeated="16366"/>
        </table:table-row>
        <table:table-row table:style-name="ro1">
          <table:table-cell table:formula="of:=MAX(0; [.F389])" office:value-type="float" office:value="0" calcext:value-type="float">
            <text:p>0</text:p>
          </table:table-cell>
          <table:table-cell table:formula="of:=MAX(0; [.G389])" office:value-type="float" office:value="0.390694644639516" calcext:value-type="float">
            <text:p>0.390694644639516</text:p>
          </table:table-cell>
          <table:table-cell table:formula="of:=MAX(0; [.H389])" office:value-type="float" office:value="0" calcext:value-type="float">
            <text:p>0</text:p>
          </table:table-cell>
          <table:table-cell table:number-columns-repeated="2"/>
          <table:table-cell table:formula="of:=[.K395]+[.A$386]" office:value-type="float" office:value="0.769751038443127" calcext:value-type="float">
            <text:p>0.769751038443127</text:p>
          </table:table-cell>
          <table:table-cell table:formula="of:=[.L395]+[.B$386]" office:value-type="float" office:value="0.67946156692274" calcext:value-type="float">
            <text:p>0.67946156692274</text:p>
          </table:table-cell>
          <table:table-cell table:formula="of:=[.M395]+[.C$386]" office:value-type="float" office:value="0.624447742266682" calcext:value-type="float">
            <text:p>0.624447742266682</text:p>
          </table:table-cell>
          <table:table-cell table:number-columns-repeated="2"/>
          <table:table-cell table:number-matrix-columns-spanned="3" table:number-matrix-rows-spanned="6" table:formula="of:=MMULT([.A394:.C399];[.A382:.C384])" office:value-type="float" office:value="0.760021506176884" calcext:value-type="float">
            <text:p>0.760021506176884</text:p>
          </table:table-cell>
          <table:table-cell office:value-type="float" office:value="0.685399075166297" calcext:value-type="float">
            <text:p>0.685399075166297</text:p>
          </table:table-cell>
          <table:table-cell office:value-type="float" office:value="0.637822754393674" calcext:value-type="float">
            <text:p>0.637822754393674</text:p>
          </table:table-cell>
          <table:table-cell table:number-columns-repeated="16371"/>
        </table:table-row>
        <table:table-row table:style-name="ro1">
          <table:table-cell table:formula="of:=MAX(0; [.F390])" office:value-type="float" office:value="0.426429188590435" calcext:value-type="float">
            <text:p>0.426429188590435</text:p>
          </table:table-cell>
          <table:table-cell table:formula="of:=MAX(0; [.G390])" office:value-type="float" office:value="1.03929715207885" calcext:value-type="float">
            <text:p>1.03929715207885</text:p>
          </table:table-cell>
          <table:table-cell table:formula="of:=MAX(0; [.H390])" office:value-type="float" office:value="0.466149914824934" calcext:value-type="float">
            <text:p>0.466149914824934</text:p>
          </table:table-cell>
          <table:table-cell table:number-columns-repeated="2"/>
          <table:table-cell table:formula="of:=[.K396]+[.A$386]" office:value-type="float" office:value="0.365489728366792" calcext:value-type="float">
            <text:p>0.365489728366792</text:p>
          </table:table-cell>
          <table:table-cell table:formula="of:=[.L396]+[.B$386]" office:value-type="float" office:value="0.348465488695918" calcext:value-type="float">
            <text:p>0.348465488695918</text:p>
          </table:table-cell>
          <table:table-cell table:formula="of:=[.M396]+[.C$386]" office:value-type="float" office:value="0.0403258701692856" calcext:value-type="float">
            <text:p>0.0403258701692856</text:p>
          </table:table-cell>
          <table:table-cell table:number-columns-repeated="2"/>
          <table:table-cell office:value-type="float" office:value="0.355760196100549" calcext:value-type="float">
            <text:p>0.355760196100549</text:p>
          </table:table-cell>
          <table:table-cell office:value-type="float" office:value="0.354402996939475" calcext:value-type="float">
            <text:p>0.354402996939475</text:p>
          </table:table-cell>
          <table:table-cell office:value-type="float" office:value="0.0537008822962779" calcext:value-type="float">
            <text:p>0.0537008822962779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391])" office:value-type="float" office:value="0" calcext:value-type="float">
            <text:p>0</text:p>
          </table:table-cell>
          <table:table-cell table:formula="of:=MAX(0; [.G391])" office:value-type="float" office:value="0" calcext:value-type="float">
            <text:p>0</text:p>
          </table:table-cell>
          <table:table-cell table:formula="of:=MAX(0; [.H391])" office:value-type="float" office:value="0" calcext:value-type="float">
            <text:p>0</text:p>
          </table:table-cell>
          <table:table-cell table:number-columns-repeated="2"/>
          <table:table-cell table:formula="of:=[.K397]+[.A$386]" office:value-type="float" office:value="1.29232475651273" calcext:value-type="float">
            <text:p>1.29232475651273</text:p>
          </table:table-cell>
          <table:table-cell table:formula="of:=[.L397]+[.B$386]" office:value-type="float" office:value="1.24704981146359" calcext:value-type="float">
            <text:p>1.24704981146359</text:p>
          </table:table-cell>
          <table:table-cell table:formula="of:=[.M397]+[.C$386]" office:value-type="float" office:value="0.771191278652326" calcext:value-type="float">
            <text:p>0.771191278652326</text:p>
          </table:table-cell>
          <table:table-cell table:number-columns-repeated="2"/>
          <table:table-cell office:value-type="float" office:value="1.28259522424649" calcext:value-type="float">
            <text:p>1.28259522424649</text:p>
          </table:table-cell>
          <table:table-cell office:value-type="float" office:value="1.25298731970714" calcext:value-type="float">
            <text:p>1.25298731970714</text:p>
          </table:table-cell>
          <table:table-cell office:value-type="float" office:value="0.784566290779318" calcext:value-type="float">
            <text:p>0.784566290779318</text:p>
          </table:table-cell>
          <table:table-cell table:number-columns-repeated="2"/>
          <table:table-cell table:formula="of:=POWER([.A388];2)" office:value-type="float" office:value="0.79135404601465" calcext:value-type="float">
            <text:p>0.79135404601465</text:p>
          </table:table-cell>
          <table:table-cell table:formula="of:=POWER([.B388];2)" office:value-type="float" office:value="0.873229113224729" calcext:value-type="float">
            <text:p>0.873229113224729</text:p>
          </table:table-cell>
          <table:table-cell table:formula="of:=POWER([.C388];2)" office:value-type="float" office:value="0.0000810087659835538" calcext:value-type="float">
            <text:p>8.10087659835538E-05</text:p>
          </table:table-cell>
          <table:table-cell table:number-columns-repeated="16366"/>
        </table:table-row>
        <table:table-row table:style-name="ro1">
          <table:table-cell table:formula="of:=MAX(0; [.F392])" office:value-type="float" office:value="0.284516733944728" calcext:value-type="float">
            <text:p>0.284516733944728</text:p>
          </table:table-cell>
          <table:table-cell table:formula="of:=MAX(0; [.G392])" office:value-type="float" office:value="0.538423965884266" calcext:value-type="float">
            <text:p>0.538423965884266</text:p>
          </table:table-cell>
          <table:table-cell table:formula="of:=MAX(0; [.H392])" office:value-type="float" office:value="0.245442567565912" calcext:value-type="float">
            <text:p>0.245442567565912</text:p>
          </table:table-cell>
          <table:table-cell table:number-columns-repeated="2"/>
          <table:table-cell table:formula="of:=[.K398]+[.A$386]" office:value-type="float" office:value="0.00972953226624351" calcext:value-type="float">
            <text:p>0.00972953226624351</text:p>
          </table:table-cell>
          <table:table-cell table:formula="of:=[.L398]+[.B$386]" office:value-type="float" office:value="-0.00593750824355654" calcext:value-type="float">
            <text:p>-0.00593750824355654</text:p>
          </table:table-cell>
          <table:table-cell table:formula="of:=[.M398]+[.C$386]" office:value-type="float" office:value="-0.0133750121269923" calcext:value-type="float">
            <text:p>-0.01337501212699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389];2)" office:value-type="float" office:value="0.538288787810906" calcext:value-type="float">
            <text:p>0.538288787810906</text:p>
          </table:table-cell>
          <table:table-cell table:formula="of:=POWER([.B389];2)" office:value-type="float" office:value="0.0607154535559809" calcext:value-type="float">
            <text:p>0.0607154535559809</text:p>
          </table:table-cell>
          <table:table-cell table:formula="of:=POWER([.C389];2)" office:value-type="float" office:value="0.227620088201767" calcext:value-type="float">
            <text:p>0.227620088201767</text:p>
          </table:table-cell>
          <table:table-cell table:number-columns-repeated="16366"/>
        </table:table-row>
        <table:table-row table:style-name="ro1">
          <table:table-cell table:formula="of:=MAX(0; [.F393])" office:value-type="float" office:value="0.198432273444128" calcext:value-type="float">
            <text:p>0.198432273444128</text:p>
          </table:table-cell>
          <table:table-cell table:formula="of:=MAX(0; [.G393])" office:value-type="float" office:value="0.606654816137369" calcext:value-type="float">
            <text:p>0.606654816137369</text:p>
          </table:table-cell>
          <table:table-cell table:formula="of:=MAX(0; [.H393])" office:value-type="float" office:value="0.234563166385625" calcext:value-type="float">
            <text:p>0.234563166385625</text:p>
          </table:table-cell>
          <table:table-cell table:number-columns-repeated="2"/>
          <table:table-cell table:formula="of:=[.K399]+[.A$386]" office:value-type="float" office:value="0.711792910810443" calcext:value-type="float">
            <text:p>0.711792910810443</text:p>
          </table:table-cell>
          <table:table-cell table:formula="of:=[.L399]+[.B$386]" office:value-type="float" office:value="0.663004025323973" calcext:value-type="float">
            <text:p>0.663004025323973</text:p>
          </table:table-cell>
          <table:table-cell table:formula="of:=[.M399]+[.C$386]" office:value-type="float" office:value="0.450175221940474" calcext:value-type="float">
            <text:p>0.450175221940474</text:p>
          </table:table-cell>
          <table:table-cell table:number-columns-repeated="2"/>
          <table:table-cell office:value-type="float" office:value="0.702063378544199" calcext:value-type="float">
            <text:p>0.702063378544199</text:p>
          </table:table-cell>
          <table:table-cell office:value-type="float" office:value="0.66894153356753" calcext:value-type="float">
            <text:p>0.66894153356753</text:p>
          </table:table-cell>
          <table:table-cell office:value-type="float" office:value="0.463550234067466" calcext:value-type="float">
            <text:p>0.463550234067466</text:p>
          </table:table-cell>
          <table:table-cell table:number-columns-repeated="2"/>
          <table:table-cell table:formula="of:=POWER([.A390];2)" office:value-type="float" office:value="0.0732997757886456" calcext:value-type="float">
            <text:p>0.0732997757886456</text:p>
          </table:table-cell>
          <table:table-cell table:formula="of:=POWER([.B390];2)" office:value-type="float" office:value="1.03181444892575" calcext:value-type="float">
            <text:p>1.03181444892575</text:p>
          </table:table-cell>
          <table:table-cell table:formula="of:=POWER([.C390];2)" office:value-type="float" office:value="0.862229659931377" calcext:value-type="float">
            <text:p>0.862229659931377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400]+[.A$386]" office:value-type="float" office:value="0.721975701058959" calcext:value-type="float">
            <text:p>0.721975701058959</text:p>
          </table:table-cell>
          <table:table-cell table:formula="of:=[.L400]+[.B$386]" office:value-type="float" office:value="0.695845895749467" calcext:value-type="float">
            <text:p>0.695845895749467</text:p>
          </table:table-cell>
          <table:table-cell table:formula="of:=[.M400]+[.C$386]" office:value-type="float" office:value="0.379013175277001" calcext:value-type="float">
            <text:p>0.379013175277001</text:p>
          </table:table-cell>
          <table:table-cell table:number-columns-repeated="2"/>
          <table:table-cell office:value-type="float" office:value="0.712246168792715" calcext:value-type="float">
            <text:p>0.712246168792715</text:p>
          </table:table-cell>
          <table:table-cell office:value-type="float" office:value="0.701783403993023" calcext:value-type="float">
            <text:p>0.701783403993023</text:p>
          </table:table-cell>
          <table:table-cell office:value-type="float" office:value="0.392388187403993" calcext:value-type="float">
            <text:p>0.392388187403993</text:p>
          </table:table-cell>
          <table:table-cell table:number-columns-repeated="16371"/>
        </table:table-row>
        <table:table-row table:style-name="ro1">
          <table:table-cell table:formula="of:=MAX(0;[.F395])" office:value-type="float" office:value="0.769751038443127" calcext:value-type="float">
            <text:p>0.769751038443127</text:p>
          </table:table-cell>
          <table:table-cell table:formula="of:=MAX(0;[.G395])" office:value-type="float" office:value="0.67946156692274" calcext:value-type="float">
            <text:p>0.67946156692274</text:p>
          </table:table-cell>
          <table:table-cell table:formula="of:=MAX(0;[.H395])" office:value-type="float" office:value="0.624447742266682" calcext:value-type="float">
            <text:p>0.624447742266682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396])" office:value-type="float" office:value="0.365489728366792" calcext:value-type="float">
            <text:p>0.365489728366792</text:p>
          </table:table-cell>
          <table:table-cell table:formula="of:=MAX(0;[.G396])" office:value-type="float" office:value="0.348465488695918" calcext:value-type="float">
            <text:p>0.348465488695918</text:p>
          </table:table-cell>
          <table:table-cell table:formula="of:=MAX(0;[.H396])" office:value-type="float" office:value="0.0403258701692856" calcext:value-type="float">
            <text:p>0.0403258701692856</text:p>
          </table:table-cell>
          <table:table-cell table:number-columns-repeated="2"/>
          <table:table-cell table:formula="of:=[.K402]+[.A$392]" office:value-type="float" office:value="1.30580546406488" calcext:value-type="float">
            <text:p>1.30580546406488</text:p>
          </table:table-cell>
          <table:table-cell table:formula="of:=[.L402]+[.B$392]" office:value-type="float" office:value="1.45123543181423" calcext:value-type="float">
            <text:p>1.45123543181423</text:p>
          </table:table-cell>
          <table:table-cell table:formula="of:=[.M402]+[.C$392]" office:value-type="float" office:value="1.0133981605172" calcext:value-type="float">
            <text:p>1.0133981605172</text:p>
          </table:table-cell>
          <table:table-cell table:number-columns-repeated="2"/>
          <table:table-cell table:number-matrix-columns-spanned="3" table:number-matrix-rows-spanned="6" table:formula="of:=MMULT([.A401:.C406];[.A388:.C390])" office:value-type="float" office:value="1.35232681233055" calcext:value-type="float">
            <text:p>1.35232681233055</text:p>
          </table:table-cell>
          <table:table-cell office:value-type="float" office:value="1.52103313371707" calcext:value-type="float">
            <text:p>1.52103313371707</text:p>
          </table:table-cell>
          <table:table-cell office:value-type="float" office:value="0.897079110348688" calcext:value-type="float">
            <text:p>0.897079110348688</text:p>
          </table:table-cell>
          <table:table-cell table:number-columns-repeated="16371"/>
        </table:table-row>
        <table:table-row table:style-name="ro1">
          <table:table-cell table:formula="of:=MAX(0;[.F397])" office:value-type="float" office:value="1.29232475651273" calcext:value-type="float">
            <text:p>1.29232475651273</text:p>
          </table:table-cell>
          <table:table-cell table:formula="of:=MAX(0;[.G397])" office:value-type="float" office:value="1.24704981146359" calcext:value-type="float">
            <text:p>1.24704981146359</text:p>
          </table:table-cell>
          <table:table-cell table:formula="of:=MAX(0;[.H397])" office:value-type="float" office:value="0.771191278652326" calcext:value-type="float">
            <text:p>0.771191278652326</text:p>
          </table:table-cell>
          <table:table-cell table:number-columns-repeated="2"/>
          <table:table-cell table:formula="of:=[.K403]+[.A$392]" office:value-type="float" office:value="0.545191845071284" calcext:value-type="float">
            <text:p>0.545191845071284</text:p>
          </table:table-cell>
          <table:table-cell table:formula="of:=[.L403]+[.B$392]" office:value-type="float" office:value="0.398566473545248" calcext:value-type="float">
            <text:p>0.398566473545248</text:p>
          </table:table-cell>
          <table:table-cell table:formula="of:=[.M403]+[.C$392]" office:value-type="float" office:value="0.316725890983853" calcext:value-type="float">
            <text:p>0.316725890983853</text:p>
          </table:table-cell>
          <table:table-cell table:number-columns-repeated="2"/>
          <table:table-cell office:value-type="float" office:value="0.591713193336962" calcext:value-type="float">
            <text:p>0.591713193336962</text:p>
          </table:table-cell>
          <table:table-cell office:value-type="float" office:value="0.468364175448084" calcext:value-type="float">
            <text:p>0.468364175448084</text:p>
          </table:table-cell>
          <table:table-cell office:value-type="float" office:value="0.200406840815339" calcext:value-type="float">
            <text:p>0.200406840815339</text:p>
          </table:table-cell>
          <table:table-cell table:number-columns-repeated="16371"/>
        </table:table-row>
        <table:table-row table:style-name="ro1">
          <table:table-cell table:formula="of:=MAX(0;[.F398])" office:value-type="float" office:value="0.00972953226624351" calcext:value-type="float">
            <text:p>0.00972953226624351</text:p>
          </table:table-cell>
          <table:table-cell table:formula="of:=MAX(0;[.G398])" office:value-type="float" office:value="0" calcext:value-type="float">
            <text:p>0</text:p>
          </table:table-cell>
          <table:table-cell table:formula="of:=MAX(0;[.H398])" office:value-type="float" office:value="0" calcext:value-type="float">
            <text:p>0</text:p>
          </table:table-cell>
          <table:table-cell table:number-columns-repeated="2"/>
          <table:table-cell table:formula="of:=[.K404]+[.A$392]" office:value-type="float" office:value="2.22683535727857" calcext:value-type="float">
            <text:p>2.22683535727857</text:p>
          </table:table-cell>
          <table:table-cell table:formula="of:=[.L404]+[.B$392]" office:value-type="float" office:value="2.22847963494273" calcext:value-type="float">
            <text:p>2.22847963494273</text:p>
          </table:table-cell>
          <table:table-cell table:formula="of:=[.M404]+[.C$392]" office:value-type="float" office:value="1.41574917445064" calcext:value-type="float">
            <text:p>1.41574917445064</text:p>
          </table:table-cell>
          <table:table-cell table:number-columns-repeated="2"/>
          <table:table-cell office:value-type="float" office:value="2.27335670554425" calcext:value-type="float">
            <text:p>2.27335670554425</text:p>
          </table:table-cell>
          <table:table-cell office:value-type="float" office:value="2.29827733684556" calcext:value-type="float">
            <text:p>2.29827733684556</text:p>
          </table:table-cell>
          <table:table-cell office:value-type="float" office:value="1.29943012428213" calcext:value-type="float">
            <text:p>1.29943012428213</text:p>
          </table:table-cell>
          <table:table-cell table:number-columns-repeated="16371"/>
        </table:table-row>
        <table:table-row table:style-name="ro1">
          <table:table-cell table:formula="of:=MAX(0;[.F399])" office:value-type="float" office:value="0.711792910810443" calcext:value-type="float">
            <text:p>0.711792910810443</text:p>
          </table:table-cell>
          <table:table-cell table:formula="of:=MAX(0;[.G399])" office:value-type="float" office:value="0.663004025323973" calcext:value-type="float">
            <text:p>0.663004025323973</text:p>
          </table:table-cell>
          <table:table-cell table:formula="of:=MAX(0;[.H399])" office:value-type="float" office:value="0.450175221940474" calcext:value-type="float">
            <text:p>0.450175221940474</text:p>
          </table:table-cell>
          <table:table-cell table:number-columns-repeated="2"/>
          <table:table-cell table:formula="of:=[.K405]+[.A$392]" office:value-type="float" office:value="-0.0378661429155273" calcext:value-type="float">
            <text:p>-0.0378661429155273</text:p>
          </table:table-cell>
          <table:table-cell table:formula="of:=[.L405]+[.B$392]" office:value-type="float" office:value="-0.0607057722678959" calcext:value-type="float">
            <text:p>-0.0607057722678959</text:p>
          </table:table-cell>
          <table:table-cell table:formula="of:=[.M405]+[.C$392]" office:value-type="float" office:value="0.116231479639973" calcext:value-type="float">
            <text:p>0.116231479639973</text:p>
          </table:table-cell>
          <table:table-cell table:number-columns-repeated="2"/>
          <table:table-cell office:value-type="float" office:value="0.00865520535015063" calcext:value-type="float">
            <text:p>0.00865520535015063</text:p>
          </table:table-cell>
          <table:table-cell office:value-type="float" office:value="0.0090919296349401" calcext:value-type="float">
            <text:p>0.0090919296349401</text:p>
          </table:table-cell>
          <table:table-cell office:value-type="float" office:value="-0.0000875705285413262" calcext:value-type="float">
            <text:p>-8.75705285413262E-05</text:p>
          </table:table-cell>
          <table:table-cell table:number-columns-repeated="16371"/>
        </table:table-row>
        <table:table-row table:style-name="ro1">
          <table:table-cell table:formula="of:=MAX(0;[.F400])" office:value-type="float" office:value="0.721975701058959" calcext:value-type="float">
            <text:p>0.721975701058959</text:p>
          </table:table-cell>
          <table:table-cell table:formula="of:=MAX(0;[.G400])" office:value-type="float" office:value="0.695845895749467" calcext:value-type="float">
            <text:p>0.695845895749467</text:p>
          </table:table-cell>
          <table:table-cell table:formula="of:=MAX(0;[.H400])" office:value-type="float" office:value="0.379013175277001" calcext:value-type="float">
            <text:p>0.379013175277001</text:p>
          </table:table-cell>
          <table:table-cell table:number-columns-repeated="2"/>
          <table:table-cell table:formula="of:=[.K406]+[.A$392]" office:value-type="float" office:value="1.19499000597639" calcext:value-type="float">
            <text:p>1.19499000597639</text:p>
          </table:table-cell>
          <table:table-cell table:formula="of:=[.L406]+[.B$392]" office:value-type="float" office:value="1.2159972285177" calcext:value-type="float">
            <text:p>1.2159972285177</text:p>
          </table:table-cell>
          <table:table-cell table:formula="of:=[.M406]+[.C$392]" office:value-type="float" office:value="0.844244940102692" calcext:value-type="float">
            <text:p>0.844244940102692</text:p>
          </table:table-cell>
          <table:table-cell table:number-columns-repeated="2"/>
          <table:table-cell office:value-type="float" office:value="1.24151135424207" calcext:value-type="float">
            <text:p>1.24151135424207</text:p>
          </table:table-cell>
          <table:table-cell office:value-type="float" office:value="1.28579493042054" calcext:value-type="float">
            <text:p>1.28579493042054</text:p>
          </table:table-cell>
          <table:table-cell office:value-type="float" office:value="0.727925889934178" calcext:value-type="float">
            <text:p>0.727925889934178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407]+[.A$392]" office:value-type="float" office:value="1.20887753551309" calcext:value-type="float">
            <text:p>1.20887753551309</text:p>
          </table:table-cell>
          <table:table-cell table:formula="of:=[.L407]+[.B$392]" office:value-type="float" office:value="1.1613199416287" calcext:value-type="float">
            <text:p>1.1613199416287</text:p>
          </table:table-cell>
          <table:table-cell table:formula="of:=[.M407]+[.C$392]" office:value-type="float" office:value="0.793743538225598" calcext:value-type="float">
            <text:p>0.793743538225598</text:p>
          </table:table-cell>
          <table:table-cell table:number-columns-repeated="2"/>
          <table:table-cell office:value-type="float" office:value="1.25539888377877" calcext:value-type="float">
            <text:p>1.25539888377877</text:p>
          </table:table-cell>
          <table:table-cell office:value-type="float" office:value="1.23111764353154" calcext:value-type="float">
            <text:p>1.23111764353154</text:p>
          </table:table-cell>
          <table:table-cell office:value-type="float" office:value="0.677424488057084" calcext:value-type="float">
            <text:p>0.677424488057084</text:p>
          </table:table-cell>
          <table:table-cell table:number-columns-repeated="16371"/>
        </table:table-row>
        <table:table-row table:style-name="ro1">
          <table:table-cell table:formula="of:=[.F402]" office:value-type="float" office:value="1.30580546406488" calcext:value-type="float">
            <text:p>1.30580546406488</text:p>
          </table:table-cell>
          <table:table-cell table:formula="of:=[.G402]" office:value-type="float" office:value="1.45123543181423" calcext:value-type="float">
            <text:p>1.45123543181423</text:p>
          </table:table-cell>
          <table:table-cell table:formula="of:=[.H402]" office:value-type="float" office:value="1.0133981605172" calcext:value-type="float">
            <text:p>1.0133981605172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[.F403]" office:value-type="float" office:value="0.545191845071284" calcext:value-type="float">
            <text:p>0.545191845071284</text:p>
          </table:table-cell>
          <table:table-cell table:formula="of:=[.G403]" office:value-type="float" office:value="0.398566473545248" calcext:value-type="float">
            <text:p>0.398566473545248</text:p>
          </table:table-cell>
          <table:table-cell table:formula="of:=[.H403]" office:value-type="float" office:value="0.316725890983853" calcext:value-type="float">
            <text:p>0.316725890983853</text:p>
          </table:table-cell>
          <table:table-cell table:number-columns-repeated="16381"/>
        </table:table-row>
        <table:table-row table:style-name="ro1">
          <table:table-cell table:formula="of:=[.F404]" office:value-type="float" office:value="2.22683535727857" calcext:value-type="float">
            <text:p>2.22683535727857</text:p>
          </table:table-cell>
          <table:table-cell table:formula="of:=[.G404]" office:value-type="float" office:value="2.22847963494273" calcext:value-type="float">
            <text:p>2.22847963494273</text:p>
          </table:table-cell>
          <table:table-cell table:formula="of:=[.H404]" office:value-type="float" office:value="1.41574917445064" calcext:value-type="float">
            <text:p>1.41574917445064</text:p>
          </table:table-cell>
          <table:table-cell table:number-columns-repeated="16381"/>
        </table:table-row>
        <table:table-row table:style-name="ro1">
          <table:table-cell table:formula="of:=[.F405]" office:value-type="float" office:value="-0.0378661429155273" calcext:value-type="float">
            <text:p>-0.0378661429155273</text:p>
          </table:table-cell>
          <table:table-cell table:formula="of:=[.G405]" office:value-type="float" office:value="-0.0607057722678959" calcext:value-type="float">
            <text:p>-0.0607057722678959</text:p>
          </table:table-cell>
          <table:table-cell table:formula="of:=[.H405]" office:value-type="float" office:value="0.116231479639973" calcext:value-type="float">
            <text:p>0.116231479639973</text:p>
          </table:table-cell>
          <table:table-cell table:number-columns-repeated="16381"/>
        </table:table-row>
        <table:table-row table:style-name="ro1">
          <table:table-cell table:formula="of:=[.F406]" office:value-type="float" office:value="1.19499000597639" calcext:value-type="float">
            <text:p>1.19499000597639</text:p>
          </table:table-cell>
          <table:table-cell table:formula="of:=[.G406]" office:value-type="float" office:value="1.2159972285177" calcext:value-type="float">
            <text:p>1.2159972285177</text:p>
          </table:table-cell>
          <table:table-cell table:formula="of:=[.H406]" office:value-type="float" office:value="0.844244940102692" calcext:value-type="float">
            <text:p>0.844244940102692</text:p>
          </table:table-cell>
          <table:table-cell table:number-columns-repeated="16381"/>
        </table:table-row>
        <table:table-row table:style-name="ro1">
          <table:table-cell table:formula="of:=[.F407]" office:value-type="float" office:value="1.20887753551309" calcext:value-type="float">
            <text:p>1.20887753551309</text:p>
          </table:table-cell>
          <table:table-cell table:formula="of:=[.G407]" office:value-type="float" office:value="1.1613199416287" calcext:value-type="float">
            <text:p>1.1613199416287</text:p>
          </table:table-cell>
          <table:table-cell table:formula="of:=[.H407]" office:value-type="float" office:value="0.793743538225598" calcext:value-type="float">
            <text:p>0.793743538225598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422:.C427];1;[.M377]+1)" office:value-type="float" office:value="0.398393478965405" calcext:value-type="float">
            <text:p>0.398393478965405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414])" office:value-type="float" office:value="0.920315121464375" calcext:value-type="float">
            <text:p>0.920315121464375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414:.J419])" office:value-type="float" office:value="1.0243326984757" calcext:value-type="float">
            <text:p>1.0243326984757</text:p>
          </table:table-cell>
          <table:table-cell table:number-columns-repeated="16371"/>
        </table:table-row>
        <table:table-row table:style-name="ro1">
          <table:table-cell table:formula="of:=EXP([.A408]-MAX([.$A$408:.$C$413]))" office:value-type="float" office:value="0.397454756743914" calcext:value-type="float">
            <text:p>0.397454756743914</text:p>
          </table:table-cell>
          <table:table-cell table:formula="of:=EXP([.B408]-MAX([.$A$408:.$C$413]))" office:value-type="float" office:value="0.459671027420196" calcext:value-type="float">
            <text:p>0.459671027420196</text:p>
          </table:table-cell>
          <table:table-cell table:formula="of:=EXP([.C408]-MAX([.$A$408:.$C$413]))" office:value-type="float" office:value="0.29668584100085" calcext:value-type="float">
            <text:p>0.29668584100085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423:.C428];1;[.M378]+1)" office:value-type="float" office:value="0.37602879013009" calcext:value-type="float">
            <text:p>0.37602879013009</text:p>
          </table:table-cell>
          <table:table-cell table:number-columns-repeated="2"/>
          <table:table-cell table:formula="of:=-LN([.G415])" office:value-type="float" office:value="0.978089569028616" calcext:value-type="float">
            <text:p>0.978089569028616</text:p>
          </table:table-cell>
          <table:table-cell/>
          <table:table-cell office:value-type="string" calcext:value-type="string">
            <text:p>reg loss</text:p>
          </table:table-cell>
          <table:table-cell table:formula="of:=0.5*[.Q377]*SUM([.P388:.R389])+0.5*[.Q377]*SUM([.P392:.R394])+0.5*[.Q377]*SUM([.P397:.R399])" office:value-type="float" office:value="0.00516288937862698" calcext:value-type="float">
            <text:p>0.00516288937862698</text:p>
          </table:table-cell>
          <table:table-cell table:number-columns-repeated="16371"/>
        </table:table-row>
        <table:table-row table:style-name="ro1">
          <table:table-cell table:formula="of:=EXP([.A409]-MAX([.$A$408:.$C$413]))" office:value-type="float" office:value="0.185762223776199" calcext:value-type="float">
            <text:p>0.185762223776199</text:p>
          </table:table-cell>
          <table:table-cell table:formula="of:=EXP([.B409]-MAX([.$A$408:.$C$413]))" office:value-type="float" office:value="0.160427498470076" calcext:value-type="float">
            <text:p>0.160427498470076</text:p>
          </table:table-cell>
          <table:table-cell table:formula="of:=EXP([.C409]-MAX([.$A$408:.$C$413]))" office:value-type="float" office:value="0.147820919098323" calcext:value-type="float">
            <text:p>0.147820919098323</text:p>
          </table:table-cell>
          <table:table-cell table:number-columns-repeated="3"/>
          <table:table-cell table:formula="of:=INDEX([.A424:.C429];1;[.M379]+1)" office:value-type="float" office:value="0.408827273956464" calcext:value-type="float">
            <text:p>0.408827273956464</text:p>
          </table:table-cell>
          <table:table-cell table:number-columns-repeated="2"/>
          <table:table-cell table:formula="of:=-LN([.G416])" office:value-type="float" office:value="0.894462525203492" calcext:value-type="float">
            <text:p>0.894462525203492</text:p>
          </table:table-cell>
          <table:table-cell table:number-columns-repeated="16374"/>
        </table:table-row>
        <table:table-row table:style-name="ro1">
          <table:table-cell table:formula="of:=EXP([.A410]-MAX([.$A$408:.$C$413]))" office:value-type="float" office:value="0.998357073419743" calcext:value-type="float">
            <text:p>0.998357073419743</text:p>
          </table:table-cell>
          <table:table-cell table:formula="of:=EXP([.B410]-MAX([.$A$408:.$C$413]))" office:value-type="float" office:value="1" calcext:value-type="float">
            <text:p>1</text:p>
          </table:table-cell>
          <table:table-cell table:formula="of:=EXP([.C410]-MAX([.$A$408:.$C$413]))" office:value-type="float" office:value="0.443645055640896" calcext:value-type="float">
            <text:p>0.443645055640896</text:p>
          </table:table-cell>
          <table:table-cell table:number-columns-repeated="3"/>
          <table:table-cell table:formula="of:=INDEX([.A425:.C430];1;[.M380]+1)" office:value-type="float" office:value="0.371054665086871" calcext:value-type="float">
            <text:p>0.371054665086871</text:p>
          </table:table-cell>
          <table:table-cell table:number-columns-repeated="2"/>
          <table:table-cell table:formula="of:=-LN([.G417])" office:value-type="float" office:value="0.991405881981315" calcext:value-type="float">
            <text:p>0.991405881981315</text:p>
          </table:table-cell>
          <table:table-cell/>
          <table:table-cell office:value-type="string" calcext:value-type="string">
            <text:p>Loss</text:p>
          </table:table-cell>
          <table:table-cell table:formula="of:=[.M414]+[.M415]" office:value-type="float" office:value="1.02949558785433" calcext:value-type="float">
            <text:p>1.02949558785433</text:p>
          </table:table-cell>
          <table:table-cell table:number-columns-repeated="16371"/>
        </table:table-row>
        <table:table-row table:style-name="ro1">
          <table:table-cell table:formula="of:=EXP([.A411]-MAX([.$A$408:.$C$413]))" office:value-type="float" office:value="0.103690396361351" calcext:value-type="float">
            <text:p>0.103690396361351</text:p>
          </table:table-cell>
          <table:table-cell table:formula="of:=EXP([.B411]-MAX([.$A$408:.$C$413]))" office:value-type="float" office:value="0.101348986390899" calcext:value-type="float">
            <text:p>0.101348986390899</text:p>
          </table:table-cell>
          <table:table-cell table:formula="of:=EXP([.C411]-MAX([.$A$408:.$C$413]))" office:value-type="float" office:value="0.120965710807384" calcext:value-type="float">
            <text:p>0.120965710807384</text:p>
          </table:table-cell>
          <table:table-cell table:number-columns-repeated="3"/>
          <table:table-cell table:formula="of:=INDEX([.A426:.C431];1;[.M381]+1)" office:value-type="float" office:value="0.258371299303926" calcext:value-type="float">
            <text:p>0.258371299303926</text:p>
          </table:table-cell>
          <table:table-cell table:number-columns-repeated="2"/>
          <table:table-cell table:formula="of:=-LN([.G418])" office:value-type="float" office:value="1.35335758404775" calcext:value-type="float">
            <text:p>1.35335758404775</text:p>
          </table:table-cell>
          <table:table-cell table:number-columns-repeated="16374"/>
        </table:table-row>
        <table:table-row table:style-name="ro1">
          <table:table-cell table:formula="of:=EXP([.A412]-MAX([.$A$408:.$C$413]))" office:value-type="float" office:value="0.355763309940039" calcext:value-type="float">
            <text:p>0.355763309940039</text:p>
          </table:table-cell>
          <table:table-cell table:formula="of:=EXP([.B412]-MAX([.$A$408:.$C$413]))" office:value-type="float" office:value="0.363315961329389" calcext:value-type="float">
            <text:p>0.363315961329389</text:p>
          </table:table-cell>
          <table:table-cell table:formula="of:=EXP([.C412]-MAX([.$A$408:.$C$413]))" office:value-type="float" office:value="0.250515447212365" calcext:value-type="float">
            <text:p>0.250515447212365</text:p>
          </table:table-cell>
          <table:table-cell table:number-columns-repeated="3"/>
          <table:table-cell table:formula="of:=INDEX([.A427:.C432];1;[.M382]+1)" office:value-type="float" office:value="0.364814778950486" calcext:value-type="float">
            <text:p>0.364814778950486</text:p>
          </table:table-cell>
          <table:table-cell table:number-columns-repeated="2"/>
          <table:table-cell table:formula="of:=-LN([.G419])" office:value-type="float" office:value="1.00836550912865" calcext:value-type="float">
            <text:p>1.00836550912865</text:p>
          </table:table-cell>
          <table:table-cell table:number-columns-repeated="16374"/>
        </table:table-row>
        <table:table-row table:style-name="ro1">
          <table:table-cell table:formula="of:=EXP([.A413]-MAX([.$A$408:.$C$413]))" office:value-type="float" office:value="0.360738449654804" calcext:value-type="float">
            <text:p>0.360738449654804</text:p>
          </table:table-cell>
          <table:table-cell table:formula="of:=EXP([.B413]-MAX([.$A$408:.$C$413]))" office:value-type="float" office:value="0.343984151698464" calcext:value-type="float">
            <text:p>0.343984151698464</text:p>
          </table:table-cell>
          <table:table-cell table:formula="of:=EXP([.C413]-MAX([.$A$408:.$C$413]))" office:value-type="float" office:value="0.238178211733448" calcext:value-type="float">
            <text:p>0.2381782117334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415]/SUM([.$A415:.$C415])" office:value-type="float" office:value="0.344471097426402" calcext:value-type="float">
            <text:p>0.344471097426402</text:p>
          </table:table-cell>
          <table:table-cell table:formula="of:=[.B415]/SUM([.$A415:.$C415])" office:value-type="float" office:value="0.398393478965405" calcext:value-type="float">
            <text:p>0.398393478965405</text:p>
          </table:table-cell>
          <table:table-cell table:formula="of:=[.C415]/SUM([.$A415:.$C415])" office:value-type="float" office:value="0.257135423608193" calcext:value-type="float">
            <text:p>0.257135423608193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416]/SUM([.$A416:.$C416])" office:value-type="float" office:value="0.37602879013009" calcext:value-type="float">
            <text:p>0.37602879013009</text:p>
          </table:table-cell>
          <table:table-cell table:formula="of:=[.B416]/SUM([.$A416:.$C416])" office:value-type="float" office:value="0.324745025802328" calcext:value-type="float">
            <text:p>0.324745025802328</text:p>
          </table:table-cell>
          <table:table-cell table:formula="of:=[.C416]/SUM([.$A416:.$C416])" office:value-type="float" office:value="0.299226184067582" calcext:value-type="float">
            <text:p>0.299226184067582</text:p>
          </table:table-cell>
          <table:table-cell table:number-columns-repeated="16381"/>
        </table:table-row>
        <table:table-row table:style-name="ro1">
          <table:table-cell table:formula="of:=[.A417]/SUM([.$A417:.$C417])" office:value-type="float" office:value="0.408827273956464" calcext:value-type="float">
            <text:p>0.408827273956464</text:p>
          </table:table-cell>
          <table:table-cell table:formula="of:=[.B417]/SUM([.$A417:.$C417])" office:value-type="float" office:value="0.409500052477296" calcext:value-type="float">
            <text:p>0.409500052477296</text:p>
          </table:table-cell>
          <table:table-cell table:formula="of:=[.C417]/SUM([.$A417:.$C417])" office:value-type="float" office:value="0.18167267356624" calcext:value-type="float">
            <text:p>0.18167267356624</text:p>
          </table:table-cell>
          <table:table-cell table:number-columns-repeated="16381"/>
        </table:table-row>
        <table:table-row table:style-name="ro1">
          <table:table-cell table:formula="of:=[.A418]/SUM([.$A418:.$C418])" office:value-type="float" office:value="0.318063730934877" calcext:value-type="float">
            <text:p>0.318063730934877</text:p>
          </table:table-cell>
          <table:table-cell table:formula="of:=[.B418]/SUM([.$A418:.$C418])" office:value-type="float" office:value="0.310881603978251" calcext:value-type="float">
            <text:p>0.310881603978251</text:p>
          </table:table-cell>
          <table:table-cell table:formula="of:=[.C418]/SUM([.$A418:.$C418])" office:value-type="float" office:value="0.371054665086871" calcext:value-type="float">
            <text:p>0.371054665086871</text:p>
          </table:table-cell>
          <table:table-cell table:number-columns-repeated="16381"/>
        </table:table-row>
        <table:table-row table:style-name="ro1">
          <table:table-cell table:formula="of:=[.A419]/SUM([.$A419:.$C419])" office:value-type="float" office:value="0.366919603787754" calcext:value-type="float">
            <text:p>0.366919603787754</text:p>
          </table:table-cell>
          <table:table-cell table:formula="of:=[.B419]/SUM([.$A419:.$C419])" office:value-type="float" office:value="0.374709096908319" calcext:value-type="float">
            <text:p>0.374709096908319</text:p>
          </table:table-cell>
          <table:table-cell table:formula="of:=[.C419]/SUM([.$A419:.$C419])" office:value-type="float" office:value="0.258371299303926" calcext:value-type="float">
            <text:p>0.258371299303926</text:p>
          </table:table-cell>
          <table:table-cell table:number-columns-repeated="16381"/>
        </table:table-row>
        <table:table-row table:style-name="ro1">
          <table:table-cell table:formula="of:=[.A420]/SUM([.$A420:.$C420])" office:value-type="float" office:value="0.38258366590424" calcext:value-type="float">
            <text:p>0.38258366590424</text:p>
          </table:table-cell>
          <table:table-cell table:formula="of:=[.B420]/SUM([.$A420:.$C420])" office:value-type="float" office:value="0.364814778950486" calcext:value-type="float">
            <text:p>0.364814778950486</text:p>
          </table:table-cell>
          <table:table-cell table:formula="of:=[.C420]/SUM([.$A420:.$C420])" office:value-type="float" office:value="0.252601555145274" calcext:value-type="float">
            <text:p>0.2526015551452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422]-[.I377]" office:value-type="float" office:value="0.344471097426402" calcext:value-type="float">
            <text:p>0.344471097426402</text:p>
          </table:table-cell>
          <table:table-cell table:formula="of:=[.B422]-[.J377]" office:value-type="float" office:value="-0.601606521034595" calcext:value-type="float">
            <text:p>-0.601606521034595</text:p>
          </table:table-cell>
          <table:table-cell table:formula="of:=[.C422]-[.K377]" office:value-type="float" office:value="0.257135423608193" calcext:value-type="float">
            <text:p>0.257135423608193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423]-[.I378]" office:value-type="float" office:value="-0.62397120986991" calcext:value-type="float">
            <text:p>-0.62397120986991</text:p>
          </table:table-cell>
          <table:table-cell table:formula="of:=[.B423]-[.J378]" office:value-type="float" office:value="0.324745025802328" calcext:value-type="float">
            <text:p>0.324745025802328</text:p>
          </table:table-cell>
          <table:table-cell table:formula="of:=[.C423]-[.K378]" office:value-type="float" office:value="0.299226184067582" calcext:value-type="float">
            <text:p>0.299226184067582</text:p>
          </table:table-cell>
          <table:table-cell table:number-columns-repeated="16381"/>
        </table:table-row>
        <table:table-row table:style-name="ro1">
          <table:table-cell table:formula="of:=[.A424]-[.I379]" office:value-type="float" office:value="-0.591172726043536" calcext:value-type="float">
            <text:p>-0.591172726043536</text:p>
          </table:table-cell>
          <table:table-cell table:formula="of:=[.B424]-[.J379]" office:value-type="float" office:value="0.409500052477296" calcext:value-type="float">
            <text:p>0.409500052477296</text:p>
          </table:table-cell>
          <table:table-cell table:formula="of:=[.C424]-[.K379]" office:value-type="float" office:value="0.18167267356624" calcext:value-type="float">
            <text:p>0.18167267356624</text:p>
          </table:table-cell>
          <table:table-cell table:number-columns-repeated="16381"/>
        </table:table-row>
        <table:table-row table:style-name="ro1">
          <table:table-cell table:formula="of:=[.A425]-[.I380]" office:value-type="float" office:value="0.318063730934877" calcext:value-type="float">
            <text:p>0.318063730934877</text:p>
          </table:table-cell>
          <table:table-cell table:formula="of:=[.B425]-[.J380]" office:value-type="float" office:value="0.310881603978251" calcext:value-type="float">
            <text:p>0.310881603978251</text:p>
          </table:table-cell>
          <table:table-cell table:formula="of:=[.C425]-[.K380]" office:value-type="float" office:value="-0.628945334913129" calcext:value-type="float">
            <text:p>-0.628945334913129</text:p>
          </table:table-cell>
          <table:table-cell table:number-columns-repeated="16381"/>
        </table:table-row>
        <table:table-row table:style-name="ro1">
          <table:table-cell table:formula="of:=[.A426]-[.I381]" office:value-type="float" office:value="0.366919603787754" calcext:value-type="float">
            <text:p>0.366919603787754</text:p>
          </table:table-cell>
          <table:table-cell table:formula="of:=[.B426]-[.J381]" office:value-type="float" office:value="0.374709096908319" calcext:value-type="float">
            <text:p>0.374709096908319</text:p>
          </table:table-cell>
          <table:table-cell table:formula="of:=[.C426]-[.K381]" office:value-type="float" office:value="-0.741628700696074" calcext:value-type="float">
            <text:p>-0.741628700696074</text:p>
          </table:table-cell>
          <table:table-cell table:number-columns-repeated="16381"/>
        </table:table-row>
        <table:table-row table:style-name="ro1">
          <table:table-cell table:formula="of:=[.A427]-[.I382]" office:value-type="float" office:value="0.38258366590424" calcext:value-type="float">
            <text:p>0.38258366590424</text:p>
          </table:table-cell>
          <table:table-cell table:formula="of:=[.B427]-[.J382]" office:value-type="float" office:value="-0.635185221049514" calcext:value-type="float">
            <text:p>-0.635185221049514</text:p>
          </table:table-cell>
          <table:table-cell table:formula="of:=[.C427]-[.K382]" office:value-type="float" office:value="0.252601555145274" calcext:value-type="float">
            <text:p>0.2526015551452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436]+([.$Q$1]*[.A388])" office:value-type="float" office:value="-0.185514156910328" calcext:value-type="float">
            <text:p>-0.185514156910328</text:p>
          </table:table-cell>
          <table:table-cell table:formula="of:=[.G436]+([.$Q$1]*[.B388])" office:value-type="float" office:value="-0.00310303401053182" calcext:value-type="float">
            <text:p>-0.00310303401053182</text:p>
          </table:table-cell>
          <table:table-cell table:formula="of:=[.H436]+([.$Q$1]*[.C388])" office:value-type="float" office:value="0.190432238548361" calcext:value-type="float">
            <text:p>0.190432238548361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401:.C406]); [.A429:.C434])" office:value-type="float" office:value="-0.186403737736343" calcext:value-type="float">
            <text:p>-0.186403737736343</text:p>
          </table:table-cell>
          <table:table-cell table:style-name="Default" office:value-type="float" office:value="-0.0040375012990041" calcext:value-type="float">
            <text:p>-0.0040375012990041</text:p>
          </table:table-cell>
          <table:table-cell table:style-name="Default" office:value-type="float" office:value="0.190441239035347" calcext:value-type="float">
            <text:p>0.190441239035347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437]+([.$Q$1]*[.A389])" office:value-type="float" office:value="-0.210377267869223" calcext:value-type="float">
            <text:p>-0.210377267869223</text:p>
          </table:table-cell>
          <table:table-cell table:formula="of:=[.G437]+([.$Q$1]*[.B389])" office:value-type="float" office:value="0.0217499034284408" calcext:value-type="float">
            <text:p>0.0217499034284408</text:p>
          </table:table-cell>
          <table:table-cell table:formula="of:=[.H437]+([.$Q$1]*[.C389])" office:value-type="float" office:value="0.190084546637983" calcext:value-type="float">
            <text:p>0.190084546637983</text:p>
          </table:table-cell>
          <table:table-cell table:number-columns-repeated="2"/>
          <table:table-cell table:style-name="Default" office:value-type="float" office:value="-0.211110949535759" calcext:value-type="float">
            <text:p>-0.211110949535759</text:p>
          </table:table-cell>
          <table:table-cell table:style-name="Default" office:value-type="float" office:value="0.0215034983685172" calcext:value-type="float">
            <text:p>0.0215034983685172</text:p>
          </table:table-cell>
          <table:table-cell table:style-name="Default" office:value-type="float" office:value="0.189607451167242" calcext:value-type="float">
            <text:p>0.189607451167242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438]+([.$Q$1]*[.A390])" office:value-type="float" office:value="0.0444878699698469" calcext:value-type="float">
            <text:p>0.0444878699698469</text:p>
          </table:table-cell>
          <table:table-cell table:formula="of:=[.G438]+([.$Q$1]*[.B390])" office:value-type="float" office:value="-0.117816372943362" calcext:value-type="float">
            <text:p>-0.117816372943362</text:p>
          </table:table-cell>
          <table:table-cell table:formula="of:=[.H438]+([.$Q$1]*[.C390])" office:value-type="float" office:value="0.0755435881883003" calcext:value-type="float">
            <text:p>0.0755435881883003</text:p>
          </table:table-cell>
          <table:table-cell table:number-columns-repeated="2"/>
          <table:table-cell table:style-name="Default" office:value-type="float" office:value="0.0442171306565053" calcext:value-type="float">
            <text:p>0.0442171306565053</text:p>
          </table:table-cell>
          <table:table-cell table:style-name="Default" office:value-type="float" office:value="-0.118832155621362" calcext:value-type="float">
            <text:p>-0.118832155621362</text:p>
          </table:table-cell>
          <table:table-cell table:style-name="Default" office:value-type="float" office:value="0.074615024964857" calcext:value-type="float">
            <text:p>0.074615024964857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429:.A434])" office:value-type="float" office:value="0.196894162139828" calcext:value-type="float">
            <text:p>0.196894162139828</text:p>
          </table:table-cell>
          <table:table-cell table:formula="of:=SUM([.B429:.B434])" office:value-type="float" office:value="0.183044037082086" calcext:value-type="float">
            <text:p>0.183044037082086</text:p>
          </table:table-cell>
          <table:table-cell table:formula="of:=SUM([.C429:.C434])" office:value-type="float" office:value="-0.379938199221914" calcext:value-type="float">
            <text:p>-0.379938199221914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401]&lt;=0; 0; [.G442])" office:value-type="float" office:value="-0.258061075085151" calcext:value-type="float">
            <text:p>-0.258061075085151</text:p>
          </table:table-cell>
          <table:table-cell table:style-name="Default" table:formula="of:=IF([.B401]&lt;=0; 0; [.H442])" office:value-type="float" office:value="0.227171383937852" calcext:value-type="float">
            <text:p>0.227171383937852</text:p>
          </table:table-cell>
          <table:table-cell table:style-name="Default" table:formula="of:=IF([.C401]&lt;=0; 0; [.I442])" office:value-type="float" office:value="-0.279073116848743" calcext:value-type="float">
            <text:p>-0.279073116848743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429:.C434]; TRANSPOSE([.A388:.C390]))" office:value-type="float" office:value="-0.258061075085151" calcext:value-type="float">
            <text:p>-0.258061075085151</text:p>
          </table:table-cell>
          <table:table-cell office:value-type="float" office:value="0.227171383937852" calcext:value-type="float">
            <text:p>0.227171383937852</text:p>
          </table:table-cell>
          <table:table-cell office:value-type="float" office:value="-0.279073116848743" calcext:value-type="float">
            <text:p>-0.279073116848743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402]&lt;=0; 0; [.G443])" office:value-type="float" office:value="-0.254302401955229" calcext:value-type="float">
            <text:p>-0.254302401955229</text:p>
          </table:table-cell>
          <table:table-cell table:style-name="Default" table:formula="of:=IF([.B402]&lt;=0; 0; [.H443])" office:value-type="float" office:value="-0.235017962439234" calcext:value-type="float">
            <text:p>-0.235017962439234</text:p>
          </table:table-cell>
          <table:table-cell table:style-name="Default" table:formula="of:=IF([.C402]&lt;=0; 0; [.I443])" office:value-type="float" office:value="0.438787265088171" calcext:value-type="float">
            <text:p>0.438787265088171</text:p>
          </table:table-cell>
          <table:table-cell table:number-columns-repeated="3"/>
          <table:table-cell office:value-type="float" office:value="-0.254302401955229" calcext:value-type="float">
            <text:p>-0.254302401955229</text:p>
          </table:table-cell>
          <table:table-cell office:value-type="float" office:value="-0.235017962439234" calcext:value-type="float">
            <text:p>-0.235017962439234</text:p>
          </table:table-cell>
          <table:table-cell office:value-type="float" office:value="0.438787265088171" calcext:value-type="float">
            <text:p>0.438787265088171</text:p>
          </table:table-cell>
          <table:table-cell table:number-columns-repeated="16375"/>
        </table:table-row>
        <table:table-row table:style-name="ro1">
          <table:table-cell table:style-name="Default" table:formula="of:=IF([.A403]&lt;=0; 0; [.G444])" office:value-type="float" office:value="-0.144866660818135" calcext:value-type="float">
            <text:p>-0.144866660818135</text:p>
          </table:table-cell>
          <table:table-cell table:style-name="Default" table:formula="of:=IF([.B403]&lt;=0; 0; [.H444])" office:value-type="float" office:value="-0.24615449616889" calcext:value-type="float">
            <text:p>-0.24615449616889</text:p>
          </table:table-cell>
          <table:table-cell table:style-name="Default" table:formula="of:=IF([.C403]&lt;=0; 0; [.I444])" office:value-type="float" office:value="0.424603925409665" calcext:value-type="float">
            <text:p>0.424603925409665</text:p>
          </table:table-cell>
          <table:table-cell table:number-columns-repeated="3"/>
          <table:table-cell office:value-type="float" office:value="-0.144866660818135" calcext:value-type="float">
            <text:p>-0.144866660818135</text:p>
          </table:table-cell>
          <table:table-cell office:value-type="float" office:value="-0.24615449616889" calcext:value-type="float">
            <text:p>-0.24615449616889</text:p>
          </table:table-cell>
          <table:table-cell office:value-type="float" office:value="0.424603925409665" calcext:value-type="float">
            <text:p>0.424603925409665</text:p>
          </table:table-cell>
          <table:table-cell table:number-columns-repeated="16375"/>
        </table:table-row>
        <table:table-row table:style-name="ro1">
          <table:table-cell table:style-name="Default" table:formula="of:=IF([.A404]&lt;=0; 0; [.G445])" office:value-type="float" office:value="0.579112900297865" calcext:value-type="float">
            <text:p>0.579112900297865</text:p>
          </table:table-cell>
          <table:table-cell table:style-name="Default" table:formula="of:=IF([.B404]&lt;=0; 0; [.H445])" office:value-type="float" office:value="0" calcext:value-type="float">
            <text:p>0</text:p>
          </table:table-cell>
          <table:table-cell table:style-name="Default" table:formula="of:=IF([.C404]&lt;=0; 0; [.I445])" office:value-type="float" office:value="0" calcext:value-type="float">
            <text:p>0</text:p>
          </table:table-cell>
          <table:table-cell table:number-columns-repeated="3"/>
          <table:table-cell office:value-type="float" office:value="0.579112900297865" calcext:value-type="float">
            <text:p>0.579112900297865</text:p>
          </table:table-cell>
          <table:table-cell office:value-type="float" office:value="0.00989335780349208" calcext:value-type="float">
            <text:p>0.00989335780349208</text:p>
          </table:table-cell>
          <table:table-cell office:value-type="float" office:value="-0.182115003214293" calcext:value-type="float">
            <text:p>-0.182115003214293</text:p>
          </table:table-cell>
          <table:table-cell table:number-columns-repeated="16375"/>
        </table:table-row>
        <table:table-row table:style-name="ro1">
          <table:table-cell table:style-name="Default" table:formula="of:=IF([.A405]&lt;=0; 0; [.G446])" office:value-type="float" office:value="0.683233057441644" calcext:value-type="float">
            <text:p>0.683233057441644</text:p>
          </table:table-cell>
          <table:table-cell table:style-name="Default" table:formula="of:=IF([.B405]&lt;=0; 0; [.H446])" office:value-type="float" office:value="0.00770470979555059" calcext:value-type="float">
            <text:p>0.00770470979555059</text:p>
          </table:table-cell>
          <table:table-cell table:style-name="Default" table:formula="of:=IF([.C405]&lt;=0; 0; [.I446])" office:value-type="float" office:value="-0.208686565406695" calcext:value-type="float">
            <text:p>-0.208686565406695</text:p>
          </table:table-cell>
          <table:table-cell table:number-columns-repeated="3"/>
          <table:table-cell office:value-type="float" office:value="0.683233057441644" calcext:value-type="float">
            <text:p>0.683233057441644</text:p>
          </table:table-cell>
          <table:table-cell office:value-type="float" office:value="0.00770470979555059" calcext:value-type="float">
            <text:p>0.00770470979555059</text:p>
          </table:table-cell>
          <table:table-cell office:value-type="float" office:value="-0.208686565406695" calcext:value-type="float">
            <text:p>-0.208686565406695</text:p>
          </table:table-cell>
          <table:table-cell table:number-columns-repeated="16375"/>
        </table:table-row>
        <table:table-row table:style-name="ro1">
          <table:table-cell table:style-name="Default" table:formula="of:=IF([.A406]&lt;=0; 0; [.G447])" office:value-type="float" office:value="-0.255494254666327" calcext:value-type="float">
            <text:p>-0.255494254666327</text:p>
          </table:table-cell>
          <table:table-cell table:style-name="Default" table:formula="of:=IF([.B406]&lt;=0; 0; [.H447])" office:value-type="float" office:value="0.244696826996706" calcext:value-type="float">
            <text:p>0.244696826996706</text:p>
          </table:table-cell>
          <table:table-cell table:style-name="Default" table:formula="of:=IF([.C406]&lt;=0; 0; [.I447])" office:value-type="float" office:value="-0.307073191568895" calcext:value-type="float">
            <text:p>-0.307073191568895</text:p>
          </table:table-cell>
          <table:table-cell table:number-columns-repeated="3"/>
          <table:table-cell office:value-type="float" office:value="-0.255494254666327" calcext:value-type="float">
            <text:p>-0.255494254666327</text:p>
          </table:table-cell>
          <table:table-cell office:value-type="float" office:value="0.244696826996706" calcext:value-type="float">
            <text:p>0.244696826996706</text:p>
          </table:table-cell>
          <table:table-cell office:value-type="float" office:value="-0.307073191568895" calcext:value-type="float">
            <text:p>-0.30707319156889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449]+([.$Q$1]*[.A382])" office:value-type="float" office:value="-0.0369149745536639" calcext:value-type="float">
            <text:p>-0.0369149745536639</text:p>
          </table:table-cell>
          <table:table-cell table:formula="of:=[.G449]+([.$Q$1]*[.B382])" office:value-type="float" office:value="0.0511851880271797" calcext:value-type="float">
            <text:p>0.0511851880271797</text:p>
          </table:table-cell>
          <table:table-cell table:formula="of:=[.H449]+([.$Q$1]*[.C382])" office:value-type="float" office:value="-0.0675179894108754" calcext:value-type="float">
            <text:p>-0.0675179894108754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394:.C399]); [.A442:.C447])" office:value-type="float" office:value="-0.0374942300820714" calcext:value-type="float">
            <text:p>-0.0374942300820714</text:p>
          </table:table-cell>
          <table:table-cell table:style-name="Default" office:value-type="float" office:value="0.0508987045229053" calcext:value-type="float">
            <text:p>0.0508987045229053</text:p>
          </table:table-cell>
          <table:table-cell table:style-name="Default" office:value-type="float" office:value="-0.0683791698190264" calcext:value-type="float">
            <text:p>-0.0683791698190264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450]+([.$Q$1]*[.A383])" office:value-type="float" office:value="-0.159570688238334" calcext:value-type="float">
            <text:p>-0.159570688238334</text:p>
          </table:table-cell>
          <table:table-cell table:formula="of:=[.G450]+([.$Q$1]*[.B383])" office:value-type="float" office:value="-0.0854820898196292" calcext:value-type="float">
            <text:p>-0.0854820898196292</text:p>
          </table:table-cell>
          <table:table-cell table:formula="of:=[.H450]+([.$Q$1]*[.C383])" office:value-type="float" office:value="0.180719470427807" calcext:value-type="float">
            <text:p>0.180719470427807</text:p>
          </table:table-cell>
          <table:table-cell table:number-columns-repeated="2"/>
          <table:table-cell table:style-name="Default" office:value-type="float" office:value="-0.160481271992121" calcext:value-type="float">
            <text:p>-0.160481271992121</text:p>
          </table:table-cell>
          <table:table-cell table:style-name="Default" office:value-type="float" office:value="-0.086389199762911" calcext:value-type="float">
            <text:p>-0.086389199762911</text:p>
          </table:table-cell>
          <table:table-cell table:style-name="Default" office:value-type="float" office:value="0.180582020675083" calcext:value-type="float">
            <text:p>0.180582020675083</text:p>
          </table:table-cell>
          <table:table-cell table:number-columns-repeated="16376"/>
        </table:table-row>
        <table:table-row table:style-name="ro1">
          <table:table-cell table:formula="of:=[.F451]+([.$Q$1]*[.A384])" office:value-type="float" office:value="-0.0356486515685594" calcext:value-type="float">
            <text:p>-0.0356486515685594</text:p>
          </table:table-cell>
          <table:table-cell table:formula="of:=[.G451]+([.$Q$1]*[.B384])" office:value-type="float" office:value="0.0119157082492344" calcext:value-type="float">
            <text:p>0.0119157082492344</text:p>
          </table:table-cell>
          <table:table-cell table:formula="of:=[.H451]+([.$Q$1]*[.C384])" office:value-type="float" office:value="-0.00700037629307953" calcext:value-type="float">
            <text:p>-0.00700037629307953</text:p>
          </table:table-cell>
          <table:table-cell table:number-columns-repeated="2"/>
          <table:table-cell table:style-name="Default" office:value-type="float" office:value="-0.0358400420513271" calcext:value-type="float">
            <text:p>-0.0358400420513271</text:p>
          </table:table-cell>
          <table:table-cell table:style-name="Default" office:value-type="float" office:value="0.0115122637675803" calcext:value-type="float">
            <text:p>0.0115122637675803</text:p>
          </table:table-cell>
          <table:table-cell table:style-name="Default" office:value-type="float" office:value="-0.00758920551477882" calcext:value-type="float">
            <text:p>-0.0075892055147788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442:.A447])" office:value-type="float" office:value="0.349621565214666" calcext:value-type="float">
            <text:p>0.349621565214666</text:p>
          </table:table-cell>
          <table:table-cell table:formula="of:=SUM([.B442:.B447])" office:value-type="float" office:value="-0.0015995378780153" calcext:value-type="float">
            <text:p>-0.0015995378780153</text:p>
          </table:table-cell>
          <table:table-cell table:formula="of:=SUM([.C442:.C447])" office:value-type="float" office:value="0.0685583166735038" calcext:value-type="float">
            <text:p>0.0685583166735038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394]&lt;=0; 0; [.G455])" office:value-type="float" office:value="-0.324734750940255" calcext:value-type="float">
            <text:p>-0.324734750940255</text:p>
          </table:table-cell>
          <table:table-cell table:style-name="Default" table:formula="of:=IF([.B394]&lt;=0; 0; [.H455])" office:value-type="float" office:value="-0.0672753321611314" calcext:value-type="float">
            <text:p>-0.0672753321611314</text:p>
          </table:table-cell>
          <table:table-cell table:style-name="Default" table:formula="of:=IF([.C394]&lt;=0; 0; [.I455])" office:value-type="float" office:value="-0.122065798695889" calcext:value-type="float">
            <text:p>-0.122065798695889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442:.C447];TRANSPOSE([.A382:.C384]))" office:value-type="float" office:value="-0.324734750940255" calcext:value-type="float">
            <text:p>-0.324734750940255</text:p>
          </table:table-cell>
          <table:table-cell office:value-type="float" office:value="-0.0672753321611314" calcext:value-type="float">
            <text:p>-0.0672753321611314</text:p>
          </table:table-cell>
          <table:table-cell office:value-type="float" office:value="-0.122065798695889" calcext:value-type="float">
            <text:p>-0.122065798695889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395]&lt;=0; 0; [.G456])" office:value-type="float" office:value="0" calcext:value-type="float">
            <text:p>0</text:p>
          </table:table-cell>
          <table:table-cell table:style-name="Default" table:formula="of:=IF([.B395]&lt;=0; 0; [.H456])" office:value-type="float" office:value="-0.384439565263264" calcext:value-type="float">
            <text:p>-0.384439565263264</text:p>
          </table:table-cell>
          <table:table-cell table:style-name="Default" table:formula="of:=IF([.C395]&lt;=0; 0; [.I456])" office:value-type="float" office:value="0" calcext:value-type="float">
            <text:p>0</text:p>
          </table:table-cell>
          <table:table-cell table:number-columns-repeated="3"/>
          <table:table-cell office:value-type="float" office:value="0.163240154373182" calcext:value-type="float">
            <text:p>0.163240154373182</text:p>
          </table:table-cell>
          <table:table-cell office:value-type="float" office:value="-0.384439565263264" calcext:value-type="float">
            <text:p>-0.384439565263264</text:p>
          </table:table-cell>
          <table:table-cell office:value-type="float" office:value="0.114883004278552" calcext:value-type="float">
            <text:p>0.114883004278552</text:p>
          </table:table-cell>
          <table:table-cell table:number-columns-repeated="16375"/>
        </table:table-row>
        <table:table-row table:style-name="ro1">
          <table:table-cell table:style-name="Default" table:formula="of:=IF([.A396]&lt;=0; 0; [.G457])" office:value-type="float" office:value="0.211226564970598" calcext:value-type="float">
            <text:p>0.211226564970598</text:p>
          </table:table-cell>
          <table:table-cell table:style-name="Default" table:formula="of:=IF([.B396]&lt;=0; 0; [.H457])" office:value-type="float" office:value="-0.2968407143116" calcext:value-type="float">
            <text:p>-0.2968407143116</text:p>
          </table:table-cell>
          <table:table-cell table:style-name="Default" table:formula="of:=IF([.C396]&lt;=0; 0; [.I457])" office:value-type="float" office:value="0.122983425664842" calcext:value-type="float">
            <text:p>0.122983425664842</text:p>
          </table:table-cell>
          <table:table-cell table:number-columns-repeated="3"/>
          <table:table-cell office:value-type="float" office:value="0.211226564970598" calcext:value-type="float">
            <text:p>0.211226564970598</text:p>
          </table:table-cell>
          <table:table-cell office:value-type="float" office:value="-0.2968407143116" calcext:value-type="float">
            <text:p>-0.2968407143116</text:p>
          </table:table-cell>
          <table:table-cell office:value-type="float" office:value="0.122983425664842" calcext:value-type="float">
            <text:p>0.122983425664842</text:p>
          </table:table-cell>
          <table:table-cell table:number-columns-repeated="16375"/>
        </table:table-row>
        <table:table-row table:style-name="ro1">
          <table:table-cell table:style-name="Default" table:formula="of:=IF([.A397]&lt;=0; 0; [.G458])" office:value-type="float" office:value="0" calcext:value-type="float">
            <text:p>0</text:p>
          </table:table-cell>
          <table:table-cell table:style-name="Default" table:formula="of:=IF([.B397]&lt;=0; 0; [.H458])" office:value-type="float" office:value="0" calcext:value-type="float">
            <text:p>0</text:p>
          </table:table-cell>
          <table:table-cell table:style-name="Default" table:formula="of:=IF([.C397]&lt;=0; 0; [.I458])" office:value-type="float" office:value="0" calcext:value-type="float">
            <text:p>0</text:p>
          </table:table-cell>
          <table:table-cell table:number-columns-repeated="3"/>
          <table:table-cell office:value-type="float" office:value="0.335454349069666" calcext:value-type="float">
            <text:p>0.335454349069666</text:p>
          </table:table-cell>
          <table:table-cell office:value-type="float" office:value="0.527330798620033" calcext:value-type="float">
            <text:p>0.527330798620033</text:p>
          </table:table-cell>
          <table:table-cell office:value-type="float" office:value="0.11083669756499" calcext:value-type="float">
            <text:p>0.11083669756499</text:p>
          </table:table-cell>
          <table:table-cell table:number-columns-repeated="16375"/>
        </table:table-row>
        <table:table-row table:style-name="ro1">
          <table:table-cell table:style-name="Default" table:formula="of:=IF([.A398]&lt;=0; 0; [.G459])" office:value-type="float" office:value="0.218257016402942" calcext:value-type="float">
            <text:p>0.218257016402942</text:p>
          </table:table-cell>
          <table:table-cell table:style-name="Default" table:formula="of:=IF([.B398]&lt;=0; 0; [.H459])" office:value-type="float" office:value="0.600446024210648" calcext:value-type="float">
            <text:p>0.600446024210648</text:p>
          </table:table-cell>
          <table:table-cell table:style-name="Default" table:formula="of:=IF([.C398]&lt;=0; 0; [.I459])" office:value-type="float" office:value="0.0109919794688223" calcext:value-type="float">
            <text:p>0.0109919794688223</text:p>
          </table:table-cell>
          <table:table-cell table:number-columns-repeated="3"/>
          <table:table-cell office:value-type="float" office:value="0.218257016402942" calcext:value-type="float">
            <text:p>0.218257016402942</text:p>
          </table:table-cell>
          <table:table-cell office:value-type="float" office:value="0.600446024210648" calcext:value-type="float">
            <text:p>0.600446024210648</text:p>
          </table:table-cell>
          <table:table-cell office:value-type="float" office:value="0.0109919794688223" calcext:value-type="float">
            <text:p>0.0109919794688223</text:p>
          </table:table-cell>
          <table:table-cell table:number-columns-repeated="16375"/>
        </table:table-row>
        <table:table-row table:style-name="ro1">
          <table:table-cell table:style-name="Default" table:formula="of:=IF([.A399]&lt;=0; 0; [.G460])" office:value-type="float" office:value="-0.342340271456519" calcext:value-type="float">
            <text:p>-0.342340271456519</text:p>
          </table:table-cell>
          <table:table-cell table:style-name="Default" table:formula="of:=IF([.B399]&lt;=0; 0; [.H460])" office:value-type="float" office:value="-0.052889126876291" calcext:value-type="float">
            <text:p>-0.052889126876291</text:p>
          </table:table-cell>
          <table:table-cell table:style-name="Default" table:formula="of:=IF([.C399]&lt;=0; 0; [.I460])" office:value-type="float" office:value="-0.130991252611105" calcext:value-type="float">
            <text:p>-0.130991252611105</text:p>
          </table:table-cell>
          <table:table-cell table:number-columns-repeated="3"/>
          <table:table-cell office:value-type="float" office:value="-0.342340271456519" calcext:value-type="float">
            <text:p>-0.342340271456519</text:p>
          </table:table-cell>
          <table:table-cell office:value-type="float" office:value="-0.052889126876291" calcext:value-type="float">
            <text:p>-0.052889126876291</text:p>
          </table:table-cell>
          <table:table-cell office:value-type="float" office:value="-0.130991252611105" calcext:value-type="float">
            <text:p>-0.13099125261110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462]+([.$Q$1]*[.A377])" office:value-type="float" office:value="0.038369255502884" calcext:value-type="float">
            <text:p>0.038369255502884</text:p>
          </table:table-cell>
          <table:table-cell table:formula="of:=[.G462]+([.$Q$1]*[.B377])" office:value-type="float" office:value="-0.330888657468727" calcext:value-type="float">
            <text:p>-0.330888657468727</text:p>
          </table:table-cell>
          <table:table-cell table:formula="of:=[.H462]+([.$Q$1]*[.C377])" office:value-type="float" office:value="0.0243791074957618" calcext:value-type="float">
            <text:p>0.0243791074957618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377:.G382]); [.A455:.C460])" office:value-type="float" office:value="0.0380876238442619" calcext:value-type="float">
            <text:p>0.0380876238442619</text:p>
          </table:table-cell>
          <table:table-cell table:style-name="Default" office:value-type="float" office:value="-0.33192775527478" calcext:value-type="float">
            <text:p>-0.33192775527478</text:p>
          </table:table-cell>
          <table:table-cell table:style-name="Default" office:value-type="float" office:value="0.0239261964425921" calcext:value-type="float">
            <text:p>0.0239261964425921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463]+([.$Q$1]*[.A378])" office:value-type="float" office:value="-0.0716891505761728" calcext:value-type="float">
            <text:p>-0.0716891505761728</text:p>
          </table:table-cell>
          <table:table-cell table:formula="of:=[.G463]+([.$Q$1]*[.B378])" office:value-type="float" office:value="0.278385323592588" calcext:value-type="float">
            <text:p>0.278385323592588</text:p>
          </table:table-cell>
          <table:table-cell table:formula="of:=[.H463]+([.$Q$1]*[.C378])" office:value-type="float" office:value="-0.0292770586191956" calcext:value-type="float">
            <text:p>-0.0292770586191956</text:p>
          </table:table-cell>
          <table:table-cell table:number-columns-repeated="2"/>
          <table:table-cell table:style-name="Default" office:value-type="float" office:value="-0.072426677773633" calcext:value-type="float">
            <text:p>-0.072426677773633</text:p>
          </table:table-cell>
          <table:table-cell table:style-name="Default" office:value-type="float" office:value="0.277793450741911" calcext:value-type="float">
            <text:p>0.277793450741911</text:p>
          </table:table-cell>
          <table:table-cell table:style-name="Default" office:value-type="float" office:value="-0.0297591942191339" calcext:value-type="float">
            <text:p>-0.029759194219133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455:.A460])" office:value-type="float" office:value="-0.237591441023233" calcext:value-type="float">
            <text:p>-0.237591441023233</text:p>
          </table:table-cell>
          <table:table-cell table:formula="of:=SUM([.B455:.B460])" office:value-type="float" office:value="-0.200998714401638" calcext:value-type="float">
            <text:p>-0.200998714401638</text:p>
          </table:table-cell>
          <table:table-cell table:formula="of:=SUM([.C455:.C460])" office:value-type="float" office:value="-0.11908164617333" calcext:value-type="float">
            <text:p>-0.11908164617333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1.0243326984757" calcext:value-type="float">
            <text:p>1.0243326984757</text:p>
          </table:table-cell>
          <table:table-cell office:value-type="float" office:value="0.00516288937862698" calcext:value-type="float">
            <text:p>0.00516288937862698</text:p>
          </table:table-cell>
          <table:table-cell office:value-type="float" office:value="1.02949558785433" calcext:value-type="float">
            <text:p>1.02949558785433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1" table:number-rows-repeated="4">
          <table:table-cell table:number-columns-repeated="16384"/>
        </table:table-row>
        <table:table-row table:style-name="ro2" table:number-rows-repeated="10481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oto Sans" fo:font-family="'Noto Sans'" fo:font-size="10pt" style:font-name-asian="Noto Sans" style:font-family-asian="'Noto Sans'" style:font-size-asian="10pt" style:font-name-complex="Noto Sans" style:font-family-complex="'Noto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4-20T17:00:46Z</meta:creation-date>
    <dc:date>2024-06-15T20:39:24.533726153</dc:date>
    <meta:editing-cycles>19</meta:editing-cycles>
    <meta:editing-duration>PT8H43M37S</meta:editing-duration>
    <meta:document-statistic meta:table-count="4" meta:cell-count="3586" meta:object-count="0"/>
  </office:meta>
</office:document-meta>
</file>